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guk_anali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94" table:default-cell-style-name="Default"/>
        <table:table-row table:style-name="ro1">
          <table:table-cell office:value-type="float" office:value="-5.06631784600831" calcext:value-type="float">
            <text:p>-5.06631784600831</text:p>
          </table:table-cell>
          <table:table-cell office:value-type="float" office:value="4.59809221211323" calcext:value-type="float">
            <text:p>4.59809221211323</text:p>
          </table:table-cell>
          <table:table-cell office:value-type="float" office:value="4.27694743197516" calcext:value-type="float">
            <text:p>4.27694743197516</text:p>
          </table:table-cell>
          <table:table-cell office:value-type="float" office:value="4.87185708337675" calcext:value-type="float">
            <text:p>4.87185708337675</text:p>
          </table:table-cell>
          <table:table-cell office:value-type="float" office:value="3.67506669954924" calcext:value-type="float">
            <text:p>3.67506669954924</text:p>
          </table:table-cell>
          <table:table-cell office:value-type="float" office:value="-1.86516396608816" calcext:value-type="float">
            <text:p>-1.86516396608816</text:p>
          </table:table-cell>
          <table:table-cell office:value-type="float" office:value="5.38497871619073" calcext:value-type="float">
            <text:p>5.38497871619073</text:p>
          </table:table-cell>
          <table:table-cell office:value-type="float" office:value="5.23041491435908" calcext:value-type="float">
            <text:p>5.23041491435908</text:p>
          </table:table-cell>
          <table:table-cell office:value-type="float" office:value="5.38417143637512" calcext:value-type="float">
            <text:p>5.38417143637512</text:p>
          </table:table-cell>
          <table:table-cell office:value-type="float" office:value="4.81351318132677" calcext:value-type="float">
            <text:p>4.81351318132677</text:p>
          </table:table-cell>
          <table:table-cell office:value-type="float" office:value="4.88225426709343" calcext:value-type="float">
            <text:p>4.88225426709343</text:p>
          </table:table-cell>
          <table:table-cell office:value-type="float" office:value="5.59707550124156" calcext:value-type="float">
            <text:p>5.59707550124156</text:p>
          </table:table-cell>
          <table:table-cell office:value-type="float" office:value="5.70224149263871" calcext:value-type="float">
            <text:p>5.70224149263871</text:p>
          </table:table-cell>
          <table:table-cell office:value-type="float" office:value="5.35768960040234" calcext:value-type="float">
            <text:p>5.35768960040234</text:p>
          </table:table-cell>
          <table:table-cell office:value-type="float" office:value="5.3887650296659" calcext:value-type="float">
            <text:p>5.3887650296659</text:p>
          </table:table-cell>
          <table:table-cell office:value-type="float" office:value="4.92436363824158" calcext:value-type="float">
            <text:p>4.92436363824158</text:p>
          </table:table-cell>
          <table:table-cell office:value-type="float" office:value="5.55684713498425" calcext:value-type="float">
            <text:p>5.55684713498425</text:p>
          </table:table-cell>
          <table:table-cell office:value-type="float" office:value="5.77753332533079" calcext:value-type="float">
            <text:p>5.77753332533079</text:p>
          </table:table-cell>
          <table:table-cell office:value-type="float" office:value="5.41412305441757" calcext:value-type="float">
            <text:p>5.41412305441757</text:p>
          </table:table-cell>
          <table:table-cell office:value-type="float" office:value="5.09359834039647" calcext:value-type="float">
            <text:p>5.09359834039647</text:p>
          </table:table-cell>
          <table:table-cell office:value-type="float" office:value="4.515734232422" calcext:value-type="float">
            <text:p>4.515734232422</text:p>
          </table:table-cell>
          <table:table-cell office:value-type="float" office:value="4.95447361381369" calcext:value-type="float">
            <text:p>4.95447361381369</text:p>
          </table:table-cell>
          <table:table-cell office:value-type="float" office:value="4.92178864566648" calcext:value-type="float">
            <text:p>4.92178864566648</text:p>
          </table:table-cell>
          <table:table-cell office:value-type="float" office:value="4.56644625447173" calcext:value-type="float">
            <text:p>4.56644625447173</text:p>
          </table:table-cell>
          <table:table-cell office:value-type="float" office:value="4.31521545513361" calcext:value-type="float">
            <text:p>4.31521545513361</text:p>
          </table:table-cell>
          <table:table-cell office:value-type="float" office:value="4.85021173000271" calcext:value-type="float">
            <text:p>4.85021173000271</text:p>
          </table:table-cell>
          <table:table-cell office:value-type="float" office:value="4.59381787917098" calcext:value-type="float">
            <text:p>4.59381787917098</text:p>
          </table:table-cell>
          <table:table-cell office:value-type="float" office:value="4.77382439776006" calcext:value-type="float">
            <text:p>4.77382439776006</text:p>
          </table:table-cell>
          <table:table-cell office:value-type="float" office:value="4.87907217262597" calcext:value-type="float">
            <text:p>4.87907217262597</text:p>
          </table:table-cell>
          <table:table-cell office:value-type="float" office:value="4.81948083758614" calcext:value-type="float">
            <text:p>4.81948083758614</text:p>
          </table:table-cell>
          <table:table-cell office:value-type="float" office:value="4.34894908092022" calcext:value-type="float">
            <text:p>4.34894908092022</text:p>
          </table:table-cell>
          <table:table-cell office:value-type="float" office:value="0.580881637915889" calcext:value-type="float">
            <text:p>0.580881637915889</text:p>
          </table:table-cell>
          <table:table-cell office:value-type="float" office:value="4.42566180549419" calcext:value-type="float">
            <text:p>4.42566180549419</text:p>
          </table:table-cell>
          <table:table-cell office:value-type="float" office:value="4.13137660565734" calcext:value-type="float">
            <text:p>4.13137660565734</text:p>
          </table:table-cell>
          <table:table-cell office:value-type="float" office:value="4.51727719491009" calcext:value-type="float">
            <text:p>4.51727719491009</text:p>
          </table:table-cell>
          <table:table-cell office:value-type="float" office:value="4.5850872587022" calcext:value-type="float">
            <text:p>4.5850872587022</text:p>
          </table:table-cell>
          <table:table-cell office:value-type="float" office:value="4.65251766586245" calcext:value-type="float">
            <text:p>4.65251766586245</text:p>
          </table:table-cell>
          <table:table-cell office:value-type="float" office:value="4.80116907300627" calcext:value-type="float">
            <text:p>4.80116907300627</text:p>
          </table:table-cell>
          <table:table-cell office:value-type="float" office:value="5.15168929024551" calcext:value-type="float">
            <text:p>5.15168929024551</text:p>
          </table:table-cell>
          <table:table-cell office:value-type="float" office:value="3.77320662310293" calcext:value-type="float">
            <text:p>3.77320662310293</text:p>
          </table:table-cell>
          <table:table-cell office:value-type="float" office:value="5.0316623055638" calcext:value-type="float">
            <text:p>5.0316623055638</text:p>
          </table:table-cell>
          <table:table-cell office:value-type="float" office:value="4.66376988346705" calcext:value-type="float">
            <text:p>4.66376988346705</text:p>
          </table:table-cell>
          <table:table-cell office:value-type="float" office:value="4.41902502128909" calcext:value-type="float">
            <text:p>4.41902502128909</text:p>
          </table:table-cell>
          <table:table-cell office:value-type="float" office:value="4.45581411011543" calcext:value-type="float">
            <text:p>4.45581411011543</text:p>
          </table:table-cell>
          <table:table-cell office:value-type="float" office:value="4.61827633645389" calcext:value-type="float">
            <text:p>4.61827633645389</text:p>
          </table:table-cell>
          <table:table-cell office:value-type="float" office:value="4.74654531926899" calcext:value-type="float">
            <text:p>4.74654531926899</text:p>
          </table:table-cell>
          <table:table-cell office:value-type="float" office:value="4.95530836626596" calcext:value-type="float">
            <text:p>4.95530836626596</text:p>
          </table:table-cell>
          <table:table-cell office:value-type="float" office:value="4.4899245134523" calcext:value-type="float">
            <text:p>4.4899245134523</text:p>
          </table:table-cell>
          <table:table-cell office:value-type="float" office:value="4.64786605457015" calcext:value-type="float">
            <text:p>4.64786605457015</text:p>
          </table:table-cell>
          <table:table-cell office:value-type="float" office:value="4.90156257644091" calcext:value-type="float">
            <text:p>4.90156257644091</text:p>
          </table:table-cell>
          <table:table-cell office:value-type="float" office:value="3.40121101441019" calcext:value-type="float">
            <text:p>3.40121101441019</text:p>
          </table:table-cell>
          <table:table-cell office:value-type="float" office:value="4.70848869683497" calcext:value-type="float">
            <text:p>4.70848869683497</text:p>
          </table:table-cell>
          <table:table-cell office:value-type="float" office:value="4.43711674353384" calcext:value-type="float">
            <text:p>4.43711674353384</text:p>
          </table:table-cell>
          <table:table-cell office:value-type="float" office:value="4.53585669759866" calcext:value-type="float">
            <text:p>4.53585669759866</text:p>
          </table:table-cell>
          <table:table-cell office:value-type="float" office:value="4.87225913094377" calcext:value-type="float">
            <text:p>4.87225913094377</text:p>
          </table:table-cell>
          <table:table-cell office:value-type="float" office:value="4.77179997020878" calcext:value-type="float">
            <text:p>4.77179997020878</text:p>
          </table:table-cell>
          <table:table-cell office:value-type="float" office:value="4.79393336355981" calcext:value-type="float">
            <text:p>4.79393336355981</text:p>
          </table:table-cell>
          <table:table-cell office:value-type="float" office:value="2.88747799637272" calcext:value-type="float">
            <text:p>2.88747799637272</text:p>
          </table:table-cell>
          <table:table-cell office:value-type="float" office:value="4.25421865678732" calcext:value-type="float">
            <text:p>4.25421865678732</text:p>
          </table:table-cell>
          <table:table-cell office:value-type="float" office:value="4.58948344830141" calcext:value-type="float">
            <text:p>4.58948344830141</text:p>
          </table:table-cell>
          <table:table-cell office:value-type="float" office:value="3.07994956334962" calcext:value-type="float">
            <text:p>3.07994956334962</text:p>
          </table:table-cell>
          <table:table-cell office:value-type="float" office:value="4.64484674025786" calcext:value-type="float">
            <text:p>4.64484674025786</text:p>
          </table:table-cell>
          <table:table-cell office:value-type="float" office:value="4.68992995840503" calcext:value-type="float">
            <text:p>4.68992995840503</text:p>
          </table:table-cell>
          <table:table-cell office:value-type="float" office:value="4.23967488814058" calcext:value-type="float">
            <text:p>4.23967488814058</text:p>
          </table:table-cell>
          <table:table-cell office:value-type="float" office:value="4.70149222669815" calcext:value-type="float">
            <text:p>4.70149222669815</text:p>
          </table:table-cell>
          <table:table-cell office:value-type="float" office:value="4.74232726320594" calcext:value-type="float">
            <text:p>4.74232726320594</text:p>
          </table:table-cell>
          <table:table-cell office:value-type="float" office:value="4.86849680822314" calcext:value-type="float">
            <text:p>4.86849680822314</text:p>
          </table:table-cell>
          <table:table-cell office:value-type="float" office:value="4.82748333771057" calcext:value-type="float">
            <text:p>4.82748333771057</text:p>
          </table:table-cell>
          <table:table-cell office:value-type="float" office:value="1.50445159041586" calcext:value-type="float">
            <text:p>1.50445159041586</text:p>
          </table:table-cell>
          <table:table-cell office:value-type="float" office:value="3.90286362895665" calcext:value-type="float">
            <text:p>3.90286362895665</text:p>
          </table:table-cell>
          <table:table-cell office:value-type="float" office:value="3.42104589773746" calcext:value-type="float">
            <text:p>3.42104589773746</text:p>
          </table:table-cell>
          <table:table-cell office:value-type="float" office:value="4.8531182160011" calcext:value-type="float">
            <text:p>4.8531182160011</text:p>
          </table:table-cell>
          <table:table-cell office:value-type="float" office:value="4.74702468229724" calcext:value-type="float">
            <text:p>4.74702468229724</text:p>
          </table:table-cell>
          <table:table-cell office:value-type="float" office:value="4.88488955530946" calcext:value-type="float">
            <text:p>4.88488955530946</text:p>
          </table:table-cell>
          <table:table-cell office:value-type="float" office:value="4.8540211379097" calcext:value-type="float">
            <text:p>4.8540211379097</text:p>
          </table:table-cell>
          <table:table-cell office:value-type="float" office:value="4.4152423530571" calcext:value-type="float">
            <text:p>4.4152423530571</text:p>
          </table:table-cell>
          <table:table-cell office:value-type="float" office:value="4.82167647398546" calcext:value-type="float">
            <text:p>4.82167647398546</text:p>
          </table:table-cell>
          <table:table-cell office:value-type="float" office:value="4.58540890035021" calcext:value-type="float">
            <text:p>4.58540890035021</text:p>
          </table:table-cell>
          <table:table-cell office:value-type="float" office:value="4.86690488433851" calcext:value-type="float">
            <text:p>4.86690488433851</text:p>
          </table:table-cell>
          <table:table-cell office:value-type="float" office:value="4.95083517721801" calcext:value-type="float">
            <text:p>4.95083517721801</text:p>
          </table:table-cell>
          <table:table-cell office:value-type="float" office:value="4.27134784530039" calcext:value-type="float">
            <text:p>4.27134784530039</text:p>
          </table:table-cell>
          <table:table-cell office:value-type="float" office:value="3.19628901282592" calcext:value-type="float">
            <text:p>3.19628901282592</text:p>
          </table:table-cell>
          <table:table-cell office:value-type="float" office:value="3.99054860862596" calcext:value-type="float">
            <text:p>3.99054860862596</text:p>
          </table:table-cell>
          <table:table-cell office:value-type="float" office:value="4.53601714081352" calcext:value-type="float">
            <text:p>4.53601714081352</text:p>
          </table:table-cell>
          <table:table-cell office:value-type="float" office:value="3.97909337707309" calcext:value-type="float">
            <text:p>3.97909337707309</text:p>
          </table:table-cell>
          <table:table-cell office:value-type="float" office:value="4.1324817838929" calcext:value-type="float">
            <text:p>4.1324817838929</text:p>
          </table:table-cell>
          <table:table-cell office:value-type="float" office:value="4.31287693285783" calcext:value-type="float">
            <text:p>4.31287693285783</text:p>
          </table:table-cell>
          <table:table-cell office:value-type="float" office:value="4.65127083898067" calcext:value-type="float">
            <text:p>4.65127083898067</text:p>
          </table:table-cell>
          <table:table-cell office:value-type="float" office:value="4.77465786868871" calcext:value-type="float">
            <text:p>4.77465786868871</text:p>
          </table:table-cell>
          <table:table-cell office:value-type="float" office:value="4.81434079499572" calcext:value-type="float">
            <text:p>4.81434079499572</text:p>
          </table:table-cell>
          <table:table-cell office:value-type="float" office:value="4.74002734894456" calcext:value-type="float">
            <text:p>4.74002734894456</text:p>
          </table:table-cell>
          <table:table-cell office:value-type="float" office:value="4.78646457654531" calcext:value-type="float">
            <text:p>4.78646457654531</text:p>
          </table:table-cell>
          <table:table-cell office:value-type="float" office:value="3.44749643091362" calcext:value-type="float">
            <text:p>3.44749643091362</text:p>
          </table:table-cell>
          <table:table-cell office:value-type="float" office:value="5.22240864756354" calcext:value-type="float">
            <text:p>5.22240864756354</text:p>
          </table:table-cell>
          <table:table-cell office:value-type="float" office:value="5.22021157388113" calcext:value-type="float">
            <text:p>5.22021157388113</text:p>
          </table:table-cell>
          <table:table-cell office:value-type="float" office:value="5.02597372036688" calcext:value-type="float">
            <text:p>5.02597372036688</text:p>
          </table:table-cell>
          <table:table-cell office:value-type="float" office:value="5.0363516872324" calcext:value-type="float">
            <text:p>5.0363516872324</text:p>
          </table:table-cell>
          <table:table-cell office:value-type="float" office:value="5.31503829757353" calcext:value-type="float">
            <text:p>5.31503829757353</text:p>
          </table:table-cell>
          <table:table-cell office:value-type="float" office:value="4.85107237781473" calcext:value-type="float">
            <text:p>4.85107237781473</text:p>
          </table:table-cell>
          <table:table-cell office:value-type="float" office:value="5.15508592038536" calcext:value-type="float">
            <text:p>5.15508592038536</text:p>
          </table:table-cell>
          <table:table-cell office:value-type="float" office:value="5.14623341288781" calcext:value-type="float">
            <text:p>5.14623341288781</text:p>
          </table:table-cell>
          <table:table-cell office:value-type="float" office:value="4.89236655571438" calcext:value-type="float">
            <text:p>4.89236655571438</text:p>
          </table:table-cell>
          <table:table-cell office:value-type="float" office:value="4.62990886500951" calcext:value-type="float">
            <text:p>4.62990886500951</text:p>
          </table:table-cell>
          <table:table-cell office:value-type="float" office:value="3.1542937192244" calcext:value-type="float">
            <text:p>3.1542937192244</text:p>
          </table:table-cell>
          <table:table-cell office:value-type="float" office:value="4.72920382038384" calcext:value-type="float">
            <text:p>4.72920382038384</text:p>
          </table:table-cell>
          <table:table-cell office:value-type="float" office:value="4.86373015245791" calcext:value-type="float">
            <text:p>4.86373015245791</text:p>
          </table:table-cell>
          <table:table-cell office:value-type="float" office:value="5.09267429235559" calcext:value-type="float">
            <text:p>5.09267429235559</text:p>
          </table:table-cell>
          <table:table-cell office:value-type="float" office:value="4.84763995892015" calcext:value-type="float">
            <text:p>4.84763995892015</text:p>
          </table:table-cell>
          <table:table-cell office:value-type="float" office:value="4.80845912760227" calcext:value-type="float">
            <text:p>4.80845912760227</text:p>
          </table:table-cell>
          <table:table-cell office:value-type="float" office:value="4.83858834244434" calcext:value-type="float">
            <text:p>4.83858834244434</text:p>
          </table:table-cell>
          <table:table-cell office:value-type="float" office:value="4.8434789299908" calcext:value-type="float">
            <text:p>4.8434789299908</text:p>
          </table:table-cell>
          <table:table-cell office:value-type="float" office:value="4.24309971975249" calcext:value-type="float">
            <text:p>4.24309971975249</text:p>
          </table:table-cell>
          <table:table-cell office:value-type="float" office:value="4.82131748035314" calcext:value-type="float">
            <text:p>4.82131748035314</text:p>
          </table:table-cell>
          <table:table-cell office:value-type="float" office:value="4.54099064680876" calcext:value-type="float">
            <text:p>4.54099064680876</text:p>
          </table:table-cell>
          <table:table-cell office:value-type="float" office:value="4.57377622711775" calcext:value-type="float">
            <text:p>4.57377622711775</text:p>
          </table:table-cell>
          <table:table-cell office:value-type="float" office:value="4.45876446697917" calcext:value-type="float">
            <text:p>4.45876446697917</text:p>
          </table:table-cell>
          <table:table-cell office:value-type="float" office:value="4.99710545577281" calcext:value-type="float">
            <text:p>4.99710545577281</text:p>
          </table:table-cell>
          <table:table-cell office:value-type="float" office:value="5.17126702111394" calcext:value-type="float">
            <text:p>5.17126702111394</text:p>
          </table:table-cell>
          <table:table-cell office:value-type="float" office:value="5.52394875554862" calcext:value-type="float">
            <text:p>5.52394875554862</text:p>
          </table:table-cell>
          <table:table-cell office:value-type="float" office:value="4.83574105908633" calcext:value-type="float">
            <text:p>4.83574105908633</text:p>
          </table:table-cell>
          <table:table-cell office:value-type="float" office:value="5.50213153014227" calcext:value-type="float">
            <text:p>5.50213153014227</text:p>
          </table:table-cell>
          <table:table-cell office:value-type="float" office:value="0.719960089343398" calcext:value-type="float">
            <text:p>0.719960089343398</text:p>
          </table:table-cell>
          <table:table-cell office:value-type="float" office:value="3.41133837204284" calcext:value-type="float">
            <text:p>3.41133837204284</text:p>
          </table:table-cell>
          <table:table-cell office:value-type="float" office:value="4.27144190613278" calcext:value-type="float">
            <text:p>4.27144190613278</text:p>
          </table:table-cell>
          <table:table-cell office:value-type="float" office:value="5.23582002840971" calcext:value-type="float">
            <text:p>5.23582002840971</text:p>
          </table:table-cell>
          <table:table-cell office:value-type="float" office:value="4.40984412633015" calcext:value-type="float">
            <text:p>4.40984412633015</text:p>
          </table:table-cell>
          <table:table-cell office:value-type="float" office:value="5.04048476848502" calcext:value-type="float">
            <text:p>5.04048476848502</text:p>
          </table:table-cell>
          <table:table-cell office:value-type="float" office:value="0.706932900387028" calcext:value-type="float">
            <text:p>0.706932900387028</text:p>
          </table:table-cell>
          <table:table-cell office:value-type="float" office:value="4.91548124349002" calcext:value-type="float">
            <text:p>4.91548124349002</text:p>
          </table:table-cell>
          <table:table-cell office:value-type="float" office:value="4.94770498784188" calcext:value-type="float">
            <text:p>4.94770498784188</text:p>
          </table:table-cell>
          <table:table-cell office:value-type="float" office:value="5.28913453504245" calcext:value-type="float">
            <text:p>5.28913453504245</text:p>
          </table:table-cell>
          <table:table-cell office:value-type="float" office:value="5.41878172673374" calcext:value-type="float">
            <text:p>5.41878172673374</text:p>
          </table:table-cell>
          <table:table-cell office:value-type="float" office:value="4.90006518525692" calcext:value-type="float">
            <text:p>4.90006518525692</text:p>
          </table:table-cell>
          <table:table-cell office:value-type="float" office:value="5.80094784530457" calcext:value-type="float">
            <text:p>5.80094784530457</text:p>
          </table:table-cell>
          <table:table-cell office:value-type="float" office:value="5.86411584723115" calcext:value-type="float">
            <text:p>5.86411584723115</text:p>
          </table:table-cell>
          <table:table-cell office:value-type="float" office:value="5.94553574056202" calcext:value-type="float">
            <text:p>5.94553574056202</text:p>
          </table:table-cell>
          <table:table-cell office:value-type="float" office:value="6.65177949240743" calcext:value-type="float">
            <text:p>6.65177949240743</text:p>
          </table:table-cell>
          <table:table-cell office:value-type="float" office:value="6.57895052354684" calcext:value-type="float">
            <text:p>6.57895052354684</text:p>
          </table:table-cell>
          <table:table-cell office:value-type="float" office:value="6.55967936573247" calcext:value-type="float">
            <text:p>6.55967936573247</text:p>
          </table:table-cell>
          <table:table-cell office:value-type="float" office:value="6.63819475752042" calcext:value-type="float">
            <text:p>6.63819475752042</text:p>
          </table:table-cell>
          <table:table-cell office:value-type="float" office:value="6.57399304375847" calcext:value-type="float">
            <text:p>6.57399304375847</text:p>
          </table:table-cell>
          <table:table-cell office:value-type="float" office:value="5.96314027415028" calcext:value-type="float">
            <text:p>5.96314027415028</text:p>
          </table:table-cell>
          <table:table-cell office:value-type="float" office:value="6.46714124247648" calcext:value-type="float">
            <text:p>6.46714124247648</text:p>
          </table:table-cell>
          <table:table-cell office:value-type="float" office:value="6.61085438048012" calcext:value-type="float">
            <text:p>6.61085438048012</text:p>
          </table:table-cell>
          <table:table-cell office:value-type="float" office:value="6.61600655987191" calcext:value-type="float">
            <text:p>6.61600655987191</text:p>
          </table:table-cell>
          <table:table-cell office:value-type="float" office:value="6.03668623292695" calcext:value-type="float">
            <text:p>6.03668623292695</text:p>
          </table:table-cell>
          <table:table-cell office:value-type="float" office:value="6.59920498478015" calcext:value-type="float">
            <text:p>6.59920498478015</text:p>
          </table:table-cell>
          <table:table-cell office:value-type="float" office:value="6.67697779654577" calcext:value-type="float">
            <text:p>6.67697779654577</text:p>
          </table:table-cell>
          <table:table-cell office:value-type="float" office:value="6.60114888279092" calcext:value-type="float">
            <text:p>6.60114888279092</text:p>
          </table:table-cell>
          <table:table-cell office:value-type="float" office:value="6.60502239803729" calcext:value-type="float">
            <text:p>6.60502239803729</text:p>
          </table:table-cell>
          <table:table-cell office:value-type="float" office:value="6.65211419113549" calcext:value-type="float">
            <text:p>6.65211419113549</text:p>
          </table:table-cell>
          <table:table-cell office:value-type="float" office:value="6.60981926593802" calcext:value-type="float">
            <text:p>6.60981926593802</text:p>
          </table:table-cell>
          <table:table-cell office:value-type="float" office:value="6.5664853735449" calcext:value-type="float">
            <text:p>6.5664853735449</text:p>
          </table:table-cell>
          <table:table-cell office:value-type="float" office:value="6.43334703374289" calcext:value-type="float">
            <text:p>6.43334703374289</text:p>
          </table:table-cell>
          <table:table-cell office:value-type="float" office:value="7.06417326685671" calcext:value-type="float">
            <text:p>7.06417326685671</text:p>
          </table:table-cell>
          <table:table-cell office:value-type="float" office:value="7.15357541662136" calcext:value-type="float">
            <text:p>7.15357541662136</text:p>
          </table:table-cell>
          <table:table-cell office:value-type="float" office:value="7.21013841746952" calcext:value-type="float">
            <text:p>7.21013841746952</text:p>
          </table:table-cell>
          <table:table-cell office:value-type="float" office:value="7.11382787670751" calcext:value-type="float">
            <text:p>7.11382787670751</text:p>
          </table:table-cell>
          <table:table-cell office:value-type="float" office:value="7.08665411409137" calcext:value-type="float">
            <text:p>7.08665411409137</text:p>
          </table:table-cell>
          <table:table-cell office:value-type="float" office:value="7.18868827223788" calcext:value-type="float">
            <text:p>7.18868827223788</text:p>
          </table:table-cell>
          <table:table-cell office:value-type="float" office:value="6.53575681514292" calcext:value-type="float">
            <text:p>6.53575681514292</text:p>
          </table:table-cell>
          <table:table-cell office:value-type="float" office:value="7.11789868464533" calcext:value-type="float">
            <text:p>7.11789868464533</text:p>
          </table:table-cell>
          <table:table-cell office:value-type="float" office:value="6.48465599729005" calcext:value-type="float">
            <text:p>6.48465599729005</text:p>
          </table:table-cell>
          <table:table-cell office:value-type="float" office:value="7.20146356193414" calcext:value-type="float">
            <text:p>7.20146356193414</text:p>
          </table:table-cell>
          <table:table-cell office:value-type="float" office:value="5.92207494158523" calcext:value-type="float">
            <text:p>5.92207494158523</text:p>
          </table:table-cell>
          <table:table-cell office:value-type="float" office:value="6.4001818525032" calcext:value-type="float">
            <text:p>6.4001818525032</text:p>
          </table:table-cell>
          <table:table-cell office:value-type="float" office:value="6.49988247080324" calcext:value-type="float">
            <text:p>6.49988247080324</text:p>
          </table:table-cell>
          <table:table-cell office:value-type="float" office:value="7.06712332408956" calcext:value-type="float">
            <text:p>7.06712332408956</text:p>
          </table:table-cell>
          <table:table-cell office:value-type="float" office:value="7.18854846768738" calcext:value-type="float">
            <text:p>7.18854846768738</text:p>
          </table:table-cell>
          <table:table-cell office:value-type="float" office:value="7.19194255675362" calcext:value-type="float">
            <text:p>7.19194255675362</text:p>
          </table:table-cell>
          <table:table-cell office:value-type="float" office:value="6.88885826749236" calcext:value-type="float">
            <text:p>6.88885826749236</text:p>
          </table:table-cell>
          <table:table-cell office:value-type="float" office:value="6.40581616167406" calcext:value-type="float">
            <text:p>6.40581616167406</text:p>
          </table:table-cell>
          <table:table-cell office:value-type="float" office:value="7.05290527471858" calcext:value-type="float">
            <text:p>7.05290527471858</text:p>
          </table:table-cell>
          <table:table-cell office:value-type="float" office:value="7.1170533595618" calcext:value-type="float">
            <text:p>7.1170533595618</text:p>
          </table:table-cell>
          <table:table-cell office:value-type="float" office:value="7.21294930743304" calcext:value-type="float">
            <text:p>7.21294930743304</text:p>
          </table:table-cell>
          <table:table-cell office:value-type="float" office:value="7.09997083272153" calcext:value-type="float">
            <text:p>7.09997083272153</text:p>
          </table:table-cell>
          <table:table-cell office:value-type="float" office:value="6.29169912529242" calcext:value-type="float">
            <text:p>6.29169912529242</text:p>
          </table:table-cell>
          <table:table-cell office:value-type="float" office:value="7.07684949247808" calcext:value-type="float">
            <text:p>7.07684949247808</text:p>
          </table:table-cell>
          <table:table-cell office:value-type="float" office:value="7.18485380328323" calcext:value-type="float">
            <text:p>7.18485380328323</text:p>
          </table:table-cell>
          <table:table-cell office:value-type="float" office:value="6.48804117379055" calcext:value-type="float">
            <text:p>6.48804117379055</text:p>
          </table:table-cell>
          <table:table-cell office:value-type="float" office:value="7.16725193493374" calcext:value-type="float">
            <text:p>7.16725193493374</text:p>
          </table:table-cell>
          <table:table-cell office:value-type="float" office:value="7.15698966430065" calcext:value-type="float">
            <text:p>7.15698966430065</text:p>
          </table:table-cell>
          <table:table-cell office:value-type="float" office:value="6.84288376640673" calcext:value-type="float">
            <text:p>6.84288376640673</text:p>
          </table:table-cell>
          <table:table-cell office:value-type="float" office:value="5.65782132594797" calcext:value-type="float">
            <text:p>5.65782132594797</text:p>
          </table:table-cell>
          <table:table-cell office:value-type="float" office:value="6.29783343000631" calcext:value-type="float">
            <text:p>6.29783343000631</text:p>
          </table:table-cell>
          <table:table-cell office:value-type="float" office:value="6.0719962043322" calcext:value-type="float">
            <text:p>6.0719962043322</text:p>
          </table:table-cell>
          <table:table-cell office:value-type="float" office:value="2.97784474787294" calcext:value-type="float">
            <text:p>2.97784474787294</text:p>
          </table:table-cell>
          <table:table-cell office:value-type="float" office:value="6.00176100585166" calcext:value-type="float">
            <text:p>6.00176100585166</text:p>
          </table:table-cell>
          <table:table-cell office:value-type="float" office:value="5.19686917822893" calcext:value-type="float">
            <text:p>5.19686917822893</text:p>
          </table:table-cell>
          <table:table-cell office:value-type="float" office:value="5.93489572657266" calcext:value-type="float">
            <text:p>5.93489572657266</text:p>
          </table:table-cell>
          <table:table-cell office:value-type="float" office:value="4.69596789302942" calcext:value-type="float">
            <text:p>4.69596789302942</text:p>
          </table:table-cell>
          <table:table-cell office:value-type="float" office:value="5.09194559830644" calcext:value-type="float">
            <text:p>5.09194559830644</text:p>
          </table:table-cell>
          <table:table-cell office:value-type="float" office:value="0.254064157451103" calcext:value-type="float">
            <text:p>0.254064157451103</text:p>
          </table:table-cell>
          <table:table-cell office:value-type="float" office:value="4.97771880469285" calcext:value-type="float">
            <text:p>4.97771880469285</text:p>
          </table:table-cell>
          <table:table-cell office:value-type="float" office:value="6.00808457043045" calcext:value-type="float">
            <text:p>6.00808457043045</text:p>
          </table:table-cell>
          <table:table-cell office:value-type="float" office:value="6.35436722557068" calcext:value-type="float">
            <text:p>6.35436722557068</text:p>
          </table:table-cell>
          <table:table-cell office:value-type="float" office:value="6.50350895297827" calcext:value-type="float">
            <text:p>6.50350895297827</text:p>
          </table:table-cell>
          <table:table-cell office:value-type="float" office:value="6.40010310470467" calcext:value-type="float">
            <text:p>6.40010310470467</text:p>
          </table:table-cell>
          <table:table-cell office:value-type="float" office:value="6.49129107604165" calcext:value-type="float">
            <text:p>6.49129107604165</text:p>
          </table:table-cell>
          <table:table-cell office:value-type="float" office:value="6.31539622838941" calcext:value-type="float">
            <text:p>6.31539622838941</text:p>
          </table:table-cell>
          <table:table-cell office:value-type="float" office:value="2.13097027010246" calcext:value-type="float">
            <text:p>2.13097027010246</text:p>
          </table:table-cell>
          <table:table-cell office:value-type="float" office:value="5.3115012426498" calcext:value-type="float">
            <text:p>5.3115012426498</text:p>
          </table:table-cell>
          <table:table-cell office:value-type="float" office:value="5.3529350855657" calcext:value-type="float">
            <text:p>5.3529350855657</text:p>
          </table:table-cell>
          <table:table-cell office:value-type="float" office:value="3.26806700194953" calcext:value-type="float">
            <text:p>3.26806700194953</text:p>
          </table:table-cell>
          <table:table-cell office:value-type="float" office:value="1.35958590566835" calcext:value-type="float">
            <text:p>1.35958590566835</text:p>
          </table:table-cell>
          <table:table-cell office:value-type="float" office:value="5.12206857102658" calcext:value-type="float">
            <text:p>5.12206857102658</text:p>
          </table:table-cell>
          <table:table-cell office:value-type="float" office:value="5.52528149199092" calcext:value-type="float">
            <text:p>5.52528149199092</text:p>
          </table:table-cell>
          <table:table-cell office:value-type="float" office:value="5.38752758396209" calcext:value-type="float">
            <text:p>5.38752758396209</text:p>
          </table:table-cell>
          <table:table-cell office:value-type="float" office:value="5.46107669686147" calcext:value-type="float">
            <text:p>5.46107669686147</text:p>
          </table:table-cell>
          <table:table-cell office:value-type="float" office:value="5.55384435201038" calcext:value-type="float">
            <text:p>5.55384435201038</text:p>
          </table:table-cell>
          <table:table-cell office:value-type="float" office:value="5.43723264566685" calcext:value-type="float">
            <text:p>5.43723264566685</text:p>
          </table:table-cell>
          <table:table-cell office:value-type="float" office:value="5.4456063983086" calcext:value-type="float">
            <text:p>5.4456063983086</text:p>
          </table:table-cell>
          <table:table-cell office:value-type="float" office:value="3.5503250403274" calcext:value-type="float">
            <text:p>3.5503250403274</text:p>
          </table:table-cell>
          <table:table-cell office:value-type="float" office:value="5.46930380043212" calcext:value-type="float">
            <text:p>5.46930380043212</text:p>
          </table:table-cell>
          <table:table-cell office:value-type="float" office:value="5.8212193755261" calcext:value-type="float">
            <text:p>5.8212193755261</text:p>
          </table:table-cell>
          <table:table-cell office:value-type="float" office:value="5.95312668707995" calcext:value-type="float">
            <text:p>5.95312668707995</text:p>
          </table:table-cell>
          <table:table-cell office:value-type="float" office:value="5.69300731948796" calcext:value-type="float">
            <text:p>5.69300731948796</text:p>
          </table:table-cell>
          <table:table-cell office:value-type="float" office:value="5.80956401492709" calcext:value-type="float">
            <text:p>5.80956401492709</text:p>
          </table:table-cell>
          <table:table-cell office:value-type="float" office:value="5.72010427209467" calcext:value-type="float">
            <text:p>5.72010427209467</text:p>
          </table:table-cell>
          <table:table-cell office:value-type="float" office:value="5.65876156444374" calcext:value-type="float">
            <text:p>5.65876156444374</text:p>
          </table:table-cell>
          <table:table-cell office:value-type="float" office:value="2.20162857939649" calcext:value-type="float">
            <text:p>2.20162857939649</text:p>
          </table:table-cell>
          <table:table-cell office:value-type="float" office:value="1.32696098876169" calcext:value-type="float">
            <text:p>1.32696098876169</text:p>
          </table:table-cell>
          <table:table-cell office:value-type="float" office:value="4.31057746064673" calcext:value-type="float">
            <text:p>4.31057746064673</text:p>
          </table:table-cell>
          <table:table-cell office:value-type="float" office:value="4.62568459797749" calcext:value-type="float">
            <text:p>4.62568459797749</text:p>
          </table:table-cell>
          <table:table-cell office:value-type="float" office:value="4.60390953722876" calcext:value-type="float">
            <text:p>4.60390953722876</text:p>
          </table:table-cell>
          <table:table-cell office:value-type="float" office:value="4.74269851157545" calcext:value-type="float">
            <text:p>4.74269851157545</text:p>
          </table:table-cell>
          <table:table-cell office:value-type="float" office:value="5.38359929205152" calcext:value-type="float">
            <text:p>5.38359929205152</text:p>
          </table:table-cell>
          <table:table-cell office:value-type="float" office:value="5.26295257099263" calcext:value-type="float">
            <text:p>5.26295257099263</text:p>
          </table:table-cell>
          <table:table-cell office:value-type="float" office:value="5.22554497588983" calcext:value-type="float">
            <text:p>5.22554497588983</text:p>
          </table:table-cell>
          <table:table-cell office:value-type="float" office:value="5.29181831291995" calcext:value-type="float">
            <text:p>5.29181831291995</text:p>
          </table:table-cell>
          <table:table-cell office:value-type="float" office:value="5.00547216040526" calcext:value-type="float">
            <text:p>5.00547216040526</text:p>
          </table:table-cell>
          <table:table-cell office:value-type="float" office:value="5.33356423905398" calcext:value-type="float">
            <text:p>5.33356423905398</text:p>
          </table:table-cell>
          <table:table-cell office:value-type="float" office:value="5.2458745224829" calcext:value-type="float">
            <text:p>5.2458745224829</text:p>
          </table:table-cell>
          <table:table-cell office:value-type="float" office:value="4.48101596260071" calcext:value-type="float">
            <text:p>4.48101596260071</text:p>
          </table:table-cell>
          <table:table-cell office:value-type="float" office:value="5.26411722015601" calcext:value-type="float">
            <text:p>5.26411722015601</text:p>
          </table:table-cell>
          <table:table-cell office:value-type="float" office:value="5.33296737313012" calcext:value-type="float">
            <text:p>5.33296737313012</text:p>
          </table:table-cell>
          <table:table-cell office:value-type="float" office:value="5.14442066319678" calcext:value-type="float">
            <text:p>5.14442066319678</text:p>
          </table:table-cell>
          <table:table-cell office:value-type="float" office:value="5.32092481136536" calcext:value-type="float">
            <text:p>5.32092481136536</text:p>
          </table:table-cell>
          <table:table-cell office:value-type="float" office:value="5.36615454240331" calcext:value-type="float">
            <text:p>5.36615454240331</text:p>
          </table:table-cell>
          <table:table-cell office:value-type="float" office:value="4.76730170609503" calcext:value-type="float">
            <text:p>4.76730170609503</text:p>
          </table:table-cell>
          <table:table-cell office:value-type="float" office:value="5.24460447575191" calcext:value-type="float">
            <text:p>5.24460447575191</text:p>
          </table:table-cell>
          <table:table-cell office:value-type="float" office:value="5.22228563524783" calcext:value-type="float">
            <text:p>5.22228563524783</text:p>
          </table:table-cell>
          <table:table-cell office:value-type="float" office:value="5.31676060255415" calcext:value-type="float">
            <text:p>5.31676060255415</text:p>
          </table:table-cell>
          <table:table-cell office:value-type="float" office:value="4.8621991337081" calcext:value-type="float">
            <text:p>4.8621991337081</text:p>
          </table:table-cell>
          <table:table-cell office:value-type="float" office:value="4.9317410059304" calcext:value-type="float">
            <text:p>4.9317410059304</text:p>
          </table:table-cell>
          <table:table-cell office:value-type="float" office:value="4.23957690173507" calcext:value-type="float">
            <text:p>4.23957690173507</text:p>
          </table:table-cell>
          <table:table-cell office:value-type="float" office:value="4.36439123291362" calcext:value-type="float">
            <text:p>4.36439123291362</text:p>
          </table:table-cell>
          <table:table-cell office:value-type="float" office:value="4.61479362441818" calcext:value-type="float">
            <text:p>4.61479362441818</text:p>
          </table:table-cell>
          <table:table-cell office:value-type="float" office:value="4.96972043798329" calcext:value-type="float">
            <text:p>4.96972043798329</text:p>
          </table:table-cell>
          <table:table-cell office:value-type="float" office:value="5.01604663659103" calcext:value-type="float">
            <text:p>5.01604663659103</text:p>
          </table:table-cell>
          <table:table-cell office:value-type="float" office:value="2.08991497229401" calcext:value-type="float">
            <text:p>2.08991497229401</text:p>
          </table:table-cell>
          <table:table-cell office:value-type="float" office:value="4.15754738255678" calcext:value-type="float">
            <text:p>4.15754738255678</text:p>
          </table:table-cell>
          <table:table-cell office:value-type="float" office:value="4.35061847344808" calcext:value-type="float">
            <text:p>4.35061847344808</text:p>
          </table:table-cell>
          <table:table-cell office:value-type="float" office:value="4.64948418203536" calcext:value-type="float">
            <text:p>4.64948418203536</text:p>
          </table:table-cell>
          <table:table-cell office:value-type="float" office:value="4.1463206149748" calcext:value-type="float">
            <text:p>4.1463206149748</text:p>
          </table:table-cell>
          <table:table-cell office:value-type="float" office:value="3.2863598015715" calcext:value-type="float">
            <text:p>3.2863598015715</text:p>
          </table:table-cell>
          <table:table-cell office:value-type="float" office:value="4.18025608356167" calcext:value-type="float">
            <text:p>4.18025608356167</text:p>
          </table:table-cell>
          <table:table-cell office:value-type="float" office:value="3.92938701067259" calcext:value-type="float">
            <text:p>3.92938701067259</text:p>
          </table:table-cell>
          <table:table-cell office:value-type="float" office:value="4.56139225612285" calcext:value-type="float">
            <text:p>4.56139225612285</text:p>
          </table:table-cell>
          <table:table-cell office:value-type="float" office:value="4.92747771869681" calcext:value-type="float">
            <text:p>4.92747771869681</text:p>
          </table:table-cell>
          <table:table-cell office:value-type="float" office:value="4.97084232301784" calcext:value-type="float">
            <text:p>4.97084232301784</text:p>
          </table:table-cell>
          <table:table-cell office:value-type="float" office:value="4.97757289460773" calcext:value-type="float">
            <text:p>4.97757289460773</text:p>
          </table:table-cell>
          <table:table-cell office:value-type="float" office:value="4.54454458220074" calcext:value-type="float">
            <text:p>4.54454458220074</text:p>
          </table:table-cell>
          <table:table-cell office:value-type="float" office:value="4.92506753697274" calcext:value-type="float">
            <text:p>4.92506753697274</text:p>
          </table:table-cell>
          <table:table-cell office:value-type="float" office:value="4.97895647949638" calcext:value-type="float">
            <text:p>4.97895647949638</text:p>
          </table:table-cell>
          <table:table-cell office:value-type="float" office:value="4.93363752015348" calcext:value-type="float">
            <text:p>4.93363752015348</text:p>
          </table:table-cell>
          <table:table-cell office:value-type="float" office:value="3.89684055863583" calcext:value-type="float">
            <text:p>3.89684055863583</text:p>
          </table:table-cell>
          <table:table-cell office:value-type="float" office:value="4.71014242111315" calcext:value-type="float">
            <text:p>4.71014242111315</text:p>
          </table:table-cell>
          <table:table-cell office:value-type="float" office:value="4.53383006966697" calcext:value-type="float">
            <text:p>4.53383006966697</text:p>
          </table:table-cell>
          <table:table-cell office:value-type="float" office:value="4.94003633438822" calcext:value-type="float">
            <text:p>4.94003633438822</text:p>
          </table:table-cell>
          <table:table-cell office:value-type="float" office:value="4.95066204840267" calcext:value-type="float">
            <text:p>4.95066204840267</text:p>
          </table:table-cell>
          <table:table-cell office:value-type="float" office:value="5.06526961572633" calcext:value-type="float">
            <text:p>5.06526961572633</text:p>
          </table:table-cell>
          <table:table-cell office:value-type="float" office:value="4.89443596414763" calcext:value-type="float">
            <text:p>4.89443596414763</text:p>
          </table:table-cell>
          <table:table-cell office:value-type="float" office:value="4.84066908262648" calcext:value-type="float">
            <text:p>4.84066908262648</text:p>
          </table:table-cell>
          <table:table-cell office:value-type="float" office:value="4.82303434048863" calcext:value-type="float">
            <text:p>4.82303434048863</text:p>
          </table:table-cell>
          <table:table-cell office:value-type="float" office:value="4.488486821665" calcext:value-type="float">
            <text:p>4.488486821665</text:p>
          </table:table-cell>
          <table:table-cell office:value-type="float" office:value="4.7396781014109" calcext:value-type="float">
            <text:p>4.7396781014109</text:p>
          </table:table-cell>
          <table:table-cell office:value-type="float" office:value="4.70022630355202" calcext:value-type="float">
            <text:p>4.70022630355202</text:p>
          </table:table-cell>
          <table:table-cell office:value-type="float" office:value="3.64722390915595" calcext:value-type="float">
            <text:p>3.64722390915595</text:p>
          </table:table-cell>
          <table:table-cell office:value-type="float" office:value="4.35819089912557" calcext:value-type="float">
            <text:p>4.35819089912557</text:p>
          </table:table-cell>
          <table:table-cell office:value-type="float" office:value="4.46033883059314" calcext:value-type="float">
            <text:p>4.46033883059314</text:p>
          </table:table-cell>
          <table:table-cell office:value-type="float" office:value="4.63762978508476" calcext:value-type="float">
            <text:p>4.63762978508476</text:p>
          </table:table-cell>
          <table:table-cell office:value-type="float" office:value="4.83735731614082" calcext:value-type="float">
            <text:p>4.83735731614082</text:p>
          </table:table-cell>
          <table:table-cell office:value-type="float" office:value="4.88518045755465" calcext:value-type="float">
            <text:p>4.88518045755465</text:p>
          </table:table-cell>
          <table:table-cell office:value-type="float" office:value="4.834646261042" calcext:value-type="float">
            <text:p>4.834646261042</text:p>
          </table:table-cell>
          <table:table-cell office:value-type="float" office:value="4.78365443164555" calcext:value-type="float">
            <text:p>4.78365443164555</text:p>
          </table:table-cell>
          <table:table-cell office:value-type="float" office:value="4.49416099226831" calcext:value-type="float">
            <text:p>4.49416099226831</text:p>
          </table:table-cell>
          <table:table-cell office:value-type="float" office:value="4.25332233683773" calcext:value-type="float">
            <text:p>4.25332233683773</text:p>
          </table:table-cell>
          <table:table-cell office:value-type="float" office:value="4.64404637266393" calcext:value-type="float">
            <text:p>4.64404637266393</text:p>
          </table:table-cell>
          <table:table-cell office:value-type="float" office:value="3.85411748898727" calcext:value-type="float">
            <text:p>3.85411748898727</text:p>
          </table:table-cell>
          <table:table-cell office:value-type="float" office:value="4.18769358964241" calcext:value-type="float">
            <text:p>4.18769358964241</text:p>
          </table:table-cell>
          <table:table-cell office:value-type="float" office:value="4.75537667641275" calcext:value-type="float">
            <text:p>4.75537667641275</text:p>
          </table:table-cell>
          <table:table-cell office:value-type="float" office:value="4.81527188440899" calcext:value-type="float">
            <text:p>4.81527188440899</text:p>
          </table:table-cell>
          <table:table-cell office:value-type="float" office:value="5.0337628280933" calcext:value-type="float">
            <text:p>5.0337628280933</text:p>
          </table:table-cell>
          <table:table-cell office:value-type="float" office:value="4.86195810589393" calcext:value-type="float">
            <text:p>4.86195810589393</text:p>
          </table:table-cell>
          <table:table-cell office:value-type="float" office:value="4.88960033499538" calcext:value-type="float">
            <text:p>4.88960033499538</text:p>
          </table:table-cell>
          <table:table-cell office:value-type="float" office:value="5.06790472476836" calcext:value-type="float">
            <text:p>5.06790472476836</text:p>
          </table:table-cell>
          <table:table-cell office:value-type="float" office:value="4.94926604865195" calcext:value-type="float">
            <text:p>4.94926604865195</text:p>
          </table:table-cell>
          <table:table-cell office:value-type="float" office:value="4.91538700997401" calcext:value-type="float">
            <text:p>4.91538700997401</text:p>
          </table:table-cell>
          <table:table-cell office:value-type="float" office:value="4.89214778145538" calcext:value-type="float">
            <text:p>4.89214778145538</text:p>
          </table:table-cell>
          <table:table-cell office:value-type="float" office:value="5.04721751048047" calcext:value-type="float">
            <text:p>5.04721751048047</text:p>
          </table:table-cell>
          <table:table-cell office:value-type="float" office:value="4.34598367919314" calcext:value-type="float">
            <text:p>4.34598367919314</text:p>
          </table:table-cell>
          <table:table-cell office:value-type="float" office:value="4.84795715320291" calcext:value-type="float">
            <text:p>4.84795715320291</text:p>
          </table:table-cell>
          <table:table-cell office:value-type="float" office:value="5.21644157985888" calcext:value-type="float">
            <text:p>5.21644157985888</text:p>
          </table:table-cell>
          <table:table-cell office:value-type="float" office:value="4.89141450586724" calcext:value-type="float">
            <text:p>4.89141450586724</text:p>
          </table:table-cell>
          <table:table-cell office:value-type="float" office:value="5.01114660490881" calcext:value-type="float">
            <text:p>5.01114660490881</text:p>
          </table:table-cell>
          <table:table-cell office:value-type="float" office:value="4.54191152518259" calcext:value-type="float">
            <text:p>4.54191152518259</text:p>
          </table:table-cell>
          <table:table-cell office:value-type="float" office:value="4.81784185041987" calcext:value-type="float">
            <text:p>4.81784185041987</text:p>
          </table:table-cell>
          <table:table-cell office:value-type="float" office:value="-2.55827260065858" calcext:value-type="float">
            <text:p>-2.55827260065858</text:p>
          </table:table-cell>
          <table:table-cell office:value-type="float" office:value="5.01396601198799" calcext:value-type="float">
            <text:p>5.01396601198799</text:p>
          </table:table-cell>
          <table:table-cell office:value-type="float" office:value="5.15326620046019" calcext:value-type="float">
            <text:p>5.15326620046019</text:p>
          </table:table-cell>
          <table:table-cell office:value-type="float" office:value="5.36671474255793" calcext:value-type="float">
            <text:p>5.36671474255793</text:p>
          </table:table-cell>
          <table:table-cell office:value-type="float" office:value="5.32081938212933" calcext:value-type="float">
            <text:p>5.32081938212933</text:p>
          </table:table-cell>
          <table:table-cell office:value-type="float" office:value="5.02931792209695" calcext:value-type="float">
            <text:p>5.02931792209695</text:p>
          </table:table-cell>
          <table:table-cell office:value-type="float" office:value="2.58767941147254" calcext:value-type="float">
            <text:p>2.58767941147254</text:p>
          </table:table-cell>
          <table:table-cell office:value-type="float" office:value="4.96493258114218" calcext:value-type="float">
            <text:p>4.96493258114218</text:p>
          </table:table-cell>
          <table:table-cell office:value-type="float" office:value="5.94705901762042" calcext:value-type="float">
            <text:p>5.94705901762042</text:p>
          </table:table-cell>
          <table:table-cell office:value-type="float" office:value="5.91548367717856" calcext:value-type="float">
            <text:p>5.91548367717856</text:p>
          </table:table-cell>
          <table:table-cell office:value-type="float" office:value="5.03458901133669" calcext:value-type="float">
            <text:p>5.03458901133669</text:p>
          </table:table-cell>
          <table:table-cell office:value-type="float" office:value="3.75472045492367" calcext:value-type="float">
            <text:p>3.75472045492367</text:p>
          </table:table-cell>
          <table:table-cell office:value-type="float" office:value="5.73807989195973" calcext:value-type="float">
            <text:p>5.73807989195973</text:p>
          </table:table-cell>
          <table:table-cell office:value-type="float" office:value="5.94477088812258" calcext:value-type="float">
            <text:p>5.94477088812258</text:p>
          </table:table-cell>
          <table:table-cell office:value-type="float" office:value="5.95182355992943" calcext:value-type="float">
            <text:p>5.95182355992943</text:p>
          </table:table-cell>
          <table:table-cell office:value-type="float" office:value="5.88772345963504" calcext:value-type="float">
            <text:p>5.88772345963504</text:p>
          </table:table-cell>
          <table:table-cell office:value-type="float" office:value="4.90831899895978" calcext:value-type="float">
            <text:p>4.90831899895978</text:p>
          </table:table-cell>
          <table:table-cell office:value-type="float" office:value="5.96743203835925" calcext:value-type="float">
            <text:p>5.96743203835925</text:p>
          </table:table-cell>
          <table:table-cell office:value-type="float" office:value="5.66755476092492" calcext:value-type="float">
            <text:p>5.66755476092492</text:p>
          </table:table-cell>
          <table:table-cell office:value-type="float" office:value="5.98633583696942" calcext:value-type="float">
            <text:p>5.98633583696942</text:p>
          </table:table-cell>
          <table:table-cell office:value-type="float" office:value="5.99148878912684" calcext:value-type="float">
            <text:p>5.99148878912684</text:p>
          </table:table-cell>
          <table:table-cell office:value-type="float" office:value="5.90352895447627" calcext:value-type="float">
            <text:p>5.90352895447627</text:p>
          </table:table-cell>
          <table:table-cell office:value-type="float" office:value="5.59711016824277" calcext:value-type="float">
            <text:p>5.59711016824277</text:p>
          </table:table-cell>
          <table:table-cell office:value-type="float" office:value="5.84583229960092" calcext:value-type="float">
            <text:p>5.84583229960092</text:p>
          </table:table-cell>
          <table:table-cell office:value-type="float" office:value="5.29136926035744" calcext:value-type="float">
            <text:p>5.29136926035744</text:p>
          </table:table-cell>
          <table:table-cell office:value-type="float" office:value="5.78905680987447" calcext:value-type="float">
            <text:p>5.78905680987447</text:p>
          </table:table-cell>
          <table:table-cell office:value-type="float" office:value="5.81518729258395" calcext:value-type="float">
            <text:p>5.81518729258395</text:p>
          </table:table-cell>
          <table:table-cell office:value-type="float" office:value="5.96367553491591" calcext:value-type="float">
            <text:p>5.96367553491591</text:p>
          </table:table-cell>
          <table:table-cell office:value-type="float" office:value="6.73963262215861" calcext:value-type="float">
            <text:p>6.73963262215861</text:p>
          </table:table-cell>
          <table:table-cell office:value-type="float" office:value="6.33095854801506" calcext:value-type="float">
            <text:p>6.33095854801506</text:p>
          </table:table-cell>
          <table:table-cell office:value-type="float" office:value="6.66977363798875" calcext:value-type="float">
            <text:p>6.66977363798875</text:p>
          </table:table-cell>
          <table:table-cell office:value-type="float" office:value="6.73064378975352" calcext:value-type="float">
            <text:p>6.73064378975352</text:p>
          </table:table-cell>
          <table:table-cell office:value-type="float" office:value="6.68512302632487" calcext:value-type="float">
            <text:p>6.68512302632487</text:p>
          </table:table-cell>
          <table:table-cell office:value-type="float" office:value="5.02894636164031" calcext:value-type="float">
            <text:p>5.02894636164031</text:p>
          </table:table-cell>
          <table:table-cell office:value-type="float" office:value="6.13466686479554" calcext:value-type="float">
            <text:p>6.13466686479554</text:p>
          </table:table-cell>
          <table:table-cell office:value-type="float" office:value="6.69475608789088" calcext:value-type="float">
            <text:p>6.69475608789088</text:p>
          </table:table-cell>
          <table:table-cell office:value-type="float" office:value="6.72956234584965" calcext:value-type="float">
            <text:p>6.72956234584965</text:p>
          </table:table-cell>
          <table:table-cell office:value-type="float" office:value="6.64088173559777" calcext:value-type="float">
            <text:p>6.64088173559777</text:p>
          </table:table-cell>
          <table:table-cell office:value-type="float" office:value="6.68581481946534" calcext:value-type="float">
            <text:p>6.68581481946534</text:p>
          </table:table-cell>
          <table:table-cell office:value-type="float" office:value="6.69252162992544" calcext:value-type="float">
            <text:p>6.69252162992544</text:p>
          </table:table-cell>
          <table:table-cell office:value-type="float" office:value="6.74185658966039" calcext:value-type="float">
            <text:p>6.74185658966039</text:p>
          </table:table-cell>
          <table:table-cell office:value-type="float" office:value="6.68954758482527" calcext:value-type="float">
            <text:p>6.68954758482527</text:p>
          </table:table-cell>
          <table:table-cell office:value-type="float" office:value="6.04561753770448" calcext:value-type="float">
            <text:p>6.04561753770448</text:p>
          </table:table-cell>
          <table:table-cell office:value-type="float" office:value="5.6000784678774" calcext:value-type="float">
            <text:p>5.6000784678774</text:p>
          </table:table-cell>
          <table:table-cell office:value-type="float" office:value="6.59414345971269" calcext:value-type="float">
            <text:p>6.59414345971269</text:p>
          </table:table-cell>
          <table:table-cell office:value-type="float" office:value="6.84323646168678" calcext:value-type="float">
            <text:p>6.84323646168678</text:p>
          </table:table-cell>
          <table:table-cell office:value-type="float" office:value="6.9195241547242" calcext:value-type="float">
            <text:p>6.9195241547242</text:p>
          </table:table-cell>
          <table:table-cell office:value-type="float" office:value="7.19537003687774" calcext:value-type="float">
            <text:p>7.19537003687774</text:p>
          </table:table-cell>
          <table:table-cell office:value-type="float" office:value="7.20646643474926" calcext:value-type="float">
            <text:p>7.20646643474926</text:p>
          </table:table-cell>
          <table:table-cell office:value-type="float" office:value="6.94562381775588" calcext:value-type="float">
            <text:p>6.94562381775588</text:p>
          </table:table-cell>
          <table:table-cell office:value-type="float" office:value="7.2623777267602" calcext:value-type="float">
            <text:p>7.2623777267602</text:p>
          </table:table-cell>
          <table:table-cell office:value-type="float" office:value="7.26897592518076" calcext:value-type="float">
            <text:p>7.26897592518076</text:p>
          </table:table-cell>
          <table:table-cell office:value-type="float" office:value="7.1325401623464" calcext:value-type="float">
            <text:p>7.1325401623464</text:p>
          </table:table-cell>
          <table:table-cell office:value-type="float" office:value="7.16619001432877" calcext:value-type="float">
            <text:p>7.16619001432877</text:p>
          </table:table-cell>
          <table:table-cell office:value-type="float" office:value="7.25987435465046" calcext:value-type="float">
            <text:p>7.25987435465046</text:p>
          </table:table-cell>
          <table:table-cell office:value-type="float" office:value="6.88506326452127" calcext:value-type="float">
            <text:p>6.88506326452127</text:p>
          </table:table-cell>
          <table:table-cell office:value-type="float" office:value="7.24067901011473" calcext:value-type="float">
            <text:p>7.24067901011473</text:p>
          </table:table-cell>
          <table:table-cell office:value-type="float" office:value="7.0716617049901" calcext:value-type="float">
            <text:p>7.0716617049901</text:p>
          </table:table-cell>
          <table:table-cell office:value-type="float" office:value="6.74571940871474" calcext:value-type="float">
            <text:p>6.74571940871474</text:p>
          </table:table-cell>
          <table:table-cell office:value-type="float" office:value="7.1391326608351" calcext:value-type="float">
            <text:p>7.1391326608351</text:p>
          </table:table-cell>
          <table:table-cell office:value-type="float" office:value="7.18627471826345" calcext:value-type="float">
            <text:p>7.18627471826345</text:p>
          </table:table-cell>
          <table:table-cell office:value-type="float" office:value="6.92478995575866" calcext:value-type="float">
            <text:p>6.92478995575866</text:p>
          </table:table-cell>
          <table:table-cell office:value-type="float" office:value="7.26342180269284" calcext:value-type="float">
            <text:p>7.26342180269284</text:p>
          </table:table-cell>
          <table:table-cell office:value-type="float" office:value="7.2685209143324" calcext:value-type="float">
            <text:p>7.2685209143324</text:p>
          </table:table-cell>
          <table:table-cell office:value-type="float" office:value="7.20499782598058" calcext:value-type="float">
            <text:p>7.20499782598058</text:p>
          </table:table-cell>
          <table:table-cell office:value-type="float" office:value="7.24591040726216" calcext:value-type="float">
            <text:p>7.24591040726216</text:p>
          </table:table-cell>
          <table:table-cell office:value-type="float" office:value="7.29846550237243" calcext:value-type="float">
            <text:p>7.29846550237243</text:p>
          </table:table-cell>
          <table:table-cell office:value-type="float" office:value="6.91511631238265" calcext:value-type="float">
            <text:p>6.91511631238265</text:p>
          </table:table-cell>
          <table:table-cell office:value-type="float" office:value="3.08984188524397" calcext:value-type="float">
            <text:p>3.08984188524397</text:p>
          </table:table-cell>
          <table:table-cell office:value-type="float" office:value="5.36918782001091" calcext:value-type="float">
            <text:p>5.36918782001091</text:p>
          </table:table-cell>
          <table:table-cell office:value-type="float" office:value="6.27339586042877" calcext:value-type="float">
            <text:p>6.27339586042877</text:p>
          </table:table-cell>
          <table:table-cell office:value-type="float" office:value="6.00470908660739" calcext:value-type="float">
            <text:p>6.00470908660739</text:p>
          </table:table-cell>
          <table:table-cell office:value-type="float" office:value="7.02745578491858" calcext:value-type="float">
            <text:p>7.02745578491858</text:p>
          </table:table-cell>
          <table:table-cell office:value-type="float" office:value="6.65436439298216" calcext:value-type="float">
            <text:p>6.65436439298216</text:p>
          </table:table-cell>
          <table:table-cell office:value-type="float" office:value="6.37073800760612" calcext:value-type="float">
            <text:p>6.37073800760612</text:p>
          </table:table-cell>
          <table:table-cell office:value-type="float" office:value="5.09952350511626" calcext:value-type="float">
            <text:p>5.09952350511626</text:p>
          </table:table-cell>
          <table:table-cell office:value-type="float" office:value="2.91357580237963" calcext:value-type="float">
            <text:p>2.91357580237963</text:p>
          </table:table-cell>
          <table:table-cell office:value-type="float" office:value="2.2906789490321" calcext:value-type="float">
            <text:p>2.2906789490321</text:p>
          </table:table-cell>
          <table:table-cell office:value-type="float" office:value="5.54595294402235" calcext:value-type="float">
            <text:p>5.54595294402235</text:p>
          </table:table-cell>
          <table:table-cell office:value-type="float" office:value="5.72036677905754" calcext:value-type="float">
            <text:p>5.72036677905754</text:p>
          </table:table-cell>
          <table:table-cell office:value-type="float" office:value="5.86691104259711" calcext:value-type="float">
            <text:p>5.86691104259711</text:p>
          </table:table-cell>
          <table:table-cell office:value-type="float" office:value="5.96942644432401" calcext:value-type="float">
            <text:p>5.96942644432401</text:p>
          </table:table-cell>
          <table:table-cell office:value-type="float" office:value="6.0984399433824" calcext:value-type="float">
            <text:p>6.0984399433824</text:p>
          </table:table-cell>
          <table:table-cell office:value-type="float" office:value="6.47533676309187" calcext:value-type="float">
            <text:p>6.47533676309187</text:p>
          </table:table-cell>
          <table:table-cell office:value-type="float" office:value="6.31244026616591" calcext:value-type="float">
            <text:p>6.31244026616591</text:p>
          </table:table-cell>
          <table:table-cell office:value-type="float" office:value="6.49632756266471" calcext:value-type="float">
            <text:p>6.49632756266471</text:p>
          </table:table-cell>
          <table:table-cell office:value-type="float" office:value="6.50929424116835" calcext:value-type="float">
            <text:p>6.50929424116835</text:p>
          </table:table-cell>
          <table:table-cell office:value-type="float" office:value="6.47795897987084" calcext:value-type="float">
            <text:p>6.47795897987084</text:p>
          </table:table-cell>
          <table:table-cell office:value-type="float" office:value="6.42230973158236" calcext:value-type="float">
            <text:p>6.42230973158236</text:p>
          </table:table-cell>
          <table:table-cell office:value-type="float" office:value="5.70223976683239" calcext:value-type="float">
            <text:p>5.70223976683239</text:p>
          </table:table-cell>
          <table:table-cell office:value-type="float" office:value="6.16781455564276" calcext:value-type="float">
            <text:p>6.16781455564276</text:p>
          </table:table-cell>
          <table:table-cell office:value-type="float" office:value="6.45928030441001" calcext:value-type="float">
            <text:p>6.45928030441001</text:p>
          </table:table-cell>
          <table:table-cell office:value-type="float" office:value="6.40005843482907" calcext:value-type="float">
            <text:p>6.40005843482907</text:p>
          </table:table-cell>
          <table:table-cell office:value-type="float" office:value="5.07754031228861" calcext:value-type="float">
            <text:p>5.07754031228861</text:p>
          </table:table-cell>
          <table:table-cell office:value-type="float" office:value="5.62980897888305" calcext:value-type="float">
            <text:p>5.62980897888305</text:p>
          </table:table-cell>
          <table:table-cell office:value-type="float" office:value="5.85428490849082" calcext:value-type="float">
            <text:p>5.85428490849082</text:p>
          </table:table-cell>
          <table:table-cell office:value-type="float" office:value="5.54136068758627" calcext:value-type="float">
            <text:p>5.54136068758627</text:p>
          </table:table-cell>
          <table:table-cell office:value-type="float" office:value="5.78623673097838" calcext:value-type="float">
            <text:p>5.78623673097838</text:p>
          </table:table-cell>
          <table:table-cell office:value-type="float" office:value="5.85612858044856" calcext:value-type="float">
            <text:p>5.85612858044856</text:p>
          </table:table-cell>
          <table:table-cell office:value-type="float" office:value="5.75612527827315" calcext:value-type="float">
            <text:p>5.75612527827315</text:p>
          </table:table-cell>
          <table:table-cell office:value-type="float" office:value="5.81408438490761" calcext:value-type="float">
            <text:p>5.81408438490761</text:p>
          </table:table-cell>
          <table:table-cell office:value-type="float" office:value="5.47150039997575" calcext:value-type="float">
            <text:p>5.47150039997575</text:p>
          </table:table-cell>
          <table:table-cell office:value-type="float" office:value="5.24337747719234" calcext:value-type="float">
            <text:p>5.24337747719234</text:p>
          </table:table-cell>
          <table:table-cell office:value-type="float" office:value="5.79852441233918" calcext:value-type="float">
            <text:p>5.79852441233918</text:p>
          </table:table-cell>
          <table:table-cell office:value-type="float" office:value="5.85703138719638" calcext:value-type="float">
            <text:p>5.85703138719638</text:p>
          </table:table-cell>
          <table:table-cell office:value-type="float" office:value="5.38135439013847" calcext:value-type="float">
            <text:p>5.38135439013847</text:p>
          </table:table-cell>
          <table:table-cell office:value-type="float" office:value="5.83396514505594" calcext:value-type="float">
            <text:p>5.83396514505594</text:p>
          </table:table-cell>
          <table:table-cell office:value-type="float" office:value="5.72946091319798" calcext:value-type="float">
            <text:p>5.72946091319798</text:p>
          </table:table-cell>
          <table:table-cell office:value-type="float" office:value="5.73777595464103" calcext:value-type="float">
            <text:p>5.73777595464103</text:p>
          </table:table-cell>
          <table:table-cell office:value-type="float" office:value="5.81127105954306" calcext:value-type="float">
            <text:p>5.81127105954306</text:p>
          </table:table-cell>
          <table:table-cell office:value-type="float" office:value="5.82364730893142" calcext:value-type="float">
            <text:p>5.82364730893142</text:p>
          </table:table-cell>
          <table:table-cell office:value-type="float" office:value="5.78045797547869" calcext:value-type="float">
            <text:p>5.78045797547869</text:p>
          </table:table-cell>
          <table:table-cell office:value-type="float" office:value="5.14889287385603" calcext:value-type="float">
            <text:p>5.14889287385603</text:p>
          </table:table-cell>
          <table:table-cell office:value-type="float" office:value="4.49577961984659" calcext:value-type="float">
            <text:p>4.49577961984659</text:p>
          </table:table-cell>
          <table:table-cell office:value-type="float" office:value="4.51918350116819" calcext:value-type="float">
            <text:p>4.51918350116819</text:p>
          </table:table-cell>
          <table:table-cell office:value-type="float" office:value="4.75129187282581" calcext:value-type="float">
            <text:p>4.75129187282581</text:p>
          </table:table-cell>
          <table:table-cell office:value-type="float" office:value="4.79827786509047" calcext:value-type="float">
            <text:p>4.79827786509047</text:p>
          </table:table-cell>
          <table:table-cell office:value-type="float" office:value="4.61702242369363" calcext:value-type="float">
            <text:p>4.61702242369363</text:p>
          </table:table-cell>
          <table:table-cell office:value-type="float" office:value="5.13365232495156" calcext:value-type="float">
            <text:p>5.13365232495156</text:p>
          </table:table-cell>
          <table:table-cell office:value-type="float" office:value="5.22969018441412" calcext:value-type="float">
            <text:p>5.22969018441412</text:p>
          </table:table-cell>
          <table:table-cell office:value-type="float" office:value="5.25242098004828" calcext:value-type="float">
            <text:p>5.25242098004828</text:p>
          </table:table-cell>
          <table:table-cell office:value-type="float" office:value="5.31385369648633" calcext:value-type="float">
            <text:p>5.31385369648633</text:p>
          </table:table-cell>
          <table:table-cell office:value-type="float" office:value="4.98880282270252" calcext:value-type="float">
            <text:p>4.98880282270252</text:p>
          </table:table-cell>
          <table:table-cell office:value-type="float" office:value="5.26754889702231" calcext:value-type="float">
            <text:p>5.26754889702231</text:p>
          </table:table-cell>
          <table:table-cell office:value-type="float" office:value="5.25711503765328" calcext:value-type="float">
            <text:p>5.25711503765328</text:p>
          </table:table-cell>
          <table:table-cell office:value-type="float" office:value="4.85778060793886" calcext:value-type="float">
            <text:p>4.85778060793886</text:p>
          </table:table-cell>
          <table:table-cell office:value-type="float" office:value="5.01282901920644" calcext:value-type="float">
            <text:p>5.01282901920644</text:p>
          </table:table-cell>
          <table:table-cell office:value-type="float" office:value="5.16863678191848" calcext:value-type="float">
            <text:p>5.16863678191848</text:p>
          </table:table-cell>
          <table:table-cell office:value-type="float" office:value="5.05455648562529" calcext:value-type="float">
            <text:p>5.05455648562529</text:p>
          </table:table-cell>
          <table:table-cell office:value-type="float" office:value="5.09727860357147" calcext:value-type="float">
            <text:p>5.09727860357147</text:p>
          </table:table-cell>
          <table:table-cell office:value-type="float" office:value="5.2227178263059" calcext:value-type="float">
            <text:p>5.2227178263059</text:p>
          </table:table-cell>
          <table:table-cell office:value-type="float" office:value="5.14466227938114" calcext:value-type="float">
            <text:p>5.14466227938114</text:p>
          </table:table-cell>
          <table:table-cell office:value-type="float" office:value="5.11216562179387" calcext:value-type="float">
            <text:p>5.11216562179387</text:p>
          </table:table-cell>
          <table:table-cell office:value-type="float" office:value="5.22191297593805" calcext:value-type="float">
            <text:p>5.22191297593805</text:p>
          </table:table-cell>
          <table:table-cell office:value-type="float" office:value="5.29945724758553" calcext:value-type="float">
            <text:p>5.29945724758553</text:p>
          </table:table-cell>
          <table:table-cell office:value-type="float" office:value="5.21769688787502" calcext:value-type="float">
            <text:p>5.21769688787502</text:p>
          </table:table-cell>
          <table:table-cell office:value-type="float" office:value="5.23107696219165" calcext:value-type="float">
            <text:p>5.23107696219165</text:p>
          </table:table-cell>
          <table:table-cell office:value-type="float" office:value="5.21227331023098" calcext:value-type="float">
            <text:p>5.21227331023098</text:p>
          </table:table-cell>
          <table:table-cell office:value-type="float" office:value="4.34903700375558" calcext:value-type="float">
            <text:p>4.34903700375558</text:p>
          </table:table-cell>
          <table:table-cell office:value-type="float" office:value="4.9769102964729" calcext:value-type="float">
            <text:p>4.9769102964729</text:p>
          </table:table-cell>
          <table:table-cell office:value-type="float" office:value="5.07806588582946" calcext:value-type="float">
            <text:p>5.07806588582946</text:p>
          </table:table-cell>
          <table:table-cell office:value-type="float" office:value="5.04383517286342" calcext:value-type="float">
            <text:p>5.04383517286342</text:p>
          </table:table-cell>
          <table:table-cell office:value-type="float" office:value="5.08564062165305" calcext:value-type="float">
            <text:p>5.08564062165305</text:p>
          </table:table-cell>
          <table:table-cell office:value-type="float" office:value="5.06630838592849" calcext:value-type="float">
            <text:p>5.06630838592849</text:p>
          </table:table-cell>
          <table:table-cell office:value-type="float" office:value="4.41835838356474" calcext:value-type="float">
            <text:p>4.41835838356474</text:p>
          </table:table-cell>
          <table:table-cell office:value-type="float" office:value="4.90131420601687" calcext:value-type="float">
            <text:p>4.90131420601687</text:p>
          </table:table-cell>
          <table:table-cell office:value-type="float" office:value="4.75436748878805" calcext:value-type="float">
            <text:p>4.75436748878805</text:p>
          </table:table-cell>
          <table:table-cell office:value-type="float" office:value="5.05544844599487" calcext:value-type="float">
            <text:p>5.05544844599487</text:p>
          </table:table-cell>
          <table:table-cell office:value-type="float" office:value="5.05128785266296" calcext:value-type="float">
            <text:p>5.05128785266296</text:p>
          </table:table-cell>
          <table:table-cell office:value-type="float" office:value="5.08211926281778" calcext:value-type="float">
            <text:p>5.08211926281778</text:p>
          </table:table-cell>
          <table:table-cell office:value-type="float" office:value="4.26212294996934" calcext:value-type="float">
            <text:p>4.26212294996934</text:p>
          </table:table-cell>
          <table:table-cell office:value-type="float" office:value="4.89266367339735" calcext:value-type="float">
            <text:p>4.89266367339735</text:p>
          </table:table-cell>
          <table:table-cell office:value-type="float" office:value="5.0467564044112" calcext:value-type="float">
            <text:p>5.0467564044112</text:p>
          </table:table-cell>
          <table:table-cell office:value-type="float" office:value="5.07294075754126" calcext:value-type="float">
            <text:p>5.07294075754126</text:p>
          </table:table-cell>
          <table:table-cell office:value-type="float" office:value="5.08226272164491" calcext:value-type="float">
            <text:p>5.08226272164491</text:p>
          </table:table-cell>
          <table:table-cell office:value-type="float" office:value="5.02034951124511" calcext:value-type="float">
            <text:p>5.02034951124511</text:p>
          </table:table-cell>
          <table:table-cell office:value-type="float" office:value="4.55542196195027" calcext:value-type="float">
            <text:p>4.55542196195027</text:p>
          </table:table-cell>
          <table:table-cell office:value-type="float" office:value="5.00298486950265" calcext:value-type="float">
            <text:p>5.00298486950265</text:p>
          </table:table-cell>
          <table:table-cell office:value-type="float" office:value="4.87110242791857" calcext:value-type="float">
            <text:p>4.87110242791857</text:p>
          </table:table-cell>
          <table:table-cell office:value-type="float" office:value="5.06926222106546" calcext:value-type="float">
            <text:p>5.06926222106546</text:p>
          </table:table-cell>
          <table:table-cell office:value-type="float" office:value="5.05163875965691" calcext:value-type="float">
            <text:p>5.05163875965691</text:p>
          </table:table-cell>
          <table:table-cell office:value-type="float" office:value="4.45324623922945" calcext:value-type="float">
            <text:p>4.45324623922945</text:p>
          </table:table-cell>
          <table:table-cell office:value-type="float" office:value="4.45420598496816" calcext:value-type="float">
            <text:p>4.45420598496816</text:p>
          </table:table-cell>
          <table:table-cell office:value-type="float" office:value="4.65604836994865" calcext:value-type="float">
            <text:p>4.65604836994865</text:p>
          </table:table-cell>
          <table:table-cell office:value-type="float" office:value="4.53298206621546" calcext:value-type="float">
            <text:p>4.53298206621546</text:p>
          </table:table-cell>
          <table:table-cell office:value-type="float" office:value="5.01051570930583" calcext:value-type="float">
            <text:p>5.01051570930583</text:p>
          </table:table-cell>
          <table:table-cell office:value-type="float" office:value="5.0702077332018" calcext:value-type="float">
            <text:p>5.0702077332018</text:p>
          </table:table-cell>
          <table:table-cell office:value-type="float" office:value="4.97875830943087" calcext:value-type="float">
            <text:p>4.97875830943087</text:p>
          </table:table-cell>
          <table:table-cell office:value-type="float" office:value="5.08301858298967" calcext:value-type="float">
            <text:p>5.08301858298967</text:p>
          </table:table-cell>
          <table:table-cell office:value-type="float" office:value="-0.0871054091724858" calcext:value-type="float">
            <text:p>-0.087105409172486</text:p>
          </table:table-cell>
          <table:table-cell office:value-type="float" office:value="4.70356336744815" calcext:value-type="float">
            <text:p>4.70356336744815</text:p>
          </table:table-cell>
          <table:table-cell office:value-type="float" office:value="4.94812701101651" calcext:value-type="float">
            <text:p>4.94812701101651</text:p>
          </table:table-cell>
          <table:table-cell office:value-type="float" office:value="4.04601891309168" calcext:value-type="float">
            <text:p>4.04601891309168</text:p>
          </table:table-cell>
          <table:table-cell office:value-type="float" office:value="4.52902485096106" calcext:value-type="float">
            <text:p>4.52902485096106</text:p>
          </table:table-cell>
          <table:table-cell office:value-type="float" office:value="4.72893629863808" calcext:value-type="float">
            <text:p>4.72893629863808</text:p>
          </table:table-cell>
          <table:table-cell office:value-type="float" office:value="5.03333913090934" calcext:value-type="float">
            <text:p>5.03333913090934</text:p>
          </table:table-cell>
          <table:table-cell office:value-type="float" office:value="5.07685305636137" calcext:value-type="float">
            <text:p>5.07685305636137</text:p>
          </table:table-cell>
          <table:table-cell office:value-type="float" office:value="5.05025614188383" calcext:value-type="float">
            <text:p>5.05025614188383</text:p>
          </table:table-cell>
          <table:table-cell office:value-type="float" office:value="5.05517720819978" calcext:value-type="float">
            <text:p>5.05517720819978</text:p>
          </table:table-cell>
          <table:table-cell office:value-type="float" office:value="5.10781786947418" calcext:value-type="float">
            <text:p>5.10781786947418</text:p>
          </table:table-cell>
          <table:table-cell office:value-type="float" office:value="4.49032141241916" calcext:value-type="float">
            <text:p>4.49032141241916</text:p>
          </table:table-cell>
          <table:table-cell office:value-type="float" office:value="5.04643018372052" calcext:value-type="float">
            <text:p>5.04643018372052</text:p>
          </table:table-cell>
          <table:table-cell office:value-type="float" office:value="5.08860063100475" calcext:value-type="float">
            <text:p>5.08860063100475</text:p>
          </table:table-cell>
          <table:table-cell office:value-type="float" office:value="5.00984806640065" calcext:value-type="float">
            <text:p>5.00984806640065</text:p>
          </table:table-cell>
          <table:table-cell office:value-type="float" office:value="5.05102382252906" calcext:value-type="float">
            <text:p>5.05102382252906</text:p>
          </table:table-cell>
          <table:table-cell office:value-type="float" office:value="3.86684722620429" calcext:value-type="float">
            <text:p>3.86684722620429</text:p>
          </table:table-cell>
          <table:table-cell office:value-type="float" office:value="4.71928940895739" calcext:value-type="float">
            <text:p>4.71928940895739</text:p>
          </table:table-cell>
          <table:table-cell office:value-type="float" office:value="5.01908027160797" calcext:value-type="float">
            <text:p>5.01908027160797</text:p>
          </table:table-cell>
          <table:table-cell office:value-type="float" office:value="5.50764790856945" calcext:value-type="float">
            <text:p>5.50764790856945</text:p>
          </table:table-cell>
          <table:table-cell office:value-type="float" office:value="5.6139156604354" calcext:value-type="float">
            <text:p>5.6139156604354</text:p>
          </table:table-cell>
          <table:table-cell office:value-type="float" office:value="5.64428502638253" calcext:value-type="float">
            <text:p>5.64428502638253</text:p>
          </table:table-cell>
          <table:table-cell office:value-type="float" office:value="5.66924259883471" calcext:value-type="float">
            <text:p>5.66924259883471</text:p>
          </table:table-cell>
          <table:table-cell office:value-type="float" office:value="5.1880452191675" calcext:value-type="float">
            <text:p>5.1880452191675</text:p>
          </table:table-cell>
          <table:table-cell office:value-type="float" office:value="5.6149667944956" calcext:value-type="float">
            <text:p>5.6149667944956</text:p>
          </table:table-cell>
          <table:table-cell office:value-type="float" office:value="5.60735356768551" calcext:value-type="float">
            <text:p>5.60735356768551</text:p>
          </table:table-cell>
          <table:table-cell office:value-type="float" office:value="5.31841680122197" calcext:value-type="float">
            <text:p>5.31841680122197</text:p>
          </table:table-cell>
          <table:table-cell office:value-type="float" office:value="5.45734625120879" calcext:value-type="float">
            <text:p>5.45734625120879</text:p>
          </table:table-cell>
          <table:table-cell office:value-type="float" office:value="3.92132294361318" calcext:value-type="float">
            <text:p>3.92132294361318</text:p>
          </table:table-cell>
          <table:table-cell office:value-type="float" office:value="5.02549900938111" calcext:value-type="float">
            <text:p>5.02549900938111</text:p>
          </table:table-cell>
          <table:table-cell office:value-type="float" office:value="5.34049671864342" calcext:value-type="float">
            <text:p>5.34049671864342</text:p>
          </table:table-cell>
          <table:table-cell office:value-type="float" office:value="5.05700167879444" calcext:value-type="float">
            <text:p>5.05700167879444</text:p>
          </table:table-cell>
          <table:table-cell office:value-type="float" office:value="5.11040256566307" calcext:value-type="float">
            <text:p>5.11040256566307</text:p>
          </table:table-cell>
          <table:table-cell office:value-type="float" office:value="5.13133523052414" calcext:value-type="float">
            <text:p>5.13133523052414</text:p>
          </table:table-cell>
          <table:table-cell office:value-type="float" office:value="-0.201776490316044" calcext:value-type="float">
            <text:p>-0.201776490316044</text:p>
          </table:table-cell>
          <table:table-cell office:value-type="float" office:value="1.60200691687989" calcext:value-type="float">
            <text:p>1.60200691687989</text:p>
          </table:table-cell>
          <table:table-cell office:value-type="float" office:value="3.74278074119058" calcext:value-type="float">
            <text:p>3.74278074119058</text:p>
          </table:table-cell>
          <table:table-cell office:value-type="float" office:value="5.25331990198055" calcext:value-type="float">
            <text:p>5.25331990198055</text:p>
          </table:table-cell>
          <table:table-cell office:value-type="float" office:value="5.32385302038143" calcext:value-type="float">
            <text:p>5.32385302038143</text:p>
          </table:table-cell>
          <table:table-cell office:value-type="float" office:value="5.3624299944436" calcext:value-type="float">
            <text:p>5.3624299944436</text:p>
          </table:table-cell>
          <table:table-cell office:value-type="float" office:value="5.3835173985823" calcext:value-type="float">
            <text:p>5.3835173985823</text:p>
          </table:table-cell>
          <table:table-cell office:value-type="float" office:value="6.02249571873257" calcext:value-type="float">
            <text:p>6.02249571873257</text:p>
          </table:table-cell>
          <table:table-cell office:value-type="float" office:value="6.23154209408054" calcext:value-type="float">
            <text:p>6.23154209408054</text:p>
          </table:table-cell>
          <table:table-cell office:value-type="float" office:value="6.25628957232656" calcext:value-type="float">
            <text:p>6.25628957232656</text:p>
          </table:table-cell>
          <table:table-cell office:value-type="float" office:value="6.02358884468919" calcext:value-type="float">
            <text:p>6.02358884468919</text:p>
          </table:table-cell>
          <table:table-cell office:value-type="float" office:value="6.26718249383619" calcext:value-type="float">
            <text:p>6.26718249383619</text:p>
          </table:table-cell>
          <table:table-cell office:value-type="float" office:value="5.957247224267" calcext:value-type="float">
            <text:p>5.957247224267</text:p>
          </table:table-cell>
          <table:table-cell office:value-type="float" office:value="5.68338177398761" calcext:value-type="float">
            <text:p>5.68338177398761</text:p>
          </table:table-cell>
          <table:table-cell office:value-type="float" office:value="5.99327507611769" calcext:value-type="float">
            <text:p>5.99327507611769</text:p>
          </table:table-cell>
          <table:table-cell office:value-type="float" office:value="6.0781507405861" calcext:value-type="float">
            <text:p>6.0781507405861</text:p>
          </table:table-cell>
          <table:table-cell office:value-type="float" office:value="6.22354551410576" calcext:value-type="float">
            <text:p>6.22354551410576</text:p>
          </table:table-cell>
          <table:table-cell office:value-type="float" office:value="6.26561421182842" calcext:value-type="float">
            <text:p>6.26561421182842</text:p>
          </table:table-cell>
          <table:table-cell office:value-type="float" office:value="6.30046265289107" calcext:value-type="float">
            <text:p>6.30046265289107</text:p>
          </table:table-cell>
          <table:table-cell office:value-type="float" office:value="6.28363639643245" calcext:value-type="float">
            <text:p>6.28363639643245</text:p>
          </table:table-cell>
          <table:table-cell office:value-type="float" office:value="6.31571486198554" calcext:value-type="float">
            <text:p>6.31571486198554</text:p>
          </table:table-cell>
          <table:table-cell office:value-type="float" office:value="6.28480780032114" calcext:value-type="float">
            <text:p>6.28480780032114</text:p>
          </table:table-cell>
          <table:table-cell office:value-type="float" office:value="6.20781693154179" calcext:value-type="float">
            <text:p>6.20781693154179</text:p>
          </table:table-cell>
          <table:table-cell office:value-type="float" office:value="6.30977335681869" calcext:value-type="float">
            <text:p>6.30977335681869</text:p>
          </table:table-cell>
          <table:table-cell office:value-type="float" office:value="6.21182996976231" calcext:value-type="float">
            <text:p>6.21182996976231</text:p>
          </table:table-cell>
          <table:table-cell office:value-type="float" office:value="6.13024069354153" calcext:value-type="float">
            <text:p>6.13024069354153</text:p>
          </table:table-cell>
          <table:table-cell office:value-type="float" office:value="6.99885070715569" calcext:value-type="float">
            <text:p>6.99885070715569</text:p>
          </table:table-cell>
          <table:table-cell office:value-type="float" office:value="6.71099392705313" calcext:value-type="float">
            <text:p>6.71099392705313</text:p>
          </table:table-cell>
          <table:table-cell office:value-type="float" office:value="6.86204971276553" calcext:value-type="float">
            <text:p>6.86204971276553</text:p>
          </table:table-cell>
          <table:table-cell office:value-type="float" office:value="6.97909536974404" calcext:value-type="float">
            <text:p>6.97909536974404</text:p>
          </table:table-cell>
          <table:table-cell office:value-type="float" office:value="7.01660523959398" calcext:value-type="float">
            <text:p>7.01660523959398</text:p>
          </table:table-cell>
          <table:table-cell office:value-type="float" office:value="6.33488885272525" calcext:value-type="float">
            <text:p>6.33488885272525</text:p>
          </table:table-cell>
          <table:table-cell office:value-type="float" office:value="7.06517229766396" calcext:value-type="float">
            <text:p>7.06517229766396</text:p>
          </table:table-cell>
          <table:table-cell office:value-type="float" office:value="7.03904064556237" calcext:value-type="float">
            <text:p>7.03904064556237</text:p>
          </table:table-cell>
          <table:table-cell office:value-type="float" office:value="6.95678397373716" calcext:value-type="float">
            <text:p>6.95678397373716</text:p>
          </table:table-cell>
          <table:table-cell office:value-type="float" office:value="7.05759577478484" calcext:value-type="float">
            <text:p>7.05759577478484</text:p>
          </table:table-cell>
          <table:table-cell office:value-type="float" office:value="5.60326069009281" calcext:value-type="float">
            <text:p>5.60326069009281</text:p>
          </table:table-cell>
          <table:table-cell office:value-type="float" office:value="-0.836687952556297" calcext:value-type="float">
            <text:p>-0.836687952556297</text:p>
          </table:table-cell>
          <table:table-cell office:value-type="float" office:value="2.25182066668919" calcext:value-type="float">
            <text:p>2.25182066668919</text:p>
          </table:table-cell>
          <table:table-cell office:value-type="float" office:value="1.0925616943904" calcext:value-type="float">
            <text:p>1.0925616943904</text:p>
          </table:table-cell>
          <table:table-cell office:value-type="float" office:value="1.68078036764481" calcext:value-type="float">
            <text:p>1.68078036764481</text:p>
          </table:table-cell>
          <table:table-cell office:value-type="float" office:value="3.45063155354406" calcext:value-type="float">
            <text:p>3.45063155354406</text:p>
          </table:table-cell>
          <table:table-cell office:value-type="float" office:value="5.52502300179489" calcext:value-type="float">
            <text:p>5.52502300179489</text:p>
          </table:table-cell>
          <table:table-cell office:value-type="float" office:value="5.4262142181571" calcext:value-type="float">
            <text:p>5.4262142181571</text:p>
          </table:table-cell>
          <table:table-cell office:value-type="float" office:value="5.48823649767495" calcext:value-type="float">
            <text:p>5.48823649767495</text:p>
          </table:table-cell>
          <table:table-cell office:value-type="float" office:value="6.13547900924416" calcext:value-type="float">
            <text:p>6.13547900924416</text:p>
          </table:table-cell>
          <table:table-cell office:value-type="float" office:value="5.78124187229422" calcext:value-type="float">
            <text:p>5.78124187229422</text:p>
          </table:table-cell>
          <table:table-cell office:value-type="float" office:value="6.17706657236103" calcext:value-type="float">
            <text:p>6.17706657236103</text:p>
          </table:table-cell>
          <table:table-cell office:value-type="float" office:value="6.59989162467148" calcext:value-type="float">
            <text:p>6.59989162467148</text:p>
          </table:table-cell>
          <table:table-cell office:value-type="float" office:value="5.52310317536413" calcext:value-type="float">
            <text:p>5.52310317536413</text:p>
          </table:table-cell>
          <table:table-cell office:value-type="float" office:value="6.97119363346183" calcext:value-type="float">
            <text:p>6.97119363346183</text:p>
          </table:table-cell>
          <table:table-cell office:value-type="float" office:value="7.029204102148" calcext:value-type="float">
            <text:p>7.029204102148</text:p>
          </table:table-cell>
          <table:table-cell office:value-type="float" office:value="7.26625698899642" calcext:value-type="float">
            <text:p>7.26625698899642</text:p>
          </table:table-cell>
          <table:table-cell office:value-type="float" office:value="7.16527418913333" calcext:value-type="float">
            <text:p>7.16527418913333</text:p>
          </table:table-cell>
          <table:table-cell office:value-type="float" office:value="7.22682126689681" calcext:value-type="float">
            <text:p>7.22682126689681</text:p>
          </table:table-cell>
          <table:table-cell office:value-type="float" office:value="7.21077585006998" calcext:value-type="float">
            <text:p>7.21077585006998</text:p>
          </table:table-cell>
          <table:table-cell office:value-type="float" office:value="7.33715917140022" calcext:value-type="float">
            <text:p>7.33715917140022</text:p>
          </table:table-cell>
          <table:table-cell office:value-type="float" office:value="6.67037955284429" calcext:value-type="float">
            <text:p>6.67037955284429</text:p>
          </table:table-cell>
          <table:table-cell office:value-type="float" office:value="6.96375822630182" calcext:value-type="float">
            <text:p>6.96375822630182</text:p>
          </table:table-cell>
          <table:table-cell office:value-type="float" office:value="7.01002735571923" calcext:value-type="float">
            <text:p>7.01002735571923</text:p>
          </table:table-cell>
          <table:table-cell office:value-type="float" office:value="6.36772625577668" calcext:value-type="float">
            <text:p>6.36772625577668</text:p>
          </table:table-cell>
          <table:table-cell office:value-type="float" office:value="6.04189284838064" calcext:value-type="float">
            <text:p>6.04189284838064</text:p>
          </table:table-cell>
          <table:table-cell office:value-type="float" office:value="6.75374196749882" calcext:value-type="float">
            <text:p>6.75374196749882</text:p>
          </table:table-cell>
          <table:table-cell office:value-type="float" office:value="6.15812377114502" calcext:value-type="float">
            <text:p>6.15812377114502</text:p>
          </table:table-cell>
          <table:table-cell office:value-type="float" office:value="6.87069503977658" calcext:value-type="float">
            <text:p>6.87069503977658</text:p>
          </table:table-cell>
          <table:table-cell office:value-type="float" office:value="6.91892700447374" calcext:value-type="float">
            <text:p>6.91892700447374</text:p>
          </table:table-cell>
          <table:table-cell office:value-type="float" office:value="6.86548214386638" calcext:value-type="float">
            <text:p>6.86548214386638</text:p>
          </table:table-cell>
          <table:table-cell office:value-type="float" office:value="6.91491589495179" calcext:value-type="float">
            <text:p>6.91491589495179</text:p>
          </table:table-cell>
          <table:table-cell office:value-type="float" office:value="6.87655730470056" calcext:value-type="float">
            <text:p>6.87655730470056</text:p>
          </table:table-cell>
          <table:table-cell office:value-type="float" office:value="6.61679952075512" calcext:value-type="float">
            <text:p>6.61679952075512</text:p>
          </table:table-cell>
          <table:table-cell office:value-type="float" office:value="7.00196096452064" calcext:value-type="float">
            <text:p>7.00196096452064</text:p>
          </table:table-cell>
          <table:table-cell office:value-type="float" office:value="6.96414159995556" calcext:value-type="float">
            <text:p>6.96414159995556</text:p>
          </table:table-cell>
          <table:table-cell office:value-type="float" office:value="6.91461538176786" calcext:value-type="float">
            <text:p>6.91461538176786</text:p>
          </table:table-cell>
          <table:table-cell office:value-type="float" office:value="5.81890427045375" calcext:value-type="float">
            <text:p>5.81890427045375</text:p>
          </table:table-cell>
          <table:table-cell office:value-type="float" office:value="6.28923630259049" calcext:value-type="float">
            <text:p>6.28923630259049</text:p>
          </table:table-cell>
          <table:table-cell office:value-type="float" office:value="6.20963984495651" calcext:value-type="float">
            <text:p>6.20963984495651</text:p>
          </table:table-cell>
          <table:table-cell office:value-type="float" office:value="6.46923018606817" calcext:value-type="float">
            <text:p>6.46923018606817</text:p>
          </table:table-cell>
          <table:table-cell office:value-type="float" office:value="6.41231607357478" calcext:value-type="float">
            <text:p>6.41231607357478</text:p>
          </table:table-cell>
          <table:table-cell office:value-type="float" office:value="6.4091654932332" calcext:value-type="float">
            <text:p>6.4091654932332</text:p>
          </table:table-cell>
          <table:table-cell office:value-type="float" office:value="0.939156817532861" calcext:value-type="float">
            <text:p>0.939156817532861</text:p>
          </table:table-cell>
          <table:table-cell office:value-type="float" office:value="5.50607622557741" calcext:value-type="float">
            <text:p>5.50607622557741</text:p>
          </table:table-cell>
          <table:table-cell office:value-type="float" office:value="5.84466362755983" calcext:value-type="float">
            <text:p>5.84466362755983</text:p>
          </table:table-cell>
          <table:table-cell office:value-type="float" office:value="5.89735949190825" calcext:value-type="float">
            <text:p>5.89735949190825</text:p>
          </table:table-cell>
          <table:table-cell office:value-type="float" office:value="5.43533591747337" calcext:value-type="float">
            <text:p>5.43533591747337</text:p>
          </table:table-cell>
          <table:table-cell office:value-type="float" office:value="6.38120483842476" calcext:value-type="float">
            <text:p>6.38120483842476</text:p>
          </table:table-cell>
          <table:table-cell office:value-type="float" office:value="6.51739576903445" calcext:value-type="float">
            <text:p>6.51739576903445</text:p>
          </table:table-cell>
          <table:table-cell office:value-type="float" office:value="6.37286145914596" calcext:value-type="float">
            <text:p>6.37286145914596</text:p>
          </table:table-cell>
          <table:table-cell office:value-type="float" office:value="6.21669694532074" calcext:value-type="float">
            <text:p>6.21669694532074</text:p>
          </table:table-cell>
          <table:table-cell office:value-type="float" office:value="6.54888725070895" calcext:value-type="float">
            <text:p>6.54888725070895</text:p>
          </table:table-cell>
          <table:table-cell office:value-type="float" office:value="6.51538386283001" calcext:value-type="float">
            <text:p>6.51538386283001</text:p>
          </table:table-cell>
          <table:table-cell office:value-type="float" office:value="6.43433118038359" calcext:value-type="float">
            <text:p>6.43433118038359</text:p>
          </table:table-cell>
          <table:table-cell office:value-type="float" office:value="5.89239866864678" calcext:value-type="float">
            <text:p>5.89239866864678</text:p>
          </table:table-cell>
          <table:table-cell office:value-type="float" office:value="5.89042978575125" calcext:value-type="float">
            <text:p>5.89042978575125</text:p>
          </table:table-cell>
          <table:table-cell office:value-type="float" office:value="1.27205963949064" calcext:value-type="float">
            <text:p>1.27205963949064</text:p>
          </table:table-cell>
          <table:table-cell office:value-type="float" office:value="4.58280724029923" calcext:value-type="float">
            <text:p>4.58280724029923</text:p>
          </table:table-cell>
          <table:table-cell office:value-type="float" office:value="5.57533535415833" calcext:value-type="float">
            <text:p>5.57533535415833</text:p>
          </table:table-cell>
          <table:table-cell office:value-type="float" office:value="5.62734574389766" calcext:value-type="float">
            <text:p>5.62734574389766</text:p>
          </table:table-cell>
          <table:table-cell office:value-type="float" office:value="5.5764253371037" calcext:value-type="float">
            <text:p>5.5764253371037</text:p>
          </table:table-cell>
          <table:table-cell office:value-type="float" office:value="5.65866832852644" calcext:value-type="float">
            <text:p>5.65866832852644</text:p>
          </table:table-cell>
          <table:table-cell office:value-type="float" office:value="5.77666606953451" calcext:value-type="float">
            <text:p>5.77666606953451</text:p>
          </table:table-cell>
          <table:table-cell office:value-type="float" office:value="5.30181285850727" calcext:value-type="float">
            <text:p>5.30181285850727</text:p>
          </table:table-cell>
          <table:table-cell office:value-type="float" office:value="5.70708101363334" calcext:value-type="float">
            <text:p>5.70708101363334</text:p>
          </table:table-cell>
          <table:table-cell office:value-type="float" office:value="5.73744441426315" calcext:value-type="float">
            <text:p>5.73744441426315</text:p>
          </table:table-cell>
          <table:table-cell office:value-type="float" office:value="5.83035670016685" calcext:value-type="float">
            <text:p>5.83035670016685</text:p>
          </table:table-cell>
          <table:table-cell office:value-type="float" office:value="5.84610493964131" calcext:value-type="float">
            <text:p>5.84610493964131</text:p>
          </table:table-cell>
          <table:table-cell office:value-type="float" office:value="5.4164565127061" calcext:value-type="float">
            <text:p>5.4164565127061</text:p>
          </table:table-cell>
          <table:table-cell office:value-type="float" office:value="4.5362764999575" calcext:value-type="float">
            <text:p>4.5362764999575</text:p>
          </table:table-cell>
          <table:table-cell office:value-type="float" office:value="5.69483238831521" calcext:value-type="float">
            <text:p>5.69483238831521</text:p>
          </table:table-cell>
          <table:table-cell office:value-type="float" office:value="5.83859449084747" calcext:value-type="float">
            <text:p>5.83859449084747</text:p>
          </table:table-cell>
          <table:table-cell office:value-type="float" office:value="5.77440423398747" calcext:value-type="float">
            <text:p>5.77440423398747</text:p>
          </table:table-cell>
          <table:table-cell office:value-type="float" office:value="5.46712083902432" calcext:value-type="float">
            <text:p>5.46712083902432</text:p>
          </table:table-cell>
          <table:table-cell office:value-type="float" office:value="5.87872346586684" calcext:value-type="float">
            <text:p>5.87872346586684</text:p>
          </table:table-cell>
          <table:table-cell office:value-type="float" office:value="4.9683759086003" calcext:value-type="float">
            <text:p>4.9683759086003</text:p>
          </table:table-cell>
          <table:table-cell office:value-type="float" office:value="5.24912105160845" calcext:value-type="float">
            <text:p>5.24912105160845</text:p>
          </table:table-cell>
          <table:table-cell office:value-type="float" office:value="5.2867840674793" calcext:value-type="float">
            <text:p>5.2867840674793</text:p>
          </table:table-cell>
          <table:table-cell office:value-type="float" office:value="5.27501151275655" calcext:value-type="float">
            <text:p>5.27501151275655</text:p>
          </table:table-cell>
          <table:table-cell office:value-type="float" office:value="5.23188003598101" calcext:value-type="float">
            <text:p>5.23188003598101</text:p>
          </table:table-cell>
          <table:table-cell office:value-type="float" office:value="5.17908323397818" calcext:value-type="float">
            <text:p>5.17908323397818</text:p>
          </table:table-cell>
          <table:table-cell office:value-type="float" office:value="4.52681461587711" calcext:value-type="float">
            <text:p>4.52681461587711</text:p>
          </table:table-cell>
          <table:table-cell office:value-type="float" office:value="5.14304051516931" calcext:value-type="float">
            <text:p>5.14304051516931</text:p>
          </table:table-cell>
          <table:table-cell office:value-type="float" office:value="5.24505633379027" calcext:value-type="float">
            <text:p>5.24505633379027</text:p>
          </table:table-cell>
          <table:table-cell office:value-type="float" office:value="5.28603414540742" calcext:value-type="float">
            <text:p>5.28603414540742</text:p>
          </table:table-cell>
          <table:table-cell office:value-type="float" office:value="5.24880690344176" calcext:value-type="float">
            <text:p>5.24880690344176</text:p>
          </table:table-cell>
          <table:table-cell office:value-type="float" office:value="5.2999163479678" calcext:value-type="float">
            <text:p>5.2999163479678</text:p>
          </table:table-cell>
          <table:table-cell office:value-type="float" office:value="4.93741095143351" calcext:value-type="float">
            <text:p>4.93741095143351</text:p>
          </table:table-cell>
          <table:table-cell office:value-type="float" office:value="5.27068745724333" calcext:value-type="float">
            <text:p>5.27068745724333</text:p>
          </table:table-cell>
          <table:table-cell office:value-type="float" office:value="5.29900525769919" calcext:value-type="float">
            <text:p>5.29900525769919</text:p>
          </table:table-cell>
          <table:table-cell office:value-type="float" office:value="2.80824089095357" calcext:value-type="float">
            <text:p>2.80824089095357</text:p>
          </table:table-cell>
          <table:table-cell office:value-type="float" office:value="-4.01498212155465" calcext:value-type="float">
            <text:p>-4.01498212155465</text:p>
          </table:table-cell>
          <table:table-cell office:value-type="float" office:value="0.823111212082532" calcext:value-type="float">
            <text:p>0.823111212082532</text:p>
          </table:table-cell>
          <table:table-cell office:value-type="float" office:value="3.44224203992063" calcext:value-type="float">
            <text:p>3.44224203992063</text:p>
          </table:table-cell>
          <table:table-cell office:value-type="float" office:value="3.86273513159411" calcext:value-type="float">
            <text:p>3.86273513159411</text:p>
          </table:table-cell>
          <table:table-cell office:value-type="float" office:value="1.86297916734394" calcext:value-type="float">
            <text:p>1.86297916734394</text:p>
          </table:table-cell>
          <table:table-cell office:value-type="float" office:value="0.370206809142116" calcext:value-type="float">
            <text:p>0.370206809142116</text:p>
          </table:table-cell>
          <table:table-cell office:value-type="float" office:value="4.71665626563991" calcext:value-type="float">
            <text:p>4.71665626563991</text:p>
          </table:table-cell>
          <table:table-cell office:value-type="float" office:value="4.93123593038053" calcext:value-type="float">
            <text:p>4.93123593038053</text:p>
          </table:table-cell>
          <table:table-cell office:value-type="float" office:value="4.52880921853784" calcext:value-type="float">
            <text:p>4.52880921853784</text:p>
          </table:table-cell>
          <table:table-cell office:value-type="float" office:value="4.94348836570958" calcext:value-type="float">
            <text:p>4.94348836570958</text:p>
          </table:table-cell>
          <table:table-cell office:value-type="float" office:value="4.67121463647964" calcext:value-type="float">
            <text:p>4.67121463647964</text:p>
          </table:table-cell>
          <table:table-cell office:value-type="float" office:value="4.95020040530043" calcext:value-type="float">
            <text:p>4.95020040530043</text:p>
          </table:table-cell>
          <table:table-cell office:value-type="float" office:value="5.00475464640113" calcext:value-type="float">
            <text:p>5.00475464640113</text:p>
          </table:table-cell>
          <table:table-cell office:value-type="float" office:value="4.90547460565881" calcext:value-type="float">
            <text:p>4.90547460565881</text:p>
          </table:table-cell>
          <table:table-cell office:value-type="float" office:value="3.46934206030395" calcext:value-type="float">
            <text:p>3.46934206030395</text:p>
          </table:table-cell>
          <table:table-cell office:value-type="float" office:value="4.53410454988974" calcext:value-type="float">
            <text:p>4.53410454988974</text:p>
          </table:table-cell>
          <table:table-cell office:value-type="float" office:value="4.75117921826894" calcext:value-type="float">
            <text:p>4.75117921826894</text:p>
          </table:table-cell>
          <table:table-cell office:value-type="float" office:value="4.95742259148189" calcext:value-type="float">
            <text:p>4.95742259148189</text:p>
          </table:table-cell>
          <table:table-cell office:value-type="float" office:value="4.92774109691993" calcext:value-type="float">
            <text:p>4.92774109691993</text:p>
          </table:table-cell>
          <table:table-cell office:value-type="float" office:value="4.96695276992062" calcext:value-type="float">
            <text:p>4.96695276992062</text:p>
          </table:table-cell>
          <table:table-cell office:value-type="float" office:value="5.034522563457" calcext:value-type="float">
            <text:p>5.034522563457</text:p>
          </table:table-cell>
          <table:table-cell office:value-type="float" office:value="4.81318954701846" calcext:value-type="float">
            <text:p>4.81318954701846</text:p>
          </table:table-cell>
          <table:table-cell office:value-type="float" office:value="4.95514865151495" calcext:value-type="float">
            <text:p>4.95514865151495</text:p>
          </table:table-cell>
          <table:table-cell office:value-type="float" office:value="5.06126326663137" calcext:value-type="float">
            <text:p>5.06126326663137</text:p>
          </table:table-cell>
          <table:table-cell office:value-type="float" office:value="5.01581575343936" calcext:value-type="float">
            <text:p>5.01581575343936</text:p>
          </table:table-cell>
          <table:table-cell office:value-type="float" office:value="4.96143973472827" calcext:value-type="float">
            <text:p>4.96143973472827</text:p>
          </table:table-cell>
          <table:table-cell office:value-type="float" office:value="3.46422831993202" calcext:value-type="float">
            <text:p>3.46422831993202</text:p>
          </table:table-cell>
          <table:table-cell office:value-type="float" office:value="4.75906821163034" calcext:value-type="float">
            <text:p>4.75906821163034</text:p>
          </table:table-cell>
          <table:table-cell office:value-type="float" office:value="4.9964686881125" calcext:value-type="float">
            <text:p>4.9964686881125</text:p>
          </table:table-cell>
          <table:table-cell office:value-type="float" office:value="5.04123477934731" calcext:value-type="float">
            <text:p>5.04123477934731</text:p>
          </table:table-cell>
          <table:table-cell office:value-type="float" office:value="4.49920923094649" calcext:value-type="float">
            <text:p>4.49920923094649</text:p>
          </table:table-cell>
          <table:table-cell office:value-type="float" office:value="5.06123192716559" calcext:value-type="float">
            <text:p>5.06123192716559</text:p>
          </table:table-cell>
          <table:table-cell office:value-type="float" office:value="5.1688397917625" calcext:value-type="float">
            <text:p>5.1688397917625</text:p>
          </table:table-cell>
          <table:table-cell office:value-type="float" office:value="4.64278664696848" calcext:value-type="float">
            <text:p>4.64278664696848</text:p>
          </table:table-cell>
          <table:table-cell office:value-type="float" office:value="4.59958712636471" calcext:value-type="float">
            <text:p>4.59958712636471</text:p>
          </table:table-cell>
          <table:table-cell office:value-type="float" office:value="5.13654590223268" calcext:value-type="float">
            <text:p>5.13654590223268</text:p>
          </table:table-cell>
          <table:table-cell office:value-type="float" office:value="5.21771074987825" calcext:value-type="float">
            <text:p>5.21771074987825</text:p>
          </table:table-cell>
          <table:table-cell office:value-type="float" office:value="5.2504616724951" calcext:value-type="float">
            <text:p>5.2504616724951</text:p>
          </table:table-cell>
          <table:table-cell office:value-type="float" office:value="3.78020137308691" calcext:value-type="float">
            <text:p>3.78020137308691</text:p>
          </table:table-cell>
          <table:table-cell office:value-type="float" office:value="5.11208444734146" calcext:value-type="float">
            <text:p>5.11208444734146</text:p>
          </table:table-cell>
          <table:table-cell office:value-type="float" office:value="5.26120156377484" calcext:value-type="float">
            <text:p>5.26120156377484</text:p>
          </table:table-cell>
          <table:table-cell office:value-type="float" office:value="5.2495678792572" calcext:value-type="float">
            <text:p>5.2495678792572</text:p>
          </table:table-cell>
          <table:table-cell office:value-type="float" office:value="5.34099328035918" calcext:value-type="float">
            <text:p>5.34099328035918</text:p>
          </table:table-cell>
          <table:table-cell office:value-type="float" office:value="5.00519599283766" calcext:value-type="float">
            <text:p>5.00519599283766</text:p>
          </table:table-cell>
          <table:table-cell office:value-type="float" office:value="5.11489261194137" calcext:value-type="float">
            <text:p>5.11489261194137</text:p>
          </table:table-cell>
          <table:table-cell office:value-type="float" office:value="5.25296946510122" calcext:value-type="float">
            <text:p>5.25296946510122</text:p>
          </table:table-cell>
          <table:table-cell office:value-type="float" office:value="5.34962272103838" calcext:value-type="float">
            <text:p>5.34962272103838</text:p>
          </table:table-cell>
          <table:table-cell office:value-type="float" office:value="5.34877257733259" calcext:value-type="float">
            <text:p>5.34877257733259</text:p>
          </table:table-cell>
          <table:table-cell office:value-type="float" office:value="4.52963242043537" calcext:value-type="float">
            <text:p>4.52963242043537</text:p>
          </table:table-cell>
          <table:table-cell office:value-type="float" office:value="5.01840620258045" calcext:value-type="float">
            <text:p>5.01840620258045</text:p>
          </table:table-cell>
          <table:table-cell office:value-type="float" office:value="5.09714714723736" calcext:value-type="float">
            <text:p>5.09714714723736</text:p>
          </table:table-cell>
          <table:table-cell office:value-type="float" office:value="3.86469644362111" calcext:value-type="float">
            <text:p>3.86469644362111</text:p>
          </table:table-cell>
          <table:table-cell office:value-type="float" office:value="5.24803908135261" calcext:value-type="float">
            <text:p>5.24803908135261</text:p>
          </table:table-cell>
          <table:table-cell office:value-type="float" office:value="5.23592895449586" calcext:value-type="float">
            <text:p>5.23592895449586</text:p>
          </table:table-cell>
          <table:table-cell office:value-type="float" office:value="5.2946114020156" calcext:value-type="float">
            <text:p>5.2946114020156</text:p>
          </table:table-cell>
          <table:table-cell office:value-type="float" office:value="5.33019319359185" calcext:value-type="float">
            <text:p>5.33019319359185</text:p>
          </table:table-cell>
          <table:table-cell office:value-type="float" office:value="5.26882158156636" calcext:value-type="float">
            <text:p>5.26882158156636</text:p>
          </table:table-cell>
          <table:table-cell office:value-type="float" office:value="5.41161810670832" calcext:value-type="float">
            <text:p>5.41161810670832</text:p>
          </table:table-cell>
          <table:table-cell office:value-type="float" office:value="5.57260150346065" calcext:value-type="float">
            <text:p>5.57260150346065</text:p>
          </table:table-cell>
          <table:table-cell office:value-type="float" office:value="5.53792696521616" calcext:value-type="float">
            <text:p>5.53792696521616</text:p>
          </table:table-cell>
          <table:table-cell office:value-type="float" office:value="5.62761076063697" calcext:value-type="float">
            <text:p>5.62761076063697</text:p>
          </table:table-cell>
          <table:table-cell office:value-type="float" office:value="5.27561454150665" calcext:value-type="float">
            <text:p>5.27561454150665</text:p>
          </table:table-cell>
          <table:table-cell office:value-type="float" office:value="5.4995254072082" calcext:value-type="float">
            <text:p>5.4995254072082</text:p>
          </table:table-cell>
          <table:table-cell office:value-type="float" office:value="4.18815043260529" calcext:value-type="float">
            <text:p>4.18815043260529</text:p>
          </table:table-cell>
          <table:table-cell office:value-type="float" office:value="5.52027571807516" calcext:value-type="float">
            <text:p>5.52027571807516</text:p>
          </table:table-cell>
          <table:table-cell office:value-type="float" office:value="4.94472568827172" calcext:value-type="float">
            <text:p>4.94472568827172</text:p>
          </table:table-cell>
          <table:table-cell office:value-type="float" office:value="5.70199817401536" calcext:value-type="float">
            <text:p>5.70199817401536</text:p>
          </table:table-cell>
          <table:table-cell office:value-type="float" office:value="5.70593852955985" calcext:value-type="float">
            <text:p>5.70593852955985</text:p>
          </table:table-cell>
          <table:table-cell office:value-type="float" office:value="5.69353619240398" calcext:value-type="float">
            <text:p>5.69353619240398</text:p>
          </table:table-cell>
          <table:table-cell office:value-type="float" office:value="5.66051697970701" calcext:value-type="float">
            <text:p>5.66051697970701</text:p>
          </table:table-cell>
          <table:table-cell office:value-type="float" office:value="5.69757176057756" calcext:value-type="float">
            <text:p>5.69757176057756</text:p>
          </table:table-cell>
          <table:table-cell office:value-type="float" office:value="5.64497898797469" calcext:value-type="float">
            <text:p>5.64497898797469</text:p>
          </table:table-cell>
          <table:table-cell office:value-type="float" office:value="5.68360156681702" calcext:value-type="float">
            <text:p>5.68360156681702</text:p>
          </table:table-cell>
          <table:table-cell office:value-type="float" office:value="5.66091097992738" calcext:value-type="float">
            <text:p>5.66091097992738</text:p>
          </table:table-cell>
          <table:table-cell office:value-type="float" office:value="5.6187069960098" calcext:value-type="float">
            <text:p>5.6187069960098</text:p>
          </table:table-cell>
          <table:table-cell office:value-type="float" office:value="5.47252927785352" calcext:value-type="float">
            <text:p>5.47252927785352</text:p>
          </table:table-cell>
          <table:table-cell office:value-type="float" office:value="4.58530589350568" calcext:value-type="float">
            <text:p>4.58530589350568</text:p>
          </table:table-cell>
          <table:table-cell office:value-type="float" office:value="5.57286694640857" calcext:value-type="float">
            <text:p>5.57286694640857</text:p>
          </table:table-cell>
          <table:table-cell office:value-type="float" office:value="5.64280634684922" calcext:value-type="float">
            <text:p>5.64280634684922</text:p>
          </table:table-cell>
          <table:table-cell office:value-type="float" office:value="6.37826128827292" calcext:value-type="float">
            <text:p>6.37826128827292</text:p>
          </table:table-cell>
          <table:table-cell office:value-type="float" office:value="6.29362801869075" calcext:value-type="float">
            <text:p>6.29362801869075</text:p>
          </table:table-cell>
          <table:table-cell office:value-type="float" office:value="6.30535868018256" calcext:value-type="float">
            <text:p>6.30535868018256</text:p>
          </table:table-cell>
          <table:table-cell office:value-type="float" office:value="6.37143203372603" calcext:value-type="float">
            <text:p>6.37143203372603</text:p>
          </table:table-cell>
          <table:table-cell office:value-type="float" office:value="5.32189399235778" calcext:value-type="float">
            <text:p>5.32189399235778</text:p>
          </table:table-cell>
          <table:table-cell office:value-type="float" office:value="6.30231122322869" calcext:value-type="float">
            <text:p>6.30231122322869</text:p>
          </table:table-cell>
          <table:table-cell office:value-type="float" office:value="6.34155217564461" calcext:value-type="float">
            <text:p>6.34155217564461</text:p>
          </table:table-cell>
          <table:table-cell office:value-type="float" office:value="6.29029024033854" calcext:value-type="float">
            <text:p>6.29029024033854</text:p>
          </table:table-cell>
          <table:table-cell office:value-type="float" office:value="6.28635846739905" calcext:value-type="float">
            <text:p>6.28635846739905</text:p>
          </table:table-cell>
          <table:table-cell office:value-type="float" office:value="4.87245389588788" calcext:value-type="float">
            <text:p>4.87245389588788</text:p>
          </table:table-cell>
          <table:table-cell office:value-type="float" office:value="6.12628878133827" calcext:value-type="float">
            <text:p>6.12628878133827</text:p>
          </table:table-cell>
          <table:table-cell office:value-type="float" office:value="6.30815082947478" calcext:value-type="float">
            <text:p>6.30815082947478</text:p>
          </table:table-cell>
          <table:table-cell office:value-type="float" office:value="6.32030983063643" calcext:value-type="float">
            <text:p>6.32030983063643</text:p>
          </table:table-cell>
          <table:table-cell office:value-type="float" office:value="6.27312194824734" calcext:value-type="float">
            <text:p>6.27312194824734</text:p>
          </table:table-cell>
          <table:table-cell office:value-type="float" office:value="6.34321922860213" calcext:value-type="float">
            <text:p>6.34321922860213</text:p>
          </table:table-cell>
          <table:table-cell office:value-type="float" office:value="6.08255790420873" calcext:value-type="float">
            <text:p>6.08255790420873</text:p>
          </table:table-cell>
          <table:table-cell office:value-type="float" office:value="6.13579568791767" calcext:value-type="float">
            <text:p>6.13579568791767</text:p>
          </table:table-cell>
          <table:table-cell office:value-type="float" office:value="6.07084878222015" calcext:value-type="float">
            <text:p>6.07084878222015</text:p>
          </table:table-cell>
          <table:table-cell office:value-type="float" office:value="5.97072185262545" calcext:value-type="float">
            <text:p>5.97072185262545</text:p>
          </table:table-cell>
          <table:table-cell office:value-type="float" office:value="6.5500037473839" calcext:value-type="float">
            <text:p>6.5500037473839</text:p>
          </table:table-cell>
          <table:table-cell office:value-type="float" office:value="6.46527248799826" calcext:value-type="float">
            <text:p>6.46527248799826</text:p>
          </table:table-cell>
          <table:table-cell office:value-type="float" office:value="5.43204622442389" calcext:value-type="float">
            <text:p>5.43204622442389</text:p>
          </table:table-cell>
          <table:table-cell office:value-type="float" office:value="6.27548445965245" calcext:value-type="float">
            <text:p>6.27548445965245</text:p>
          </table:table-cell>
          <table:table-cell office:value-type="float" office:value="6.88203770817594" calcext:value-type="float">
            <text:p>6.88203770817594</text:p>
          </table:table-cell>
          <table:table-cell office:value-type="float" office:value="6.915052498728" calcext:value-type="float">
            <text:p>6.915052498728</text:p>
          </table:table-cell>
          <table:table-cell office:value-type="float" office:value="6.52186186697881" calcext:value-type="float">
            <text:p>6.52186186697881</text:p>
          </table:table-cell>
          <table:table-cell office:value-type="float" office:value="6.56724728474564" calcext:value-type="float">
            <text:p>6.56724728474564</text:p>
          </table:table-cell>
          <table:table-cell office:value-type="float" office:value="6.47203032982809" calcext:value-type="float">
            <text:p>6.47203032982809</text:p>
          </table:table-cell>
          <table:table-cell office:value-type="float" office:value="6.71802471395689" calcext:value-type="float">
            <text:p>6.71802471395689</text:p>
          </table:table-cell>
          <table:table-cell office:value-type="float" office:value="6.93466551766625" calcext:value-type="float">
            <text:p>6.93466551766625</text:p>
          </table:table-cell>
          <table:table-cell office:value-type="float" office:value="6.42282507005696" calcext:value-type="float">
            <text:p>6.42282507005696</text:p>
          </table:table-cell>
          <table:table-cell office:value-type="float" office:value="6.64033680716106" calcext:value-type="float">
            <text:p>6.64033680716106</text:p>
          </table:table-cell>
          <table:table-cell office:value-type="float" office:value="6.68763875614821" calcext:value-type="float">
            <text:p>6.68763875614821</text:p>
          </table:table-cell>
          <table:table-cell office:value-type="float" office:value="5.249204359586" calcext:value-type="float">
            <text:p>5.249204359586</text:p>
          </table:table-cell>
          <table:table-cell office:value-type="float" office:value="6.43326895225654" calcext:value-type="float">
            <text:p>6.43326895225654</text:p>
          </table:table-cell>
          <table:table-cell office:value-type="float" office:value="6.52523379399654" calcext:value-type="float">
            <text:p>6.52523379399654</text:p>
          </table:table-cell>
          <table:table-cell office:value-type="float" office:value="6.79725686735189" calcext:value-type="float">
            <text:p>6.79725686735189</text:p>
          </table:table-cell>
          <table:table-cell office:value-type="float" office:value="7.1064705415626" calcext:value-type="float">
            <text:p>7.1064705415626</text:p>
          </table:table-cell>
          <table:table-cell office:value-type="float" office:value="3.61545294795607" calcext:value-type="float">
            <text:p>3.61545294795607</text:p>
          </table:table-cell>
          <table:table-cell office:value-type="float" office:value="6.37775137839516" calcext:value-type="float">
            <text:p>6.37775137839516</text:p>
          </table:table-cell>
          <table:table-cell office:value-type="float" office:value="6.69536465437362" calcext:value-type="float">
            <text:p>6.69536465437362</text:p>
          </table:table-cell>
          <table:table-cell office:value-type="float" office:value="6.76923776131248" calcext:value-type="float">
            <text:p>6.76923776131248</text:p>
          </table:table-cell>
          <table:table-cell office:value-type="float" office:value="6.96375649688341" calcext:value-type="float">
            <text:p>6.96375649688341</text:p>
          </table:table-cell>
          <table:table-cell office:value-type="float" office:value="5.94644715906376" calcext:value-type="float">
            <text:p>5.94644715906376</text:p>
          </table:table-cell>
          <table:table-cell office:value-type="float" office:value="6.92942606421686" calcext:value-type="float">
            <text:p>6.92942606421686</text:p>
          </table:table-cell>
          <table:table-cell office:value-type="float" office:value="6.83670679764557" calcext:value-type="float">
            <text:p>6.83670679764557</text:p>
          </table:table-cell>
          <table:table-cell office:value-type="float" office:value="6.96754638689221" calcext:value-type="float">
            <text:p>6.96754638689221</text:p>
          </table:table-cell>
          <table:table-cell office:value-type="float" office:value="7.32238926684688" calcext:value-type="float">
            <text:p>7.32238926684688</text:p>
          </table:table-cell>
          <table:table-cell office:value-type="float" office:value="6.71432301522887" calcext:value-type="float">
            <text:p>6.71432301522887</text:p>
          </table:table-cell>
          <table:table-cell office:value-type="float" office:value="7.04019978405615" calcext:value-type="float">
            <text:p>7.04019978405615</text:p>
          </table:table-cell>
          <table:table-cell office:value-type="float" office:value="6.57369539239653" calcext:value-type="float">
            <text:p>6.57369539239653</text:p>
          </table:table-cell>
          <table:table-cell office:value-type="float" office:value="6.22370043312163" calcext:value-type="float">
            <text:p>6.22370043312163</text:p>
          </table:table-cell>
          <table:table-cell office:value-type="float" office:value="6.83380921511709" calcext:value-type="float">
            <text:p>6.83380921511709</text:p>
          </table:table-cell>
          <table:table-cell office:value-type="float" office:value="6.70876901350837" calcext:value-type="float">
            <text:p>6.70876901350837</text:p>
          </table:table-cell>
          <table:table-cell office:value-type="float" office:value="6.05916925390928" calcext:value-type="float">
            <text:p>6.05916925390928</text:p>
          </table:table-cell>
          <table:table-cell office:value-type="float" office:value="6.30521418232471" calcext:value-type="float">
            <text:p>6.30521418232471</text:p>
          </table:table-cell>
          <table:table-cell office:value-type="float" office:value="6.27548151216073" calcext:value-type="float">
            <text:p>6.27548151216073</text:p>
          </table:table-cell>
          <table:table-cell office:value-type="float" office:value="6.52002172860487" calcext:value-type="float">
            <text:p>6.52002172860487</text:p>
          </table:table-cell>
          <table:table-cell office:value-type="float" office:value="6.72585479477423" calcext:value-type="float">
            <text:p>6.72585479477423</text:p>
          </table:table-cell>
          <table:table-cell office:value-type="float" office:value="6.58904654315022" calcext:value-type="float">
            <text:p>6.58904654315022</text:p>
          </table:table-cell>
          <table:table-cell office:value-type="float" office:value="6.84135072915002" calcext:value-type="float">
            <text:p>6.84135072915002</text:p>
          </table:table-cell>
          <table:table-cell office:value-type="float" office:value="6.64296957620928" calcext:value-type="float">
            <text:p>6.64296957620928</text:p>
          </table:table-cell>
          <table:table-cell office:value-type="float" office:value="6.29045105946104" calcext:value-type="float">
            <text:p>6.29045105946104</text:p>
          </table:table-cell>
          <table:table-cell office:value-type="float" office:value="6.48768797981051" calcext:value-type="float">
            <text:p>6.48768797981051</text:p>
          </table:table-cell>
          <table:table-cell office:value-type="float" office:value="6.68339522620051" calcext:value-type="float">
            <text:p>6.68339522620051</text:p>
          </table:table-cell>
          <table:table-cell office:value-type="float" office:value="6.50344577328085" calcext:value-type="float">
            <text:p>6.50344577328085</text:p>
          </table:table-cell>
          <table:table-cell office:value-type="float" office:value="4.79182558119932" calcext:value-type="float">
            <text:p>4.79182558119932</text:p>
          </table:table-cell>
          <table:table-cell office:value-type="float" office:value="5.32348320140819" calcext:value-type="float">
            <text:p>5.32348320140819</text:p>
          </table:table-cell>
          <table:table-cell office:value-type="float" office:value="5.75559009488334" calcext:value-type="float">
            <text:p>5.75559009488334</text:p>
          </table:table-cell>
          <table:table-cell office:value-type="float" office:value="6.40292923015835" calcext:value-type="float">
            <text:p>6.40292923015835</text:p>
          </table:table-cell>
          <table:table-cell office:value-type="float" office:value="6.09931867018205" calcext:value-type="float">
            <text:p>6.09931867018205</text:p>
          </table:table-cell>
          <table:table-cell office:value-type="float" office:value="6.24445121856037" calcext:value-type="float">
            <text:p>6.24445121856037</text:p>
          </table:table-cell>
          <table:table-cell office:value-type="float" office:value="5.98983005126677" calcext:value-type="float">
            <text:p>5.98983005126677</text:p>
          </table:table-cell>
          <table:table-cell office:value-type="float" office:value="6.23132812592677" calcext:value-type="float">
            <text:p>6.23132812592677</text:p>
          </table:table-cell>
          <table:table-cell office:value-type="float" office:value="5.91821136082854" calcext:value-type="float">
            <text:p>5.91821136082854</text:p>
          </table:table-cell>
          <table:table-cell office:value-type="float" office:value="6.04110377120034" calcext:value-type="float">
            <text:p>6.04110377120034</text:p>
          </table:table-cell>
          <table:table-cell office:value-type="float" office:value="6.3386311150897" calcext:value-type="float">
            <text:p>6.3386311150897</text:p>
          </table:table-cell>
          <table:table-cell office:value-type="float" office:value="4.96214964305933" calcext:value-type="float">
            <text:p>4.96214964305933</text:p>
          </table:table-cell>
          <table:table-cell office:value-type="float" office:value="5.80788860266915" calcext:value-type="float">
            <text:p>5.80788860266915</text:p>
          </table:table-cell>
          <table:table-cell office:value-type="float" office:value="6.01050466660734" calcext:value-type="float">
            <text:p>6.01050466660734</text:p>
          </table:table-cell>
          <table:table-cell office:value-type="float" office:value="6.04862841790017" calcext:value-type="float">
            <text:p>6.04862841790017</text:p>
          </table:table-cell>
          <table:table-cell office:value-type="float" office:value="6.01542403656883" calcext:value-type="float">
            <text:p>6.01542403656883</text:p>
          </table:table-cell>
          <table:table-cell office:value-type="float" office:value="3.10521622451287" calcext:value-type="float">
            <text:p>3.10521622451287</text:p>
          </table:table-cell>
          <table:table-cell office:value-type="float" office:value="5.64337178920436" calcext:value-type="float">
            <text:p>5.64337178920436</text:p>
          </table:table-cell>
          <table:table-cell office:value-type="float" office:value="5.54756575020499" calcext:value-type="float">
            <text:p>5.54756575020499</text:p>
          </table:table-cell>
          <table:table-cell office:value-type="float" office:value="5.57530572097972" calcext:value-type="float">
            <text:p>5.57530572097972</text:p>
          </table:table-cell>
          <table:table-cell office:value-type="float" office:value="5.63926824179827" calcext:value-type="float">
            <text:p>5.63926824179827</text:p>
          </table:table-cell>
          <table:table-cell office:value-type="float" office:value="5.46035293953639" calcext:value-type="float">
            <text:p>5.46035293953639</text:p>
          </table:table-cell>
          <table:table-cell office:value-type="float" office:value="4.05930668573552" calcext:value-type="float">
            <text:p>4.05930668573552</text:p>
          </table:table-cell>
          <table:table-cell office:value-type="float" office:value="5.40637708704946" calcext:value-type="float">
            <text:p>5.40637708704946</text:p>
          </table:table-cell>
          <table:table-cell office:value-type="float" office:value="5.38594455362829" calcext:value-type="float">
            <text:p>5.38594455362829</text:p>
          </table:table-cell>
          <table:table-cell office:value-type="float" office:value="5.37716856147826" calcext:value-type="float">
            <text:p>5.37716856147826</text:p>
          </table:table-cell>
          <table:table-cell office:value-type="float" office:value="5.36330548808581" calcext:value-type="float">
            <text:p>5.36330548808581</text:p>
          </table:table-cell>
          <table:table-cell office:value-type="float" office:value="5.3975534295742" calcext:value-type="float">
            <text:p>5.3975534295742</text:p>
          </table:table-cell>
          <table:table-cell office:value-type="float" office:value="5.3020787452642" calcext:value-type="float">
            <text:p>5.3020787452642</text:p>
          </table:table-cell>
          <table:table-cell office:value-type="float" office:value="5.53142426335336" calcext:value-type="float">
            <text:p>5.53142426335336</text:p>
          </table:table-cell>
          <table:table-cell office:value-type="float" office:value="5.8658409620232" calcext:value-type="float">
            <text:p>5.8658409620232</text:p>
          </table:table-cell>
          <table:table-cell office:value-type="float" office:value="1.48597786843121" calcext:value-type="float">
            <text:p>1.48597786843121</text:p>
          </table:table-cell>
          <table:table-cell office:value-type="float" office:value="-1.43996468025185" calcext:value-type="float">
            <text:p>-1.43996468025185</text:p>
          </table:table-cell>
          <table:table-cell office:value-type="float" office:value="5.03108070469718" calcext:value-type="float">
            <text:p>5.03108070469718</text:p>
          </table:table-cell>
          <table:table-cell office:value-type="float" office:value="5.22085466862767" calcext:value-type="float">
            <text:p>5.22085466862767</text:p>
          </table:table-cell>
          <table:table-cell office:value-type="float" office:value="5.25894352765126" calcext:value-type="float">
            <text:p>5.25894352765126</text:p>
          </table:table-cell>
          <table:table-cell office:value-type="float" office:value="5.20648878976274" calcext:value-type="float">
            <text:p>5.20648878976274</text:p>
          </table:table-cell>
          <table:table-cell office:value-type="float" office:value="5.27558261338499" calcext:value-type="float">
            <text:p>5.27558261338499</text:p>
          </table:table-cell>
          <table:table-cell office:value-type="float" office:value="5.66581993652018" calcext:value-type="float">
            <text:p>5.66581993652018</text:p>
          </table:table-cell>
          <table:table-cell office:value-type="float" office:value="4.23438931236478" calcext:value-type="float">
            <text:p>4.23438931236478</text:p>
          </table:table-cell>
          <table:table-cell office:value-type="float" office:value="5.11177329266198" calcext:value-type="float">
            <text:p>5.11177329266198</text:p>
          </table:table-cell>
          <table:table-cell office:value-type="float" office:value="5.27385286138571" calcext:value-type="float">
            <text:p>5.27385286138571</text:p>
          </table:table-cell>
          <table:table-cell office:value-type="float" office:value="5.17201669241756" calcext:value-type="float">
            <text:p>5.17201669241756</text:p>
          </table:table-cell>
          <table:table-cell office:value-type="float" office:value="5.28222668048748" calcext:value-type="float">
            <text:p>5.28222668048748</text:p>
          </table:table-cell>
          <table:table-cell office:value-type="float" office:value="5.31553698578914" calcext:value-type="float">
            <text:p>5.31553698578914</text:p>
          </table:table-cell>
          <table:table-cell office:value-type="float" office:value="5.3150195263617" calcext:value-type="float">
            <text:p>5.3150195263617</text:p>
          </table:table-cell>
          <table:table-cell office:value-type="float" office:value="5.29647427749266" calcext:value-type="float">
            <text:p>5.29647427749266</text:p>
          </table:table-cell>
          <table:table-cell office:value-type="float" office:value="5.27467792991806" calcext:value-type="float">
            <text:p>5.27467792991806</text:p>
          </table:table-cell>
          <table:table-cell office:value-type="float" office:value="5.36747841848169" calcext:value-type="float">
            <text:p>5.36747841848169</text:p>
          </table:table-cell>
          <table:table-cell office:value-type="float" office:value="4.90725560573732" calcext:value-type="float">
            <text:p>4.90725560573732</text:p>
          </table:table-cell>
          <table:table-cell office:value-type="float" office:value="4.82920740134046" calcext:value-type="float">
            <text:p>4.82920740134046</text:p>
          </table:table-cell>
          <table:table-cell office:value-type="float" office:value="5.02439492343845" calcext:value-type="float">
            <text:p>5.02439492343845</text:p>
          </table:table-cell>
          <table:table-cell office:value-type="float" office:value="4.3209005647725" calcext:value-type="float">
            <text:p>4.3209005647725</text:p>
          </table:table-cell>
          <table:table-cell office:value-type="float" office:value="4.82051415151428" calcext:value-type="float">
            <text:p>4.82051415151428</text:p>
          </table:table-cell>
          <table:table-cell office:value-type="float" office:value="4.71935900665414" calcext:value-type="float">
            <text:p>4.71935900665414</text:p>
          </table:table-cell>
          <table:table-cell office:value-type="float" office:value="4.91203010752503" calcext:value-type="float">
            <text:p>4.91203010752503</text:p>
          </table:table-cell>
          <table:table-cell office:value-type="float" office:value="4.9448410465571" calcext:value-type="float">
            <text:p>4.9448410465571</text:p>
          </table:table-cell>
          <table:table-cell office:value-type="float" office:value="5.18216879792671" calcext:value-type="float">
            <text:p>5.18216879792671</text:p>
          </table:table-cell>
          <table:table-cell office:value-type="float" office:value="5.30833708263423" calcext:value-type="float">
            <text:p>5.30833708263423</text:p>
          </table:table-cell>
          <table:table-cell office:value-type="float" office:value="5.16982596366194" calcext:value-type="float">
            <text:p>5.16982596366194</text:p>
          </table:table-cell>
          <table:table-cell office:value-type="float" office:value="4.83733386781456" calcext:value-type="float">
            <text:p>4.83733386781456</text:p>
          </table:table-cell>
          <table:table-cell office:value-type="float" office:value="0.257335383489281" calcext:value-type="float">
            <text:p>0.257335383489281</text:p>
          </table:table-cell>
          <table:table-cell office:value-type="float" office:value="0.610524058856267" calcext:value-type="float">
            <text:p>0.610524058856267</text:p>
          </table:table-cell>
          <table:table-cell office:value-type="float" office:value="4.13240024469794" calcext:value-type="float">
            <text:p>4.13240024469794</text:p>
          </table:table-cell>
          <table:table-cell office:value-type="float" office:value="4.88025780757445" calcext:value-type="float">
            <text:p>4.88025780757445</text:p>
          </table:table-cell>
          <table:table-cell office:value-type="float" office:value="4.99947494160984" calcext:value-type="float">
            <text:p>4.99947494160984</text:p>
          </table:table-cell>
          <table:table-cell office:value-type="float" office:value="5.12478426187774" calcext:value-type="float">
            <text:p>5.12478426187774</text:p>
          </table:table-cell>
          <table:table-cell office:value-type="float" office:value="5.0808178528942" calcext:value-type="float">
            <text:p>5.0808178528942</text:p>
          </table:table-cell>
          <table:table-cell office:value-type="float" office:value="5.08579470253748" calcext:value-type="float">
            <text:p>5.08579470253748</text:p>
          </table:table-cell>
          <table:table-cell office:value-type="float" office:value="5.14125320156163" calcext:value-type="float">
            <text:p>5.14125320156163</text:p>
          </table:table-cell>
          <table:table-cell office:value-type="float" office:value="5.14026372760298" calcext:value-type="float">
            <text:p>5.14026372760298</text:p>
          </table:table-cell>
          <table:table-cell office:value-type="float" office:value="4.89771443014821" calcext:value-type="float">
            <text:p>4.89771443014821</text:p>
          </table:table-cell>
          <table:table-cell office:value-type="float" office:value="4.95621579345655" calcext:value-type="float">
            <text:p>4.95621579345655</text:p>
          </table:table-cell>
          <table:table-cell office:value-type="float" office:value="4.71961448943457" calcext:value-type="float">
            <text:p>4.71961448943457</text:p>
          </table:table-cell>
          <table:table-cell office:value-type="float" office:value="4.78073511429878" calcext:value-type="float">
            <text:p>4.78073511429878</text:p>
          </table:table-cell>
          <table:table-cell office:value-type="float" office:value="5.11492997157062" calcext:value-type="float">
            <text:p>5.11492997157062</text:p>
          </table:table-cell>
          <table:table-cell office:value-type="float" office:value="5.10384945732219" calcext:value-type="float">
            <text:p>5.10384945732219</text:p>
          </table:table-cell>
          <table:table-cell office:value-type="float" office:value="4.93122053902706" calcext:value-type="float">
            <text:p>4.93122053902706</text:p>
          </table:table-cell>
          <table:table-cell office:value-type="float" office:value="5.10258370574458" calcext:value-type="float">
            <text:p>5.10258370574458</text:p>
          </table:table-cell>
          <table:table-cell office:value-type="float" office:value="5.0605425161285" calcext:value-type="float">
            <text:p>5.0605425161285</text:p>
          </table:table-cell>
          <table:table-cell office:value-type="float" office:value="5.13628682743106" calcext:value-type="float">
            <text:p>5.13628682743106</text:p>
          </table:table-cell>
          <table:table-cell office:value-type="float" office:value="4.83229034030672" calcext:value-type="float">
            <text:p>4.83229034030672</text:p>
          </table:table-cell>
          <table:table-cell office:value-type="float" office:value="5.14819649642635" calcext:value-type="float">
            <text:p>5.14819649642635</text:p>
          </table:table-cell>
          <table:table-cell office:value-type="float" office:value="5.0309455691159" calcext:value-type="float">
            <text:p>5.0309455691159</text:p>
          </table:table-cell>
          <table:table-cell office:value-type="float" office:value="4.93527439424513" calcext:value-type="float">
            <text:p>4.93527439424513</text:p>
          </table:table-cell>
          <table:table-cell office:value-type="float" office:value="5.01796999113018" calcext:value-type="float">
            <text:p>5.01796999113018</text:p>
          </table:table-cell>
          <table:table-cell office:value-type="float" office:value="4.58483159168966" calcext:value-type="float">
            <text:p>4.58483159168966</text:p>
          </table:table-cell>
          <table:table-cell office:value-type="float" office:value="4.67955591115913" calcext:value-type="float">
            <text:p>4.67955591115913</text:p>
          </table:table-cell>
          <table:table-cell office:value-type="float" office:value="5.27105581692175" calcext:value-type="float">
            <text:p>5.27105581692175</text:p>
          </table:table-cell>
          <table:table-cell office:value-type="float" office:value="5.28785108120811" calcext:value-type="float">
            <text:p>5.28785108120811</text:p>
          </table:table-cell>
          <table:table-cell office:value-type="float" office:value="4.88810391079978" calcext:value-type="float">
            <text:p>4.88810391079978</text:p>
          </table:table-cell>
          <table:table-cell office:value-type="float" office:value="5.27680978998772" calcext:value-type="float">
            <text:p>5.27680978998772</text:p>
          </table:table-cell>
          <table:table-cell office:value-type="float" office:value="5.32008690257061" calcext:value-type="float">
            <text:p>5.32008690257061</text:p>
          </table:table-cell>
          <table:table-cell office:value-type="float" office:value="4.62671752266159" calcext:value-type="float">
            <text:p>4.62671752266159</text:p>
          </table:table-cell>
          <table:table-cell office:value-type="float" office:value="5.12788792049576" calcext:value-type="float">
            <text:p>5.12788792049576</text:p>
          </table:table-cell>
          <table:table-cell office:value-type="float" office:value="3.56527671735176" calcext:value-type="float">
            <text:p>3.56527671735176</text:p>
          </table:table-cell>
          <table:table-cell office:value-type="float" office:value="5.16250413137615" calcext:value-type="float">
            <text:p>5.16250413137615</text:p>
          </table:table-cell>
          <table:table-cell office:value-type="float" office:value="5.21027321449801" calcext:value-type="float">
            <text:p>5.21027321449801</text:p>
          </table:table-cell>
          <table:table-cell office:value-type="float" office:value="4.77934285055817" calcext:value-type="float">
            <text:p>4.77934285055817</text:p>
          </table:table-cell>
          <table:table-cell office:value-type="float" office:value="5.19357484563917" calcext:value-type="float">
            <text:p>5.19357484563917</text:p>
          </table:table-cell>
          <table:table-cell office:value-type="float" office:value="5.20603038726214" calcext:value-type="float">
            <text:p>5.20603038726214</text:p>
          </table:table-cell>
          <table:table-cell office:value-type="float" office:value="4.94711977040988" calcext:value-type="float">
            <text:p>4.94711977040988</text:p>
          </table:table-cell>
          <table:table-cell office:value-type="float" office:value="5.29959144113909" calcext:value-type="float">
            <text:p>5.29959144113909</text:p>
          </table:table-cell>
          <table:table-cell office:value-type="float" office:value="5.35469131533447" calcext:value-type="float">
            <text:p>5.35469131533447</text:p>
          </table:table-cell>
          <table:table-cell office:value-type="float" office:value="5.22464729913314" calcext:value-type="float">
            <text:p>5.22464729913314</text:p>
          </table:table-cell>
          <table:table-cell office:value-type="float" office:value="5.16084148775656" calcext:value-type="float">
            <text:p>5.16084148775656</text:p>
          </table:table-cell>
          <table:table-cell office:value-type="float" office:value="5.31682381314847" calcext:value-type="float">
            <text:p>5.31682381314847</text:p>
          </table:table-cell>
          <table:table-cell office:value-type="float" office:value="4.95739537744503" calcext:value-type="float">
            <text:p>4.95739537744503</text:p>
          </table:table-cell>
          <table:table-cell office:value-type="float" office:value="5.34170283117545" calcext:value-type="float">
            <text:p>5.34170283117545</text:p>
          </table:table-cell>
          <table:table-cell office:value-type="float" office:value="5.24915944905395" calcext:value-type="float">
            <text:p>5.24915944905395</text:p>
          </table:table-cell>
          <table:table-cell office:value-type="float" office:value="4.73494102108253" calcext:value-type="float">
            <text:p>4.73494102108253</text:p>
          </table:table-cell>
          <table:table-cell office:value-type="float" office:value="4.02578041271044" calcext:value-type="float">
            <text:p>4.02578041271044</text:p>
          </table:table-cell>
          <table:table-cell office:value-type="float" office:value="4.99461548457559" calcext:value-type="float">
            <text:p>4.99461548457559</text:p>
          </table:table-cell>
          <table:table-cell office:value-type="float" office:value="5.25600793989581" calcext:value-type="float">
            <text:p>5.25600793989581</text:p>
          </table:table-cell>
          <table:table-cell office:value-type="float" office:value="5.37962474152581" calcext:value-type="float">
            <text:p>5.37962474152581</text:p>
          </table:table-cell>
          <table:table-cell office:value-type="float" office:value="5.50038308267823" calcext:value-type="float">
            <text:p>5.50038308267823</text:p>
          </table:table-cell>
          <table:table-cell office:value-type="float" office:value="5.43160124158299" calcext:value-type="float">
            <text:p>5.43160124158299</text:p>
          </table:table-cell>
          <table:table-cell office:value-type="float" office:value="5.67024375010045" calcext:value-type="float">
            <text:p>5.67024375010045</text:p>
          </table:table-cell>
          <table:table-cell office:value-type="float" office:value="5.48960158174061" calcext:value-type="float">
            <text:p>5.48960158174061</text:p>
          </table:table-cell>
          <table:table-cell office:value-type="float" office:value="5.35699778628989" calcext:value-type="float">
            <text:p>5.35699778628989</text:p>
          </table:table-cell>
          <table:table-cell office:value-type="float" office:value="5.20592399617093" calcext:value-type="float">
            <text:p>5.20592399617093</text:p>
          </table:table-cell>
          <table:table-cell office:value-type="float" office:value="5.28284155844683" calcext:value-type="float">
            <text:p>5.28284155844683</text:p>
          </table:table-cell>
          <table:table-cell office:value-type="float" office:value="4.4513262574625" calcext:value-type="float">
            <text:p>4.4513262574625</text:p>
          </table:table-cell>
          <table:table-cell office:value-type="float" office:value="5.14514040986945" calcext:value-type="float">
            <text:p>5.14514040986945</text:p>
          </table:table-cell>
          <table:table-cell office:value-type="float" office:value="5.16968047081931" calcext:value-type="float">
            <text:p>5.16968047081931</text:p>
          </table:table-cell>
          <table:table-cell office:value-type="float" office:value="5.10346284283699" calcext:value-type="float">
            <text:p>5.10346284283699</text:p>
          </table:table-cell>
          <table:table-cell office:value-type="float" office:value="5.34955144770354" calcext:value-type="float">
            <text:p>5.34955144770354</text:p>
          </table:table-cell>
          <table:table-cell office:value-type="float" office:value="5.16189271350203" calcext:value-type="float">
            <text:p>5.16189271350203</text:p>
          </table:table-cell>
          <table:table-cell office:value-type="float" office:value="5.3294883611896" calcext:value-type="float">
            <text:p>5.3294883611896</text:p>
          </table:table-cell>
          <table:table-cell office:value-type="float" office:value="5.67277585948487" calcext:value-type="float">
            <text:p>5.67277585948487</text:p>
          </table:table-cell>
          <table:table-cell office:value-type="float" office:value="5.12027538121404" calcext:value-type="float">
            <text:p>5.12027538121404</text:p>
          </table:table-cell>
          <table:table-cell office:value-type="float" office:value="5.33106300286231" calcext:value-type="float">
            <text:p>5.33106300286231</text:p>
          </table:table-cell>
          <table:table-cell office:value-type="float" office:value="5.54177593673592" calcext:value-type="float">
            <text:p>5.54177593673592</text:p>
          </table:table-cell>
          <table:table-cell office:value-type="float" office:value="0.648856595117375" calcext:value-type="float">
            <text:p>0.648856595117375</text:p>
          </table:table-cell>
          <table:table-cell office:value-type="float" office:value="4.75455156679537" calcext:value-type="float">
            <text:p>4.75455156679537</text:p>
          </table:table-cell>
          <table:table-cell office:value-type="float" office:value="5.95973961479271" calcext:value-type="float">
            <text:p>5.95973961479271</text:p>
          </table:table-cell>
          <table:table-cell office:value-type="float" office:value="6.07363444274889" calcext:value-type="float">
            <text:p>6.07363444274889</text:p>
          </table:table-cell>
          <table:table-cell office:value-type="float" office:value="5.64517012363435" calcext:value-type="float">
            <text:p>5.64517012363435</text:p>
          </table:table-cell>
          <table:table-cell office:value-type="float" office:value="5.78312455000114" calcext:value-type="float">
            <text:p>5.78312455000114</text:p>
          </table:table-cell>
          <table:table-cell office:value-type="float" office:value="6.02853281255166" calcext:value-type="float">
            <text:p>6.02853281255166</text:p>
          </table:table-cell>
          <table:table-cell office:value-type="float" office:value="5.71288616326043" calcext:value-type="float">
            <text:p>5.71288616326043</text:p>
          </table:table-cell>
          <table:table-cell office:value-type="float" office:value="5.77980394158262" calcext:value-type="float">
            <text:p>5.77980394158262</text:p>
          </table:table-cell>
          <table:table-cell office:value-type="float" office:value="5.79823206086513" calcext:value-type="float">
            <text:p>5.79823206086513</text:p>
          </table:table-cell>
          <table:table-cell office:value-type="float" office:value="5.92632547329057" calcext:value-type="float">
            <text:p>5.92632547329057</text:p>
          </table:table-cell>
          <table:table-cell office:value-type="float" office:value="4.53779846118537" calcext:value-type="float">
            <text:p>4.53779846118537</text:p>
          </table:table-cell>
          <table:table-cell office:value-type="float" office:value="5.81945739130185" calcext:value-type="float">
            <text:p>5.81945739130185</text:p>
          </table:table-cell>
          <table:table-cell office:value-type="float" office:value="5.8741117578881" calcext:value-type="float">
            <text:p>5.8741117578881</text:p>
          </table:table-cell>
          <table:table-cell office:value-type="float" office:value="5.79322379322121" calcext:value-type="float">
            <text:p>5.79322379322121</text:p>
          </table:table-cell>
          <table:table-cell office:value-type="float" office:value="5.90015940976967" calcext:value-type="float">
            <text:p>5.90015940976967</text:p>
          </table:table-cell>
          <table:table-cell office:value-type="float" office:value="5.95201980474129" calcext:value-type="float">
            <text:p>5.95201980474129</text:p>
          </table:table-cell>
          <table:table-cell office:value-type="float" office:value="6.29109107322291" calcext:value-type="float">
            <text:p>6.29109107322291</text:p>
          </table:table-cell>
          <table:table-cell office:value-type="float" office:value="6.12754704807522" calcext:value-type="float">
            <text:p>6.12754704807522</text:p>
          </table:table-cell>
          <table:table-cell office:value-type="float" office:value="5.88726969358167" calcext:value-type="float">
            <text:p>5.88726969358167</text:p>
          </table:table-cell>
          <table:table-cell office:value-type="float" office:value="6.77193770471354" calcext:value-type="float">
            <text:p>6.77193770471354</text:p>
          </table:table-cell>
          <table:table-cell office:value-type="float" office:value="6.59703768767117" calcext:value-type="float">
            <text:p>6.59703768767117</text:p>
          </table:table-cell>
          <table:table-cell office:value-type="float" office:value="6.69291817981023" calcext:value-type="float">
            <text:p>6.69291817981023</text:p>
          </table:table-cell>
          <table:table-cell office:value-type="float" office:value="5.554798025642" calcext:value-type="float">
            <text:p>5.554798025642</text:p>
          </table:table-cell>
          <table:table-cell office:value-type="float" office:value="6.73644801105991" calcext:value-type="float">
            <text:p>6.73644801105991</text:p>
          </table:table-cell>
          <table:table-cell office:value-type="float" office:value="6.51373994650574" calcext:value-type="float">
            <text:p>6.51373994650574</text:p>
          </table:table-cell>
          <table:table-cell office:value-type="float" office:value="6.01820743608134" calcext:value-type="float">
            <text:p>6.01820743608134</text:p>
          </table:table-cell>
          <table:table-cell office:value-type="float" office:value="6.61750423289795" calcext:value-type="float">
            <text:p>6.61750423289795</text:p>
          </table:table-cell>
          <table:table-cell office:value-type="float" office:value="6.7455363224862" calcext:value-type="float">
            <text:p>6.7455363224862</text:p>
          </table:table-cell>
          <table:table-cell office:value-type="float" office:value="6.55784781618249" calcext:value-type="float">
            <text:p>6.55784781618249</text:p>
          </table:table-cell>
          <table:table-cell office:value-type="float" office:value="6.87930341626456" calcext:value-type="float">
            <text:p>6.87930341626456</text:p>
          </table:table-cell>
          <table:table-cell office:value-type="float" office:value="6.57960298837322" calcext:value-type="float">
            <text:p>6.57960298837322</text:p>
          </table:table-cell>
          <table:table-cell office:value-type="float" office:value="6.86838005246542" calcext:value-type="float">
            <text:p>6.86838005246542</text:p>
          </table:table-cell>
          <table:table-cell office:value-type="float" office:value="6.8682888300637" calcext:value-type="float">
            <text:p>6.8682888300637</text:p>
          </table:table-cell>
          <table:table-cell office:value-type="float" office:value="5.36268700140918" calcext:value-type="float">
            <text:p>5.36268700140918</text:p>
          </table:table-cell>
          <table:table-cell office:value-type="float" office:value="6.4703899782564" calcext:value-type="float">
            <text:p>6.4703899782564</text:p>
          </table:table-cell>
          <table:table-cell office:value-type="float" office:value="6.95255841263674" calcext:value-type="float">
            <text:p>6.95255841263674</text:p>
          </table:table-cell>
          <table:table-cell office:value-type="float" office:value="6.76246592400609" calcext:value-type="float">
            <text:p>6.76246592400609</text:p>
          </table:table-cell>
          <table:table-cell office:value-type="float" office:value="6.97389294656007" calcext:value-type="float">
            <text:p>6.97389294656007</text:p>
          </table:table-cell>
          <table:table-cell office:value-type="float" office:value="7.26285984359019" calcext:value-type="float">
            <text:p>7.26285984359019</text:p>
          </table:table-cell>
          <table:table-cell office:value-type="float" office:value="6.74085688768195" calcext:value-type="float">
            <text:p>6.74085688768195</text:p>
          </table:table-cell>
          <table:table-cell office:value-type="float" office:value="7.01364190880524" calcext:value-type="float">
            <text:p>7.01364190880524</text:p>
          </table:table-cell>
          <table:table-cell office:value-type="float" office:value="7.20306440169511" calcext:value-type="float">
            <text:p>7.20306440169511</text:p>
          </table:table-cell>
          <table:table-cell office:value-type="float" office:value="6.86997653169109" calcext:value-type="float">
            <text:p>6.86997653169109</text:p>
          </table:table-cell>
          <table:table-cell office:value-type="float" office:value="7.077909732654" calcext:value-type="float">
            <text:p>7.077909732654</text:p>
          </table:table-cell>
          <table:table-cell office:value-type="float" office:value="7.11708690107308" calcext:value-type="float">
            <text:p>7.11708690107308</text:p>
          </table:table-cell>
          <table:table-cell office:value-type="float" office:value="5.97535406227435" calcext:value-type="float">
            <text:p>5.97535406227435</text:p>
          </table:table-cell>
          <table:table-cell office:value-type="float" office:value="6.87494463530604" calcext:value-type="float">
            <text:p>6.87494463530604</text:p>
          </table:table-cell>
          <table:table-cell office:value-type="float" office:value="7.25371914740271" calcext:value-type="float">
            <text:p>7.25371914740271</text:p>
          </table:table-cell>
          <table:table-cell office:value-type="float" office:value="6.43907907994202" calcext:value-type="float">
            <text:p>6.43907907994202</text:p>
          </table:table-cell>
          <table:table-cell office:value-type="float" office:value="7.08354098614311" calcext:value-type="float">
            <text:p>7.08354098614311</text:p>
          </table:table-cell>
          <table:table-cell office:value-type="float" office:value="6.40586804033629" calcext:value-type="float">
            <text:p>6.40586804033629</text:p>
          </table:table-cell>
          <table:table-cell office:value-type="float" office:value="6.6669107688009" calcext:value-type="float">
            <text:p>6.6669107688009</text:p>
          </table:table-cell>
          <table:table-cell office:value-type="float" office:value="6.72595615242478" calcext:value-type="float">
            <text:p>6.72595615242478</text:p>
          </table:table-cell>
          <table:table-cell office:value-type="float" office:value="6.6090074831719" calcext:value-type="float">
            <text:p>6.6090074831719</text:p>
          </table:table-cell>
          <table:table-cell office:value-type="float" office:value="6.46303144151364" calcext:value-type="float">
            <text:p>6.46303144151364</text:p>
          </table:table-cell>
          <table:table-cell office:value-type="float" office:value="6.42147143345989" calcext:value-type="float">
            <text:p>6.42147143345989</text:p>
          </table:table-cell>
          <table:table-cell office:value-type="float" office:value="5.88020887362367" calcext:value-type="float">
            <text:p>5.88020887362367</text:p>
          </table:table-cell>
          <table:table-cell office:value-type="float" office:value="6.148686716635" calcext:value-type="float">
            <text:p>6.148686716635</text:p>
          </table:table-cell>
          <table:table-cell office:value-type="float" office:value="6.67834726518313" calcext:value-type="float">
            <text:p>6.67834726518313</text:p>
          </table:table-cell>
          <table:table-cell office:value-type="float" office:value="6.51520675201994" calcext:value-type="float">
            <text:p>6.51520675201994</text:p>
          </table:table-cell>
          <table:table-cell office:value-type="float" office:value="6.51808574683125" calcext:value-type="float">
            <text:p>6.51808574683125</text:p>
          </table:table-cell>
          <table:table-cell office:value-type="float" office:value="6.35190643463854" calcext:value-type="float">
            <text:p>6.35190643463854</text:p>
          </table:table-cell>
          <table:table-cell office:value-type="float" office:value="6.71291354569512" calcext:value-type="float">
            <text:p>6.71291354569512</text:p>
          </table:table-cell>
          <table:table-cell office:value-type="float" office:value="6.93733878234244" calcext:value-type="float">
            <text:p>6.93733878234244</text:p>
          </table:table-cell>
          <table:table-cell office:value-type="float" office:value="6.52251701967496" calcext:value-type="float">
            <text:p>6.52251701967496</text:p>
          </table:table-cell>
          <table:table-cell office:value-type="float" office:value="6.65236241090112" calcext:value-type="float">
            <text:p>6.65236241090112</text:p>
          </table:table-cell>
          <table:table-cell office:value-type="float" office:value="6.24594289546409" calcext:value-type="float">
            <text:p>6.24594289546409</text:p>
          </table:table-cell>
          <table:table-cell office:value-type="float" office:value="5.95531440196582" calcext:value-type="float">
            <text:p>5.95531440196582</text:p>
          </table:table-cell>
          <table:table-cell office:value-type="float" office:value="5.82484553785783" calcext:value-type="float">
            <text:p>5.82484553785783</text:p>
          </table:table-cell>
          <table:table-cell office:value-type="float" office:value="6.02180003485757" calcext:value-type="float">
            <text:p>6.02180003485757</text:p>
          </table:table-cell>
          <table:table-cell office:value-type="float" office:value="5.97947842668401" calcext:value-type="float">
            <text:p>5.97947842668401</text:p>
          </table:table-cell>
          <table:table-cell office:value-type="float" office:value="6.28143282207684" calcext:value-type="float">
            <text:p>6.28143282207684</text:p>
          </table:table-cell>
          <table:table-cell office:value-type="float" office:value="6.30264592915359" calcext:value-type="float">
            <text:p>6.30264592915359</text:p>
          </table:table-cell>
          <table:table-cell office:value-type="float" office:value="6.03330988242503" calcext:value-type="float">
            <text:p>6.03330988242503</text:p>
          </table:table-cell>
          <table:table-cell office:value-type="float" office:value="5.98756410596093" calcext:value-type="float">
            <text:p>5.98756410596093</text:p>
          </table:table-cell>
          <table:table-cell office:value-type="float" office:value="6.21563715835427" calcext:value-type="float">
            <text:p>6.21563715835427</text:p>
          </table:table-cell>
          <table:table-cell office:value-type="float" office:value="6.23452963217389" calcext:value-type="float">
            <text:p>6.23452963217389</text:p>
          </table:table-cell>
          <table:table-cell office:value-type="float" office:value="6.50316422439093" calcext:value-type="float">
            <text:p>6.50316422439093</text:p>
          </table:table-cell>
          <table:table-cell office:value-type="float" office:value="5.94420270629308" calcext:value-type="float">
            <text:p>5.94420270629308</text:p>
          </table:table-cell>
          <table:table-cell office:value-type="float" office:value="6.05409848929745" calcext:value-type="float">
            <text:p>6.05409848929745</text:p>
          </table:table-cell>
          <table:table-cell office:value-type="float" office:value="5.54403038297749" calcext:value-type="float">
            <text:p>5.54403038297749</text:p>
          </table:table-cell>
          <table:table-cell office:value-type="float" office:value="6.12370408893877" calcext:value-type="float">
            <text:p>6.12370408893877</text:p>
          </table:table-cell>
        </table:table-row>
        <table:table-row table:style-name="ro1" table:number-rows-repeated="2">
          <table:table-cell table:number-columns-repeated="1000"/>
        </table:table-row>
        <table:table-row table:style-name="ro1">
          <table:table-cell office:value-type="string" calcext:value-type="string">
            <text:p><text:s/>Number of tacts (im units) = 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Number of massive (im units) = 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Trajectory File: sinus.txt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ef Load Impact: 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mmand Line: ping -c1 192.168.222.7 &gt; /dev/null 2&gt;&amp;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ycle </text:p>
          </table:table-cell>
          <table:table-cell office:value-type="string" calcext:value-type="string">
            <text:p><text:s/>cPeriod </text:p>
          </table:table-cell>
          <table:table-cell office:value-type="string" calcext:value-type="string">
            <text:p><text:s/>count </text:p>
          </table:table-cell>
          <table:table-cell office:value-type="string" calcext:value-type="string">
            <text:p><text:s/>procDur </text:p>
          </table:table-cell>
          <table:table-cell office:value-type="string" calcext:value-type="string">
            <text:p><text:s/>procTime </text:p>
          </table:table-cell>
          <table:table-cell office:value-type="string" calcext:value-type="string">
            <text:p><text:s/>spb</text:p>
          </table:table-cell>
          <table:table-cell table:number-columns-repeated="99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6054685" calcext:value-type="float">
            <text:p>1.6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06631784600831" calcext:value-type="float">
            <text:p>-5.066317846008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4446" calcext:value-type="float">
            <text:p>173444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59809221211323" calcext:value-type="float">
            <text:p>4.5980922121132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67563" calcext:value-type="float">
            <text:p>18675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27694743197516" calcext:value-type="float">
            <text:p>4.2769474319751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28487" calcext:value-type="float">
            <text:p>162848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87185708337675" calcext:value-type="float">
            <text:p>4.8718570833767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45178" calcext:value-type="float">
            <text:p>214517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67506669954924" calcext:value-type="float">
            <text:p>3.6750666995492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682214" calcext:value-type="float">
            <text:p>768221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86516396608816" calcext:value-type="float">
            <text:p>-1.8651639660881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47012" calcext:value-type="float">
            <text:p>14470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8497871619073" calcext:value-type="float">
            <text:p>5.3849787161907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99438" calcext:value-type="float">
            <text:p>149943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3041491435908" calcext:value-type="float">
            <text:p>5.2304149143590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47281" calcext:value-type="float">
            <text:p>144728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8417143637512" calcext:value-type="float">
            <text:p>5.3841714363751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50512" calcext:value-type="float">
            <text:p>16505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81351318132677" calcext:value-type="float">
            <text:p>4.8135131813267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24593" calcext:value-type="float">
            <text:p>162459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88225426709343" calcext:value-type="float">
            <text:p>4.8822542670934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78042" calcext:value-type="float">
            <text:p>13780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9707550124156" calcext:value-type="float">
            <text:p>5.59707550124156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45073" calcext:value-type="float">
            <text:p>13450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0224149263871" calcext:value-type="float">
            <text:p>5.7022414926387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56133" calcext:value-type="float">
            <text:p>14561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5768960040234" calcext:value-type="float">
            <text:p>5.3576896004023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445751" calcext:value-type="float">
            <text:p>144575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887650296659" calcext:value-type="float">
            <text:p>5.388765029665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08917" calcext:value-type="float">
            <text:p>16089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2436363824158" calcext:value-type="float">
            <text:p>4.9243636382415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90866" calcext:value-type="float">
            <text:p>139086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5684713498425" calcext:value-type="float">
            <text:p>5.556847134984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21955" calcext:value-type="float">
            <text:p>132195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7753332533079" calcext:value-type="float">
            <text:p>5.77753332533079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37334" calcext:value-type="float">
            <text:p>143733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1412305441757" calcext:value-type="float">
            <text:p>5.41412305441757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47427" calcext:value-type="float">
            <text:p>15474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09359834039647" calcext:value-type="float">
            <text:p>5.0935983403964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7088" calcext:value-type="float">
            <text:p>15370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515734232422" calcext:value-type="float">
            <text:p>4.51573423242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89392" calcext:value-type="float">
            <text:p>13893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5447361381369" calcext:value-type="float">
            <text:p>4.9544736138136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99888" calcext:value-type="float">
            <text:p>13998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2178864566648" calcext:value-type="float">
            <text:p>4.9217886456664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19244" calcext:value-type="float">
            <text:p>15192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56644625447173" calcext:value-type="float">
            <text:p>4.56644625447173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09721" calcext:value-type="float">
            <text:p>16097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31521545513361" calcext:value-type="float">
            <text:p>4.3152154551336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23151" calcext:value-type="float">
            <text:p>14231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5021173000271" calcext:value-type="float">
            <text:p>4.8502117300027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09699" calcext:value-type="float">
            <text:p>150969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59381787917098" calcext:value-type="float">
            <text:p>4.59381787917098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48404" calcext:value-type="float">
            <text:p>144840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7382439776006" calcext:value-type="float">
            <text:p>4.77382439776006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13725" calcext:value-type="float">
            <text:p>141372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7907217262597" calcext:value-type="float">
            <text:p>4.87907217262597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33257" calcext:value-type="float">
            <text:p>143325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1948083758614" calcext:value-type="float">
            <text:p>4.8194808375861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97266" calcext:value-type="float">
            <text:p>159726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34894908092022" calcext:value-type="float">
            <text:p>4.34894908092022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803505" calcext:value-type="float">
            <text:p>380350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580881637915889" calcext:value-type="float">
            <text:p>0.580881637915889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69300" calcext:value-type="float">
            <text:p>156930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42566180549419" calcext:value-type="float">
            <text:p>4.42566180549419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79324" calcext:value-type="float">
            <text:p>167932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13137660565734" calcext:value-type="float">
            <text:p>4.13137660565734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36542" calcext:value-type="float">
            <text:p>153654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51727719491009" calcext:value-type="float">
            <text:p>4.51727719491009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512737" calcext:value-type="float">
            <text:p>151273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5850872587022" calcext:value-type="float">
            <text:p>4.5850872587022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489431" calcext:value-type="float">
            <text:p>148943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65251766586245" calcext:value-type="float">
            <text:p>4.65251766586245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439313" calcext:value-type="float">
            <text:p>143931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0116907300627" calcext:value-type="float">
            <text:p>4.8011690730062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327710" calcext:value-type="float">
            <text:p>13277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5168929024551" calcext:value-type="float">
            <text:p>5.15168929024551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823692" calcext:value-type="float">
            <text:p>18236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77320662310293" calcext:value-type="float">
            <text:p>3.7732066231029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64916" calcext:value-type="float">
            <text:p>136491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316623055638" calcext:value-type="float">
            <text:p>5.0316623055638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485577" calcext:value-type="float">
            <text:p>148557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66376988346705" calcext:value-type="float">
            <text:p>4.66376988346705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71700" calcext:value-type="float">
            <text:p>157170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41902502128909" calcext:value-type="float">
            <text:p>4.41902502128909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33767" calcext:value-type="float">
            <text:p>14337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5581411011543" calcext:value-type="float">
            <text:p>4.45581411011543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81123" calcext:value-type="float">
            <text:p>13811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827633645389" calcext:value-type="float">
            <text:p>4.61827633645389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40928" calcext:value-type="float">
            <text:p>13409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4654531926899" calcext:value-type="float">
            <text:p>4.74654531926899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77995" calcext:value-type="float">
            <text:p>12779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5530836626596" calcext:value-type="float">
            <text:p>4.95530836626596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22550" calcext:value-type="float">
            <text:p>14225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899245134523" calcext:value-type="float">
            <text:p>4.4899245134523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71745" calcext:value-type="float">
            <text:p>13717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4786605457015" calcext:value-type="float">
            <text:p>4.64786605457015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93909" calcext:value-type="float">
            <text:p>12939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0156257644091" calcext:value-type="float">
            <text:p>4.9015625764409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27843" calcext:value-type="float">
            <text:p>18278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0121101441019" calcext:value-type="float">
            <text:p>3.40121101441019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52730" calcext:value-type="float">
            <text:p>13527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0848869683497" calcext:value-type="float">
            <text:p>4.70848869683497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39953" calcext:value-type="float">
            <text:p>14399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3711674353384" calcext:value-type="float">
            <text:p>4.43711674353384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07584" calcext:value-type="float">
            <text:p>14075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585669759866" calcext:value-type="float">
            <text:p>4.53585669759866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02669" calcext:value-type="float">
            <text:p>13026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7225913094377" calcext:value-type="float">
            <text:p>4.87225913094377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3153" calcext:value-type="float">
            <text:p>13331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179997020878" calcext:value-type="float">
            <text:p>4.77179997020878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326376" calcext:value-type="float">
            <text:p>13263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9393336355981" calcext:value-type="float">
            <text:p>4.79393336355981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57369" calcext:value-type="float">
            <text:p>20573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8747799637272" calcext:value-type="float">
            <text:p>2.88747799637272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501890" calcext:value-type="float">
            <text:p>15018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5421865678732" calcext:value-type="float">
            <text:p>4.25421865678732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90310" calcext:value-type="float">
            <text:p>13903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948344830141" calcext:value-type="float">
            <text:p>4.5894834483014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68181" calcext:value-type="float">
            <text:p>19681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07994956334962" calcext:value-type="float">
            <text:p>3.07994956334962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372699" calcext:value-type="float">
            <text:p>13726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4484674025786" calcext:value-type="float">
            <text:p>4.64484674025786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358523" calcext:value-type="float">
            <text:p>13585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8992995840503" calcext:value-type="float">
            <text:p>4.6899299584050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506928" calcext:value-type="float">
            <text:p>15069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3967488814058" calcext:value-type="float">
            <text:p>4.23967488814058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354911" calcext:value-type="float">
            <text:p>13549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0149222669815" calcext:value-type="float">
            <text:p>4.70149222669815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342231" calcext:value-type="float">
            <text:p>13422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4232726320594" calcext:value-type="float">
            <text:p>4.74232726320594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303798" calcext:value-type="float">
            <text:p>13037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6849680822314" calcext:value-type="float">
            <text:p>4.86849680822314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316169" calcext:value-type="float">
            <text:p>13161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2748333771057" calcext:value-type="float">
            <text:p>4.82748333771057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28882" calcext:value-type="float">
            <text:p>28288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50445159041586" calcext:value-type="float">
            <text:p>1.50445159041586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28447" calcext:value-type="float">
            <text:p>16284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0286362895665" calcext:value-type="float">
            <text:p>3.90286362895665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19514" calcext:value-type="float">
            <text:p>18195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2104589773746" calcext:value-type="float">
            <text:p>3.42104589773746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8423" calcext:value-type="float">
            <text:p>13084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531182160011" calcext:value-type="float">
            <text:p>4.8531182160011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40780" calcext:value-type="float">
            <text:p>13407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4702468229724" calcext:value-type="float">
            <text:p>4.74702468229724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98886" calcext:value-type="float">
            <text:p>12988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8488955530946" calcext:value-type="float">
            <text:p>4.88488955530946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08151" calcext:value-type="float">
            <text:p>13081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540211379097" calcext:value-type="float">
            <text:p>4.8540211379097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47224" calcext:value-type="float">
            <text:p>14472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152423530571" calcext:value-type="float">
            <text:p>4.4152423530571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17930" calcext:value-type="float">
            <text:p>13179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2167647398546" calcext:value-type="float">
            <text:p>4.82167647398546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91615" calcext:value-type="float">
            <text:p>13916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540890035021" calcext:value-type="float">
            <text:p>4.58540890035021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04276" calcext:value-type="float">
            <text:p>13042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6690488433851" calcext:value-type="float">
            <text:p>4.86690488433851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79312" calcext:value-type="float">
            <text:p>12793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5083517721801" calcext:value-type="float">
            <text:p>4.95083517721801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95978" calcext:value-type="float">
            <text:p>14959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7134784530039" calcext:value-type="float">
            <text:p>4.27134784530039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16157" calcext:value-type="float">
            <text:p>19161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19628901282592" calcext:value-type="float">
            <text:p>3.1962890128259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95898" calcext:value-type="float">
            <text:p>15958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9054860862596" calcext:value-type="float">
            <text:p>3.99054860862596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407532" calcext:value-type="float">
            <text:p>14075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601714081352" calcext:value-type="float">
            <text:p>4.53601714081352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600113" calcext:value-type="float">
            <text:p>16001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7909337707309" calcext:value-type="float">
            <text:p>3.97909337707309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44585" calcext:value-type="float">
            <text:p>15445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324817838929" calcext:value-type="float">
            <text:p>4.1324817838929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481741" calcext:value-type="float">
            <text:p>14817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1287693285783" calcext:value-type="float">
            <text:p>4.31287693285783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370670" calcext:value-type="float">
            <text:p>13706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5127083898067" calcext:value-type="float">
            <text:p>4.65127083898067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332276" calcext:value-type="float">
            <text:p>13322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465786868871" calcext:value-type="float">
            <text:p>4.77465786868871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320158" calcext:value-type="float">
            <text:p>13201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434079499572" calcext:value-type="float">
            <text:p>4.8143407949957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342942" calcext:value-type="float">
            <text:p>13429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4002734894456" calcext:value-type="float">
            <text:p>4.74002734894456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328659" calcext:value-type="float">
            <text:p>13286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646457654531" calcext:value-type="float">
            <text:p>4.78646457654531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808466" calcext:value-type="float">
            <text:p>18084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4749643091362" calcext:value-type="float">
            <text:p>3.44749643091362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06265" calcext:value-type="float">
            <text:p>130626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2240864756354" calcext:value-type="float">
            <text:p>5.22240864756354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06926" calcext:value-type="float">
            <text:p>130692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2021157388113" calcext:value-type="float">
            <text:p>5.22021157388113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66705" calcext:value-type="float">
            <text:p>136670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2597372036688" calcext:value-type="float">
            <text:p>5.02597372036688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63443" calcext:value-type="float">
            <text:p>136344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363516872324" calcext:value-type="float">
            <text:p>5.0363516872324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78699" calcext:value-type="float">
            <text:p>127869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1503829757353" calcext:value-type="float">
            <text:p>5.31503829757353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22869" calcext:value-type="float">
            <text:p>142286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5107237781473" calcext:value-type="float">
            <text:p>4.85107237781473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26672" calcext:value-type="float">
            <text:p>132667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5508592038536" calcext:value-type="float">
            <text:p>5.1550859203853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29379" calcext:value-type="float">
            <text:p>132937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4623341288781" calcext:value-type="float">
            <text:p>5.14623341288781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09404" calcext:value-type="float">
            <text:p>140940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9236655571438" calcext:value-type="float">
            <text:p>4.89236655571438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97205" calcext:value-type="float">
            <text:p>149720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62990886500951" calcext:value-type="float">
            <text:p>4.62990886500951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03017" calcext:value-type="float">
            <text:p>210301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1542937192244" calcext:value-type="float">
            <text:p>3.1542937192244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63362" calcext:value-type="float">
            <text:p>14633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2920382038384" calcext:value-type="float">
            <text:p>4.7292038203838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18728" calcext:value-type="float">
            <text:p>141872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6373015245791" calcext:value-type="float">
            <text:p>4.86373015245791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345875" calcext:value-type="float">
            <text:p>134587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9267429235559" calcext:value-type="float">
            <text:p>5.09267429235559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423994" calcext:value-type="float">
            <text:p>142399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4763995892015" calcext:value-type="float">
            <text:p>4.84763995892015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36899" calcext:value-type="float">
            <text:p>143689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0845912760227" calcext:value-type="float">
            <text:p>4.80845912760227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26965" calcext:value-type="float">
            <text:p>142696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3858834244434" calcext:value-type="float">
            <text:p>4.8385883424443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25359" calcext:value-type="float">
            <text:p>142535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434789299908" calcext:value-type="float">
            <text:p>4.8434789299908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36674" calcext:value-type="float">
            <text:p>16366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24309971975249" calcext:value-type="float">
            <text:p>4.24309971975249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32651" calcext:value-type="float">
            <text:p>14326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2131748035314" calcext:value-type="float">
            <text:p>4.82131748035314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28175" calcext:value-type="float">
            <text:p>152817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54099064680876" calcext:value-type="float">
            <text:p>4.54099064680876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516682" calcext:value-type="float">
            <text:p>151668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57377622711775" calcext:value-type="float">
            <text:p>4.57377622711775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557384" calcext:value-type="float">
            <text:p>155738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45876446697917" calcext:value-type="float">
            <text:p>4.45876446697917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82193" calcext:value-type="float">
            <text:p>158219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9710545577281" calcext:value-type="float">
            <text:p>4.99710545577281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19999" calcext:value-type="float">
            <text:p>151999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17126702111394" calcext:value-type="float">
            <text:p>5.17126702111394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01442" calcext:value-type="float">
            <text:p>14014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2394875554862" calcext:value-type="float">
            <text:p>5.52394875554862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42086" calcext:value-type="float">
            <text:p>164208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83574105908633" calcext:value-type="float">
            <text:p>4.8357410590863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08500" calcext:value-type="float">
            <text:p>14085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0213153014227" calcext:value-type="float">
            <text:p>5.50213153014227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236176" calcext:value-type="float">
            <text:p>423617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19960089343398" calcext:value-type="float">
            <text:p>0.719960089343398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279482" calcext:value-type="float">
            <text:p>227948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41133837204284" calcext:value-type="float">
            <text:p>3.41133837204284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69932" calcext:value-type="float">
            <text:p>18699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27144190613278" calcext:value-type="float">
            <text:p>4.27144190613278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97573" calcext:value-type="float">
            <text:p>14975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3582002840971" calcext:value-type="float">
            <text:p>5.23582002840971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11280" calcext:value-type="float">
            <text:p>18112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40984412633015" calcext:value-type="float">
            <text:p>4.40984412633015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66468" calcext:value-type="float">
            <text:p>156646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04048476848502" calcext:value-type="float">
            <text:p>5.04048476848502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248902" calcext:value-type="float">
            <text:p>424890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06932900387028" calcext:value-type="float">
            <text:p>0.706932900387028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12211" calcext:value-type="float">
            <text:p>161221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1548124349002" calcext:value-type="float">
            <text:p>4.91548124349002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00293" calcext:value-type="float">
            <text:p>160029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4770498784188" calcext:value-type="float">
            <text:p>4.94770498784188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479301" calcext:value-type="float">
            <text:p>147930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8913453504245" calcext:value-type="float">
            <text:p>5.28913453504245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35793" calcext:value-type="float">
            <text:p>143579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1878172673374" calcext:value-type="float">
            <text:p>5.41878172673374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617944" calcext:value-type="float">
            <text:p>161794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0006518525692" calcext:value-type="float">
            <text:p>4.90006518525692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14847" calcext:value-type="float">
            <text:p>131484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0094784530457" calcext:value-type="float">
            <text:p>5.80094784530457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95861" calcext:value-type="float">
            <text:p>129586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6411584723115" calcext:value-type="float">
            <text:p>5.86411584723115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271793" calcext:value-type="float">
            <text:p>127179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4553574056202" calcext:value-type="float">
            <text:p>5.94553574056202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71666" calcext:value-type="float">
            <text:p>12716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5177949240743" calcext:value-type="float">
            <text:p>6.65177949240743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93171" calcext:value-type="float">
            <text:p>129317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7895052354684" calcext:value-type="float">
            <text:p>6.57895052354684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98922" calcext:value-type="float">
            <text:p>129892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5967936573247" calcext:value-type="float">
            <text:p>6.55967936573247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75650" calcext:value-type="float">
            <text:p>127565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3819475752042" calcext:value-type="float">
            <text:p>6.63819475752042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94648" calcext:value-type="float">
            <text:p>129464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7399304375847" calcext:value-type="float">
            <text:p>6.57399304375847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90174" calcext:value-type="float">
            <text:p>149017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96314027415028" calcext:value-type="float">
            <text:p>5.96314027415028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26896" calcext:value-type="float">
            <text:p>132689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6714124247648" calcext:value-type="float">
            <text:p>6.46714124247648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83706" calcext:value-type="float">
            <text:p>128370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1085438048012" calcext:value-type="float">
            <text:p>6.61085438048012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82184" calcext:value-type="float">
            <text:p>128218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1600655987191" calcext:value-type="float">
            <text:p>6.61600655987191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65151" calcext:value-type="float">
            <text:p>146515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03668623292695" calcext:value-type="float">
            <text:p>6.03668623292695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87154" calcext:value-type="float">
            <text:p>128715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9920498478015" calcext:value-type="float">
            <text:p>6.59920498478015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64309" calcext:value-type="float">
            <text:p>126430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7697779654577" calcext:value-type="float">
            <text:p>6.67697779654577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286578" calcext:value-type="float">
            <text:p>128657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0114888279092" calcext:value-type="float">
            <text:p>6.60114888279092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85431" calcext:value-type="float">
            <text:p>128543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0502239803729" calcext:value-type="float">
            <text:p>6.6050223980372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71568" calcext:value-type="float">
            <text:p>127156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5211419113549" calcext:value-type="float">
            <text:p>6.65211419113549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84012" calcext:value-type="float">
            <text:p>128401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0981926593802" calcext:value-type="float">
            <text:p>6.60981926593802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96888" calcext:value-type="float">
            <text:p>129688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664853735449" calcext:value-type="float">
            <text:p>6.5664853735449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15563" calcext:value-type="float">
            <text:p>15155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3334703374289" calcext:value-type="float">
            <text:p>6.43334703374289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10664" calcext:value-type="float">
            <text:p>13106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6417326685671" calcext:value-type="float">
            <text:p>7.06417326685671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3959" calcext:value-type="float">
            <text:p>128395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5357541662136" calcext:value-type="float">
            <text:p>7.15357541662136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67345" calcext:value-type="float">
            <text:p>12673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1013841746952" calcext:value-type="float">
            <text:p>7.21013841746952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95764" calcext:value-type="float">
            <text:p>12957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1382787670751" calcext:value-type="float">
            <text:p>7.11382787670751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03897" calcext:value-type="float">
            <text:p>13038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8665411409137" calcext:value-type="float">
            <text:p>7.08665411409137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73620" calcext:value-type="float">
            <text:p>12736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8868827223788" calcext:value-type="float">
            <text:p>7.18868827223788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80243" calcext:value-type="float">
            <text:p>14802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3575681514292" calcext:value-type="float">
            <text:p>6.53575681514292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94550" calcext:value-type="float">
            <text:p>129455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1789868464533" calcext:value-type="float">
            <text:p>7.11789868464533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97763" calcext:value-type="float">
            <text:p>14977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8465599729005" calcext:value-type="float">
            <text:p>6.48465599729005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69879" calcext:value-type="float">
            <text:p>12698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0146356193414" calcext:value-type="float">
            <text:p>7.20146356193414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04909" calcext:value-type="float">
            <text:p>170490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92207494158523" calcext:value-type="float">
            <text:p>5.92207494158523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27181" calcext:value-type="float">
            <text:p>15271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001818525032" calcext:value-type="float">
            <text:p>6.4001818525032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92521" calcext:value-type="float">
            <text:p>14925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9988247080324" calcext:value-type="float">
            <text:p>6.49988247080324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09774" calcext:value-type="float">
            <text:p>13097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6712332408956" calcext:value-type="float">
            <text:p>7.06712332408956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73661" calcext:value-type="float">
            <text:p>12736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8854846768738" calcext:value-type="float">
            <text:p>7.18854846768738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72666" calcext:value-type="float">
            <text:p>12726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9194255675362" calcext:value-type="float">
            <text:p>7.19194255675362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64655" calcext:value-type="float">
            <text:p>13646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8885826749236" calcext:value-type="float">
            <text:p>6.88885826749236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25201" calcext:value-type="float">
            <text:p>15252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0581616167406" calcext:value-type="float">
            <text:p>6.40581616167406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14069" calcext:value-type="float">
            <text:p>13140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5290527471858" calcext:value-type="float">
            <text:p>7.05290527471858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94802" calcext:value-type="float">
            <text:p>12948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170533595618" calcext:value-type="float">
            <text:p>7.1170533595618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66525" calcext:value-type="float">
            <text:p>12665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1294930743304" calcext:value-type="float">
            <text:p>7.21294930743304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99905" calcext:value-type="float">
            <text:p>12999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9997083272153" calcext:value-type="float">
            <text:p>7.09997083272153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65809" calcext:value-type="float">
            <text:p>156580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29169912529242" calcext:value-type="float">
            <text:p>6.29169912529242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06844" calcext:value-type="float">
            <text:p>13068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7684949247808" calcext:value-type="float">
            <text:p>7.07684949247808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74745" calcext:value-type="float">
            <text:p>12747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8485380328323" calcext:value-type="float">
            <text:p>7.18485380328323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96596" calcext:value-type="float">
            <text:p>14965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8804117379055" calcext:value-type="float">
            <text:p>6.48804117379055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279922" calcext:value-type="float">
            <text:p>12799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6725193493374" calcext:value-type="float">
            <text:p>7.16725193493374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82950" calcext:value-type="float">
            <text:p>128295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5698966430065" calcext:value-type="float">
            <text:p>7.15698966430065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79178" calcext:value-type="float">
            <text:p>13791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4288376640673" calcext:value-type="float">
            <text:p>6.84288376640673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98707" calcext:value-type="float">
            <text:p>15987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65782132594797" calcext:value-type="float">
            <text:p>5.65782132594797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79646" calcext:value-type="float">
            <text:p>137964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9783343000631" calcext:value-type="float">
            <text:p>6.29783343000631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53287" calcext:value-type="float">
            <text:p>145328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0719962043322" calcext:value-type="float">
            <text:p>6.0719962043322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963238" calcext:value-type="float">
            <text:p>296323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97784474787294" calcext:value-type="float">
            <text:p>2.97784474787294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76981" calcext:value-type="float">
            <text:p>147698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00176100585166" calcext:value-type="float">
            <text:p>6.00176100585166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77723" calcext:value-type="float">
            <text:p>177772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19686917822893" calcext:value-type="float">
            <text:p>5.19686917822893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99897" calcext:value-type="float">
            <text:p>14998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93489572657266" calcext:value-type="float">
            <text:p>5.93489572657266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95052" calcext:value-type="float">
            <text:p>199505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4.69596789302942" calcext:value-type="float">
            <text:p>4.69596789302942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21195" calcext:value-type="float">
            <text:p>182119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09194559830644" calcext:value-type="float">
            <text:p>5.09194559830644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548104" calcext:value-type="float">
            <text:p>554810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254064157451103" calcext:value-type="float">
            <text:p>0.254064157451103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69731" calcext:value-type="float">
            <text:p>186973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4.97771880469285" calcext:value-type="float">
            <text:p>4.97771880469285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74832" calcext:value-type="float">
            <text:p>147483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00808457043045" calcext:value-type="float">
            <text:p>6.00808457043045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61803" calcext:value-type="float">
            <text:p>136180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5436722557068" calcext:value-type="float">
            <text:p>6.35436722557068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315831" calcext:value-type="float">
            <text:p>131583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0350895297827" calcext:value-type="float">
            <text:p>6.50350895297827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47537" calcext:value-type="float">
            <text:p>134753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0010310470467" calcext:value-type="float">
            <text:p>6.40010310470467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19538" calcext:value-type="float">
            <text:p>131953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9129107604165" calcext:value-type="float">
            <text:p>6.49129107604165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74078" calcext:value-type="float">
            <text:p>137407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1539622838941" calcext:value-type="float">
            <text:p>6.31539622838941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61068" calcext:value-type="float">
            <text:p>306106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13097027010246" calcext:value-type="float">
            <text:p>2.13097027010246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71702" calcext:value-type="float">
            <text:p>147170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115012426498" calcext:value-type="float">
            <text:p>5.3115012426498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57728" calcext:value-type="float">
            <text:p>14577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529350855657" calcext:value-type="float">
            <text:p>5.3529350855657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355935" calcext:value-type="float">
            <text:p>235593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26806700194953" calcext:value-type="float">
            <text:p>3.26806700194953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56044" calcext:value-type="float">
            <text:p>365604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35958590566835" calcext:value-type="float">
            <text:p>1.35958590566835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37316" calcext:value-type="float">
            <text:p>15373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12206857102658" calcext:value-type="float">
            <text:p>5.12206857102658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01012" calcext:value-type="float">
            <text:p>14010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2528149199092" calcext:value-type="float">
            <text:p>5.52528149199092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46163" calcext:value-type="float">
            <text:p>14461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8752758396209" calcext:value-type="float">
            <text:p>5.38752758396209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21878" calcext:value-type="float">
            <text:p>142187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6107669686147" calcext:value-type="float">
            <text:p>5.46107669686147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91828" calcext:value-type="float">
            <text:p>13918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5384435201038" calcext:value-type="float">
            <text:p>5.55384435201038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29706" calcext:value-type="float">
            <text:p>142970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3723264566685" calcext:value-type="float">
            <text:p>5.43723264566685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26952" calcext:value-type="float">
            <text:p>142695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456063983086" calcext:value-type="float">
            <text:p>5.4456063983086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07687" calcext:value-type="float">
            <text:p>220768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5503250403274" calcext:value-type="float">
            <text:p>3.5503250403274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19187" calcext:value-type="float">
            <text:p>141918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6930380043212" calcext:value-type="float">
            <text:p>5.46930380043212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08724" calcext:value-type="float">
            <text:p>13087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212193755261" calcext:value-type="float">
            <text:p>5.8212193755261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69572" calcext:value-type="float">
            <text:p>12695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5312668707995" calcext:value-type="float">
            <text:p>5.95312668707995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47936" calcext:value-type="float">
            <text:p>134793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9300731948796" calcext:value-type="float">
            <text:p>5.69300731948796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12241" calcext:value-type="float">
            <text:p>13122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0956401492709" calcext:value-type="float">
            <text:p>5.80956401492709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39552" calcext:value-type="float">
            <text:p>133955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2010427209467" calcext:value-type="float">
            <text:p>5.72010427209467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58607" calcext:value-type="float">
            <text:p>13586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5876156444374" calcext:value-type="float">
            <text:p>5.65876156444374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618842" calcext:value-type="float">
            <text:p>261884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20162857939649" calcext:value-type="float">
            <text:p>2.20162857939649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203141" calcext:value-type="float">
            <text:p>32031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2696098876169" calcext:value-type="float">
            <text:p>1.32696098876169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611441" calcext:value-type="float">
            <text:p>16114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31057746064673" calcext:value-type="float">
            <text:p>4.31057746064673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98662" calcext:value-type="float">
            <text:p>14986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62568459797749" calcext:value-type="float">
            <text:p>4.62568459797749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506195" calcext:value-type="float">
            <text:p>150619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60390953722876" calcext:value-type="float">
            <text:p>4.60390953722876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58822" calcext:value-type="float">
            <text:p>145882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4269851157545" calcext:value-type="float">
            <text:p>4.74269851157545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58671" calcext:value-type="float">
            <text:p>125867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8359929205152" calcext:value-type="float">
            <text:p>5.38359929205152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94127" calcext:value-type="float">
            <text:p>129412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6295257099263" calcext:value-type="float">
            <text:p>5.26295257099263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05322" calcext:value-type="float">
            <text:p>130532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2554497588983" calcext:value-type="float">
            <text:p>5.22554497588983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85554" calcext:value-type="float">
            <text:p>128555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9181831291995" calcext:value-type="float">
            <text:p>5.29181831291995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73172" calcext:value-type="float">
            <text:p>137317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0547216040526" calcext:value-type="float">
            <text:p>5.00547216040526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73256" calcext:value-type="float">
            <text:p>127325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3356423905398" calcext:value-type="float">
            <text:p>5.33356423905398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299226" calcext:value-type="float">
            <text:p>129922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458745224829" calcext:value-type="float">
            <text:p>5.2458745224829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49425" calcext:value-type="float">
            <text:p>154942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48101596260071" calcext:value-type="float">
            <text:p>4.48101596260071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93780" calcext:value-type="float">
            <text:p>129378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6411722015601" calcext:value-type="float">
            <text:p>5.26411722015601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73431" calcext:value-type="float">
            <text:p>127343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3296737313012" calcext:value-type="float">
            <text:p>5.33296737313012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29934" calcext:value-type="float">
            <text:p>132993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4442066319678" calcext:value-type="float">
            <text:p>5.14442066319678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76967" calcext:value-type="float">
            <text:p>127696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2092481136536" calcext:value-type="float">
            <text:p>5.32092481136536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263737" calcext:value-type="float">
            <text:p>126373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6615454240331" calcext:value-type="float">
            <text:p>5.36615454240331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450581" calcext:value-type="float">
            <text:p>145058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6730170609503" calcext:value-type="float">
            <text:p>4.76730170609503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299606" calcext:value-type="float">
            <text:p>129960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4460447575191" calcext:value-type="float">
            <text:p>5.24460447575191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306302" calcext:value-type="float">
            <text:p>13063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2228563524783" calcext:value-type="float">
            <text:p>5.22228563524783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78192" calcext:value-type="float">
            <text:p>12781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1676060255415" calcext:value-type="float">
            <text:p>5.31676060255415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05690" calcext:value-type="float">
            <text:p>13056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621991337081" calcext:value-type="float">
            <text:p>4.8621991337081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84949" calcext:value-type="float">
            <text:p>12849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317410059304" calcext:value-type="float">
            <text:p>4.9317410059304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6962" calcext:value-type="float">
            <text:p>15069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3957690173507" calcext:value-type="float">
            <text:p>4.23957690173507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64269" calcext:value-type="float">
            <text:p>14642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6439123291362" calcext:value-type="float">
            <text:p>4.36439123291362</text:p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82231" calcext:value-type="float">
            <text:p>13822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479362441818" calcext:value-type="float">
            <text:p>4.61479362441818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73761" calcext:value-type="float">
            <text:p>12737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6972043798329" calcext:value-type="float">
            <text:p>4.96972043798329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60246" calcext:value-type="float">
            <text:p>12602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1604663659103" calcext:value-type="float">
            <text:p>5.01604663659103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472114" calcext:value-type="float">
            <text:p>24721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08991497229401" calcext:value-type="float">
            <text:p>2.08991497229401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35696" calcext:value-type="float">
            <text:p>15356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5754738255678" calcext:value-type="float">
            <text:p>4.15754738255678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68920" calcext:value-type="float">
            <text:p>14689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5061847344808" calcext:value-type="float">
            <text:p>4.35061847344808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71234" calcext:value-type="float">
            <text:p>13712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4948418203536" calcext:value-type="float">
            <text:p>4.64948418203536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39671" calcext:value-type="float">
            <text:p>15396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463206149748" calcext:value-type="float">
            <text:p>4.1463206149748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76826" calcext:value-type="float">
            <text:p>18768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2863598015715" calcext:value-type="float">
            <text:p>3.286359801571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27687" calcext:value-type="float">
            <text:p>15276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8025608356167" calcext:value-type="float">
            <text:p>4.18025608356167</text:p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18532" calcext:value-type="float">
            <text:p>16185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2938701067259" calcext:value-type="float">
            <text:p>3.92938701067259</text:p>
          </table:table-cell>
          <table:table-cell/>
          <table:table-cell office:value-type="float" office:value="258" calcext:value-type="float">
            <text:p>2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99332" calcext:value-type="float">
            <text:p>13993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6139225612285" calcext:value-type="float">
            <text:p>4.56139225612285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86211" calcext:value-type="float">
            <text:p>12862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2747771869681" calcext:value-type="float">
            <text:p>4.9274777186968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73432" calcext:value-type="float">
            <text:p>12734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084232301784" calcext:value-type="float">
            <text:p>4.97084232301784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71460" calcext:value-type="float">
            <text:p>12714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757289460773" calcext:value-type="float">
            <text:p>4.97757289460773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04771" calcext:value-type="float">
            <text:p>14047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4454458220074" calcext:value-type="float">
            <text:p>4.54454458220074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86925" calcext:value-type="float">
            <text:p>12869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2506753697274" calcext:value-type="float">
            <text:p>4.92506753697274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71055" calcext:value-type="float">
            <text:p>12710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895647949638" calcext:value-type="float">
            <text:p>4.97895647949638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84388" calcext:value-type="float">
            <text:p>12843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3363752015348" calcext:value-type="float">
            <text:p>4.93363752015348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630707" calcext:value-type="float">
            <text:p>16307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9684055863583" calcext:value-type="float">
            <text:p>3.89684055863583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352215" calcext:value-type="float">
            <text:p>13522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1014242111315" calcext:value-type="float">
            <text:p>4.71014242111315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08241" calcext:value-type="float">
            <text:p>14082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383006966697" calcext:value-type="float">
            <text:p>4.53383006966697</text:p>
          </table:table-cell>
          <table:table-cell/>
          <table:table-cell office:value-type="float" office:value="269" calcext:value-type="float">
            <text:p>2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82497" calcext:value-type="float">
            <text:p>12824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4003633438822" calcext:value-type="float">
            <text:p>4.94003633438822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79363" calcext:value-type="float">
            <text:p>12793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5066204840267" calcext:value-type="float">
            <text:p>4.95066204840267</text:p>
          </table:table-cell>
          <table:table-cell/>
          <table:table-cell office:value-type="float" office:value="271" calcext:value-type="float">
            <text:p>2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46043" calcext:value-type="float">
            <text:p>12460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6526961572633" calcext:value-type="float">
            <text:p>5.06526961572633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96034" calcext:value-type="float">
            <text:p>12960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9443596414763" calcext:value-type="float">
            <text:p>4.89443596414763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12179" calcext:value-type="float">
            <text:p>13121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4066908262648" calcext:value-type="float">
            <text:p>4.84066908262648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17518" calcext:value-type="float">
            <text:p>13175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2303434048863" calcext:value-type="float">
            <text:p>4.82303434048863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23021" calcext:value-type="float">
            <text:p>14230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88486821665" calcext:value-type="float">
            <text:p>4.488486821665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43050" calcext:value-type="float">
            <text:p>13430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396781014109" calcext:value-type="float">
            <text:p>4.7396781014109</text:p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55306" calcext:value-type="float">
            <text:p>13553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0022630355202" calcext:value-type="float">
            <text:p>4.70022630355202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727180" calcext:value-type="float">
            <text:p>17271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4722390915595" calcext:value-type="float">
            <text:p>3.64722390915595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66361" calcext:value-type="float">
            <text:p>14663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5819089912557" calcext:value-type="float">
            <text:p>4.35819089912557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32274" calcext:value-type="float">
            <text:p>14322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6033883059314" calcext:value-type="float">
            <text:p>4.46033883059314</text:p>
          </table:table-cell>
          <table:table-cell/>
          <table:table-cell office:value-type="float" office:value="281" calcext:value-type="float">
            <text:p>2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374982" calcext:value-type="float">
            <text:p>13749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3762978508476" calcext:value-type="float">
            <text:p>4.63762978508476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13180" calcext:value-type="float">
            <text:p>13131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3735731614082" calcext:value-type="float">
            <text:p>4.83735731614082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98799" calcext:value-type="float">
            <text:p>12987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8518045755465" calcext:value-type="float">
            <text:p>4.88518045755465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14000" calcext:value-type="float">
            <text:p>1314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34646261042" calcext:value-type="float">
            <text:p>4.834646261042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29519" calcext:value-type="float">
            <text:p>13295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365443164555" calcext:value-type="float">
            <text:p>4.78365443164555</text:p>
          </table:table-cell>
          <table:table-cell/>
          <table:table-cell office:value-type="float" office:value="286" calcext:value-type="float">
            <text:p>2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21163" calcext:value-type="float">
            <text:p>14211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9416099226831" calcext:value-type="float">
            <text:p>4.49416099226831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02200" calcext:value-type="float">
            <text:p>15022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5332233683773" calcext:value-type="float">
            <text:p>4.25332233683773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72952" calcext:value-type="float">
            <text:p>13729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4404637266393" calcext:value-type="float">
            <text:p>4.64404637266393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646828" calcext:value-type="float">
            <text:p>16468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5411748898727" calcext:value-type="float">
            <text:p>3.85411748898727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25073" calcext:value-type="float">
            <text:p>15250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8769358964241" calcext:value-type="float">
            <text:p>4.18769358964241</text:p>
          </table:table-cell>
          <table:table-cell/>
          <table:table-cell office:value-type="float" office:value="291" calcext:value-type="float">
            <text:p>2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338204" calcext:value-type="float">
            <text:p>13382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5537667641275" calcext:value-type="float">
            <text:p>4.75537667641275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319875" calcext:value-type="float">
            <text:p>13198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527188440899" calcext:value-type="float">
            <text:p>4.81527188440899</text:p>
          </table:table-cell>
          <table:table-cell/>
          <table:table-cell office:value-type="float" office:value="293" calcext:value-type="float">
            <text:p>2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64256" calcext:value-type="float">
            <text:p>136425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337628280933" calcext:value-type="float">
            <text:p>5.0337628280933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19307" calcext:value-type="float">
            <text:p>14193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6195810589393" calcext:value-type="float">
            <text:p>4.86195810589393</text:p>
          </table:table-cell>
          <table:table-cell/>
          <table:table-cell office:value-type="float" office:value="295" calcext:value-type="float">
            <text:p>2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10302" calcext:value-type="float">
            <text:p>14103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8960033499538" calcext:value-type="float">
            <text:p>4.88960033499538</text:p>
          </table:table-cell>
          <table:table-cell/>
          <table:table-cell office:value-type="float" office:value="296" calcext:value-type="float">
            <text:p>2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53573" calcext:value-type="float">
            <text:p>135357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6790472476836" calcext:value-type="float">
            <text:p>5.06790472476836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91059" calcext:value-type="float">
            <text:p>139105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4926604865195" calcext:value-type="float">
            <text:p>4.94926604865195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01953" calcext:value-type="float">
            <text:p>14019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1538700997401" calcext:value-type="float">
            <text:p>4.91538700997401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09475" calcext:value-type="float">
            <text:p>140947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9214778145538" calcext:value-type="float">
            <text:p>4.89214778145538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360036" calcext:value-type="float">
            <text:p>136003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4721751048047" calcext:value-type="float">
            <text:p>5.04721751048047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598357" calcext:value-type="float">
            <text:p>159835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34598367919314" calcext:value-type="float">
            <text:p>4.34598367919314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23890" calcext:value-type="float">
            <text:p>142389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4795715320291" calcext:value-type="float">
            <text:p>4.84795715320291</text:p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08061" calcext:value-type="float">
            <text:p>130806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1644157985888" calcext:value-type="float">
            <text:p>5.21644157985888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09713" calcext:value-type="float">
            <text:p>140971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9141450586724" calcext:value-type="float">
            <text:p>4.89141450586724</text:p>
          </table:table-cell>
          <table:table-cell/>
          <table:table-cell office:value-type="float" office:value="305" calcext:value-type="float">
            <text:p>3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71379" calcext:value-type="float">
            <text:p>137137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1114660490881" calcext:value-type="float">
            <text:p>5.01114660490881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27851" calcext:value-type="float">
            <text:p>15278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54191152518259" calcext:value-type="float">
            <text:p>4.54191152518259</text:p>
          </table:table-cell>
          <table:table-cell/>
          <table:table-cell office:value-type="float" office:value="307" calcext:value-type="float">
            <text:p>3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433798" calcext:value-type="float">
            <text:p>14337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1784185041987" calcext:value-type="float">
            <text:p>4.81784185041987</text:p>
          </table:table-cell>
          <table:table-cell/>
          <table:table-cell office:value-type="float" office:value="308" calcext:value-type="float">
            <text:p>3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836090" calcext:value-type="float">
            <text:p>783609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5827260065858" calcext:value-type="float">
            <text:p>-2.55827260065858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70489" calcext:value-type="float">
            <text:p>13704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1396601198799" calcext:value-type="float">
            <text:p>5.01396601198799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327228" calcext:value-type="float">
            <text:p>132722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5326620046019" calcext:value-type="float">
            <text:p>5.15326620046019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63574" calcext:value-type="float">
            <text:p>12635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6671474255793" calcext:value-type="float">
            <text:p>5.36671474255793</text:p>
          </table:table-cell>
          <table:table-cell/>
          <table:table-cell office:value-type="float" office:value="312" calcext:value-type="float">
            <text:p>3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76998" calcext:value-type="float">
            <text:p>12769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2081938212933" calcext:value-type="float">
            <text:p>5.32081938212933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365653" calcext:value-type="float">
            <text:p>13656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2931792209695" calcext:value-type="float">
            <text:p>5.02931792209695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96096" calcext:value-type="float">
            <text:p>239609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58767941147254" calcext:value-type="float">
            <text:p>2.58767941147254</text:p>
          </table:table-cell>
          <table:table-cell/>
          <table:table-cell office:value-type="float" office:value="315" calcext:value-type="float">
            <text:p>3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86050" calcext:value-type="float">
            <text:p>138605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6493258114218" calcext:value-type="float">
            <text:p>4.96493258114218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71347" calcext:value-type="float">
            <text:p>127134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4705901762042" calcext:value-type="float">
            <text:p>5.94705901762042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80624" calcext:value-type="float">
            <text:p>12806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1548367717856" calcext:value-type="float">
            <text:p>5.91548367717856</text:p>
          </table:table-cell>
          <table:table-cell/>
          <table:table-cell office:value-type="float" office:value="318" calcext:value-type="float">
            <text:p>3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68596" calcext:value-type="float">
            <text:p>156859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03458901133669" calcext:value-type="float">
            <text:p>5.03458901133669</text:p>
          </table:table-cell>
          <table:table-cell/>
          <table:table-cell office:value-type="float" office:value="319" calcext:value-type="float">
            <text:p>3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106192" calcext:value-type="float">
            <text:p>210619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75472045492367" calcext:value-type="float">
            <text:p>3.75472045492367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334019" calcext:value-type="float">
            <text:p>133401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3807989195973" calcext:value-type="float">
            <text:p>5.7380798919597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72017" calcext:value-type="float">
            <text:p>12720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4477088812258" calcext:value-type="float">
            <text:p>5.94477088812258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269953" calcext:value-type="float">
            <text:p>12699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5182355992943" calcext:value-type="float">
            <text:p>5.95182355992943</text:p>
          </table:table-cell>
          <table:table-cell/>
          <table:table-cell office:value-type="float" office:value="323" calcext:value-type="float">
            <text:p>3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88836" calcext:value-type="float">
            <text:p>128883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8772345963504" calcext:value-type="float">
            <text:p>5.88772345963504</text:p>
          </table:table-cell>
          <table:table-cell/>
          <table:table-cell office:value-type="float" office:value="324" calcext:value-type="float">
            <text:p>3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614872" calcext:value-type="float">
            <text:p>16148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0831899895978" calcext:value-type="float">
            <text:p>4.90831899895978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65397" calcext:value-type="float">
            <text:p>126539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6743203835925" calcext:value-type="float">
            <text:p>5.96743203835925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55859" calcext:value-type="float">
            <text:p>135585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6755476092492" calcext:value-type="float">
            <text:p>5.66755476092492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59901" calcext:value-type="float">
            <text:p>125990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8633583696942" calcext:value-type="float">
            <text:p>5.98633583696942</text:p>
          </table:table-cell>
          <table:table-cell/>
          <table:table-cell office:value-type="float" office:value="328" calcext:value-type="float">
            <text:p>3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58407" calcext:value-type="float">
            <text:p>12584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9148878912684" calcext:value-type="float">
            <text:p>5.99148878912684</text:p>
          </table:table-cell>
          <table:table-cell/>
          <table:table-cell office:value-type="float" office:value="329" calcext:value-type="float">
            <text:p>3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84154" calcext:value-type="float">
            <text:p>12841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0352895447627" calcext:value-type="float">
            <text:p>5.90352895447627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78031" calcext:value-type="float">
            <text:p>137803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9711016824277" calcext:value-type="float">
            <text:p>5.59711016824277</text:p>
          </table:table-cell>
          <table:table-cell/>
          <table:table-cell office:value-type="float" office:value="331" calcext:value-type="float">
            <text:p>3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01328" calcext:value-type="float">
            <text:p>13013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4583229960092" calcext:value-type="float">
            <text:p>5.84583229960092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78540" calcext:value-type="float">
            <text:p>14785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9136926035744" calcext:value-type="float">
            <text:p>5.29136926035744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18452" calcext:value-type="float">
            <text:p>131845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8905680987447" calcext:value-type="float">
            <text:p>5.78905680987447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10543" calcext:value-type="float">
            <text:p>131054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1518729258395" calcext:value-type="float">
            <text:p>5.81518729258395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266492" calcext:value-type="float">
            <text:p>126649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6367553491591" calcext:value-type="float">
            <text:p>5.96367553491591</text:p>
          </table:table-cell>
          <table:table-cell/>
          <table:table-cell office:value-type="float" office:value="336" calcext:value-type="float">
            <text:p>3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46200" calcext:value-type="float">
            <text:p>124620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3963262215861" calcext:value-type="float">
            <text:p>6.73963262215861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69163" calcext:value-type="float">
            <text:p>136916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3095854801506" calcext:value-type="float">
            <text:p>6.33095854801506</text:p>
          </table:table-cell>
          <table:table-cell/>
          <table:table-cell office:value-type="float" office:value="338" calcext:value-type="float">
            <text:p>3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66408" calcext:value-type="float">
            <text:p>126640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6977363798875" calcext:value-type="float">
            <text:p>6.66977363798875</text:p>
          </table:table-cell>
          <table:table-cell/>
          <table:table-cell office:value-type="float" office:value="339" calcext:value-type="float">
            <text:p>3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248782" calcext:value-type="float">
            <text:p>124878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3064378975352" calcext:value-type="float">
            <text:p>6.73064378975352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61940" calcext:value-type="float">
            <text:p>126194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8512302632487" calcext:value-type="float">
            <text:p>6.68512302632487</text:p>
          </table:table-cell>
          <table:table-cell/>
          <table:table-cell office:value-type="float" office:value="341" calcext:value-type="float">
            <text:p>3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847806" calcext:value-type="float">
            <text:p>184780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02894636164031" calcext:value-type="float">
            <text:p>5.02894636164031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32466" calcext:value-type="float">
            <text:p>14324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3466686479554" calcext:value-type="float">
            <text:p>6.13466686479554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59144" calcext:value-type="float">
            <text:p>125914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9475608789088" calcext:value-type="float">
            <text:p>6.69475608789088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49093" calcext:value-type="float">
            <text:p>124909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2956234584965" calcext:value-type="float">
            <text:p>6.72956234584965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74861" calcext:value-type="float">
            <text:p>127486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4088173559777" calcext:value-type="float">
            <text:p>6.64088173559777</text:p>
          </table:table-cell>
          <table:table-cell/>
          <table:table-cell office:value-type="float" office:value="346" calcext:value-type="float">
            <text:p>3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61739" calcext:value-type="float">
            <text:p>126173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8581481946534" calcext:value-type="float">
            <text:p>6.68581481946534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59792" calcext:value-type="float">
            <text:p>125979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9252162992544" calcext:value-type="float">
            <text:p>6.69252162992544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245562" calcext:value-type="float">
            <text:p>124556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4185658966039" calcext:value-type="float">
            <text:p>6.74185658966039</text:p>
          </table:table-cell>
          <table:table-cell/>
          <table:table-cell office:value-type="float" office:value="349" calcext:value-type="float">
            <text:p>3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60655" calcext:value-type="float">
            <text:p>12606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8954758482527" calcext:value-type="float">
            <text:p>6.68954758482527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462141" calcext:value-type="float">
            <text:p>146214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04561753770448" calcext:value-type="float">
            <text:p>6.04561753770448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20105" calcext:value-type="float">
            <text:p>162010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6000784678774" calcext:value-type="float">
            <text:p>5.6000784678774</text:p>
          </table:table-cell>
          <table:table-cell/>
          <table:table-cell office:value-type="float" office:value="352" calcext:value-type="float">
            <text:p>3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8655" calcext:value-type="float">
            <text:p>12886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9414345971269" calcext:value-type="float">
            <text:p>6.59414345971269</text:p>
          </table:table-cell>
          <table:table-cell/>
          <table:table-cell office:value-type="float" office:value="353" calcext:value-type="float">
            <text:p>3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79066" calcext:value-type="float">
            <text:p>13790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4323646168678" calcext:value-type="float">
            <text:p>6.84323646168678</text:p>
          </table:table-cell>
          <table:table-cell/>
          <table:table-cell office:value-type="float" office:value="354" calcext:value-type="float">
            <text:p>3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355053" calcext:value-type="float">
            <text:p>13550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195241547242" calcext:value-type="float">
            <text:p>6.9195241547242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271662" calcext:value-type="float">
            <text:p>12716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9537003687774" calcext:value-type="float">
            <text:p>7.19537003687774</text:p>
          </table:table-cell>
          <table:table-cell/>
          <table:table-cell office:value-type="float" office:value="356" calcext:value-type="float">
            <text:p>3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268417" calcext:value-type="float">
            <text:p>126841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0646643474926" calcext:value-type="float">
            <text:p>7.20646643474926</text:p>
          </table:table-cell>
          <table:table-cell/>
          <table:table-cell office:value-type="float" office:value="357" calcext:value-type="float">
            <text:p>3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46934" calcext:value-type="float">
            <text:p>13469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4562381775588" calcext:value-type="float">
            <text:p>6.94562381775588</text:p>
          </table:table-cell>
          <table:table-cell/>
          <table:table-cell office:value-type="float" office:value="358" calcext:value-type="float">
            <text:p>3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52192" calcext:value-type="float">
            <text:p>12521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623777267602" calcext:value-type="float">
            <text:p>7.2623777267602</text:p>
          </table:table-cell>
          <table:table-cell/>
          <table:table-cell office:value-type="float" office:value="359" calcext:value-type="float">
            <text:p>3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250291" calcext:value-type="float">
            <text:p>12502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6897592518076" calcext:value-type="float">
            <text:p>7.26897592518076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290193" calcext:value-type="float">
            <text:p>129019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325401623464" calcext:value-type="float">
            <text:p>7.1325401623464</text:p>
          </table:table-cell>
          <table:table-cell/>
          <table:table-cell office:value-type="float" office:value="361" calcext:value-type="float">
            <text:p>3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280235" calcext:value-type="float">
            <text:p>12802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6619001432877" calcext:value-type="float">
            <text:p>7.16619001432877</text:p>
          </table:table-cell>
          <table:table-cell/>
          <table:table-cell office:value-type="float" office:value="362" calcext:value-type="float">
            <text:p>3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52914" calcext:value-type="float">
            <text:p>12529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5987435465046" calcext:value-type="float">
            <text:p>7.25987435465046</text:p>
          </table:table-cell>
          <table:table-cell/>
          <table:table-cell office:value-type="float" office:value="363" calcext:value-type="float">
            <text:p>3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65848" calcext:value-type="float">
            <text:p>13658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8506326452127" calcext:value-type="float">
            <text:p>6.88506326452127</text:p>
          </table:table-cell>
          <table:table-cell/>
          <table:table-cell office:value-type="float" office:value="364" calcext:value-type="float">
            <text:p>3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58464" calcext:value-type="float">
            <text:p>12584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4067901011473" calcext:value-type="float">
            <text:p>7.24067901011473</text:p>
          </table:table-cell>
          <table:table-cell/>
          <table:table-cell office:value-type="float" office:value="365" calcext:value-type="float">
            <text:p>3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08406" calcext:value-type="float">
            <text:p>13084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716617049901" calcext:value-type="float">
            <text:p>7.0716617049901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10382" calcext:value-type="float">
            <text:p>14103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4571940871474" calcext:value-type="float">
            <text:p>6.74571940871474</text:p>
          </table:table-cell>
          <table:table-cell/>
          <table:table-cell office:value-type="float" office:value="367" calcext:value-type="float">
            <text:p>3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88236" calcext:value-type="float">
            <text:p>12882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391326608351" calcext:value-type="float">
            <text:p>7.1391326608351</text:p>
          </table:table-cell>
          <table:table-cell/>
          <table:table-cell office:value-type="float" office:value="368" calcext:value-type="float">
            <text:p>3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74328" calcext:value-type="float">
            <text:p>12743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8627471826345" calcext:value-type="float">
            <text:p>7.18627471826345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353411" calcext:value-type="float">
            <text:p>13534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2478995575866" calcext:value-type="float">
            <text:p>6.92478995575866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251891" calcext:value-type="float">
            <text:p>12518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6342180269284" calcext:value-type="float">
            <text:p>7.26342180269284</text:p>
          </table:table-cell>
          <table:table-cell/>
          <table:table-cell office:value-type="float" office:value="371" calcext:value-type="float">
            <text:p>3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50422" calcext:value-type="float">
            <text:p>12504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685209143324" calcext:value-type="float">
            <text:p>7.2685209143324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268846" calcext:value-type="float">
            <text:p>12688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0499782598058" calcext:value-type="float">
            <text:p>7.20499782598058</text:p>
          </table:table-cell>
          <table:table-cell/>
          <table:table-cell office:value-type="float" office:value="373" calcext:value-type="float">
            <text:p>3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256949" calcext:value-type="float">
            <text:p>12569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4591040726216" calcext:value-type="float">
            <text:p>7.24591040726216</text:p>
          </table:table-cell>
          <table:table-cell/>
          <table:table-cell office:value-type="float" office:value="374" calcext:value-type="float">
            <text:p>3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41830" calcext:value-type="float">
            <text:p>12418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9846550237243" calcext:value-type="float">
            <text:p>7.29846550237243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356429" calcext:value-type="float">
            <text:p>13564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1511631238265" calcext:value-type="float">
            <text:p>6.91511631238265</text:p>
          </table:table-cell>
          <table:table-cell/>
          <table:table-cell office:value-type="float" office:value="376" calcext:value-type="float">
            <text:p>3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272838" calcext:value-type="float">
            <text:p>32728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3.08984188524397" calcext:value-type="float">
            <text:p>3.08984188524397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936377" calcext:value-type="float">
            <text:p>193637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36918782001091" calcext:value-type="float">
            <text:p>5.36918782001091</text:p>
          </table:table-cell>
          <table:table-cell/>
          <table:table-cell office:value-type="float" office:value="378" calcext:value-type="float">
            <text:p>3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72422" calcext:value-type="float">
            <text:p>15724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27339586042877" calcext:value-type="float">
            <text:p>6.27339586042877</text:p>
          </table:table-cell>
          <table:table-cell/>
          <table:table-cell office:value-type="float" office:value="379" calcext:value-type="float">
            <text:p>3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672776" calcext:value-type="float">
            <text:p>16727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00470908660739" calcext:value-type="float">
            <text:p>6.00470908660739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21792" calcext:value-type="float">
            <text:p>13217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2745578491858" calcext:value-type="float">
            <text:p>7.02745578491858</text:p>
          </table:table-cell>
          <table:table-cell/>
          <table:table-cell office:value-type="float" office:value="381" calcext:value-type="float">
            <text:p>3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440364" calcext:value-type="float">
            <text:p>14403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5436439298216" calcext:value-type="float">
            <text:p>6.65436439298216</text:p>
          </table:table-cell>
          <table:table-cell/>
          <table:table-cell office:value-type="float" office:value="382" calcext:value-type="float">
            <text:p>3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37570" calcext:value-type="float">
            <text:p>15375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37073800760612" calcext:value-type="float">
            <text:p>6.37073800760612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17019" calcext:value-type="float">
            <text:p>171701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09952350511626" calcext:value-type="float">
            <text:p>5.09952350511626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840337" calcext:value-type="float">
            <text:p>284033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91357580237963" calcext:value-type="float">
            <text:p>2.91357580237963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278382" calcext:value-type="float">
            <text:p>32783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2906789490321" calcext:value-type="float">
            <text:p>2.2906789490321</text:p>
          </table:table-cell>
          <table:table-cell/>
          <table:table-cell office:value-type="float" office:value="386" calcext:value-type="float">
            <text:p>3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549288" calcext:value-type="float">
            <text:p>154928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54595294402235" calcext:value-type="float">
            <text:p>5.54595294402235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488301" calcext:value-type="float">
            <text:p>148830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72036677905754" calcext:value-type="float">
            <text:p>5.72036677905754</text:p>
          </table:table-cell>
          <table:table-cell/>
          <table:table-cell office:value-type="float" office:value="388" calcext:value-type="float">
            <text:p>3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438919" calcext:value-type="float">
            <text:p>143891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6691104259711" calcext:value-type="float">
            <text:p>5.86691104259711</text:p>
          </table:table-cell>
          <table:table-cell/>
          <table:table-cell office:value-type="float" office:value="389" calcext:value-type="float">
            <text:p>3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05351" calcext:value-type="float">
            <text:p>140535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6942644432401" calcext:value-type="float">
            <text:p>5.96942644432401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364217" calcext:value-type="float">
            <text:p>136421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984399433824" calcext:value-type="float">
            <text:p>6.0984399433824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250817" calcext:value-type="float">
            <text:p>125081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7533676309187" calcext:value-type="float">
            <text:p>6.47533676309187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298624" calcext:value-type="float">
            <text:p>12986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1244026616591" calcext:value-type="float">
            <text:p>6.31244026616591</text:p>
          </table:table-cell>
          <table:table-cell/>
          <table:table-cell office:value-type="float" office:value="393" calcext:value-type="float">
            <text:p>3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44786" calcext:value-type="float">
            <text:p>124478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9632756266471" calcext:value-type="float">
            <text:p>6.49632756266471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41075" calcext:value-type="float">
            <text:p>124107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0929424116835" calcext:value-type="float">
            <text:p>6.50929424116835</text:p>
          </table:table-cell>
          <table:table-cell/>
          <table:table-cell office:value-type="float" office:value="395" calcext:value-type="float">
            <text:p>3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250062" calcext:value-type="float">
            <text:p>125006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7795897987084" calcext:value-type="float">
            <text:p>6.47795897987084</text:p>
          </table:table-cell>
          <table:table-cell/>
          <table:table-cell office:value-type="float" office:value="396" calcext:value-type="float">
            <text:p>3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66183" calcext:value-type="float">
            <text:p>126618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2230973158236" calcext:value-type="float">
            <text:p>6.42230973158236</text:p>
          </table:table-cell>
          <table:table-cell/>
          <table:table-cell office:value-type="float" office:value="397" calcext:value-type="float">
            <text:p>3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494526" calcext:value-type="float">
            <text:p>149452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70223976683239" calcext:value-type="float">
            <text:p>5.70223976683239</text:p>
          </table:table-cell>
          <table:table-cell/>
          <table:table-cell office:value-type="float" office:value="398" calcext:value-type="float">
            <text:p>3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42598" calcext:value-type="float">
            <text:p>134259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6781455564276" calcext:value-type="float">
            <text:p>6.16781455564276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55450" calcext:value-type="float">
            <text:p>125545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5928030441001" calcext:value-type="float">
            <text:p>6.45928030441001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72687" calcext:value-type="float">
            <text:p>12726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0005843482907" calcext:value-type="float">
            <text:p>6.40005843482907</text:p>
          </table:table-cell>
          <table:table-cell/>
          <table:table-cell office:value-type="float" office:value="401" calcext:value-type="float">
            <text:p>4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79199" calcext:value-type="float">
            <text:p>147919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07754031228861" calcext:value-type="float">
            <text:p>5.07754031228861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302566" calcext:value-type="float">
            <text:p>130256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2980897888305" calcext:value-type="float">
            <text:p>5.62980897888305</text:p>
          </table:table-cell>
          <table:table-cell/>
          <table:table-cell office:value-type="float" office:value="403" calcext:value-type="float">
            <text:p>4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236950" calcext:value-type="float">
            <text:p>123695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5428490849082" calcext:value-type="float">
            <text:p>5.8542849084908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329366" calcext:value-type="float">
            <text:p>132936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4136068758627" calcext:value-type="float">
            <text:p>5.54136068758627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256484" calcext:value-type="float">
            <text:p>125648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8623673097838" calcext:value-type="float">
            <text:p>5.78623673097838</text:p>
          </table:table-cell>
          <table:table-cell/>
          <table:table-cell office:value-type="float" office:value="406" calcext:value-type="float">
            <text:p>4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36425" calcext:value-type="float">
            <text:p>123642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5612858044856" calcext:value-type="float">
            <text:p>5.85612858044856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65226" calcext:value-type="float">
            <text:p>126522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5612527827315" calcext:value-type="float">
            <text:p>5.75612527827315</text:p>
          </table:table-cell>
          <table:table-cell/>
          <table:table-cell office:value-type="float" office:value="408" calcext:value-type="float">
            <text:p>4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248453" calcext:value-type="float">
            <text:p>124845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1408438490761" calcext:value-type="float">
            <text:p>5.81408438490761</text:p>
          </table:table-cell>
          <table:table-cell/>
          <table:table-cell office:value-type="float" office:value="409" calcext:value-type="float">
            <text:p>4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350923" calcext:value-type="float">
            <text:p>135092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7150039997575" calcext:value-type="float">
            <text:p>5.47150039997575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423780" calcext:value-type="float">
            <text:p>142378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4337747719234" calcext:value-type="float">
            <text:p>5.24337747719234</text:p>
          </table:table-cell>
          <table:table-cell/>
          <table:table-cell office:value-type="float" office:value="411" calcext:value-type="float">
            <text:p>4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252934" calcext:value-type="float">
            <text:p>125293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9852441233918" calcext:value-type="float">
            <text:p>5.79852441233918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236168" calcext:value-type="float">
            <text:p>123616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5703138719638" calcext:value-type="float">
            <text:p>5.85703138719638</text:p>
          </table:table-cell>
          <table:table-cell/>
          <table:table-cell office:value-type="float" office:value="413" calcext:value-type="float">
            <text:p>4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79257" calcext:value-type="float">
            <text:p>137925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8135439013847" calcext:value-type="float">
            <text:p>5.38135439013847</text:p>
          </table:table-cell>
          <table:table-cell/>
          <table:table-cell office:value-type="float" office:value="414" calcext:value-type="float">
            <text:p>4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42751" calcext:value-type="float">
            <text:p>124275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3396514505594" calcext:value-type="float">
            <text:p>5.83396514505594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73018" calcext:value-type="float">
            <text:p>127301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2946091319798" calcext:value-type="float">
            <text:p>5.72946091319798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270583" calcext:value-type="float">
            <text:p>127058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3777595464103" calcext:value-type="float">
            <text:p>5.73777595464103</text:p>
          </table:table-cell>
          <table:table-cell/>
          <table:table-cell office:value-type="float" office:value="417" calcext:value-type="float">
            <text:p>4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49262" calcext:value-type="float">
            <text:p>124926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1127105954306" calcext:value-type="float">
            <text:p>5.81127105954306</text:p>
          </table:table-cell>
          <table:table-cell/>
          <table:table-cell office:value-type="float" office:value="418" calcext:value-type="float">
            <text:p>4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45707" calcext:value-type="float">
            <text:p>12457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2364730893142" calcext:value-type="float">
            <text:p>5.82364730893142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258157" calcext:value-type="float">
            <text:p>125815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8045797547869" calcext:value-type="float">
            <text:p>5.78045797547869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455095" calcext:value-type="float">
            <text:p>145509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4889287385603" calcext:value-type="float">
            <text:p>5.14889287385603</text:p>
          </table:table-cell>
          <table:table-cell/>
          <table:table-cell office:value-type="float" office:value="421" calcext:value-type="float">
            <text:p>4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91230" calcext:value-type="float">
            <text:p>169123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49577961984659" calcext:value-type="float">
            <text:p>4.49577961984659</text:p>
          </table:table-cell>
          <table:table-cell/>
          <table:table-cell office:value-type="float" office:value="422" calcext:value-type="float">
            <text:p>4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71873" calcext:value-type="float">
            <text:p>14718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1918350116819" calcext:value-type="float">
            <text:p>4.51918350116819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395274" calcext:value-type="float">
            <text:p>13952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5129187282581" calcext:value-type="float">
            <text:p>4.75129187282581</text:p>
          </table:table-cell>
          <table:table-cell/>
          <table:table-cell office:value-type="float" office:value="424" calcext:value-type="float">
            <text:p>4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380260" calcext:value-type="float">
            <text:p>13802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827786509047" calcext:value-type="float">
            <text:p>4.7982778650904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439085" calcext:value-type="float">
            <text:p>14390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1702242369363" calcext:value-type="float">
            <text:p>4.61702242369363</text:p>
          </table:table-cell>
          <table:table-cell/>
          <table:table-cell office:value-type="float" office:value="426" calcext:value-type="float">
            <text:p>4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277684" calcext:value-type="float">
            <text:p>12776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3365232495156" calcext:value-type="float">
            <text:p>5.13365232495156</text:p>
          </table:table-cell>
          <table:table-cell/>
          <table:table-cell office:value-type="float" office:value="427" calcext:value-type="float">
            <text:p>4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249740" calcext:value-type="float">
            <text:p>12497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2969018441412" calcext:value-type="float">
            <text:p>5.22969018441412</text:p>
          </table:table-cell>
          <table:table-cell/>
          <table:table-cell office:value-type="float" office:value="428" calcext:value-type="float">
            <text:p>4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43216" calcext:value-type="float">
            <text:p>12432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5242098004828" calcext:value-type="float">
            <text:p>5.25242098004828</text:p>
          </table:table-cell>
          <table:table-cell/>
          <table:table-cell office:value-type="float" office:value="429" calcext:value-type="float">
            <text:p>4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225754" calcext:value-type="float">
            <text:p>12257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1385369648633" calcext:value-type="float">
            <text:p>5.31385369648633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21017" calcext:value-type="float">
            <text:p>13210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8880282270252" calcext:value-type="float">
            <text:p>4.98880282270252</text:p>
          </table:table-cell>
          <table:table-cell/>
          <table:table-cell office:value-type="float" office:value="431" calcext:value-type="float">
            <text:p>4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38893" calcext:value-type="float">
            <text:p>12388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6754889702231" calcext:value-type="float">
            <text:p>5.26754889702231</text:p>
          </table:table-cell>
          <table:table-cell/>
          <table:table-cell office:value-type="float" office:value="432" calcext:value-type="float">
            <text:p>4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41873" calcext:value-type="float">
            <text:p>12418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5711503765328" calcext:value-type="float">
            <text:p>5.25711503765328</text:p>
          </table:table-cell>
          <table:table-cell/>
          <table:table-cell office:value-type="float" office:value="433" calcext:value-type="float">
            <text:p>4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361478" calcext:value-type="float">
            <text:p>13614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5778060793886" calcext:value-type="float">
            <text:p>4.85778060793886</text:p>
          </table:table-cell>
          <table:table-cell/>
          <table:table-cell office:value-type="float" office:value="434" calcext:value-type="float">
            <text:p>4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313729" calcext:value-type="float">
            <text:p>13137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1282901920644" calcext:value-type="float">
            <text:p>5.01282901920644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267433" calcext:value-type="float">
            <text:p>12674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6863678191848" calcext:value-type="float">
            <text:p>5.16863678191848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01167" calcext:value-type="float">
            <text:p>13011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5455648562529" calcext:value-type="float">
            <text:p>5.05455648562529</text:p>
          </table:table-cell>
          <table:table-cell/>
          <table:table-cell office:value-type="float" office:value="437" calcext:value-type="float">
            <text:p>4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88430" calcext:value-type="float">
            <text:p>12884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9727860357147" calcext:value-type="float">
            <text:p>5.09727860357147</text:p>
          </table:table-cell>
          <table:table-cell/>
          <table:table-cell office:value-type="float" office:value="438" calcext:value-type="float">
            <text:p>4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51748" calcext:value-type="float">
            <text:p>12517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227178263059" calcext:value-type="float">
            <text:p>5.2227178263059</text:p>
          </table:table-cell>
          <table:table-cell/>
          <table:table-cell office:value-type="float" office:value="439" calcext:value-type="float">
            <text:p>4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274449" calcext:value-type="float">
            <text:p>12744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4466227938114" calcext:value-type="float">
            <text:p>5.14466227938114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284021" calcext:value-type="float">
            <text:p>12840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1216562179387" calcext:value-type="float">
            <text:p>5.11216562179387</text:p>
          </table:table-cell>
          <table:table-cell/>
          <table:table-cell office:value-type="float" office:value="441" calcext:value-type="float">
            <text:p>4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251980" calcext:value-type="float">
            <text:p>12519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2191297593805" calcext:value-type="float">
            <text:p>5.22191297593805</text:p>
          </table:table-cell>
          <table:table-cell/>
          <table:table-cell office:value-type="float" office:value="442" calcext:value-type="float">
            <text:p>4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229824" calcext:value-type="float">
            <text:p>12298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9945724758553" calcext:value-type="float">
            <text:p>5.29945724758553</text:p>
          </table:table-cell>
          <table:table-cell/>
          <table:table-cell office:value-type="float" office:value="443" calcext:value-type="float">
            <text:p>4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53196" calcext:value-type="float">
            <text:p>12531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1769688787502" calcext:value-type="float">
            <text:p>5.21769688787502</text:p>
          </table:table-cell>
          <table:table-cell/>
          <table:table-cell office:value-type="float" office:value="444" calcext:value-type="float">
            <text:p>4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249341" calcext:value-type="float">
            <text:p>12493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3107696219165" calcext:value-type="float">
            <text:p>5.23107696219165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254762" calcext:value-type="float">
            <text:p>12547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1227331023098" calcext:value-type="float">
            <text:p>5.21227331023098</text:p>
          </table:table-cell>
          <table:table-cell/>
          <table:table-cell office:value-type="float" office:value="446" calcext:value-type="float">
            <text:p>4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69455" calcext:value-type="float">
            <text:p>14694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4903700375558" calcext:value-type="float">
            <text:p>4.34903700375558</text:p>
          </table:table-cell>
          <table:table-cell/>
          <table:table-cell office:value-type="float" office:value="447" calcext:value-type="float">
            <text:p>4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271654" calcext:value-type="float">
            <text:p>12716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69102964729" calcext:value-type="float">
            <text:p>4.9769102964729</text:p>
          </table:table-cell>
          <table:table-cell/>
          <table:table-cell office:value-type="float" office:value="448" calcext:value-type="float">
            <text:p>4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242377" calcext:value-type="float">
            <text:p>12423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7806588582946" calcext:value-type="float">
            <text:p>5.07806588582946</text:p>
          </table:table-cell>
          <table:table-cell/>
          <table:table-cell office:value-type="float" office:value="449" calcext:value-type="float">
            <text:p>4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252208" calcext:value-type="float">
            <text:p>12522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383517286342" calcext:value-type="float">
            <text:p>5.04383517286342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40212" calcext:value-type="float">
            <text:p>12402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8564062165305" calcext:value-type="float">
            <text:p>5.08564062165305</text:p>
          </table:table-cell>
          <table:table-cell/>
          <table:table-cell office:value-type="float" office:value="451" calcext:value-type="float">
            <text:p>4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245745" calcext:value-type="float">
            <text:p>12457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6630838592849" calcext:value-type="float">
            <text:p>5.06630838592849</text:p>
          </table:table-cell>
          <table:table-cell/>
          <table:table-cell office:value-type="float" office:value="452" calcext:value-type="float">
            <text:p>4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446186" calcext:value-type="float">
            <text:p>14461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1835838356474" calcext:value-type="float">
            <text:p>4.41835838356474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93983" calcext:value-type="float">
            <text:p>12939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0131420601687" calcext:value-type="float">
            <text:p>4.90131420601687</text:p>
          </table:table-cell>
          <table:table-cell/>
          <table:table-cell office:value-type="float" office:value="454" calcext:value-type="float">
            <text:p>4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338515" calcext:value-type="float">
            <text:p>13385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5436748878805" calcext:value-type="float">
            <text:p>4.75436748878805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248864" calcext:value-type="float">
            <text:p>12488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5544844599487" calcext:value-type="float">
            <text:p>5.05544844599487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250061" calcext:value-type="float">
            <text:p>12500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5128785266296" calcext:value-type="float">
            <text:p>5.05128785266296</text:p>
          </table:table-cell>
          <table:table-cell/>
          <table:table-cell office:value-type="float" office:value="457" calcext:value-type="float">
            <text:p>4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241218" calcext:value-type="float">
            <text:p>12412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8211926281778" calcext:value-type="float">
            <text:p>5.08211926281778</text:p>
          </table:table-cell>
          <table:table-cell/>
          <table:table-cell office:value-type="float" office:value="458" calcext:value-type="float">
            <text:p>4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499159" calcext:value-type="float">
            <text:p>14991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6212294996934" calcext:value-type="float">
            <text:p>4.26212294996934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296563" calcext:value-type="float">
            <text:p>12965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9266367339735" calcext:value-type="float">
            <text:p>4.89266367339735</text:p>
          </table:table-cell>
          <table:table-cell/>
          <table:table-cell office:value-type="float" office:value="460" calcext:value-type="float">
            <text:p>4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251366" calcext:value-type="float">
            <text:p>12513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67564044112" calcext:value-type="float">
            <text:p>5.0467564044112</text:p>
          </table:table-cell>
          <table:table-cell/>
          <table:table-cell office:value-type="float" office:value="461" calcext:value-type="float">
            <text:p>4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43844" calcext:value-type="float">
            <text:p>12438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7294075754126" calcext:value-type="float">
            <text:p>5.07294075754126</text:p>
          </table:table-cell>
          <table:table-cell/>
          <table:table-cell office:value-type="float" office:value="462" calcext:value-type="float">
            <text:p>4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241177" calcext:value-type="float">
            <text:p>12411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8226272164491" calcext:value-type="float">
            <text:p>5.08226272164491</text:p>
          </table:table-cell>
          <table:table-cell/>
          <table:table-cell office:value-type="float" office:value="463" calcext:value-type="float">
            <text:p>4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58998" calcext:value-type="float">
            <text:p>12589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2034951124511" calcext:value-type="float">
            <text:p>5.02034951124511</text:p>
          </table:table-cell>
          <table:table-cell/>
          <table:table-cell office:value-type="float" office:value="464" calcext:value-type="float">
            <text:p>4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01257" calcext:value-type="float">
            <text:p>14012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542196195027" calcext:value-type="float">
            <text:p>4.55542196195027</text:p>
          </table:table-cell>
          <table:table-cell/>
          <table:table-cell office:value-type="float" office:value="465" calcext:value-type="float">
            <text:p>4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264042" calcext:value-type="float">
            <text:p>12640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0298486950265" calcext:value-type="float">
            <text:p>5.00298486950265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303016" calcext:value-type="float">
            <text:p>13030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7110242791857" calcext:value-type="float">
            <text:p>4.87110242791857</text:p>
          </table:table-cell>
          <table:table-cell/>
          <table:table-cell office:value-type="float" office:value="467" calcext:value-type="float">
            <text:p>4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244898" calcext:value-type="float">
            <text:p>12448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6926222106546" calcext:value-type="float">
            <text:p>5.06926222106546</text:p>
          </table:table-cell>
          <table:table-cell/>
          <table:table-cell office:value-type="float" office:value="468" calcext:value-type="float">
            <text:p>4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249960" calcext:value-type="float">
            <text:p>12499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5163875965691" calcext:value-type="float">
            <text:p>5.05163875965691</text:p>
          </table:table-cell>
          <table:table-cell/>
          <table:table-cell office:value-type="float" office:value="469" calcext:value-type="float">
            <text:p>4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434615" calcext:value-type="float">
            <text:p>14346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5324623922945" calcext:value-type="float">
            <text:p>4.45324623922945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434298" calcext:value-type="float">
            <text:p>14342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5420598496816" calcext:value-type="float">
            <text:p>4.45420598496816</text:p>
          </table:table-cell>
          <table:table-cell/>
          <table:table-cell office:value-type="float" office:value="471" calcext:value-type="float">
            <text:p>4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69163" calcext:value-type="float">
            <text:p>13691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5604836994865" calcext:value-type="float">
            <text:p>4.65604836994865</text:p>
          </table:table-cell>
          <table:table-cell/>
          <table:table-cell office:value-type="float" office:value="472" calcext:value-type="float">
            <text:p>4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408516" calcext:value-type="float">
            <text:p>14085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298206621546" calcext:value-type="float">
            <text:p>4.53298206621546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61852" calcext:value-type="float">
            <text:p>12618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1051570930583" calcext:value-type="float">
            <text:p>5.01051570930583</text:p>
          </table:table-cell>
          <table:table-cell/>
          <table:table-cell office:value-type="float" office:value="474" calcext:value-type="float">
            <text:p>4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244627" calcext:value-type="float">
            <text:p>12446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702077332018" calcext:value-type="float">
            <text:p>5.0702077332018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71113" calcext:value-type="float">
            <text:p>12711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875830943087" calcext:value-type="float">
            <text:p>4.97875830943087</text:p>
          </table:table-cell>
          <table:table-cell/>
          <table:table-cell office:value-type="float" office:value="476" calcext:value-type="float">
            <text:p>4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240961" calcext:value-type="float">
            <text:p>12409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8301858298967" calcext:value-type="float">
            <text:p>5.08301858298967</text:p>
          </table:table-cell>
          <table:table-cell/>
          <table:table-cell office:value-type="float" office:value="477" calcext:value-type="float">
            <text:p>4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081037" calcext:value-type="float">
            <text:p>40810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0871054091724858" calcext:value-type="float">
            <text:p>-0.087105409172486</text:p>
          </table:table-cell>
          <table:table-cell/>
          <table:table-cell office:value-type="float" office:value="478" calcext:value-type="float">
            <text:p>4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354265" calcext:value-type="float">
            <text:p>13542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0356336744815" calcext:value-type="float">
            <text:p>4.70356336744815</text:p>
          </table:table-cell>
          <table:table-cell/>
          <table:table-cell office:value-type="float" office:value="479" calcext:value-type="float">
            <text:p>4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80110" calcext:value-type="float">
            <text:p>12801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4812701101651" calcext:value-type="float">
            <text:p>4.94812701101651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575644" calcext:value-type="float">
            <text:p>15756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4601891309168" calcext:value-type="float">
            <text:p>4.04601891309168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409800" calcext:value-type="float">
            <text:p>14098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2902485096106" calcext:value-type="float">
            <text:p>4.52902485096106</text:p>
          </table:table-cell>
          <table:table-cell/>
          <table:table-cell office:value-type="float" office:value="482" calcext:value-type="float">
            <text:p>4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346376" calcext:value-type="float">
            <text:p>13463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2893629863808" calcext:value-type="float">
            <text:p>4.72893629863808</text:p>
          </table:table-cell>
          <table:table-cell/>
          <table:table-cell office:value-type="float" office:value="483" calcext:value-type="float">
            <text:p>4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255238" calcext:value-type="float">
            <text:p>12552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333913090934" calcext:value-type="float">
            <text:p>5.03333913090934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242724" calcext:value-type="float">
            <text:p>12427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7685305636137" calcext:value-type="float">
            <text:p>5.07685305636137</text:p>
          </table:table-cell>
          <table:table-cell/>
          <table:table-cell office:value-type="float" office:value="485" calcext:value-type="float">
            <text:p>4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250358" calcext:value-type="float">
            <text:p>12503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5025614188383" calcext:value-type="float">
            <text:p>5.05025614188383</text:p>
          </table:table-cell>
          <table:table-cell/>
          <table:table-cell office:value-type="float" office:value="486" calcext:value-type="float">
            <text:p>4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48942" calcext:value-type="float">
            <text:p>12489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5517720819978" calcext:value-type="float">
            <text:p>5.05517720819978</text:p>
          </table:table-cell>
          <table:table-cell/>
          <table:table-cell office:value-type="float" office:value="487" calcext:value-type="float">
            <text:p>4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233895" calcext:value-type="float">
            <text:p>12338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0781786947418" calcext:value-type="float">
            <text:p>5.10781786947418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22420" calcext:value-type="float">
            <text:p>14224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9032141241916" calcext:value-type="float">
            <text:p>4.49032141241916</text:p>
          </table:table-cell>
          <table:table-cell/>
          <table:table-cell office:value-type="float" office:value="489" calcext:value-type="float">
            <text:p>4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251460" calcext:value-type="float">
            <text:p>12514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643018372052" calcext:value-type="float">
            <text:p>5.04643018372052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39367" calcext:value-type="float">
            <text:p>12393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8860063100475" calcext:value-type="float">
            <text:p>5.08860063100475</text:p>
          </table:table-cell>
          <table:table-cell/>
          <table:table-cell office:value-type="float" office:value="491" calcext:value-type="float">
            <text:p>4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62046" calcext:value-type="float">
            <text:p>12620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0984806640065" calcext:value-type="float">
            <text:p>5.00984806640065</text:p>
          </table:table-cell>
          <table:table-cell/>
          <table:table-cell office:value-type="float" office:value="492" calcext:value-type="float">
            <text:p>4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50137" calcext:value-type="float">
            <text:p>12501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5102382252906" calcext:value-type="float">
            <text:p>5.05102382252906</text:p>
          </table:table-cell>
          <table:table-cell/>
          <table:table-cell office:value-type="float" office:value="493" calcext:value-type="float">
            <text:p>4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642008" calcext:value-type="float">
            <text:p>16420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6684722620429" calcext:value-type="float">
            <text:p>3.86684722620429</text:p>
          </table:table-cell>
          <table:table-cell/>
          <table:table-cell office:value-type="float" office:value="494" calcext:value-type="float">
            <text:p>4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349370" calcext:value-type="float">
            <text:p>13493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1928940895739" calcext:value-type="float">
            <text:p>4.71928940895739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259366" calcext:value-type="float">
            <text:p>12593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1908027160797" calcext:value-type="float">
            <text:p>5.01908027160797</text:p>
          </table:table-cell>
          <table:table-cell/>
          <table:table-cell office:value-type="float" office:value="496" calcext:value-type="float">
            <text:p>4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78829" calcext:value-type="float">
            <text:p>127882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0764790856945" calcext:value-type="float">
            <text:p>5.50764790856945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247917" calcext:value-type="float">
            <text:p>12479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139156604354" calcext:value-type="float">
            <text:p>5.6139156604354</text:p>
          </table:table-cell>
          <table:table-cell/>
          <table:table-cell office:value-type="float" office:value="498" calcext:value-type="float">
            <text:p>4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39221" calcext:value-type="float">
            <text:p>123922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4428502638253" calcext:value-type="float">
            <text:p>5.64428502638253</text:p>
          </table:table-cell>
          <table:table-cell/>
          <table:table-cell office:value-type="float" office:value="499" calcext:value-type="float">
            <text:p>4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232120" calcext:value-type="float">
            <text:p>123212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6924259883471" calcext:value-type="float">
            <text:p>5.66924259883471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76489" calcext:value-type="float">
            <text:p>137648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880452191675" calcext:value-type="float">
            <text:p>5.1880452191675</text:p>
          </table:table-cell>
          <table:table-cell/>
          <table:table-cell office:value-type="float" office:value="501" calcext:value-type="float">
            <text:p>5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247615" calcext:value-type="float">
            <text:p>124761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149667944956" calcext:value-type="float">
            <text:p>5.6149667944956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249804" calcext:value-type="float">
            <text:p>124980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0735356768551" calcext:value-type="float">
            <text:p>5.60735356768551</text:p>
          </table:table-cell>
          <table:table-cell/>
          <table:table-cell office:value-type="float" office:value="503" calcext:value-type="float">
            <text:p>5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335782" calcext:value-type="float">
            <text:p>133578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1841680122197" calcext:value-type="float">
            <text:p>5.31841680122197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293727" calcext:value-type="float">
            <text:p>129372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5734625120879" calcext:value-type="float">
            <text:p>5.45734625120879</text:p>
          </table:table-cell>
          <table:table-cell/>
          <table:table-cell office:value-type="float" office:value="505" calcext:value-type="float">
            <text:p>5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842659" calcext:value-type="float">
            <text:p>184265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92132294361318" calcext:value-type="float">
            <text:p>3.92132294361318</text:p>
          </table:table-cell>
          <table:table-cell/>
          <table:table-cell office:value-type="float" office:value="506" calcext:value-type="float">
            <text:p>5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28984" calcext:value-type="float">
            <text:p>142898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2549900938111" calcext:value-type="float">
            <text:p>5.02549900938111</text:p>
          </table:table-cell>
          <table:table-cell/>
          <table:table-cell office:value-type="float" office:value="507" calcext:value-type="float">
            <text:p>5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329008" calcext:value-type="float">
            <text:p>13290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4049671864342" calcext:value-type="float">
            <text:p>5.34049671864342</text:p>
          </table:table-cell>
          <table:table-cell/>
          <table:table-cell office:value-type="float" office:value="508" calcext:value-type="float">
            <text:p>5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418656" calcext:value-type="float">
            <text:p>14186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5700167879444" calcext:value-type="float">
            <text:p>5.05700167879444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401319" calcext:value-type="float">
            <text:p>140131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1040256566307" calcext:value-type="float">
            <text:p>5.11040256566307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394581" calcext:value-type="float">
            <text:p>139458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3133523052414" calcext:value-type="float">
            <text:p>5.13133523052414</text:p>
          </table:table-cell>
          <table:table-cell/>
          <table:table-cell office:value-type="float" office:value="511" calcext:value-type="float">
            <text:p>5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761622" calcext:value-type="float">
            <text:p>476162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201776490316044" calcext:value-type="float">
            <text:p>-0.201776490316044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143233" calcext:value-type="float">
            <text:p>314323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60200691687989" calcext:value-type="float">
            <text:p>1.60200691687989</text:p>
          </table:table-cell>
          <table:table-cell/>
          <table:table-cell office:value-type="float" office:value="513" calcext:value-type="float">
            <text:p>5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919991" calcext:value-type="float">
            <text:p>191999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74278074119058" calcext:value-type="float">
            <text:p>3.74278074119058</text:p>
          </table:table-cell>
          <table:table-cell/>
          <table:table-cell office:value-type="float" office:value="514" calcext:value-type="float">
            <text:p>5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355955" calcext:value-type="float">
            <text:p>13559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5331990198055" calcext:value-type="float">
            <text:p>5.25331990198055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334111" calcext:value-type="float">
            <text:p>133411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2385302038143" calcext:value-type="float">
            <text:p>5.32385302038143</text:p>
          </table:table-cell>
          <table:table-cell/>
          <table:table-cell office:value-type="float" office:value="516" calcext:value-type="float">
            <text:p>5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322313" calcext:value-type="float">
            <text:p>132231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624299944436" calcext:value-type="float">
            <text:p>5.3624299944436</text:p>
          </table:table-cell>
          <table:table-cell/>
          <table:table-cell office:value-type="float" office:value="517" calcext:value-type="float">
            <text:p>5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315908" calcext:value-type="float">
            <text:p>13159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835173985823" calcext:value-type="float">
            <text:p>5.3835173985823</text:p>
          </table:table-cell>
          <table:table-cell/>
          <table:table-cell office:value-type="float" office:value="518" calcext:value-type="float">
            <text:p>5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15215" calcext:value-type="float">
            <text:p>131521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2249571873257" calcext:value-type="float">
            <text:p>6.02249571873257</text:p>
          </table:table-cell>
          <table:table-cell/>
          <table:table-cell office:value-type="float" office:value="519" calcext:value-type="float">
            <text:p>5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53407" calcext:value-type="float">
            <text:p>12534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3154209408054" calcext:value-type="float">
            <text:p>6.23154209408054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246285" calcext:value-type="float">
            <text:p>124628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5628957232656" calcext:value-type="float">
            <text:p>6.25628957232656</text:p>
          </table:table-cell>
          <table:table-cell/>
          <table:table-cell office:value-type="float" office:value="521" calcext:value-type="float">
            <text:p>5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314884" calcext:value-type="float">
            <text:p>131488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2358884468919" calcext:value-type="float">
            <text:p>6.02358884468919</text:p>
          </table:table-cell>
          <table:table-cell/>
          <table:table-cell office:value-type="float" office:value="522" calcext:value-type="float">
            <text:p>5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243163" calcext:value-type="float">
            <text:p>12431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6718249383619" calcext:value-type="float">
            <text:p>6.26718249383619</text:p>
          </table:table-cell>
          <table:table-cell/>
          <table:table-cell office:value-type="float" office:value="523" calcext:value-type="float">
            <text:p>5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335124" calcext:value-type="float">
            <text:p>133512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57247224267" calcext:value-type="float">
            <text:p>5.957247224267</text:p>
          </table:table-cell>
          <table:table-cell/>
          <table:table-cell office:value-type="float" office:value="524" calcext:value-type="float">
            <text:p>5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422028" calcext:value-type="float">
            <text:p>14220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68338177398761" calcext:value-type="float">
            <text:p>5.68338177398761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324094" calcext:value-type="float">
            <text:p>132409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9327507611769" calcext:value-type="float">
            <text:p>5.99327507611769</text:p>
          </table:table-cell>
          <table:table-cell/>
          <table:table-cell office:value-type="float" office:value="526" calcext:value-type="float">
            <text:p>5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298468" calcext:value-type="float">
            <text:p>129846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781507405861" calcext:value-type="float">
            <text:p>6.0781507405861</text:p>
          </table:table-cell>
          <table:table-cell/>
          <table:table-cell office:value-type="float" office:value="527" calcext:value-type="float">
            <text:p>5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255717" calcext:value-type="float">
            <text:p>125571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2354551410576" calcext:value-type="float">
            <text:p>6.22354551410576</text:p>
          </table:table-cell>
          <table:table-cell/>
          <table:table-cell office:value-type="float" office:value="528" calcext:value-type="float">
            <text:p>5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243612" calcext:value-type="float">
            <text:p>124361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6561421182842" calcext:value-type="float">
            <text:p>6.26561421182842</text:p>
          </table:table-cell>
          <table:table-cell/>
          <table:table-cell office:value-type="float" office:value="529" calcext:value-type="float">
            <text:p>5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233673" calcext:value-type="float">
            <text:p>123367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0046265289107" calcext:value-type="float">
            <text:p>6.30046265289107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238462" calcext:value-type="float">
            <text:p>123846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8363639643245" calcext:value-type="float">
            <text:p>6.28363639643245</text:p>
          </table:table-cell>
          <table:table-cell/>
          <table:table-cell office:value-type="float" office:value="531" calcext:value-type="float">
            <text:p>5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29348" calcext:value-type="float">
            <text:p>122934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1571486198554" calcext:value-type="float">
            <text:p>6.31571486198554</text:p>
          </table:table-cell>
          <table:table-cell/>
          <table:table-cell office:value-type="float" office:value="532" calcext:value-type="float">
            <text:p>5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38128" calcext:value-type="float">
            <text:p>12381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8480780032114" calcext:value-type="float">
            <text:p>6.28480780032114</text:p>
          </table:table-cell>
          <table:table-cell/>
          <table:table-cell office:value-type="float" office:value="533" calcext:value-type="float">
            <text:p>5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60273" calcext:value-type="float">
            <text:p>126027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0781693154179" calcext:value-type="float">
            <text:p>6.20781693154179</text:p>
          </table:table-cell>
          <table:table-cell/>
          <table:table-cell office:value-type="float" office:value="534" calcext:value-type="float">
            <text:p>5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231031" calcext:value-type="float">
            <text:p>123103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0977335681869" calcext:value-type="float">
            <text:p>6.30977335681869</text:p>
          </table:table-cell>
          <table:table-cell/>
          <table:table-cell office:value-type="float" office:value="535" calcext:value-type="float">
            <text:p>5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259109" calcext:value-type="float">
            <text:p>125910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1182996976231" calcext:value-type="float">
            <text:p>6.21182996976231</text:p>
          </table:table-cell>
          <table:table-cell/>
          <table:table-cell office:value-type="float" office:value="536" calcext:value-type="float">
            <text:p>5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282987" calcext:value-type="float">
            <text:p>128298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3024069354153" calcext:value-type="float">
            <text:p>6.13024069354153</text:p>
          </table:table-cell>
          <table:table-cell/>
          <table:table-cell office:value-type="float" office:value="537" calcext:value-type="float">
            <text:p>5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47369" calcext:value-type="float">
            <text:p>12473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9885070715569" calcext:value-type="float">
            <text:p>6.99885070715569</text:p>
          </table:table-cell>
          <table:table-cell/>
          <table:table-cell office:value-type="float" office:value="538" calcext:value-type="float">
            <text:p>5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332848" calcext:value-type="float">
            <text:p>13328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1099392705313" calcext:value-type="float">
            <text:p>6.71099392705313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287286" calcext:value-type="float">
            <text:p>128728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6204971276553" calcext:value-type="float">
            <text:p>6.86204971276553</text:p>
          </table:table-cell>
          <table:table-cell/>
          <table:table-cell office:value-type="float" office:value="540" calcext:value-type="float">
            <text:p>5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253056" calcext:value-type="float">
            <text:p>125305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7909536974404" calcext:value-type="float">
            <text:p>6.97909536974404</text:p>
          </table:table-cell>
          <table:table-cell/>
          <table:table-cell office:value-type="float" office:value="541" calcext:value-type="float">
            <text:p>5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42280" calcext:value-type="float">
            <text:p>124228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1660523959398" calcext:value-type="float">
            <text:p>7.01660523959398</text:p>
          </table:table-cell>
          <table:table-cell/>
          <table:table-cell office:value-type="float" office:value="542" calcext:value-type="float">
            <text:p>5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53420" calcext:value-type="float">
            <text:p>14534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3488885272525" calcext:value-type="float">
            <text:p>6.33488885272525</text:p>
          </table:table-cell>
          <table:table-cell/>
          <table:table-cell office:value-type="float" office:value="543" calcext:value-type="float">
            <text:p>5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228465" calcext:value-type="float">
            <text:p>12284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6517229766396" calcext:value-type="float">
            <text:p>7.06517229766396</text:p>
          </table:table-cell>
          <table:table-cell/>
          <table:table-cell office:value-type="float" office:value="544" calcext:value-type="float">
            <text:p>5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235879" calcext:value-type="float">
            <text:p>12358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3904064556237" calcext:value-type="float">
            <text:p>7.03904064556237</text:p>
          </table:table-cell>
          <table:table-cell/>
          <table:table-cell office:value-type="float" office:value="545" calcext:value-type="float">
            <text:p>5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259510" calcext:value-type="float">
            <text:p>125951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5678397373716" calcext:value-type="float">
            <text:p>6.95678397373716</text:p>
          </table:table-cell>
          <table:table-cell/>
          <table:table-cell office:value-type="float" office:value="546" calcext:value-type="float">
            <text:p>5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230610" calcext:value-type="float">
            <text:p>123061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5759577478484" calcext:value-type="float">
            <text:p>7.05759577478484</text:p>
          </table:table-cell>
          <table:table-cell/>
          <table:table-cell office:value-type="float" office:value="547" calcext:value-type="float">
            <text:p>5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720101" calcext:value-type="float">
            <text:p>17201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60326069009281" calcext:value-type="float">
            <text:p>5.60326069009281</text:p>
          </table:table-cell>
          <table:table-cell/>
          <table:table-cell office:value-type="float" office:value="548" calcext:value-type="float">
            <text:p>5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7577899" calcext:value-type="float">
            <text:p>757789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836687952556297" calcext:value-type="float">
            <text:p>-0.836687952556297</text:p>
          </table:table-cell>
          <table:table-cell/>
          <table:table-cell office:value-type="float" office:value="549" calcext:value-type="float">
            <text:p>5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721328" calcext:value-type="float">
            <text:p>37213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25182066668919" calcext:value-type="float">
            <text:p>2.25182066668919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4859861" calcext:value-type="float">
            <text:p>48598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0925616943904" calcext:value-type="float">
            <text:p>1.0925616943904</text:p>
          </table:table-cell>
          <table:table-cell/>
          <table:table-cell office:value-type="float" office:value="551" calcext:value-type="float">
            <text:p>5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4244260" calcext:value-type="float">
            <text:p>424426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68078036764481" calcext:value-type="float">
            <text:p>1.68078036764481</text:p>
          </table:table-cell>
          <table:table-cell/>
          <table:table-cell office:value-type="float" office:value="552" calcext:value-type="float">
            <text:p>5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823689" calcext:value-type="float">
            <text:p>28236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3.45063155354406" calcext:value-type="float">
            <text:p>3.45063155354406</text:p>
          </table:table-cell>
          <table:table-cell/>
          <table:table-cell office:value-type="float" office:value="553" calcext:value-type="float">
            <text:p>5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868127" calcext:value-type="float">
            <text:p>18681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52502300179489" calcext:value-type="float">
            <text:p>5.52502300179489</text:p>
          </table:table-cell>
          <table:table-cell/>
          <table:table-cell office:value-type="float" office:value="554" calcext:value-type="float">
            <text:p>5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911117" calcext:value-type="float">
            <text:p>191111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4262142181571" calcext:value-type="float">
            <text:p>5.4262142181571</text:p>
          </table:table-cell>
          <table:table-cell/>
          <table:table-cell office:value-type="float" office:value="555" calcext:value-type="float">
            <text:p>5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884018" calcext:value-type="float">
            <text:p>188401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48823649767495" calcext:value-type="float">
            <text:p>5.48823649767495</text:p>
          </table:table-cell>
          <table:table-cell/>
          <table:table-cell office:value-type="float" office:value="556" calcext:value-type="float">
            <text:p>5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623158" calcext:value-type="float">
            <text:p>162315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13547900924416" calcext:value-type="float">
            <text:p>6.13547900924416</text:p>
          </table:table-cell>
          <table:table-cell/>
          <table:table-cell office:value-type="float" office:value="557" calcext:value-type="float">
            <text:p>5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761102" calcext:value-type="float">
            <text:p>17611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78124187229422" calcext:value-type="float">
            <text:p>5.78124187229422</text:p>
          </table:table-cell>
          <table:table-cell/>
          <table:table-cell office:value-type="float" office:value="558" calcext:value-type="float">
            <text:p>5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607689" calcext:value-type="float">
            <text:p>160768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17706657236103" calcext:value-type="float">
            <text:p>6.17706657236103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458544" calcext:value-type="float">
            <text:p>14585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9989162467148" calcext:value-type="float">
            <text:p>6.59989162467148</text:p>
          </table:table-cell>
          <table:table-cell/>
          <table:table-cell office:value-type="float" office:value="560" calcext:value-type="float">
            <text:p>5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868953" calcext:value-type="float">
            <text:p>18689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52310317536413" calcext:value-type="float">
            <text:p>5.52310317536413</text:p>
          </table:table-cell>
          <table:table-cell/>
          <table:table-cell office:value-type="float" office:value="561" calcext:value-type="float">
            <text:p>5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39027" calcext:value-type="float">
            <text:p>13390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7119363346183" calcext:value-type="float">
            <text:p>6.97119363346183</text:p>
          </table:table-cell>
          <table:table-cell/>
          <table:table-cell office:value-type="float" office:value="562" calcext:value-type="float">
            <text:p>5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321260" calcext:value-type="float">
            <text:p>13212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29204102148" calcext:value-type="float">
            <text:p>7.029204102148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251074" calcext:value-type="float">
            <text:p>12510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6625698899642" calcext:value-type="float">
            <text:p>7.26625698899642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280505" calcext:value-type="float">
            <text:p>12805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6527418913333" calcext:value-type="float">
            <text:p>7.16527418913333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262486" calcext:value-type="float">
            <text:p>12624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2682126689681" calcext:value-type="float">
            <text:p>7.22682126689681</text:p>
          </table:table-cell>
          <table:table-cell/>
          <table:table-cell office:value-type="float" office:value="566" calcext:value-type="float">
            <text:p>5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267159" calcext:value-type="float">
            <text:p>126715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1077585006998" calcext:value-type="float">
            <text:p>7.21077585006998</text:p>
          </table:table-cell>
          <table:table-cell/>
          <table:table-cell office:value-type="float" office:value="567" calcext:value-type="float">
            <text:p>5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230815" calcext:value-type="float">
            <text:p>12308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3715917140022" calcext:value-type="float">
            <text:p>7.33715917140022</text:p>
          </table:table-cell>
          <table:table-cell/>
          <table:table-cell office:value-type="float" office:value="568" calcext:value-type="float">
            <text:p>5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45371" calcext:value-type="float">
            <text:p>13453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7037955284429" calcext:value-type="float">
            <text:p>6.67037955284429</text:p>
          </table:table-cell>
          <table:table-cell/>
          <table:table-cell office:value-type="float" office:value="569" calcext:value-type="float">
            <text:p>5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57489" calcext:value-type="float">
            <text:p>12574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6375822630182" calcext:value-type="float">
            <text:p>6.96375822630182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244163" calcext:value-type="float">
            <text:p>12441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1002735571923" calcext:value-type="float">
            <text:p>7.01002735571923</text:p>
          </table:table-cell>
          <table:table-cell/>
          <table:table-cell office:value-type="float" office:value="571" calcext:value-type="float">
            <text:p>5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442472" calcext:value-type="float">
            <text:p>14424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6772625577668" calcext:value-type="float">
            <text:p>6.36772625577668</text:p>
          </table:table-cell>
          <table:table-cell/>
          <table:table-cell office:value-type="float" office:value="572" calcext:value-type="float">
            <text:p>5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54858" calcext:value-type="float">
            <text:p>15548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04189284838064" calcext:value-type="float">
            <text:p>6.04189284838064</text:p>
          </table:table-cell>
          <table:table-cell/>
          <table:table-cell office:value-type="float" office:value="573" calcext:value-type="float">
            <text:p>5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319793" calcext:value-type="float">
            <text:p>13197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5374196749882" calcext:value-type="float">
            <text:p>6.75374196749882</text:p>
          </table:table-cell>
          <table:table-cell/>
          <table:table-cell office:value-type="float" office:value="574" calcext:value-type="float">
            <text:p>5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513797" calcext:value-type="float">
            <text:p>151379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15812377114502" calcext:value-type="float">
            <text:p>6.15812377114502</text:p>
          </table:table-cell>
          <table:table-cell/>
          <table:table-cell office:value-type="float" office:value="575" calcext:value-type="float">
            <text:p>5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284726" calcext:value-type="float">
            <text:p>128472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7069503977658" calcext:value-type="float">
            <text:p>6.87069503977658</text:p>
          </table:table-cell>
          <table:table-cell/>
          <table:table-cell office:value-type="float" office:value="576" calcext:value-type="float">
            <text:p>5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270537" calcext:value-type="float">
            <text:p>127053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1892700447374" calcext:value-type="float">
            <text:p>6.91892700447374</text:p>
          </table:table-cell>
          <table:table-cell/>
          <table:table-cell office:value-type="float" office:value="577" calcext:value-type="float">
            <text:p>5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286269" calcext:value-type="float">
            <text:p>12862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6548214386638" calcext:value-type="float">
            <text:p>6.86548214386638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271711" calcext:value-type="float">
            <text:p>127171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1491589495179" calcext:value-type="float">
            <text:p>6.91491589495179</text:p>
          </table:table-cell>
          <table:table-cell/>
          <table:table-cell office:value-type="float" office:value="579" calcext:value-type="float">
            <text:p>5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282993" calcext:value-type="float">
            <text:p>12829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7655730470056" calcext:value-type="float">
            <text:p>6.87655730470056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362072" calcext:value-type="float">
            <text:p>13620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1679952075512" calcext:value-type="float">
            <text:p>6.61679952075512</text:p>
          </table:table-cell>
          <table:table-cell/>
          <table:table-cell office:value-type="float" office:value="581" calcext:value-type="float">
            <text:p>5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246476" calcext:value-type="float">
            <text:p>12464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0196096452064" calcext:value-type="float">
            <text:p>7.00196096452064</text:p>
          </table:table-cell>
          <table:table-cell/>
          <table:table-cell office:value-type="float" office:value="582" calcext:value-type="float">
            <text:p>5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257378" calcext:value-type="float">
            <text:p>125737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6414159995556" calcext:value-type="float">
            <text:p>6.96414159995556</text:p>
          </table:table-cell>
          <table:table-cell/>
          <table:table-cell office:value-type="float" office:value="583" calcext:value-type="float">
            <text:p>5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71799" calcext:value-type="float">
            <text:p>127179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1461538176786" calcext:value-type="float">
            <text:p>6.91461538176786</text:p>
          </table:table-cell>
          <table:table-cell/>
          <table:table-cell office:value-type="float" office:value="584" calcext:value-type="float">
            <text:p>5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54913" calcext:value-type="float">
            <text:p>145491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1890427045375" calcext:value-type="float">
            <text:p>5.81890427045375</text:p>
          </table:table-cell>
          <table:table-cell/>
          <table:table-cell office:value-type="float" office:value="585" calcext:value-type="float">
            <text:p>5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305581" calcext:value-type="float">
            <text:p>130558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8923630259049" calcext:value-type="float">
            <text:p>6.28923630259049</text:p>
          </table:table-cell>
          <table:table-cell/>
          <table:table-cell office:value-type="float" office:value="586" calcext:value-type="float">
            <text:p>5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329730" calcext:value-type="float">
            <text:p>132973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0963984495651" calcext:value-type="float">
            <text:p>6.20963984495651</text:p>
          </table:table-cell>
          <table:table-cell/>
          <table:table-cell office:value-type="float" office:value="587" calcext:value-type="float">
            <text:p>5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252577" calcext:value-type="float">
            <text:p>125257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6923018606817" calcext:value-type="float">
            <text:p>6.46923018606817</text:p>
          </table:table-cell>
          <table:table-cell/>
          <table:table-cell office:value-type="float" office:value="588" calcext:value-type="float">
            <text:p>5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269100" calcext:value-type="float">
            <text:p>126910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1231607357478" calcext:value-type="float">
            <text:p>6.41231607357478</text:p>
          </table:table-cell>
          <table:table-cell/>
          <table:table-cell office:value-type="float" office:value="589" calcext:value-type="float">
            <text:p>5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270021" calcext:value-type="float">
            <text:p>127002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091654932332" calcext:value-type="float">
            <text:p>6.4091654932332</text:p>
          </table:table-cell>
          <table:table-cell/>
          <table:table-cell office:value-type="float" office:value="590" calcext:value-type="float">
            <text:p>5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4475193" calcext:value-type="float">
            <text:p>447519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939156817532861" calcext:value-type="float">
            <text:p>0.939156817532861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563579" calcext:value-type="float">
            <text:p>156357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50607622557741" calcext:value-type="float">
            <text:p>5.50607622557741</text:p>
          </table:table-cell>
          <table:table-cell/>
          <table:table-cell office:value-type="float" office:value="592" calcext:value-type="float">
            <text:p>5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446309" calcext:value-type="float">
            <text:p>144630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4466362755983" calcext:value-type="float">
            <text:p>5.84466362755983</text:p>
          </table:table-cell>
          <table:table-cell/>
          <table:table-cell office:value-type="float" office:value="593" calcext:value-type="float">
            <text:p>5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428866" calcext:value-type="float">
            <text:p>142886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9735949190825" calcext:value-type="float">
            <text:p>5.89735949190825</text:p>
          </table:table-cell>
          <table:table-cell/>
          <table:table-cell office:value-type="float" office:value="594" calcext:value-type="float">
            <text:p>5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589256" calcext:value-type="float">
            <text:p>15892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43533591747337" calcext:value-type="float">
            <text:p>5.43533591747337</text:p>
          </table:table-cell>
          <table:table-cell/>
          <table:table-cell office:value-type="float" office:value="595" calcext:value-type="float">
            <text:p>5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278224" calcext:value-type="float">
            <text:p>12782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8120483842476" calcext:value-type="float">
            <text:p>6.38120483842476</text:p>
          </table:table-cell>
          <table:table-cell/>
          <table:table-cell office:value-type="float" office:value="596" calcext:value-type="float">
            <text:p>5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238762" calcext:value-type="float">
            <text:p>123876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1739576903445" calcext:value-type="float">
            <text:p>6.51739576903445</text:p>
          </table:table-cell>
          <table:table-cell/>
          <table:table-cell office:value-type="float" office:value="597" calcext:value-type="float">
            <text:p>5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280682" calcext:value-type="float">
            <text:p>12806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7286145914596" calcext:value-type="float">
            <text:p>6.37286145914596</text:p>
          </table:table-cell>
          <table:table-cell/>
          <table:table-cell office:value-type="float" office:value="598" calcext:value-type="float">
            <text:p>5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327571" calcext:value-type="float">
            <text:p>132757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1669694532074" calcext:value-type="float">
            <text:p>6.21669694532074</text:p>
          </table:table-cell>
          <table:table-cell/>
          <table:table-cell office:value-type="float" office:value="599" calcext:value-type="float">
            <text:p>5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29812" calcext:value-type="float">
            <text:p>122981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4888725070895" calcext:value-type="float">
            <text:p>6.54888725070895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239336" calcext:value-type="float">
            <text:p>12393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1538386283001" calcext:value-type="float">
            <text:p>6.51538386283001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262683" calcext:value-type="float">
            <text:p>126268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3433118038359" calcext:value-type="float">
            <text:p>6.43433118038359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26142" calcext:value-type="float">
            <text:p>122614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9239866864678" calcext:value-type="float">
            <text:p>5.89239866864678</text:p>
          </table:table-cell>
          <table:table-cell/>
          <table:table-cell office:value-type="float" office:value="603" calcext:value-type="float">
            <text:p>6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226698" calcext:value-type="float">
            <text:p>122669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9042978575125" calcext:value-type="float">
            <text:p>5.89042978575125</text:p>
          </table:table-cell>
          <table:table-cell/>
          <table:table-cell office:value-type="float" office:value="604" calcext:value-type="float">
            <text:p>6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552832" calcext:value-type="float">
            <text:p>355283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27205963949064" calcext:value-type="float">
            <text:p>1.27205963949064</text:p>
          </table:table-cell>
          <table:table-cell/>
          <table:table-cell office:value-type="float" office:value="605" calcext:value-type="float">
            <text:p>6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57677" calcext:value-type="float">
            <text:p>165767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58280724029923" calcext:value-type="float">
            <text:p>4.58280724029923</text:p>
          </table:table-cell>
          <table:table-cell/>
          <table:table-cell office:value-type="float" office:value="606" calcext:value-type="float">
            <text:p>6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319007" calcext:value-type="float">
            <text:p>13190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7533535415833" calcext:value-type="float">
            <text:p>5.57533535415833</text:p>
          </table:table-cell>
          <table:table-cell/>
          <table:table-cell office:value-type="float" office:value="607" calcext:value-type="float">
            <text:p>6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03305" calcext:value-type="float">
            <text:p>13033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2734574389766" calcext:value-type="float">
            <text:p>5.62734574389766</text:p>
          </table:table-cell>
          <table:table-cell/>
          <table:table-cell office:value-type="float" office:value="608" calcext:value-type="float">
            <text:p>6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318676" calcext:value-type="float">
            <text:p>131867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764253371037" calcext:value-type="float">
            <text:p>5.5764253371037</text:p>
          </table:table-cell>
          <table:table-cell/>
          <table:table-cell office:value-type="float" office:value="609" calcext:value-type="float">
            <text:p>6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93939" calcext:value-type="float">
            <text:p>129393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5866832852644" calcext:value-type="float">
            <text:p>5.65866832852644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259256" calcext:value-type="float">
            <text:p>125925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7666606953451" calcext:value-type="float">
            <text:p>5.77666606953451</text:p>
          </table:table-cell>
          <table:table-cell/>
          <table:table-cell office:value-type="float" office:value="611" calcext:value-type="float">
            <text:p>6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404751" calcext:value-type="float">
            <text:p>140475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0181285850727" calcext:value-type="float">
            <text:p>5.30181285850727</text:p>
          </table:table-cell>
          <table:table-cell/>
          <table:table-cell office:value-type="float" office:value="612" calcext:value-type="float">
            <text:p>6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279595" calcext:value-type="float">
            <text:p>127959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0708101363334" calcext:value-type="float">
            <text:p>5.70708101363334</text:p>
          </table:table-cell>
          <table:table-cell/>
          <table:table-cell office:value-type="float" office:value="613" calcext:value-type="float">
            <text:p>6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270680" calcext:value-type="float">
            <text:p>127068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3744441426315" calcext:value-type="float">
            <text:p>5.73744441426315</text:p>
          </table:table-cell>
          <table:table-cell/>
          <table:table-cell office:value-type="float" office:value="614" calcext:value-type="float">
            <text:p>6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243784" calcext:value-type="float">
            <text:p>124378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3035670016685" calcext:value-type="float">
            <text:p>5.83035670016685</text:p>
          </table:table-cell>
          <table:table-cell/>
          <table:table-cell office:value-type="float" office:value="615" calcext:value-type="float">
            <text:p>6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239282" calcext:value-type="float">
            <text:p>123928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4610493964131" calcext:value-type="float">
            <text:p>5.84610493964131</text:p>
          </table:table-cell>
          <table:table-cell/>
          <table:table-cell office:value-type="float" office:value="616" calcext:value-type="float">
            <text:p>6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368154" calcext:value-type="float">
            <text:p>136815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164565127061" calcext:value-type="float">
            <text:p>5.4164565127061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675533" calcext:value-type="float">
            <text:p>167553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5362764999575" calcext:value-type="float">
            <text:p>4.5362764999575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283209" calcext:value-type="float">
            <text:p>128320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9483238831521" calcext:value-type="float">
            <text:p>5.69483238831521</text:p>
          </table:table-cell>
          <table:table-cell/>
          <table:table-cell office:value-type="float" office:value="619" calcext:value-type="float">
            <text:p>6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241427" calcext:value-type="float">
            <text:p>124142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3859449084747" calcext:value-type="float">
            <text:p>5.83859449084747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259912" calcext:value-type="float">
            <text:p>125991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7440423398747" calcext:value-type="float">
            <text:p>5.77440423398747</text:p>
          </table:table-cell>
          <table:table-cell/>
          <table:table-cell office:value-type="float" office:value="621" calcext:value-type="float">
            <text:p>6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352286" calcext:value-type="float">
            <text:p>135228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6712083902432" calcext:value-type="float">
            <text:p>5.46712083902432</text:p>
          </table:table-cell>
          <table:table-cell/>
          <table:table-cell office:value-type="float" office:value="622" calcext:value-type="float">
            <text:p>6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30009" calcext:value-type="float">
            <text:p>123000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7872346586684" calcext:value-type="float">
            <text:p>5.87872346586684</text:p>
          </table:table-cell>
          <table:table-cell/>
          <table:table-cell office:value-type="float" office:value="623" calcext:value-type="float">
            <text:p>6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327245" calcext:value-type="float">
            <text:p>13272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83759086003" calcext:value-type="float">
            <text:p>4.9683759086003</text:p>
          </table:table-cell>
          <table:table-cell/>
          <table:table-cell office:value-type="float" office:value="624" calcext:value-type="float">
            <text:p>6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244161" calcext:value-type="float">
            <text:p>12441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4912105160845" calcext:value-type="float">
            <text:p>5.24912105160845</text:p>
          </table:table-cell>
          <table:table-cell/>
          <table:table-cell office:value-type="float" office:value="625" calcext:value-type="float">
            <text:p>6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233418" calcext:value-type="float">
            <text:p>12334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867840674793" calcext:value-type="float">
            <text:p>5.2867840674793</text:p>
          </table:table-cell>
          <table:table-cell/>
          <table:table-cell office:value-type="float" office:value="626" calcext:value-type="float">
            <text:p>6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236766" calcext:value-type="float">
            <text:p>12367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7501151275655" calcext:value-type="float">
            <text:p>5.27501151275655</text:p>
          </table:table-cell>
          <table:table-cell/>
          <table:table-cell office:value-type="float" office:value="627" calcext:value-type="float">
            <text:p>6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249110" calcext:value-type="float">
            <text:p>12491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3188003598101" calcext:value-type="float">
            <text:p>5.23188003598101</text:p>
          </table:table-cell>
          <table:table-cell/>
          <table:table-cell office:value-type="float" office:value="628" calcext:value-type="float">
            <text:p>6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264388" calcext:value-type="float">
            <text:p>12643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7908323397818" calcext:value-type="float">
            <text:p>5.17908323397818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469289" calcext:value-type="float">
            <text:p>14692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2681461587711" calcext:value-type="float">
            <text:p>4.52681461587711</text:p>
          </table:table-cell>
          <table:table-cell/>
          <table:table-cell office:value-type="float" office:value="630" calcext:value-type="float">
            <text:p>6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274925" calcext:value-type="float">
            <text:p>12749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4304051516931" calcext:value-type="float">
            <text:p>5.14304051516931</text:p>
          </table:table-cell>
          <table:table-cell/>
          <table:table-cell office:value-type="float" office:value="631" calcext:value-type="float">
            <text:p>6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245326" calcext:value-type="float">
            <text:p>12453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4505633379027" calcext:value-type="float">
            <text:p>5.24505633379027</text:p>
          </table:table-cell>
          <table:table-cell/>
          <table:table-cell office:value-type="float" office:value="632" calcext:value-type="float">
            <text:p>6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233631" calcext:value-type="float">
            <text:p>12336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8603414540742" calcext:value-type="float">
            <text:p>5.28603414540742</text:p>
          </table:table-cell>
          <table:table-cell/>
          <table:table-cell office:value-type="float" office:value="633" calcext:value-type="float">
            <text:p>6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244251" calcext:value-type="float">
            <text:p>12442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4880690344176" calcext:value-type="float">
            <text:p>5.24880690344176</text:p>
          </table:table-cell>
          <table:table-cell/>
          <table:table-cell office:value-type="float" office:value="634" calcext:value-type="float">
            <text:p>6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229694" calcext:value-type="float">
            <text:p>12296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999163479678" calcext:value-type="float">
            <text:p>5.2999163479678</text:p>
          </table:table-cell>
          <table:table-cell/>
          <table:table-cell office:value-type="float" office:value="635" calcext:value-type="float">
            <text:p>6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336742" calcext:value-type="float">
            <text:p>13367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3741095143351" calcext:value-type="float">
            <text:p>4.93741095143351</text:p>
          </table:table-cell>
          <table:table-cell/>
          <table:table-cell office:value-type="float" office:value="636" calcext:value-type="float">
            <text:p>6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237998" calcext:value-type="float">
            <text:p>12379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7068745724333" calcext:value-type="float">
            <text:p>5.27068745724333</text:p>
          </table:table-cell>
          <table:table-cell/>
          <table:table-cell office:value-type="float" office:value="637" calcext:value-type="float">
            <text:p>6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229952" calcext:value-type="float">
            <text:p>12299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9900525769919" calcext:value-type="float">
            <text:p>5.29900525769919</text:p>
          </table:table-cell>
          <table:table-cell/>
          <table:table-cell office:value-type="float" office:value="638" calcext:value-type="float">
            <text:p>6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182552" calcext:value-type="float">
            <text:p>21825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80824089095357" calcext:value-type="float">
            <text:p>2.80824089095357</text:p>
          </table:table-cell>
          <table:table-cell/>
          <table:table-cell office:value-type="float" office:value="639" calcext:value-type="float">
            <text:p>6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502360" calcext:value-type="float">
            <text:p>1.0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1498212155465" calcext:value-type="float">
            <text:p>-4.01498212155465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447288" calcext:value-type="float">
            <text:p>34472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823111212082532" calcext:value-type="float">
            <text:p>0.823111212082532</text:p>
          </table:table-cell>
          <table:table-cell/>
          <table:table-cell office:value-type="float" office:value="641" calcext:value-type="float">
            <text:p>6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886099" calcext:value-type="float">
            <text:p>18860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4224203992063" calcext:value-type="float">
            <text:p>3.44224203992063</text:p>
          </table:table-cell>
          <table:table-cell/>
          <table:table-cell office:value-type="float" office:value="642" calcext:value-type="float">
            <text:p>6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712045" calcext:value-type="float">
            <text:p>17120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6273513159411" calcext:value-type="float">
            <text:p>3.86273513159411</text:p>
          </table:table-cell>
          <table:table-cell/>
          <table:table-cell office:value-type="float" office:value="643" calcext:value-type="float">
            <text:p>6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713256" calcext:value-type="float">
            <text:p>27132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86297916734394" calcext:value-type="float">
            <text:p>1.86297916734394</text:p>
          </table:table-cell>
          <table:table-cell/>
          <table:table-cell office:value-type="float" office:value="644" calcext:value-type="float">
            <text:p>6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826203" calcext:value-type="float">
            <text:p>38262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370206809142116" calcext:value-type="float">
            <text:p>0.370206809142116</text:p>
          </table:table-cell>
          <table:table-cell/>
          <table:table-cell office:value-type="float" office:value="645" calcext:value-type="float">
            <text:p>6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406446" calcext:value-type="float">
            <text:p>14064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1665626563991" calcext:value-type="float">
            <text:p>4.71665626563991</text:p>
          </table:table-cell>
          <table:table-cell/>
          <table:table-cell office:value-type="float" office:value="646" calcext:value-type="float">
            <text:p>6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338644" calcext:value-type="float">
            <text:p>13386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3123593038053" calcext:value-type="float">
            <text:p>4.93123593038053</text:p>
          </table:table-cell>
          <table:table-cell/>
          <table:table-cell office:value-type="float" office:value="647" calcext:value-type="float">
            <text:p>6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09870" calcext:value-type="float">
            <text:p>14098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2880921853784" calcext:value-type="float">
            <text:p>4.52880921853784</text:p>
          </table:table-cell>
          <table:table-cell/>
          <table:table-cell office:value-type="float" office:value="648" calcext:value-type="float">
            <text:p>6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281478" calcext:value-type="float">
            <text:p>12814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4348836570958" calcext:value-type="float">
            <text:p>4.94348836570958</text:p>
          </table:table-cell>
          <table:table-cell/>
          <table:table-cell office:value-type="float" office:value="649" calcext:value-type="float">
            <text:p>6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364390" calcext:value-type="float">
            <text:p>13643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121463647964" calcext:value-type="float">
            <text:p>4.67121463647964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279499" calcext:value-type="float">
            <text:p>12794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5020040530043" calcext:value-type="float">
            <text:p>4.95020040530043</text:p>
          </table:table-cell>
          <table:table-cell/>
          <table:table-cell office:value-type="float" office:value="651" calcext:value-type="float">
            <text:p>6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63527" calcext:value-type="float">
            <text:p>12635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0475464640113" calcext:value-type="float">
            <text:p>5.00475464640113</text:p>
          </table:table-cell>
          <table:table-cell/>
          <table:table-cell office:value-type="float" office:value="652" calcext:value-type="float">
            <text:p>6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292744" calcext:value-type="float">
            <text:p>12927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0547460565881" calcext:value-type="float">
            <text:p>4.90547460565881</text:p>
          </table:table-cell>
          <table:table-cell/>
          <table:table-cell office:value-type="float" office:value="653" calcext:value-type="float">
            <text:p>6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799392" calcext:value-type="float">
            <text:p>17993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6934206030395" calcext:value-type="float">
            <text:p>3.46934206030395</text:p>
          </table:table-cell>
          <table:table-cell/>
          <table:table-cell office:value-type="float" office:value="654" calcext:value-type="float">
            <text:p>6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408152" calcext:value-type="float">
            <text:p>14081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410454988974" calcext:value-type="float">
            <text:p>4.53410454988974</text:p>
          </table:table-cell>
          <table:table-cell/>
          <table:table-cell office:value-type="float" office:value="655" calcext:value-type="float">
            <text:p>6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339498" calcext:value-type="float">
            <text:p>13394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5117921826894" calcext:value-type="float">
            <text:p>4.75117921826894</text:p>
          </table:table-cell>
          <table:table-cell/>
          <table:table-cell office:value-type="float" office:value="656" calcext:value-type="float">
            <text:p>6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277373" calcext:value-type="float">
            <text:p>12773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5742259148189" calcext:value-type="float">
            <text:p>4.95742259148189</text:p>
          </table:table-cell>
          <table:table-cell/>
          <table:table-cell office:value-type="float" office:value="657" calcext:value-type="float">
            <text:p>6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286133" calcext:value-type="float">
            <text:p>12861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2774109691993" calcext:value-type="float">
            <text:p>4.92774109691993</text:p>
          </table:table-cell>
          <table:table-cell/>
          <table:table-cell office:value-type="float" office:value="658" calcext:value-type="float">
            <text:p>6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274573" calcext:value-type="float">
            <text:p>12745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6695276992062" calcext:value-type="float">
            <text:p>4.96695276992062</text:p>
          </table:table-cell>
          <table:table-cell/>
          <table:table-cell office:value-type="float" office:value="659" calcext:value-type="float">
            <text:p>6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254896" calcext:value-type="float">
            <text:p>12548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4522563457" calcext:value-type="float">
            <text:p>5.034522563457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320508" calcext:value-type="float">
            <text:p>13205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318954701846" calcext:value-type="float">
            <text:p>4.81318954701846</text:p>
          </table:table-cell>
          <table:table-cell/>
          <table:table-cell office:value-type="float" office:value="661" calcext:value-type="float">
            <text:p>6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278042" calcext:value-type="float">
            <text:p>12780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5514865151495" calcext:value-type="float">
            <text:p>4.95514865151495</text:p>
          </table:table-cell>
          <table:table-cell/>
          <table:table-cell office:value-type="float" office:value="662" calcext:value-type="float">
            <text:p>6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247193" calcext:value-type="float">
            <text:p>12471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6126326663137" calcext:value-type="float">
            <text:p>5.06126326663137</text:p>
          </table:table-cell>
          <table:table-cell/>
          <table:table-cell office:value-type="float" office:value="663" calcext:value-type="float">
            <text:p>6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60313" calcext:value-type="float">
            <text:p>12603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1581575343936" calcext:value-type="float">
            <text:p>5.01581575343936</text:p>
          </table:table-cell>
          <table:table-cell/>
          <table:table-cell office:value-type="float" office:value="664" calcext:value-type="float">
            <text:p>6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276192" calcext:value-type="float">
            <text:p>12761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6143973472827" calcext:value-type="float">
            <text:p>4.96143973472827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801512" calcext:value-type="float">
            <text:p>18015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6422831993202" calcext:value-type="float">
            <text:p>3.46422831993202</text:p>
          </table:table-cell>
          <table:table-cell/>
          <table:table-cell office:value-type="float" office:value="666" calcext:value-type="float">
            <text:p>6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37067" calcext:value-type="float">
            <text:p>13370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5906821163034" calcext:value-type="float">
            <text:p>4.75906821163034</text:p>
          </table:table-cell>
          <table:table-cell/>
          <table:table-cell office:value-type="float" office:value="667" calcext:value-type="float">
            <text:p>6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65940" calcext:value-type="float">
            <text:p>12659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964686881125" calcext:value-type="float">
            <text:p>4.9964686881125</text:p>
          </table:table-cell>
          <table:table-cell/>
          <table:table-cell office:value-type="float" office:value="668" calcext:value-type="float">
            <text:p>6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252958" calcext:value-type="float">
            <text:p>12529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123477934731" calcext:value-type="float">
            <text:p>5.04123477934731</text:p>
          </table:table-cell>
          <table:table-cell/>
          <table:table-cell office:value-type="float" office:value="669" calcext:value-type="float">
            <text:p>6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419512" calcext:value-type="float">
            <text:p>14195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9920923094649" calcext:value-type="float">
            <text:p>4.49920923094649</text:p>
          </table:table-cell>
          <table:table-cell/>
          <table:table-cell office:value-type="float" office:value="670" calcext:value-type="float">
            <text:p>6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247202" calcext:value-type="float">
            <text:p>12472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6123192716559" calcext:value-type="float">
            <text:p>5.06123192716559</text:p>
          </table:table-cell>
          <table:table-cell/>
          <table:table-cell office:value-type="float" office:value="671" calcext:value-type="float">
            <text:p>6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216679" calcext:value-type="float">
            <text:p>12166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688397917625" calcext:value-type="float">
            <text:p>5.1688397917625</text:p>
          </table:table-cell>
          <table:table-cell/>
          <table:table-cell office:value-type="float" office:value="672" calcext:value-type="float">
            <text:p>6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430573" calcext:value-type="float">
            <text:p>14305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4278664696848" calcext:value-type="float">
            <text:p>4.64278664696848</text:p>
          </table:table-cell>
          <table:table-cell/>
          <table:table-cell office:value-type="float" office:value="673" calcext:value-type="float">
            <text:p>6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444874" calcext:value-type="float">
            <text:p>14448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9958712636471" calcext:value-type="float">
            <text:p>4.59958712636471</text:p>
          </table:table-cell>
          <table:table-cell/>
          <table:table-cell office:value-type="float" office:value="674" calcext:value-type="float">
            <text:p>6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276833" calcext:value-type="float">
            <text:p>12768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3654590223268" calcext:value-type="float">
            <text:p>5.13654590223268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253192" calcext:value-type="float">
            <text:p>12531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1771074987825" calcext:value-type="float">
            <text:p>5.21771074987825</text:p>
          </table:table-cell>
          <table:table-cell/>
          <table:table-cell office:value-type="float" office:value="676" calcext:value-type="float">
            <text:p>6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243777" calcext:value-type="float">
            <text:p>12437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504616724951" calcext:value-type="float">
            <text:p>5.2504616724951</text:p>
          </table:table-cell>
          <table:table-cell/>
          <table:table-cell office:value-type="float" office:value="677" calcext:value-type="float">
            <text:p>6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744892" calcext:value-type="float">
            <text:p>17448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8020137308691" calcext:value-type="float">
            <text:p>3.78020137308691</text:p>
          </table:table-cell>
          <table:table-cell/>
          <table:table-cell office:value-type="float" office:value="678" calcext:value-type="float">
            <text:p>6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284045" calcext:value-type="float">
            <text:p>12840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1208444734146" calcext:value-type="float">
            <text:p>5.11208444734146</text:p>
          </table:table-cell>
          <table:table-cell/>
          <table:table-cell office:value-type="float" office:value="679" calcext:value-type="float">
            <text:p>6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240705" calcext:value-type="float">
            <text:p>12407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6120156377484" calcext:value-type="float">
            <text:p>5.26120156377484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244033" calcext:value-type="float">
            <text:p>12440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495678792572" calcext:value-type="float">
            <text:p>5.2495678792572</text:p>
          </table:table-cell>
          <table:table-cell/>
          <table:table-cell office:value-type="float" office:value="681" calcext:value-type="float">
            <text:p>6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218118" calcext:value-type="float">
            <text:p>12181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4099328035918" calcext:value-type="float">
            <text:p>5.34099328035918</text:p>
          </table:table-cell>
          <table:table-cell/>
          <table:table-cell office:value-type="float" office:value="682" calcext:value-type="float">
            <text:p>6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316040" calcext:value-type="float">
            <text:p>13160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0519599283766" calcext:value-type="float">
            <text:p>5.00519599283766</text:p>
          </table:table-cell>
          <table:table-cell/>
          <table:table-cell office:value-type="float" office:value="683" calcext:value-type="float">
            <text:p>6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283215" calcext:value-type="float">
            <text:p>12832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1489261194137" calcext:value-type="float">
            <text:p>5.11489261194137</text:p>
          </table:table-cell>
          <table:table-cell/>
          <table:table-cell office:value-type="float" office:value="684" calcext:value-type="float">
            <text:p>6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243059" calcext:value-type="float">
            <text:p>12430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5296946510122" calcext:value-type="float">
            <text:p>5.25296946510122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215700" calcext:value-type="float">
            <text:p>12157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4962272103838" calcext:value-type="float">
            <text:p>5.34962272103838</text:p>
          </table:table-cell>
          <table:table-cell/>
          <table:table-cell office:value-type="float" office:value="686" calcext:value-type="float">
            <text:p>6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215938" calcext:value-type="float">
            <text:p>12159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4877257733259" calcext:value-type="float">
            <text:p>5.34877257733259</text:p>
          </table:table-cell>
          <table:table-cell/>
          <table:table-cell office:value-type="float" office:value="687" calcext:value-type="float">
            <text:p>6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468336" calcext:value-type="float">
            <text:p>14683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2963242043537" calcext:value-type="float">
            <text:p>4.52963242043537</text:p>
          </table:table-cell>
          <table:table-cell/>
          <table:table-cell office:value-type="float" office:value="688" calcext:value-type="float">
            <text:p>6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312043" calcext:value-type="float">
            <text:p>13120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1840620258045" calcext:value-type="float">
            <text:p>5.01840620258045</text:p>
          </table:table-cell>
          <table:table-cell/>
          <table:table-cell office:value-type="float" office:value="689" calcext:value-type="float">
            <text:p>6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288469" calcext:value-type="float">
            <text:p>12884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9714714723736" calcext:value-type="float">
            <text:p>5.09714714723736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711272" calcext:value-type="float">
            <text:p>17112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6469644362111" calcext:value-type="float">
            <text:p>3.86469644362111</text:p>
          </table:table-cell>
          <table:table-cell/>
          <table:table-cell office:value-type="float" office:value="691" calcext:value-type="float">
            <text:p>6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44471" calcext:value-type="float">
            <text:p>12444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4803908135261" calcext:value-type="float">
            <text:p>5.24803908135261</text:p>
          </table:table-cell>
          <table:table-cell/>
          <table:table-cell office:value-type="float" office:value="692" calcext:value-type="float">
            <text:p>6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247946" calcext:value-type="float">
            <text:p>12479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3592895449586" calcext:value-type="float">
            <text:p>5.23592895449586</text:p>
          </table:table-cell>
          <table:table-cell/>
          <table:table-cell office:value-type="float" office:value="693" calcext:value-type="float">
            <text:p>6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31197" calcext:value-type="float">
            <text:p>12311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946114020156" calcext:value-type="float">
            <text:p>5.2946114020156</text:p>
          </table:table-cell>
          <table:table-cell/>
          <table:table-cell office:value-type="float" office:value="694" calcext:value-type="float">
            <text:p>6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221151" calcext:value-type="float">
            <text:p>12211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3019319359185" calcext:value-type="float">
            <text:p>5.33019319359185</text:p>
          </table:table-cell>
          <table:table-cell/>
          <table:table-cell office:value-type="float" office:value="695" calcext:value-type="float">
            <text:p>6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238530" calcext:value-type="float">
            <text:p>12385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6882158156636" calcext:value-type="float">
            <text:p>5.26882158156636</text:p>
          </table:table-cell>
          <table:table-cell/>
          <table:table-cell office:value-type="float" office:value="696" calcext:value-type="float">
            <text:p>6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307421" calcext:value-type="float">
            <text:p>130742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1161810670832" calcext:value-type="float">
            <text:p>5.41161810670832</text:p>
          </table:table-cell>
          <table:table-cell/>
          <table:table-cell office:value-type="float" office:value="697" calcext:value-type="float">
            <text:p>6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259845" calcext:value-type="float">
            <text:p>125984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7260150346065" calcext:value-type="float">
            <text:p>5.57260150346065</text:p>
          </table:table-cell>
          <table:table-cell/>
          <table:table-cell office:value-type="float" office:value="698" calcext:value-type="float">
            <text:p>6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269944" calcext:value-type="float">
            <text:p>126994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3792696521616" calcext:value-type="float">
            <text:p>5.53792696521616</text:p>
          </table:table-cell>
          <table:table-cell/>
          <table:table-cell office:value-type="float" office:value="699" calcext:value-type="float">
            <text:p>6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243988" calcext:value-type="float">
            <text:p>124398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2761076063697" calcext:value-type="float">
            <text:p>5.62761076063697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349012" calcext:value-type="float">
            <text:p>13490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7561454150665" calcext:value-type="float">
            <text:p>5.27561454150665</text:p>
          </table:table-cell>
          <table:table-cell/>
          <table:table-cell office:value-type="float" office:value="701" calcext:value-type="float">
            <text:p>7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281223" calcext:value-type="float">
            <text:p>128122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995254072082" calcext:value-type="float">
            <text:p>5.4995254072082</text:p>
          </table:table-cell>
          <table:table-cell/>
          <table:table-cell office:value-type="float" office:value="702" calcext:value-type="float">
            <text:p>7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732855" calcext:value-type="float">
            <text:p>17328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18815043260529" calcext:value-type="float">
            <text:p>4.18815043260529</text:p>
          </table:table-cell>
          <table:table-cell/>
          <table:table-cell office:value-type="float" office:value="703" calcext:value-type="float">
            <text:p>7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75116" calcext:value-type="float">
            <text:p>127511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2027571807516" calcext:value-type="float">
            <text:p>5.52027571807516</text:p>
          </table:table-cell>
          <table:table-cell/>
          <table:table-cell office:value-type="float" office:value="704" calcext:value-type="float">
            <text:p>7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455810" calcext:value-type="float">
            <text:p>145581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94472568827172" calcext:value-type="float">
            <text:p>4.94472568827172</text:p>
          </table:table-cell>
          <table:table-cell/>
          <table:table-cell office:value-type="float" office:value="705" calcext:value-type="float">
            <text:p>7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222862" calcext:value-type="float">
            <text:p>122286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70199817401536" calcext:value-type="float">
            <text:p>5.70199817401536</text:p>
          </table:table-cell>
          <table:table-cell/>
          <table:table-cell office:value-type="float" office:value="706" calcext:value-type="float">
            <text:p>7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221753" calcext:value-type="float">
            <text:p>12217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70593852955985" calcext:value-type="float">
            <text:p>5.70593852955985</text:p>
          </table:table-cell>
          <table:table-cell/>
          <table:table-cell office:value-type="float" office:value="707" calcext:value-type="float">
            <text:p>7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225247" calcext:value-type="float">
            <text:p>12252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9353619240398" calcext:value-type="float">
            <text:p>5.69353619240398</text:p>
          </table:table-cell>
          <table:table-cell/>
          <table:table-cell office:value-type="float" office:value="708" calcext:value-type="float">
            <text:p>7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234598" calcext:value-type="float">
            <text:p>12345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6051697970701" calcext:value-type="float">
            <text:p>5.66051697970701</text:p>
          </table:table-cell>
          <table:table-cell/>
          <table:table-cell office:value-type="float" office:value="709" calcext:value-type="float">
            <text:p>7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224109" calcext:value-type="float">
            <text:p>122410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9757176057756" calcext:value-type="float">
            <text:p>5.69757176057756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239023" calcext:value-type="float">
            <text:p>123902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4497898797469" calcext:value-type="float">
            <text:p>5.64497898797469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228053" calcext:value-type="float">
            <text:p>12280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8360156681702" calcext:value-type="float">
            <text:p>5.68360156681702</text:p>
          </table:table-cell>
          <table:table-cell/>
          <table:table-cell office:value-type="float" office:value="712" calcext:value-type="float">
            <text:p>7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234486" calcext:value-type="float">
            <text:p>123448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6091097992738" calcext:value-type="float">
            <text:p>5.66091097992738</text:p>
          </table:table-cell>
          <table:table-cell/>
          <table:table-cell office:value-type="float" office:value="713" calcext:value-type="float">
            <text:p>7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246541" calcext:value-type="float">
            <text:p>12465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187069960098" calcext:value-type="float">
            <text:p>5.6187069960098</text:p>
          </table:table-cell>
          <table:table-cell/>
          <table:table-cell office:value-type="float" office:value="714" calcext:value-type="float">
            <text:p>7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289212" calcext:value-type="float">
            <text:p>12892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7252927785352" calcext:value-type="float">
            <text:p>5.47252927785352</text:p>
          </table:table-cell>
          <table:table-cell/>
          <table:table-cell office:value-type="float" office:value="715" calcext:value-type="float">
            <text:p>7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581418" calcext:value-type="float">
            <text:p>15814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58530589350568" calcext:value-type="float">
            <text:p>4.58530589350568</text:p>
          </table:table-cell>
          <table:table-cell/>
          <table:table-cell office:value-type="float" office:value="716" calcext:value-type="float">
            <text:p>7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259768" calcext:value-type="float">
            <text:p>12597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7286694640857" calcext:value-type="float">
            <text:p>5.57286694640857</text:p>
          </table:table-cell>
          <table:table-cell/>
          <table:table-cell office:value-type="float" office:value="717" calcext:value-type="float">
            <text:p>7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239643" calcext:value-type="float">
            <text:p>123964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4280634684922" calcext:value-type="float">
            <text:p>5.64280634684922</text:p>
          </table:table-cell>
          <table:table-cell/>
          <table:table-cell office:value-type="float" office:value="718" calcext:value-type="float">
            <text:p>7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211770" calcext:value-type="float">
            <text:p>12117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7826128827292" calcext:value-type="float">
            <text:p>6.37826128827292</text:p>
          </table:table-cell>
          <table:table-cell/>
          <table:table-cell office:value-type="float" office:value="719" calcext:value-type="float">
            <text:p>7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235616" calcext:value-type="float">
            <text:p>123561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9362801869075" calcext:value-type="float">
            <text:p>6.29362801869075</text:p>
          </table:table-cell>
          <table:table-cell/>
          <table:table-cell office:value-type="float" office:value="720" calcext:value-type="float">
            <text:p>7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232283" calcext:value-type="float">
            <text:p>123228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0535868018256" calcext:value-type="float">
            <text:p>6.30535868018256</text:p>
          </table:table-cell>
          <table:table-cell/>
          <table:table-cell office:value-type="float" office:value="721" calcext:value-type="float">
            <text:p>7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213677" calcext:value-type="float">
            <text:p>121367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7143203372603" calcext:value-type="float">
            <text:p>6.37143203372603</text:p>
          </table:table-cell>
          <table:table-cell/>
          <table:table-cell office:value-type="float" office:value="722" calcext:value-type="float">
            <text:p>7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545457" calcext:value-type="float">
            <text:p>154545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32189399235778" calcext:value-type="float">
            <text:p>5.32189399235778</text:p>
          </table:table-cell>
          <table:table-cell/>
          <table:table-cell office:value-type="float" office:value="723" calcext:value-type="float">
            <text:p>7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233148" calcext:value-type="float">
            <text:p>123314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0231122322869" calcext:value-type="float">
            <text:p>6.30231122322869</text:p>
          </table:table-cell>
          <table:table-cell/>
          <table:table-cell office:value-type="float" office:value="724" calcext:value-type="float">
            <text:p>7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222056" calcext:value-type="float">
            <text:p>122205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4155217564461" calcext:value-type="float">
            <text:p>6.34155217564461</text:p>
          </table:table-cell>
          <table:table-cell/>
          <table:table-cell office:value-type="float" office:value="725" calcext:value-type="float">
            <text:p>7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236566" calcext:value-type="float">
            <text:p>123656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9029024033854" calcext:value-type="float">
            <text:p>6.29029024033854</text:p>
          </table:table-cell>
          <table:table-cell/>
          <table:table-cell office:value-type="float" office:value="726" calcext:value-type="float">
            <text:p>7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237686" calcext:value-type="float">
            <text:p>123768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8635846739905" calcext:value-type="float">
            <text:p>6.28635846739905</text:p>
          </table:table-cell>
          <table:table-cell/>
          <table:table-cell office:value-type="float" office:value="727" calcext:value-type="float">
            <text:p>7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713961" calcext:value-type="float">
            <text:p>171396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4.87245389588788" calcext:value-type="float">
            <text:p>4.87245389588788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284155" calcext:value-type="float">
            <text:p>128415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2628878133827" calcext:value-type="float">
            <text:p>6.12628878133827</text:p>
          </table:table-cell>
          <table:table-cell/>
          <table:table-cell office:value-type="float" office:value="729" calcext:value-type="float">
            <text:p>7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231491" calcext:value-type="float">
            <text:p>123149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0815082947478" calcext:value-type="float">
            <text:p>6.30815082947478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228048" calcext:value-type="float">
            <text:p>122804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2030983063643" calcext:value-type="float">
            <text:p>6.32030983063643</text:p>
          </table:table-cell>
          <table:table-cell/>
          <table:table-cell office:value-type="float" office:value="731" calcext:value-type="float">
            <text:p>7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241464" calcext:value-type="float">
            <text:p>124146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7312194824734" calcext:value-type="float">
            <text:p>6.27312194824734</text:p>
          </table:table-cell>
          <table:table-cell/>
          <table:table-cell office:value-type="float" office:value="732" calcext:value-type="float">
            <text:p>7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221587" calcext:value-type="float">
            <text:p>122158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4321922860213" calcext:value-type="float">
            <text:p>6.34321922860213</text:p>
          </table:table-cell>
          <table:table-cell/>
          <table:table-cell office:value-type="float" office:value="733" calcext:value-type="float">
            <text:p>7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297151" calcext:value-type="float">
            <text:p>129715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8255790420873" calcext:value-type="float">
            <text:p>6.08255790420873</text:p>
          </table:table-cell>
          <table:table-cell/>
          <table:table-cell office:value-type="float" office:value="734" calcext:value-type="float">
            <text:p>7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281347" calcext:value-type="float">
            <text:p>128134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3579568791767" calcext:value-type="float">
            <text:p>6.13579568791767</text:p>
          </table:table-cell>
          <table:table-cell/>
          <table:table-cell office:value-type="float" office:value="735" calcext:value-type="float">
            <text:p>7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300653" calcext:value-type="float">
            <text:p>130065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7084878222015" calcext:value-type="float">
            <text:p>6.07084878222015</text:p>
          </table:table-cell>
          <table:table-cell/>
          <table:table-cell office:value-type="float" office:value="736" calcext:value-type="float">
            <text:p>7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330988" calcext:value-type="float">
            <text:p>133098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7072185262545" calcext:value-type="float">
            <text:p>5.97072185262545</text:p>
          </table:table-cell>
          <table:table-cell/>
          <table:table-cell office:value-type="float" office:value="737" calcext:value-type="float">
            <text:p>7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383183" calcext:value-type="float">
            <text:p>138318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500037473839" calcext:value-type="float">
            <text:p>6.5500037473839</text:p>
          </table:table-cell>
          <table:table-cell/>
          <table:table-cell office:value-type="float" office:value="738" calcext:value-type="float">
            <text:p>7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410434" calcext:value-type="float">
            <text:p>14104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6527248799826" calcext:value-type="float">
            <text:p>6.46527248799826</text:p>
          </table:table-cell>
          <table:table-cell/>
          <table:table-cell office:value-type="float" office:value="739" calcext:value-type="float">
            <text:p>7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789268" calcext:value-type="float">
            <text:p>17892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43204622442389" calcext:value-type="float">
            <text:p>5.43204622442389</text:p>
          </table:table-cell>
          <table:table-cell/>
          <table:table-cell office:value-type="float" office:value="740" calcext:value-type="float">
            <text:p>7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473437" calcext:value-type="float">
            <text:p>147343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7548445965245" calcext:value-type="float">
            <text:p>6.27548445965245</text:p>
          </table:table-cell>
          <table:table-cell/>
          <table:table-cell office:value-type="float" office:value="741" calcext:value-type="float">
            <text:p>7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281375" calcext:value-type="float">
            <text:p>12813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8203770817594" calcext:value-type="float">
            <text:p>6.88203770817594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271671" calcext:value-type="float">
            <text:p>12716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15052498728" calcext:value-type="float">
            <text:p>6.915052498728</text:p>
          </table:table-cell>
          <table:table-cell/>
          <table:table-cell office:value-type="float" office:value="743" calcext:value-type="float">
            <text:p>7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392175" calcext:value-type="float">
            <text:p>13921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2186186697881" calcext:value-type="float">
            <text:p>6.52186186697881</text:p>
          </table:table-cell>
          <table:table-cell/>
          <table:table-cell office:value-type="float" office:value="744" calcext:value-type="float">
            <text:p>7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377702" calcext:value-type="float">
            <text:p>13777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6724728474564" calcext:value-type="float">
            <text:p>6.56724728474564</text:p>
          </table:table-cell>
          <table:table-cell/>
          <table:table-cell office:value-type="float" office:value="745" calcext:value-type="float">
            <text:p>7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408241" calcext:value-type="float">
            <text:p>140824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7203032982809" calcext:value-type="float">
            <text:p>6.47203032982809</text:p>
          </table:table-cell>
          <table:table-cell/>
          <table:table-cell office:value-type="float" office:value="746" calcext:value-type="float">
            <text:p>7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330692" calcext:value-type="float">
            <text:p>13306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1802471395689" calcext:value-type="float">
            <text:p>6.71802471395689</text:p>
          </table:table-cell>
          <table:table-cell/>
          <table:table-cell office:value-type="float" office:value="747" calcext:value-type="float">
            <text:p>7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265941" calcext:value-type="float">
            <text:p>126594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3466551766625" calcext:value-type="float">
            <text:p>6.93466551766625</text:p>
          </table:table-cell>
          <table:table-cell/>
          <table:table-cell office:value-type="float" office:value="748" calcext:value-type="float">
            <text:p>7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424287" calcext:value-type="float">
            <text:p>142428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2282507005696" calcext:value-type="float">
            <text:p>6.42282507005696</text:p>
          </table:table-cell>
          <table:table-cell/>
          <table:table-cell office:value-type="float" office:value="749" calcext:value-type="float">
            <text:p>7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354710" calcext:value-type="float">
            <text:p>135471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4033680716106" calcext:value-type="float">
            <text:p>6.64033680716106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340035" calcext:value-type="float">
            <text:p>13400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8763875614821" calcext:value-type="float">
            <text:p>6.68763875614821</text:p>
          </table:table-cell>
          <table:table-cell/>
          <table:table-cell office:value-type="float" office:value="751" calcext:value-type="float">
            <text:p>7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866206" calcext:value-type="float">
            <text:p>186620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249204359586" calcext:value-type="float">
            <text:p>5.249204359586</text:p>
          </table:table-cell>
          <table:table-cell/>
          <table:table-cell office:value-type="float" office:value="752" calcext:value-type="float">
            <text:p>7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420866" calcext:value-type="float">
            <text:p>14208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3326895225654" calcext:value-type="float">
            <text:p>6.43326895225654</text:p>
          </table:table-cell>
          <table:table-cell/>
          <table:table-cell office:value-type="float" office:value="753" calcext:value-type="float">
            <text:p>7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483834" calcext:value-type="float">
            <text:p>14838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2523379399654" calcext:value-type="float">
            <text:p>6.52523379399654</text:p>
          </table:table-cell>
          <table:table-cell/>
          <table:table-cell office:value-type="float" office:value="754" calcext:value-type="float">
            <text:p>7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393744" calcext:value-type="float">
            <text:p>13937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9725686735189" calcext:value-type="float">
            <text:p>6.79725686735189</text:p>
          </table:table-cell>
          <table:table-cell/>
          <table:table-cell office:value-type="float" office:value="755" calcext:value-type="float">
            <text:p>7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297961" calcext:value-type="float">
            <text:p>12979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064705415626" calcext:value-type="float">
            <text:p>7.1064705415626</text:p>
          </table:table-cell>
          <table:table-cell/>
          <table:table-cell office:value-type="float" office:value="756" calcext:value-type="float">
            <text:p>7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899769" calcext:value-type="float">
            <text:p>28997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3.61545294795607" calcext:value-type="float">
            <text:p>3.61545294795607</text:p>
          </table:table-cell>
          <table:table-cell/>
          <table:table-cell office:value-type="float" office:value="757" calcext:value-type="float">
            <text:p>7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535089" calcext:value-type="float">
            <text:p>153508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37775137839516" calcext:value-type="float">
            <text:p>6.37775137839516</text:p>
          </table:table-cell>
          <table:table-cell/>
          <table:table-cell office:value-type="float" office:value="758" calcext:value-type="float">
            <text:p>7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426830" calcext:value-type="float">
            <text:p>14268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9536465437362" calcext:value-type="float">
            <text:p>6.69536465437362</text:p>
          </table:table-cell>
          <table:table-cell/>
          <table:table-cell office:value-type="float" office:value="759" calcext:value-type="float">
            <text:p>7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402765" calcext:value-type="float">
            <text:p>140276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6923776131248" calcext:value-type="float">
            <text:p>6.76923776131248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341322" calcext:value-type="float">
            <text:p>13413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6375649688341" calcext:value-type="float">
            <text:p>6.96375649688341</text:p>
          </table:table-cell>
          <table:table-cell/>
          <table:table-cell office:value-type="float" office:value="761" calcext:value-type="float">
            <text:p>7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695368" calcext:value-type="float">
            <text:p>169536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94644715906376" calcext:value-type="float">
            <text:p>5.94644715906376</text:p>
          </table:table-cell>
          <table:table-cell/>
          <table:table-cell office:value-type="float" office:value="762" calcext:value-type="float">
            <text:p>7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351967" calcext:value-type="float">
            <text:p>13519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2942606421686" calcext:value-type="float">
            <text:p>6.92942606421686</text:p>
          </table:table-cell>
          <table:table-cell/>
          <table:table-cell office:value-type="float" office:value="763" calcext:value-type="float">
            <text:p>7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381141" calcext:value-type="float">
            <text:p>13811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3670679764557" calcext:value-type="float">
            <text:p>6.83670679764557</text:p>
          </table:table-cell>
          <table:table-cell/>
          <table:table-cell office:value-type="float" office:value="764" calcext:value-type="float">
            <text:p>7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340152" calcext:value-type="float">
            <text:p>13401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6754638689221" calcext:value-type="float">
            <text:p>6.96754638689221</text:p>
          </table:table-cell>
          <table:table-cell/>
          <table:table-cell office:value-type="float" office:value="765" calcext:value-type="float">
            <text:p>7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235008" calcext:value-type="float">
            <text:p>12350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2238926684688" calcext:value-type="float">
            <text:p>7.32238926684688</text:p>
          </table:table-cell>
          <table:table-cell/>
          <table:table-cell office:value-type="float" office:value="766" calcext:value-type="float">
            <text:p>7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420615" calcext:value-type="float">
            <text:p>14206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1432301522887" calcext:value-type="float">
            <text:p>6.71432301522887</text:p>
          </table:table-cell>
          <table:table-cell/>
          <table:table-cell office:value-type="float" office:value="767" calcext:value-type="float">
            <text:p>7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317919" calcext:value-type="float">
            <text:p>13179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4019978405615" calcext:value-type="float">
            <text:p>7.04019978405615</text:p>
          </table:table-cell>
          <table:table-cell/>
          <table:table-cell office:value-type="float" office:value="768" calcext:value-type="float">
            <text:p>7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375658" calcext:value-type="float">
            <text:p>13756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7369539239653" calcext:value-type="float">
            <text:p>6.57369539239653</text:p>
          </table:table-cell>
          <table:table-cell/>
          <table:table-cell office:value-type="float" office:value="769" calcext:value-type="float">
            <text:p>7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491111" calcext:value-type="float">
            <text:p>149111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2370043312163" calcext:value-type="float">
            <text:p>6.22370043312163</text:p>
          </table:table-cell>
          <table:table-cell/>
          <table:table-cell office:value-type="float" office:value="770" calcext:value-type="float">
            <text:p>7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295684" calcext:value-type="float">
            <text:p>12956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3380921511709" calcext:value-type="float">
            <text:p>6.83380921511709</text:p>
          </table:table-cell>
          <table:table-cell/>
          <table:table-cell office:value-type="float" office:value="771" calcext:value-type="float">
            <text:p>7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333531" calcext:value-type="float">
            <text:p>13335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0876901350837" calcext:value-type="float">
            <text:p>6.70876901350837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548685" calcext:value-type="float">
            <text:p>15486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05916925390928" calcext:value-type="float">
            <text:p>6.05916925390928</text:p>
          </table:table-cell>
          <table:table-cell/>
          <table:table-cell office:value-type="float" office:value="773" calcext:value-type="float">
            <text:p>7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463385" calcext:value-type="float">
            <text:p>14633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0521418232471" calcext:value-type="float">
            <text:p>6.30521418232471</text:p>
          </table:table-cell>
          <table:table-cell/>
          <table:table-cell office:value-type="float" office:value="774" calcext:value-type="float">
            <text:p>7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473438" calcext:value-type="float">
            <text:p>14734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7548151216073" calcext:value-type="float">
            <text:p>6.27548151216073</text:p>
          </table:table-cell>
          <table:table-cell/>
          <table:table-cell office:value-type="float" office:value="775" calcext:value-type="float">
            <text:p>7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392765" calcext:value-type="float">
            <text:p>13927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2002172860487" calcext:value-type="float">
            <text:p>6.52002172860487</text:p>
          </table:table-cell>
          <table:table-cell/>
          <table:table-cell office:value-type="float" office:value="776" calcext:value-type="float">
            <text:p>7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328295" calcext:value-type="float">
            <text:p>132829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2585479477423" calcext:value-type="float">
            <text:p>6.72585479477423</text:p>
          </table:table-cell>
          <table:table-cell/>
          <table:table-cell office:value-type="float" office:value="777" calcext:value-type="float">
            <text:p>7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370804" calcext:value-type="float">
            <text:p>137080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8904654315022" calcext:value-type="float">
            <text:p>6.58904654315022</text:p>
          </table:table-cell>
          <table:table-cell/>
          <table:table-cell office:value-type="float" office:value="778" calcext:value-type="float">
            <text:p>7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293436" calcext:value-type="float">
            <text:p>12934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4135072915002" calcext:value-type="float">
            <text:p>6.84135072915002</text:p>
          </table:table-cell>
          <table:table-cell/>
          <table:table-cell office:value-type="float" office:value="779" calcext:value-type="float">
            <text:p>7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353889" calcext:value-type="float">
            <text:p>13538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4296957620928" calcext:value-type="float">
            <text:p>6.64296957620928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468368" calcext:value-type="float">
            <text:p>14683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9045105946104" calcext:value-type="float">
            <text:p>6.29045105946104</text:p>
          </table:table-cell>
          <table:table-cell/>
          <table:table-cell office:value-type="float" office:value="781" calcext:value-type="float">
            <text:p>7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403173" calcext:value-type="float">
            <text:p>14031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8768797981051" calcext:value-type="float">
            <text:p>6.48768797981051</text:p>
          </table:table-cell>
          <table:table-cell/>
          <table:table-cell office:value-type="float" office:value="782" calcext:value-type="float">
            <text:p>7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341345" calcext:value-type="float">
            <text:p>134134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8339522620051" calcext:value-type="float">
            <text:p>6.68339522620051</text:p>
          </table:table-cell>
          <table:table-cell/>
          <table:table-cell office:value-type="float" office:value="783" calcext:value-type="float">
            <text:p>7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398091" calcext:value-type="float">
            <text:p>139809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0344577328085" calcext:value-type="float">
            <text:p>6.50344577328085</text:p>
          </table:table-cell>
          <table:table-cell/>
          <table:table-cell office:value-type="float" office:value="784" calcext:value-type="float">
            <text:p>7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843083" calcext:value-type="float">
            <text:p>184308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4.79182558119932" calcext:value-type="float">
            <text:p>4.79182558119932</text:p>
          </table:table-cell>
          <table:table-cell/>
          <table:table-cell office:value-type="float" office:value="785" calcext:value-type="float">
            <text:p>7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630719" calcext:value-type="float">
            <text:p>163071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32348320140819" calcext:value-type="float">
            <text:p>5.32348320140819</text:p>
          </table:table-cell>
          <table:table-cell/>
          <table:table-cell office:value-type="float" office:value="786" calcext:value-type="float">
            <text:p>7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476279" calcext:value-type="float">
            <text:p>147627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75559009488334" calcext:value-type="float">
            <text:p>5.75559009488334</text:p>
          </table:table-cell>
          <table:table-cell/>
          <table:table-cell office:value-type="float" office:value="787" calcext:value-type="float">
            <text:p>7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271846" calcext:value-type="float">
            <text:p>127184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0292923015835" calcext:value-type="float">
            <text:p>6.40292923015835</text:p>
          </table:table-cell>
          <table:table-cell/>
          <table:table-cell office:value-type="float" office:value="788" calcext:value-type="float">
            <text:p>7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363941" calcext:value-type="float">
            <text:p>136394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9931867018205" calcext:value-type="float">
            <text:p>6.09931867018205</text:p>
          </table:table-cell>
          <table:table-cell/>
          <table:table-cell office:value-type="float" office:value="789" calcext:value-type="float">
            <text:p>7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319114" calcext:value-type="float">
            <text:p>131911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4445121856037" calcext:value-type="float">
            <text:p>6.24445121856037</text:p>
          </table:table-cell>
          <table:table-cell/>
          <table:table-cell office:value-type="float" office:value="790" calcext:value-type="float">
            <text:p>7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398764" calcext:value-type="float">
            <text:p>139876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8983005126677" calcext:value-type="float">
            <text:p>5.98983005126677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323106" calcext:value-type="float">
            <text:p>132310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3132812592677" calcext:value-type="float">
            <text:p>6.23132812592677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422022" calcext:value-type="float">
            <text:p>142202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1821136082854" calcext:value-type="float">
            <text:p>5.91821136082854</text:p>
          </table:table-cell>
          <table:table-cell/>
          <table:table-cell office:value-type="float" office:value="793" calcext:value-type="float">
            <text:p>7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382347" calcext:value-type="float">
            <text:p>138234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4110377120034" calcext:value-type="float">
            <text:p>6.04110377120034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90816" calcext:value-type="float">
            <text:p>129081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386311150897" calcext:value-type="float">
            <text:p>6.3386311150897</text:p>
          </table:table-cell>
          <table:table-cell/>
          <table:table-cell office:value-type="float" office:value="795" calcext:value-type="float">
            <text:p>7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772199" calcext:value-type="float">
            <text:p>177219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4.96214964305933" calcext:value-type="float">
            <text:p>4.96214964305933</text:p>
          </table:table-cell>
          <table:table-cell/>
          <table:table-cell office:value-type="float" office:value="796" calcext:value-type="float">
            <text:p>7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458608" calcext:value-type="float">
            <text:p>145860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0788860266915" calcext:value-type="float">
            <text:p>5.80788860266915</text:p>
          </table:table-cell>
          <table:table-cell/>
          <table:table-cell office:value-type="float" office:value="797" calcext:value-type="float">
            <text:p>7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392121" calcext:value-type="float">
            <text:p>139212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1050466660734" calcext:value-type="float">
            <text:p>6.01050466660734</text:p>
          </table:table-cell>
          <table:table-cell/>
          <table:table-cell office:value-type="float" office:value="798" calcext:value-type="float">
            <text:p>7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379954" calcext:value-type="float">
            <text:p>137995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4862841790017" calcext:value-type="float">
            <text:p>6.04862841790017</text:p>
          </table:table-cell>
          <table:table-cell/>
          <table:table-cell office:value-type="float" office:value="799" calcext:value-type="float">
            <text:p>7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390545" calcext:value-type="float">
            <text:p>139054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1542403656883" calcext:value-type="float">
            <text:p>6.01542403656883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717727" calcext:value-type="float">
            <text:p>271772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10521622451287" calcext:value-type="float">
            <text:p>3.10521622451287</text:p>
          </table:table-cell>
          <table:table-cell/>
          <table:table-cell office:value-type="float" office:value="801" calcext:value-type="float">
            <text:p>8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514922" calcext:value-type="float">
            <text:p>151492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64337178920436" calcext:value-type="float">
            <text:p>5.64337178920436</text:p>
          </table:table-cell>
          <table:table-cell/>
          <table:table-cell office:value-type="float" office:value="802" calcext:value-type="float">
            <text:p>8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27468" calcext:value-type="float">
            <text:p>132746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4756575020499" calcext:value-type="float">
            <text:p>5.54756575020499</text:p>
          </table:table-cell>
          <table:table-cell/>
          <table:table-cell office:value-type="float" office:value="803" calcext:value-type="float">
            <text:p>8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319016" calcext:value-type="float">
            <text:p>131901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7530572097972" calcext:value-type="float">
            <text:p>5.57530572097972</text:p>
          </table:table-cell>
          <table:table-cell/>
          <table:table-cell office:value-type="float" office:value="804" calcext:value-type="float">
            <text:p>8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299732" calcext:value-type="float">
            <text:p>129973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3926824179827" calcext:value-type="float">
            <text:p>5.63926824179827</text:p>
          </table:table-cell>
          <table:table-cell/>
          <table:table-cell office:value-type="float" office:value="805" calcext:value-type="float">
            <text:p>8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354395" calcext:value-type="float">
            <text:p>135439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6035293953639" calcext:value-type="float">
            <text:p>5.46035293953639</text:p>
          </table:table-cell>
          <table:table-cell/>
          <table:table-cell office:value-type="float" office:value="806" calcext:value-type="float">
            <text:p>8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870036" calcext:value-type="float">
            <text:p>18700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05930668573552" calcext:value-type="float">
            <text:p>4.05930668573552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371333" calcext:value-type="float">
            <text:p>137133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0637708704946" calcext:value-type="float">
            <text:p>5.40637708704946</text:p>
          </table:table-cell>
          <table:table-cell/>
          <table:table-cell office:value-type="float" office:value="808" calcext:value-type="float">
            <text:p>8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377800" calcext:value-type="float">
            <text:p>137780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8594455362829" calcext:value-type="float">
            <text:p>5.38594455362829</text:p>
          </table:table-cell>
          <table:table-cell/>
          <table:table-cell office:value-type="float" office:value="809" calcext:value-type="float">
            <text:p>8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380587" calcext:value-type="float">
            <text:p>138058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7716856147826" calcext:value-type="float">
            <text:p>5.37716856147826</text:p>
          </table:table-cell>
          <table:table-cell/>
          <table:table-cell office:value-type="float" office:value="810" calcext:value-type="float">
            <text:p>8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385001" calcext:value-type="float">
            <text:p>138500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6330548808581" calcext:value-type="float">
            <text:p>5.36330548808581</text:p>
          </table:table-cell>
          <table:table-cell/>
          <table:table-cell office:value-type="float" office:value="811" calcext:value-type="float">
            <text:p>8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374122" calcext:value-type="float">
            <text:p>137412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975534295742" calcext:value-type="float">
            <text:p>5.3975534295742</text:p>
          </table:table-cell>
          <table:table-cell/>
          <table:table-cell office:value-type="float" office:value="812" calcext:value-type="float">
            <text:p>8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404665" calcext:value-type="float">
            <text:p>140466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020787452642" calcext:value-type="float">
            <text:p>5.3020787452642</text:p>
          </table:table-cell>
          <table:table-cell/>
          <table:table-cell office:value-type="float" office:value="813" calcext:value-type="float">
            <text:p>8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332411" calcext:value-type="float">
            <text:p>133241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3142426335336" calcext:value-type="float">
            <text:p>5.53142426335336</text:p>
          </table:table-cell>
          <table:table-cell/>
          <table:table-cell office:value-type="float" office:value="814" calcext:value-type="float">
            <text:p>8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233663" calcext:value-type="float">
            <text:p>123366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658409620232" calcext:value-type="float">
            <text:p>5.8658409620232</text:p>
          </table:table-cell>
          <table:table-cell/>
          <table:table-cell office:value-type="float" office:value="815" calcext:value-type="float">
            <text:p>8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3382072" calcext:value-type="float">
            <text:p>338207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48597786843121" calcext:value-type="float">
            <text:p>1.48597786843121</text:p>
          </table:table-cell>
          <table:table-cell/>
          <table:table-cell office:value-type="float" office:value="816" calcext:value-type="float">
            <text:p>8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6634025" calcext:value-type="float">
            <text:p>663402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43996468025185" calcext:value-type="float">
            <text:p>-1.43996468025185</text:p>
          </table:table-cell>
          <table:table-cell/>
          <table:table-cell office:value-type="float" office:value="817" calcext:value-type="float">
            <text:p>8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495108" calcext:value-type="float">
            <text:p>149510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03108070469718" calcext:value-type="float">
            <text:p>5.03108070469718</text:p>
          </table:table-cell>
          <table:table-cell/>
          <table:table-cell office:value-type="float" office:value="818" calcext:value-type="float">
            <text:p>8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431183" calcext:value-type="float">
            <text:p>143118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2085466862767" calcext:value-type="float">
            <text:p>5.22085466862767</text:p>
          </table:table-cell>
          <table:table-cell/>
          <table:table-cell office:value-type="float" office:value="819" calcext:value-type="float">
            <text:p>8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418686" calcext:value-type="float">
            <text:p>141868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5894352765126" calcext:value-type="float">
            <text:p>5.25894352765126</text:p>
          </table:table-cell>
          <table:table-cell/>
          <table:table-cell office:value-type="float" office:value="820" calcext:value-type="float">
            <text:p>8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435925" calcext:value-type="float">
            <text:p>143592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0648878976274" calcext:value-type="float">
            <text:p>5.20648878976274</text:p>
          </table:table-cell>
          <table:table-cell/>
          <table:table-cell office:value-type="float" office:value="821" calcext:value-type="float">
            <text:p>8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413261" calcext:value-type="float">
            <text:p>141326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7558261338499" calcext:value-type="float">
            <text:p>5.27558261338499</text:p>
          </table:table-cell>
          <table:table-cell/>
          <table:table-cell office:value-type="float" office:value="822" calcext:value-type="float">
            <text:p>8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91810" calcext:value-type="float">
            <text:p>129181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6581993652018" calcext:value-type="float">
            <text:p>5.66581993652018</text:p>
          </table:table-cell>
          <table:table-cell/>
          <table:table-cell office:value-type="float" office:value="823" calcext:value-type="float">
            <text:p>8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71628" calcext:value-type="float">
            <text:p>15716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3438931236478" calcext:value-type="float">
            <text:p>4.23438931236478</text:p>
          </table:table-cell>
          <table:table-cell/>
          <table:table-cell office:value-type="float" office:value="824" calcext:value-type="float">
            <text:p>8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284137" calcext:value-type="float">
            <text:p>12841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1177329266198" calcext:value-type="float">
            <text:p>5.11177329266198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237096" calcext:value-type="float">
            <text:p>12370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7385286138571" calcext:value-type="float">
            <text:p>5.27385286138571</text:p>
          </table:table-cell>
          <table:table-cell/>
          <table:table-cell office:value-type="float" office:value="826" calcext:value-type="float">
            <text:p>8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266447" calcext:value-type="float">
            <text:p>12664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7201669241756" calcext:value-type="float">
            <text:p>5.17201669241756</text:p>
          </table:table-cell>
          <table:table-cell/>
          <table:table-cell office:value-type="float" office:value="827" calcext:value-type="float">
            <text:p>8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234713" calcext:value-type="float">
            <text:p>12347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8222668048748" calcext:value-type="float">
            <text:p>5.28222668048748</text:p>
          </table:table-cell>
          <table:table-cell/>
          <table:table-cell office:value-type="float" office:value="828" calcext:value-type="float">
            <text:p>8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225279" calcext:value-type="float">
            <text:p>12252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1553698578914" calcext:value-type="float">
            <text:p>5.31553698578914</text:p>
          </table:table-cell>
          <table:table-cell/>
          <table:table-cell office:value-type="float" office:value="829" calcext:value-type="float">
            <text:p>8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225425" calcext:value-type="float">
            <text:p>12254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150195263617" calcext:value-type="float">
            <text:p>5.3150195263617</text:p>
          </table:table-cell>
          <table:table-cell/>
          <table:table-cell office:value-type="float" office:value="830" calcext:value-type="float">
            <text:p>8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230669" calcext:value-type="float">
            <text:p>12306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9647427749266" calcext:value-type="float">
            <text:p>5.29647427749266</text:p>
          </table:table-cell>
          <table:table-cell/>
          <table:table-cell office:value-type="float" office:value="831" calcext:value-type="float">
            <text:p>8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236861" calcext:value-type="float">
            <text:p>12368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7467792991806" calcext:value-type="float">
            <text:p>5.27467792991806</text:p>
          </table:table-cell>
          <table:table-cell/>
          <table:table-cell office:value-type="float" office:value="832" calcext:value-type="float">
            <text:p>8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210712" calcext:value-type="float">
            <text:p>12107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6747841848169" calcext:value-type="float">
            <text:p>5.36747841848169</text:p>
          </table:table-cell>
          <table:table-cell/>
          <table:table-cell office:value-type="float" office:value="833" calcext:value-type="float">
            <text:p>8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346056" calcext:value-type="float">
            <text:p>13460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0725560573732" calcext:value-type="float">
            <text:p>4.90725560573732</text:p>
          </table:table-cell>
          <table:table-cell/>
          <table:table-cell office:value-type="float" office:value="834" calcext:value-type="float">
            <text:p>8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370465" calcext:value-type="float">
            <text:p>13704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920740134046" calcext:value-type="float">
            <text:p>4.82920740134046</text:p>
          </table:table-cell>
          <table:table-cell/>
          <table:table-cell office:value-type="float" office:value="835" calcext:value-type="float">
            <text:p>8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310235" calcext:value-type="float">
            <text:p>13102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2439492343845" calcext:value-type="float">
            <text:p>5.02439492343845</text:p>
          </table:table-cell>
          <table:table-cell/>
          <table:table-cell office:value-type="float" office:value="836" calcext:value-type="float">
            <text:p>8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540631" calcext:value-type="float">
            <text:p>15406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209005647725" calcext:value-type="float">
            <text:p>4.3209005647725</text:p>
          </table:table-cell>
          <table:table-cell/>
          <table:table-cell office:value-type="float" office:value="837" calcext:value-type="float">
            <text:p>8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373211" calcext:value-type="float">
            <text:p>13732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051415151428" calcext:value-type="float">
            <text:p>4.82051415151428</text:p>
          </table:table-cell>
          <table:table-cell/>
          <table:table-cell office:value-type="float" office:value="838" calcext:value-type="float">
            <text:p>8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405571" calcext:value-type="float">
            <text:p>14055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1935900665414" calcext:value-type="float">
            <text:p>4.71935900665414</text:p>
          </table:table-cell>
          <table:table-cell/>
          <table:table-cell office:value-type="float" office:value="839" calcext:value-type="float">
            <text:p>8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344577" calcext:value-type="float">
            <text:p>13445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1203010752503" calcext:value-type="float">
            <text:p>4.91203010752503</text:p>
          </table:table-cell>
          <table:table-cell/>
          <table:table-cell office:value-type="float" office:value="840" calcext:value-type="float">
            <text:p>8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334457" calcext:value-type="float">
            <text:p>13344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448410465571" calcext:value-type="float">
            <text:p>4.9448410465571</text:p>
          </table:table-cell>
          <table:table-cell/>
          <table:table-cell office:value-type="float" office:value="841" calcext:value-type="float">
            <text:p>8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263490" calcext:value-type="float">
            <text:p>12634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8216879792671" calcext:value-type="float">
            <text:p>5.18216879792671</text:p>
          </table:table-cell>
          <table:table-cell/>
          <table:table-cell office:value-type="float" office:value="842" calcext:value-type="float">
            <text:p>8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227312" calcext:value-type="float">
            <text:p>12273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0833708263423" calcext:value-type="float">
            <text:p>5.30833708263423</text:p>
          </table:table-cell>
          <table:table-cell/>
          <table:table-cell office:value-type="float" office:value="843" calcext:value-type="float">
            <text:p>8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267086" calcext:value-type="float">
            <text:p>12670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6982596366194" calcext:value-type="float">
            <text:p>5.16982596366194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367903" calcext:value-type="float">
            <text:p>13679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3733386781456" calcext:value-type="float">
            <text:p>4.83733386781456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3926948" calcext:value-type="float">
            <text:p>39269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257335383489281" calcext:value-type="float">
            <text:p>0.257335383489281</text:p>
          </table:table-cell>
          <table:table-cell/>
          <table:table-cell office:value-type="float" office:value="846" calcext:value-type="float">
            <text:p>8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3620231" calcext:value-type="float">
            <text:p>36202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610524058856267" calcext:value-type="float">
            <text:p>0.610524058856267</text:p>
          </table:table-cell>
          <table:table-cell/>
          <table:table-cell office:value-type="float" office:value="847" calcext:value-type="float">
            <text:p>8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544614" calcext:value-type="float">
            <text:p>15446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3240024469794" calcext:value-type="float">
            <text:p>4.13240024469794</text:p>
          </table:table-cell>
          <table:table-cell/>
          <table:table-cell office:value-type="float" office:value="848" calcext:value-type="float">
            <text:p>8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300272" calcext:value-type="float">
            <text:p>13002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8025780757445" calcext:value-type="float">
            <text:p>4.88025780757445</text:p>
          </table:table-cell>
          <table:table-cell/>
          <table:table-cell office:value-type="float" office:value="849" calcext:value-type="float">
            <text:p>8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265064" calcext:value-type="float">
            <text:p>12650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9947494160984" calcext:value-type="float">
            <text:p>4.99947494160984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229084" calcext:value-type="float">
            <text:p>12290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2478426187774" calcext:value-type="float">
            <text:p>5.12478426187774</text:p>
          </table:table-cell>
          <table:table-cell/>
          <table:table-cell office:value-type="float" office:value="851" calcext:value-type="float">
            <text:p>8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241590" calcext:value-type="float">
            <text:p>12415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808178528942" calcext:value-type="float">
            <text:p>5.0808178528942</text:p>
          </table:table-cell>
          <table:table-cell/>
          <table:table-cell office:value-type="float" office:value="852" calcext:value-type="float">
            <text:p>8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240168" calcext:value-type="float">
            <text:p>12401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8579470253748" calcext:value-type="float">
            <text:p>5.08579470253748</text:p>
          </table:table-cell>
          <table:table-cell/>
          <table:table-cell office:value-type="float" office:value="853" calcext:value-type="float">
            <text:p>8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224432" calcext:value-type="float">
            <text:p>12244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4125320156163" calcext:value-type="float">
            <text:p>5.14125320156163</text:p>
          </table:table-cell>
          <table:table-cell/>
          <table:table-cell office:value-type="float" office:value="854" calcext:value-type="float">
            <text:p>8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224711" calcext:value-type="float">
            <text:p>12247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4026372760298" calcext:value-type="float">
            <text:p>5.14026372760298</text:p>
          </table:table-cell>
          <table:table-cell/>
          <table:table-cell office:value-type="float" office:value="855" calcext:value-type="float">
            <text:p>8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295056" calcext:value-type="float">
            <text:p>12950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9771443014821" calcext:value-type="float">
            <text:p>4.89771443014821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277728" calcext:value-type="float">
            <text:p>12777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5621579345655" calcext:value-type="float">
            <text:p>4.95621579345655</text:p>
          </table:table-cell>
          <table:table-cell/>
          <table:table-cell office:value-type="float" office:value="857" calcext:value-type="float">
            <text:p>8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49269" calcext:value-type="float">
            <text:p>13492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1961448943457" calcext:value-type="float">
            <text:p>4.71961448943457</text:p>
          </table:table-cell>
          <table:table-cell/>
          <table:table-cell office:value-type="float" office:value="858" calcext:value-type="float">
            <text:p>8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330413" calcext:value-type="float">
            <text:p>13304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073511429878" calcext:value-type="float">
            <text:p>4.78073511429878</text:p>
          </table:table-cell>
          <table:table-cell/>
          <table:table-cell office:value-type="float" office:value="859" calcext:value-type="float">
            <text:p>8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231876" calcext:value-type="float">
            <text:p>12318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1492997157062" calcext:value-type="float">
            <text:p>5.11492997157062</text:p>
          </table:table-cell>
          <table:table-cell/>
          <table:table-cell office:value-type="float" office:value="860" calcext:value-type="float">
            <text:p>8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235023" calcext:value-type="float">
            <text:p>12350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0384945732219" calcext:value-type="float">
            <text:p>5.10384945732219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285103" calcext:value-type="float">
            <text:p>12851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3122053902706" calcext:value-type="float">
            <text:p>4.93122053902706</text:p>
          </table:table-cell>
          <table:table-cell/>
          <table:table-cell office:value-type="float" office:value="862" calcext:value-type="float">
            <text:p>8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235383" calcext:value-type="float">
            <text:p>12353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0258370574458" calcext:value-type="float">
            <text:p>5.10258370574458</text:p>
          </table:table-cell>
          <table:table-cell/>
          <table:table-cell office:value-type="float" office:value="863" calcext:value-type="float">
            <text:p>8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247400" calcext:value-type="float">
            <text:p>12474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605425161285" calcext:value-type="float">
            <text:p>5.0605425161285</text:p>
          </table:table-cell>
          <table:table-cell/>
          <table:table-cell office:value-type="float" office:value="864" calcext:value-type="float">
            <text:p>8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225833" calcext:value-type="float">
            <text:p>12258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3628682743106" calcext:value-type="float">
            <text:p>5.13628682743106</text:p>
          </table:table-cell>
          <table:table-cell/>
          <table:table-cell office:value-type="float" office:value="865" calcext:value-type="float">
            <text:p>8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314713" calcext:value-type="float">
            <text:p>13147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3229034030672" calcext:value-type="float">
            <text:p>4.83229034030672</text:p>
          </table:table-cell>
          <table:table-cell/>
          <table:table-cell office:value-type="float" office:value="866" calcext:value-type="float">
            <text:p>8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222476" calcext:value-type="float">
            <text:p>12224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4819649642635" calcext:value-type="float">
            <text:p>5.14819649642635</text:p>
          </table:table-cell>
          <table:table-cell/>
          <table:table-cell office:value-type="float" office:value="867" calcext:value-type="float">
            <text:p>8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255930" calcext:value-type="float">
            <text:p>12559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09455691159" calcext:value-type="float">
            <text:p>5.0309455691159</text:p>
          </table:table-cell>
          <table:table-cell/>
          <table:table-cell office:value-type="float" office:value="868" calcext:value-type="float">
            <text:p>8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83904" calcext:value-type="float">
            <text:p>12839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3527439424513" calcext:value-type="float">
            <text:p>4.93527439424513</text:p>
          </table:table-cell>
          <table:table-cell/>
          <table:table-cell office:value-type="float" office:value="869" calcext:value-type="float">
            <text:p>8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259688" calcext:value-type="float">
            <text:p>12596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1796999113018" calcext:value-type="float">
            <text:p>5.01796999113018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391800" calcext:value-type="float">
            <text:p>13918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483159168966" calcext:value-type="float">
            <text:p>4.58483159168966</text:p>
          </table:table-cell>
          <table:table-cell/>
          <table:table-cell office:value-type="float" office:value="871" calcext:value-type="float">
            <text:p>8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1361772" calcext:value-type="float">
            <text:p>13617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955591115913" calcext:value-type="float">
            <text:p>4.67955591115913</text:p>
          </table:table-cell>
          <table:table-cell/>
          <table:table-cell office:value-type="float" office:value="872" calcext:value-type="float">
            <text:p>8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237893" calcext:value-type="float">
            <text:p>12378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7105581692175" calcext:value-type="float">
            <text:p>5.27105581692175</text:p>
          </table:table-cell>
          <table:table-cell/>
          <table:table-cell office:value-type="float" office:value="873" calcext:value-type="float">
            <text:p>8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233115" calcext:value-type="float">
            <text:p>12331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8785108120811" calcext:value-type="float">
            <text:p>5.28785108120811</text:p>
          </table:table-cell>
          <table:table-cell/>
          <table:table-cell office:value-type="float" office:value="874" calcext:value-type="float">
            <text:p>8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352005" calcext:value-type="float">
            <text:p>13520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8810391079978" calcext:value-type="float">
            <text:p>4.88810391079978</text:p>
          </table:table-cell>
          <table:table-cell/>
          <table:table-cell office:value-type="float" office:value="875" calcext:value-type="float">
            <text:p>8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236254" calcext:value-type="float">
            <text:p>12362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7680978998772" calcext:value-type="float">
            <text:p>5.27680978998772</text:p>
          </table:table-cell>
          <table:table-cell/>
          <table:table-cell office:value-type="float" office:value="876" calcext:value-type="float">
            <text:p>8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223996" calcext:value-type="float">
            <text:p>12239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2008690257061" calcext:value-type="float">
            <text:p>5.32008690257061</text:p>
          </table:table-cell>
          <table:table-cell/>
          <table:table-cell office:value-type="float" office:value="877" calcext:value-type="float">
            <text:p>8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435876" calcext:value-type="float">
            <text:p>14358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2671752266159" calcext:value-type="float">
            <text:p>4.62671752266159</text:p>
          </table:table-cell>
          <table:table-cell/>
          <table:table-cell office:value-type="float" office:value="878" calcext:value-type="float">
            <text:p>8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279381" calcext:value-type="float">
            <text:p>12793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2788792049576" calcext:value-type="float">
            <text:p>5.12788792049576</text:p>
          </table:table-cell>
          <table:table-cell/>
          <table:table-cell office:value-type="float" office:value="879" calcext:value-type="float">
            <text:p>8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833416" calcext:value-type="float">
            <text:p>18334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6527671735176" calcext:value-type="float">
            <text:p>3.56527671735176</text:p>
          </table:table-cell>
          <table:table-cell/>
          <table:table-cell office:value-type="float" office:value="880" calcext:value-type="float">
            <text:p>8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269224" calcext:value-type="float">
            <text:p>12692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6250413137615" calcext:value-type="float">
            <text:p>5.16250413137615</text:p>
          </table:table-cell>
          <table:table-cell/>
          <table:table-cell office:value-type="float" office:value="881" calcext:value-type="float">
            <text:p>8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255340" calcext:value-type="float">
            <text:p>12553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1027321449801" calcext:value-type="float">
            <text:p>5.21027321449801</text:p>
          </table:table-cell>
          <table:table-cell/>
          <table:table-cell office:value-type="float" office:value="882" calcext:value-type="float">
            <text:p>8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386291" calcext:value-type="float">
            <text:p>13862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7934285055817" calcext:value-type="float">
            <text:p>4.77934285055817</text:p>
          </table:table-cell>
          <table:table-cell/>
          <table:table-cell office:value-type="float" office:value="883" calcext:value-type="float">
            <text:p>8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60176" calcext:value-type="float">
            <text:p>12601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9357484563917" calcext:value-type="float">
            <text:p>5.19357484563917</text:p>
          </table:table-cell>
          <table:table-cell/>
          <table:table-cell office:value-type="float" office:value="884" calcext:value-type="float">
            <text:p>8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256567" calcext:value-type="float">
            <text:p>12565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0603038726214" calcext:value-type="float">
            <text:p>5.20603038726214</text:p>
          </table:table-cell>
          <table:table-cell/>
          <table:table-cell office:value-type="float" office:value="885" calcext:value-type="float">
            <text:p>8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333757" calcext:value-type="float">
            <text:p>13337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4711977040988" calcext:value-type="float">
            <text:p>4.94711977040988</text:p>
          </table:table-cell>
          <table:table-cell/>
          <table:table-cell office:value-type="float" office:value="886" calcext:value-type="float">
            <text:p>8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229786" calcext:value-type="float">
            <text:p>12297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9959144113909" calcext:value-type="float">
            <text:p>5.29959144113909</text:p>
          </table:table-cell>
          <table:table-cell/>
          <table:table-cell office:value-type="float" office:value="887" calcext:value-type="float">
            <text:p>8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214282" calcext:value-type="float">
            <text:p>12142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5469131533447" calcext:value-type="float">
            <text:p>5.35469131533447</text:p>
          </table:table-cell>
          <table:table-cell/>
          <table:table-cell office:value-type="float" office:value="888" calcext:value-type="float">
            <text:p>8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251192" calcext:value-type="float">
            <text:p>12511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2464729913314" calcext:value-type="float">
            <text:p>5.22464729913314</text:p>
          </table:table-cell>
          <table:table-cell/>
          <table:table-cell office:value-type="float" office:value="889" calcext:value-type="float">
            <text:p>8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269710" calcext:value-type="float">
            <text:p>12697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6084148775656" calcext:value-type="float">
            <text:p>5.16084148775656</text:p>
          </table:table-cell>
          <table:table-cell/>
          <table:table-cell office:value-type="float" office:value="890" calcext:value-type="float">
            <text:p>8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224916" calcext:value-type="float">
            <text:p>12249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1682381314847" calcext:value-type="float">
            <text:p>5.31682381314847</text:p>
          </table:table-cell>
          <table:table-cell/>
          <table:table-cell office:value-type="float" office:value="891" calcext:value-type="float">
            <text:p>8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330605" calcext:value-type="float">
            <text:p>13306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5739537744503" calcext:value-type="float">
            <text:p>4.95739537744503</text:p>
          </table:table-cell>
          <table:table-cell/>
          <table:table-cell office:value-type="float" office:value="892" calcext:value-type="float">
            <text:p>8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217919" calcext:value-type="float">
            <text:p>12179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4170283117545" calcext:value-type="float">
            <text:p>5.34170283117545</text:p>
          </table:table-cell>
          <table:table-cell/>
          <table:table-cell office:value-type="float" office:value="893" calcext:value-type="float">
            <text:p>8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244150" calcext:value-type="float">
            <text:p>12441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4915944905395" calcext:value-type="float">
            <text:p>5.24915944905395</text:p>
          </table:table-cell>
          <table:table-cell/>
          <table:table-cell office:value-type="float" office:value="894" calcext:value-type="float">
            <text:p>8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400537" calcext:value-type="float">
            <text:p>14005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3494102108253" calcext:value-type="float">
            <text:p>4.73494102108253</text:p>
          </table:table-cell>
          <table:table-cell/>
          <table:table-cell office:value-type="float" office:value="895" calcext:value-type="float">
            <text:p>8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648962" calcext:value-type="float">
            <text:p>16489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2578041271044" calcext:value-type="float">
            <text:p>4.02578041271044</text:p>
          </table:table-cell>
          <table:table-cell/>
          <table:table-cell office:value-type="float" office:value="896" calcext:value-type="float">
            <text:p>8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39182" calcext:value-type="float">
            <text:p>143918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99461548457559" calcext:value-type="float">
            <text:p>4.99461548457559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355116" calcext:value-type="float">
            <text:p>135511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5600793989581" calcext:value-type="float">
            <text:p>5.25600793989581</text:p>
          </table:table-cell>
          <table:table-cell/>
          <table:table-cell office:value-type="float" office:value="898" calcext:value-type="float">
            <text:p>8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317088" calcext:value-type="float">
            <text:p>131708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7962474152581" calcext:value-type="float">
            <text:p>5.37962474152581</text:p>
          </table:table-cell>
          <table:table-cell/>
          <table:table-cell office:value-type="float" office:value="899" calcext:value-type="float">
            <text:p>8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280970" calcext:value-type="float">
            <text:p>128097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0038308267823" calcext:value-type="float">
            <text:p>5.50038308267823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301419" calcext:value-type="float">
            <text:p>130141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3160124158299" calcext:value-type="float">
            <text:p>5.43160124158299</text:p>
          </table:table-cell>
          <table:table-cell/>
          <table:table-cell office:value-type="float" office:value="901" calcext:value-type="float">
            <text:p>9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231836" calcext:value-type="float">
            <text:p>12318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7024375010045" calcext:value-type="float">
            <text:p>5.67024375010045</text:p>
          </table:table-cell>
          <table:table-cell/>
          <table:table-cell office:value-type="float" office:value="902" calcext:value-type="float">
            <text:p>9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284154" calcext:value-type="float">
            <text:p>128415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8960158174061" calcext:value-type="float">
            <text:p>5.48960158174061</text:p>
          </table:table-cell>
          <table:table-cell/>
          <table:table-cell office:value-type="float" office:value="903" calcext:value-type="float">
            <text:p>9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323968" calcext:value-type="float">
            <text:p>13239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5699778628989" calcext:value-type="float">
            <text:p>5.35699778628989</text:p>
          </table:table-cell>
          <table:table-cell/>
          <table:table-cell office:value-type="float" office:value="904" calcext:value-type="float">
            <text:p>9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370834" calcext:value-type="float">
            <text:p>137083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0592399617093" calcext:value-type="float">
            <text:p>5.20592399617093</text:p>
          </table:table-cell>
          <table:table-cell/>
          <table:table-cell office:value-type="float" office:value="905" calcext:value-type="float">
            <text:p>9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346769" calcext:value-type="float">
            <text:p>134676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8284155844683" calcext:value-type="float">
            <text:p>5.28284155844683</text:p>
          </table:table-cell>
          <table:table-cell/>
          <table:table-cell office:value-type="float" office:value="906" calcext:value-type="float">
            <text:p>9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630965" calcext:value-type="float">
            <text:p>163096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4513262574625" calcext:value-type="float">
            <text:p>4.4513262574625</text:p>
          </table:table-cell>
          <table:table-cell/>
          <table:table-cell office:value-type="float" office:value="907" calcext:value-type="float">
            <text:p>9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90155" calcext:value-type="float">
            <text:p>13901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4514040986945" calcext:value-type="float">
            <text:p>5.14514040986945</text:p>
          </table:table-cell>
          <table:table-cell/>
          <table:table-cell office:value-type="float" office:value="908" calcext:value-type="float">
            <text:p>9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382322" calcext:value-type="float">
            <text:p>138232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6968047081931" calcext:value-type="float">
            <text:p>5.16968047081931</text:p>
          </table:table-cell>
          <table:table-cell/>
          <table:table-cell office:value-type="float" office:value="909" calcext:value-type="float">
            <text:p>9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403560" calcext:value-type="float">
            <text:p>140356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0346284283699" calcext:value-type="float">
            <text:p>5.10346284283699</text:p>
          </table:table-cell>
          <table:table-cell/>
          <table:table-cell office:value-type="float" office:value="910" calcext:value-type="float">
            <text:p>9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326240" calcext:value-type="float">
            <text:p>13262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4955144770354" calcext:value-type="float">
            <text:p>5.34955144770354</text:p>
          </table:table-cell>
          <table:table-cell/>
          <table:table-cell office:value-type="float" office:value="911" calcext:value-type="float">
            <text:p>9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384803" calcext:value-type="float">
            <text:p>138480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6189271350203" calcext:value-type="float">
            <text:p>5.16189271350203</text:p>
          </table:table-cell>
          <table:table-cell/>
          <table:table-cell office:value-type="float" office:value="912" calcext:value-type="float">
            <text:p>9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332381" calcext:value-type="float">
            <text:p>133238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294883611896" calcext:value-type="float">
            <text:p>5.3294883611896</text:p>
          </table:table-cell>
          <table:table-cell/>
          <table:table-cell office:value-type="float" office:value="913" calcext:value-type="float">
            <text:p>9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231118" calcext:value-type="float">
            <text:p>12311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7277585948487" calcext:value-type="float">
            <text:p>5.67277585948487</text:p>
          </table:table-cell>
          <table:table-cell/>
          <table:table-cell office:value-type="float" office:value="914" calcext:value-type="float">
            <text:p>9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398137" calcext:value-type="float">
            <text:p>139813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2027538121404" calcext:value-type="float">
            <text:p>5.12027538121404</text:p>
          </table:table-cell>
          <table:table-cell/>
          <table:table-cell office:value-type="float" office:value="915" calcext:value-type="float">
            <text:p>9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331898" calcext:value-type="float">
            <text:p>13318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3106300286231" calcext:value-type="float">
            <text:p>5.33106300286231</text:p>
          </table:table-cell>
          <table:table-cell/>
          <table:table-cell office:value-type="float" office:value="916" calcext:value-type="float">
            <text:p>9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268819" calcext:value-type="float">
            <text:p>126881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4177593673592" calcext:value-type="float">
            <text:p>5.54177593673592</text:p>
          </table:table-cell>
          <table:table-cell/>
          <table:table-cell office:value-type="float" office:value="917" calcext:value-type="float">
            <text:p>9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3914638" calcext:value-type="float">
            <text:p>391463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648856595117375" calcext:value-type="float">
            <text:p>0.648856595117375</text:p>
          </table:table-cell>
          <table:table-cell/>
          <table:table-cell office:value-type="float" office:value="918" calcext:value-type="float">
            <text:p>9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61129" calcext:value-type="float">
            <text:p>176112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4.75455156679537" calcext:value-type="float">
            <text:p>4.75455156679537</text:p>
          </table:table-cell>
          <table:table-cell/>
          <table:table-cell office:value-type="float" office:value="919" calcext:value-type="float">
            <text:p>9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334358" calcext:value-type="float">
            <text:p>133435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5973961479271" calcext:value-type="float">
            <text:p>5.95973961479271</text:p>
          </table:table-cell>
          <table:table-cell/>
          <table:table-cell office:value-type="float" office:value="920" calcext:value-type="float">
            <text:p>9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299819" calcext:value-type="float">
            <text:p>129981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7363444274889" calcext:value-type="float">
            <text:p>6.07363444274889</text:p>
          </table:table-cell>
          <table:table-cell/>
          <table:table-cell office:value-type="float" office:value="921" calcext:value-type="float">
            <text:p>9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434595" calcext:value-type="float">
            <text:p>143459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64517012363435" calcext:value-type="float">
            <text:p>5.64517012363435</text:p>
          </table:table-cell>
          <table:table-cell/>
          <table:table-cell office:value-type="float" office:value="922" calcext:value-type="float">
            <text:p>9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389741" calcext:value-type="float">
            <text:p>138974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8312455000114" calcext:value-type="float">
            <text:p>5.78312455000114</text:p>
          </table:table-cell>
          <table:table-cell/>
          <table:table-cell office:value-type="float" office:value="923" calcext:value-type="float">
            <text:p>9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13388" calcext:value-type="float">
            <text:p>131338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2853281255166" calcext:value-type="float">
            <text:p>6.02853281255166</text:p>
          </table:table-cell>
          <table:table-cell/>
          <table:table-cell office:value-type="float" office:value="924" calcext:value-type="float">
            <text:p>9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412400" calcext:value-type="float">
            <text:p>14124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1288616326043" calcext:value-type="float">
            <text:p>5.71288616326043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390804" calcext:value-type="float">
            <text:p>139080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7980394158262" calcext:value-type="float">
            <text:p>5.77980394158262</text:p>
          </table:table-cell>
          <table:table-cell/>
          <table:table-cell office:value-type="float" office:value="926" calcext:value-type="float">
            <text:p>9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384915" calcext:value-type="float">
            <text:p>138491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9823206086513" calcext:value-type="float">
            <text:p>5.79823206086513</text:p>
          </table:table-cell>
          <table:table-cell/>
          <table:table-cell office:value-type="float" office:value="927" calcext:value-type="float">
            <text:p>9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344664" calcext:value-type="float">
            <text:p>134466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2632547329057" calcext:value-type="float">
            <text:p>5.92632547329057</text:p>
          </table:table-cell>
          <table:table-cell/>
          <table:table-cell office:value-type="float" office:value="928" calcext:value-type="float">
            <text:p>9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851256" calcext:value-type="float">
            <text:p>185125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4.53779846118537" calcext:value-type="float">
            <text:p>4.53779846118537</text:p>
          </table:table-cell>
          <table:table-cell/>
          <table:table-cell office:value-type="float" office:value="929" calcext:value-type="float">
            <text:p>9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378163" calcext:value-type="float">
            <text:p>13781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1945739130185" calcext:value-type="float">
            <text:p>5.81945739130185</text:p>
          </table:table-cell>
          <table:table-cell/>
          <table:table-cell office:value-type="float" office:value="930" calcext:value-type="float">
            <text:p>9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60928" calcext:value-type="float">
            <text:p>13609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741117578881" calcext:value-type="float">
            <text:p>5.8741117578881</text:p>
          </table:table-cell>
          <table:table-cell/>
          <table:table-cell office:value-type="float" office:value="931" calcext:value-type="float">
            <text:p>9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1386513" calcext:value-type="float">
            <text:p>138651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9322379322121" calcext:value-type="float">
            <text:p>5.79322379322121</text:p>
          </table:table-cell>
          <table:table-cell/>
          <table:table-cell office:value-type="float" office:value="932" calcext:value-type="float">
            <text:p>9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352790" calcext:value-type="float">
            <text:p>135279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0015940976967" calcext:value-type="float">
            <text:p>5.90015940976967</text:p>
          </table:table-cell>
          <table:table-cell/>
          <table:table-cell office:value-type="float" office:value="933" calcext:value-type="float">
            <text:p>9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336732" calcext:value-type="float">
            <text:p>133673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5201980474129" calcext:value-type="float">
            <text:p>5.95201980474129</text:p>
          </table:table-cell>
          <table:table-cell/>
          <table:table-cell office:value-type="float" office:value="934" calcext:value-type="float">
            <text:p>9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36338" calcext:value-type="float">
            <text:p>12363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9109107322291" calcext:value-type="float">
            <text:p>6.29109107322291</text:p>
          </table:table-cell>
          <table:table-cell/>
          <table:table-cell office:value-type="float" office:value="935" calcext:value-type="float">
            <text:p>9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283783" calcext:value-type="float">
            <text:p>128378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2754704807522" calcext:value-type="float">
            <text:p>6.12754704807522</text:p>
          </table:table-cell>
          <table:table-cell/>
          <table:table-cell office:value-type="float" office:value="936" calcext:value-type="float">
            <text:p>9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356811" calcext:value-type="float">
            <text:p>135681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8726969358167" calcext:value-type="float">
            <text:p>5.88726969358167</text:p>
          </table:table-cell>
          <table:table-cell/>
          <table:table-cell office:value-type="float" office:value="937" calcext:value-type="float">
            <text:p>9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314275" calcext:value-type="float">
            <text:p>13142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7193770471354" calcext:value-type="float">
            <text:p>6.77193770471354</text:p>
          </table:table-cell>
          <table:table-cell/>
          <table:table-cell office:value-type="float" office:value="938" calcext:value-type="float">
            <text:p>9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368284" calcext:value-type="float">
            <text:p>13682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9703768767117" calcext:value-type="float">
            <text:p>6.59703768767117</text:p>
          </table:table-cell>
          <table:table-cell/>
          <table:table-cell office:value-type="float" office:value="939" calcext:value-type="float">
            <text:p>9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338407" calcext:value-type="float">
            <text:p>13384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9291817981023" calcext:value-type="float">
            <text:p>6.69291817981023</text:p>
          </table:table-cell>
          <table:table-cell/>
          <table:table-cell office:value-type="float" office:value="940" calcext:value-type="float">
            <text:p>9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739403" calcext:value-type="float">
            <text:p>173940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554798025642" calcext:value-type="float">
            <text:p>5.554798025642</text:p>
          </table:table-cell>
          <table:table-cell/>
          <table:table-cell office:value-type="float" office:value="941" calcext:value-type="float">
            <text:p>9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325059" calcext:value-type="float">
            <text:p>13250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3644801105991" calcext:value-type="float">
            <text:p>6.73644801105991</text:p>
          </table:table-cell>
          <table:table-cell/>
          <table:table-cell office:value-type="float" office:value="942" calcext:value-type="float">
            <text:p>9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394781" calcext:value-type="float">
            <text:p>139478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1373994650574" calcext:value-type="float">
            <text:p>6.51373994650574</text:p>
          </table:table-cell>
          <table:table-cell/>
          <table:table-cell office:value-type="float" office:value="943" calcext:value-type="float">
            <text:p>9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563361" calcext:value-type="float">
            <text:p>15633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01820743608134" calcext:value-type="float">
            <text:p>6.01820743608134</text:p>
          </table:table-cell>
          <table:table-cell/>
          <table:table-cell office:value-type="float" office:value="944" calcext:value-type="float">
            <text:p>9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361851" calcext:value-type="float">
            <text:p>13618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1750423289795" calcext:value-type="float">
            <text:p>6.61750423289795</text:p>
          </table:table-cell>
          <table:table-cell/>
          <table:table-cell office:value-type="float" office:value="945" calcext:value-type="float">
            <text:p>9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22289" calcext:value-type="float">
            <text:p>13222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455363224862" calcext:value-type="float">
            <text:p>6.7455363224862</text:p>
          </table:table-cell>
          <table:table-cell/>
          <table:table-cell office:value-type="float" office:value="946" calcext:value-type="float">
            <text:p>9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380687" calcext:value-type="float">
            <text:p>138068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5784781618249" calcext:value-type="float">
            <text:p>6.55784781618249</text:p>
          </table:table-cell>
          <table:table-cell/>
          <table:table-cell office:value-type="float" office:value="947" calcext:value-type="float">
            <text:p>9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282182" calcext:value-type="float">
            <text:p>12821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7930341626456" calcext:value-type="float">
            <text:p>6.87930341626456</text:p>
          </table:table-cell>
          <table:table-cell/>
          <table:table-cell office:value-type="float" office:value="948" calcext:value-type="float">
            <text:p>9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373788" calcext:value-type="float">
            <text:p>137378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7960298837322" calcext:value-type="float">
            <text:p>6.57960298837322</text:p>
          </table:table-cell>
          <table:table-cell/>
          <table:table-cell office:value-type="float" office:value="949" calcext:value-type="float">
            <text:p>9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285411" calcext:value-type="float">
            <text:p>128541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6838005246542" calcext:value-type="float">
            <text:p>6.86838005246542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285438" calcext:value-type="float">
            <text:p>12854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682888300637" calcext:value-type="float">
            <text:p>6.8682888300637</text:p>
          </table:table-cell>
          <table:table-cell/>
          <table:table-cell office:value-type="float" office:value="951" calcext:value-type="float">
            <text:p>9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818073" calcext:value-type="float">
            <text:p>18180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36268700140918" calcext:value-type="float">
            <text:p>5.36268700140918</text:p>
          </table:table-cell>
          <table:table-cell/>
          <table:table-cell office:value-type="float" office:value="952" calcext:value-type="float">
            <text:p>9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408773" calcext:value-type="float">
            <text:p>14087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703899782564" calcext:value-type="float">
            <text:p>6.4703899782564</text:p>
          </table:table-cell>
          <table:table-cell/>
          <table:table-cell office:value-type="float" office:value="953" calcext:value-type="float">
            <text:p>9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344785" calcext:value-type="float">
            <text:p>13447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5255841263674" calcext:value-type="float">
            <text:p>6.95255841263674</text:p>
          </table:table-cell>
          <table:table-cell/>
          <table:table-cell office:value-type="float" office:value="954" calcext:value-type="float">
            <text:p>9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404954" calcext:value-type="float">
            <text:p>14049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6246592400609" calcext:value-type="float">
            <text:p>6.76246592400609</text:p>
          </table:table-cell>
          <table:table-cell/>
          <table:table-cell office:value-type="float" office:value="955" calcext:value-type="float">
            <text:p>9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38195" calcext:value-type="float">
            <text:p>13381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7389294656007" calcext:value-type="float">
            <text:p>6.97389294656007</text:p>
          </table:table-cell>
          <table:table-cell/>
          <table:table-cell office:value-type="float" office:value="956" calcext:value-type="float">
            <text:p>9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252053" calcext:value-type="float">
            <text:p>12520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6285984359019" calcext:value-type="float">
            <text:p>7.26285984359019</text:p>
          </table:table-cell>
          <table:table-cell/>
          <table:table-cell office:value-type="float" office:value="957" calcext:value-type="float">
            <text:p>9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411962" calcext:value-type="float">
            <text:p>14119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4085688768195" calcext:value-type="float">
            <text:p>6.74085688768195</text:p>
          </table:table-cell>
          <table:table-cell/>
          <table:table-cell office:value-type="float" office:value="958" calcext:value-type="float">
            <text:p>9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326003" calcext:value-type="float">
            <text:p>132600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1364190880524" calcext:value-type="float">
            <text:p>7.01364190880524</text:p>
          </table:table-cell>
          <table:table-cell/>
          <table:table-cell office:value-type="float" office:value="959" calcext:value-type="float">
            <text:p>9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269411" calcext:value-type="float">
            <text:p>12694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0306440169511" calcext:value-type="float">
            <text:p>7.20306440169511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370601" calcext:value-type="float">
            <text:p>13706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6997653169109" calcext:value-type="float">
            <text:p>6.86997653169109</text:p>
          </table:table-cell>
          <table:table-cell/>
          <table:table-cell office:value-type="float" office:value="961" calcext:value-type="float">
            <text:p>9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306525" calcext:value-type="float">
            <text:p>13065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77909732654" calcext:value-type="float">
            <text:p>7.077909732654</text:p>
          </table:table-cell>
          <table:table-cell/>
          <table:table-cell office:value-type="float" office:value="962" calcext:value-type="float">
            <text:p>9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294792" calcext:value-type="float">
            <text:p>12947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1708690107308" calcext:value-type="float">
            <text:p>7.11708690107308</text:p>
          </table:table-cell>
          <table:table-cell/>
          <table:table-cell office:value-type="float" office:value="963" calcext:value-type="float">
            <text:p>9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684121" calcext:value-type="float">
            <text:p>16841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97535406227435" calcext:value-type="float">
            <text:p>5.97535406227435</text:p>
          </table:table-cell>
          <table:table-cell/>
          <table:table-cell office:value-type="float" office:value="964" calcext:value-type="float">
            <text:p>9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369034" calcext:value-type="float">
            <text:p>13690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7494463530604" calcext:value-type="float">
            <text:p>6.87494463530604</text:p>
          </table:table-cell>
          <table:table-cell/>
          <table:table-cell office:value-type="float" office:value="965" calcext:value-type="float">
            <text:p>9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254691" calcext:value-type="float">
            <text:p>12546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5371914740271" calcext:value-type="float">
            <text:p>7.25371914740271</text:p>
          </table:table-cell>
          <table:table-cell/>
          <table:table-cell office:value-type="float" office:value="966" calcext:value-type="float">
            <text:p>9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513564" calcext:value-type="float">
            <text:p>15135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3907907994202" calcext:value-type="float">
            <text:p>6.43907907994202</text:p>
          </table:table-cell>
          <table:table-cell/>
          <table:table-cell office:value-type="float" office:value="967" calcext:value-type="float">
            <text:p>9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304832" calcext:value-type="float">
            <text:p>13048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8354098614311" calcext:value-type="float">
            <text:p>7.08354098614311</text:p>
          </table:table-cell>
          <table:table-cell/>
          <table:table-cell office:value-type="float" office:value="968" calcext:value-type="float">
            <text:p>9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429859" calcext:value-type="float">
            <text:p>14298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0586804033629" calcext:value-type="float">
            <text:p>6.40586804033629</text:p>
          </table:table-cell>
          <table:table-cell/>
          <table:table-cell office:value-type="float" office:value="969" calcext:value-type="float">
            <text:p>9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346446" calcext:value-type="float">
            <text:p>134644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669107688009" calcext:value-type="float">
            <text:p>6.6669107688009</text:p>
          </table:table-cell>
          <table:table-cell/>
          <table:table-cell office:value-type="float" office:value="970" calcext:value-type="float">
            <text:p>9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328264" calcext:value-type="float">
            <text:p>132826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2595615242478" calcext:value-type="float">
            <text:p>6.72595615242478</text:p>
          </table:table-cell>
          <table:table-cell/>
          <table:table-cell office:value-type="float" office:value="971" calcext:value-type="float">
            <text:p>9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364518" calcext:value-type="float">
            <text:p>136451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090074831719" calcext:value-type="float">
            <text:p>6.6090074831719</text:p>
          </table:table-cell>
          <table:table-cell/>
          <table:table-cell office:value-type="float" office:value="972" calcext:value-type="float">
            <text:p>9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411162" calcext:value-type="float">
            <text:p>141116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6303144151364" calcext:value-type="float">
            <text:p>6.46303144151364</text:p>
          </table:table-cell>
          <table:table-cell/>
          <table:table-cell office:value-type="float" office:value="973" calcext:value-type="float">
            <text:p>9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424731" calcext:value-type="float">
            <text:p>14247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2147143345989" calcext:value-type="float">
            <text:p>6.42147143345989</text:p>
          </table:table-cell>
          <table:table-cell/>
          <table:table-cell office:value-type="float" office:value="974" calcext:value-type="float">
            <text:p>9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613835" calcext:value-type="float">
            <text:p>16138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88020887362367" calcext:value-type="float">
            <text:p>5.88020887362367</text:p>
          </table:table-cell>
          <table:table-cell/>
          <table:table-cell office:value-type="float" office:value="975" calcext:value-type="float">
            <text:p>9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517090" calcext:value-type="float">
            <text:p>15170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148686716635" calcext:value-type="float">
            <text:p>6.148686716635</text:p>
          </table:table-cell>
          <table:table-cell/>
          <table:table-cell office:value-type="float" office:value="976" calcext:value-type="float">
            <text:p>9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342905" calcext:value-type="float">
            <text:p>134290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7834726518313" calcext:value-type="float">
            <text:p>6.67834726518313</text:p>
          </table:table-cell>
          <table:table-cell/>
          <table:table-cell office:value-type="float" office:value="977" calcext:value-type="float">
            <text:p>9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394310" calcext:value-type="float">
            <text:p>139431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1520675201994" calcext:value-type="float">
            <text:p>6.51520675201994</text:p>
          </table:table-cell>
          <table:table-cell/>
          <table:table-cell office:value-type="float" office:value="978" calcext:value-type="float">
            <text:p>9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393386" calcext:value-type="float">
            <text:p>139338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1808574683125" calcext:value-type="float">
            <text:p>6.51808574683125</text:p>
          </table:table-cell>
          <table:table-cell/>
          <table:table-cell office:value-type="float" office:value="979" calcext:value-type="float">
            <text:p>9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447736" calcext:value-type="float">
            <text:p>14477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5190643463854" calcext:value-type="float">
            <text:p>6.35190643463854</text:p>
          </table:table-cell>
          <table:table-cell/>
          <table:table-cell office:value-type="float" office:value="980" calcext:value-type="float">
            <text:p>9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332259" calcext:value-type="float">
            <text:p>13322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1291354569512" calcext:value-type="float">
            <text:p>6.71291354569512</text:p>
          </table:table-cell>
          <table:table-cell/>
          <table:table-cell office:value-type="float" office:value="981" calcext:value-type="float">
            <text:p>9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265162" calcext:value-type="float">
            <text:p>126516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3733878234244" calcext:value-type="float">
            <text:p>6.93733878234244</text:p>
          </table:table-cell>
          <table:table-cell/>
          <table:table-cell office:value-type="float" office:value="982" calcext:value-type="float">
            <text:p>9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391965" calcext:value-type="float">
            <text:p>13919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2251701967496" calcext:value-type="float">
            <text:p>6.52251701967496</text:p>
          </table:table-cell>
          <table:table-cell/>
          <table:table-cell office:value-type="float" office:value="983" calcext:value-type="float">
            <text:p>9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350964" calcext:value-type="float">
            <text:p>135096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5236241090112" calcext:value-type="float">
            <text:p>6.65236241090112</text:p>
          </table:table-cell>
          <table:table-cell/>
          <table:table-cell office:value-type="float" office:value="984" calcext:value-type="float">
            <text:p>9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318661" calcext:value-type="float">
            <text:p>131866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4594289546409" calcext:value-type="float">
            <text:p>6.24594289546409</text:p>
          </table:table-cell>
          <table:table-cell/>
          <table:table-cell office:value-type="float" office:value="985" calcext:value-type="float">
            <text:p>9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409925" calcext:value-type="float">
            <text:p>140992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5531440196582" calcext:value-type="float">
            <text:p>5.95531440196582</text:p>
          </table:table-cell>
          <table:table-cell/>
          <table:table-cell office:value-type="float" office:value="986" calcext:value-type="float">
            <text:p>9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452924" calcext:value-type="float">
            <text:p>14529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2484553785783" calcext:value-type="float">
            <text:p>5.82484553785783</text:p>
          </table:table-cell>
          <table:table-cell/>
          <table:table-cell office:value-type="float" office:value="987" calcext:value-type="float">
            <text:p>9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388505" calcext:value-type="float">
            <text:p>13885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2180003485757" calcext:value-type="float">
            <text:p>6.02180003485757</text:p>
          </table:table-cell>
          <table:table-cell/>
          <table:table-cell office:value-type="float" office:value="988" calcext:value-type="float">
            <text:p>9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402102" calcext:value-type="float">
            <text:p>140210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7947842668401" calcext:value-type="float">
            <text:p>5.97947842668401</text:p>
          </table:table-cell>
          <table:table-cell/>
          <table:table-cell office:value-type="float" office:value="989" calcext:value-type="float">
            <text:p>9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307929" calcext:value-type="float">
            <text:p>130792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8143282207684" calcext:value-type="float">
            <text:p>6.28143282207684</text:p>
          </table:table-cell>
          <table:table-cell/>
          <table:table-cell office:value-type="float" office:value="990" calcext:value-type="float">
            <text:p>9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301556" calcext:value-type="float">
            <text:p>13015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0264592915359" calcext:value-type="float">
            <text:p>6.30264592915359</text:p>
          </table:table-cell>
          <table:table-cell/>
          <table:table-cell office:value-type="float" office:value="991" calcext:value-type="float">
            <text:p>9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384830" calcext:value-type="float">
            <text:p>138483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3330988242503" calcext:value-type="float">
            <text:p>6.03330988242503</text:p>
          </table:table-cell>
          <table:table-cell/>
          <table:table-cell office:value-type="float" office:value="992" calcext:value-type="float">
            <text:p>9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399494" calcext:value-type="float">
            <text:p>139949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8756410596093" calcext:value-type="float">
            <text:p>5.98756410596093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327895" calcext:value-type="float">
            <text:p>132789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1563715835427" calcext:value-type="float">
            <text:p>6.21563715835427</text:p>
          </table:table-cell>
          <table:table-cell/>
          <table:table-cell office:value-type="float" office:value="994" calcext:value-type="float">
            <text:p>9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22131" calcext:value-type="float">
            <text:p>132213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3452963217389" calcext:value-type="float">
            <text:p>6.23452963217389</text:p>
          </table:table-cell>
          <table:table-cell/>
          <table:table-cell office:value-type="float" office:value="995" calcext:value-type="float">
            <text:p>9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242828" calcext:value-type="float">
            <text:p>124282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0316422439093" calcext:value-type="float">
            <text:p>6.50316422439093</text:p>
          </table:table-cell>
          <table:table-cell/>
          <table:table-cell office:value-type="float" office:value="996" calcext:value-type="float">
            <text:p>9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413537" calcext:value-type="float">
            <text:p>141353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4420270629308" calcext:value-type="float">
            <text:p>5.94420270629308</text:p>
          </table:table-cell>
          <table:table-cell/>
          <table:table-cell office:value-type="float" office:value="997" calcext:value-type="float">
            <text:p>9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378217" calcext:value-type="float">
            <text:p>137821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5409848929745" calcext:value-type="float">
            <text:p>6.05409848929745</text:p>
          </table:table-cell>
          <table:table-cell/>
          <table:table-cell office:value-type="float" office:value="998" calcext:value-type="float">
            <text:p>9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549974" calcext:value-type="float">
            <text:p>154997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54403038297749" calcext:value-type="float">
            <text:p>5.54403038297749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356304" calcext:value-type="float">
            <text:p>135630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2370408893877" calcext:value-type="float">
            <text:p>6.12370408893877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304736" calcext:value-type="float">
            <text:p>13047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9204805955355" calcext:value-type="float">
            <text:p>6.292048059553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326467" calcext:value-type="float">
            <text:p>132646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2031001443034" calcext:value-type="float">
            <text:p>6.220310014430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04447" calcext:value-type="float">
            <text:p>15044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80200374430008" calcext:value-type="float">
            <text:p>4.802003744300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386383" calcext:value-type="float">
            <text:p>138638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5694042696651" calcext:value-type="float">
            <text:p>5.156940426966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380223" calcext:value-type="float">
            <text:p>138022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7628006860277" calcext:value-type="float">
            <text:p>5.176280068602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316641" calcext:value-type="float">
            <text:p>13166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8109892231871" calcext:value-type="float">
            <text:p>5.381098922318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388425" calcext:value-type="float">
            <text:p>13884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505484208015" calcext:value-type="float">
            <text:p>5.15054842080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80056" calcext:value-type="float">
            <text:p>13800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7680557474593" calcext:value-type="float">
            <text:p>5.176805574745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425962" calcext:value-type="float">
            <text:p>142596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3469314765543" calcext:value-type="float">
            <text:p>5.034693147655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307679" calcext:value-type="float">
            <text:p>130767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1076117598525" calcext:value-type="float">
            <text:p>5.410761175985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560034" calcext:value-type="float">
            <text:p>156003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64443203418584" calcext:value-type="float">
            <text:p>4.644432034185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379360" calcext:value-type="float">
            <text:p>137936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7899639313514" calcext:value-type="float">
            <text:p>5.178996393135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73136" calcext:value-type="float">
            <text:p>13731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986371371172" calcext:value-type="float">
            <text:p>5.19863713711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411489" calcext:value-type="float">
            <text:p>141148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7899769105137" calcext:value-type="float">
            <text:p>5.078997691051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327056" calcext:value-type="float">
            <text:p>13270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4688017161218" calcext:value-type="float">
            <text:p>5.346880171612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271567" calcext:value-type="float">
            <text:p>127156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3238018584008" calcext:value-type="float">
            <text:p>5.532380185840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339269" calcext:value-type="float">
            <text:p>133926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0709450705908" calcext:value-type="float">
            <text:p>5.307094507059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408403" calcext:value-type="float">
            <text:p>140840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8850325584742" calcext:value-type="float">
            <text:p>5.088503255847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370224" calcext:value-type="float">
            <text:p>137022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0785696977699" calcext:value-type="float">
            <text:p>5.207856969776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320086" calcext:value-type="float">
            <text:p>132008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6975041834774" calcext:value-type="float">
            <text:p>5.369750418347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397603" calcext:value-type="float">
            <text:p>139760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2193442859439" calcext:value-type="float">
            <text:p>5.121934428594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2254967" calcext:value-type="float">
            <text:p>225496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04437076423981" calcext:value-type="float">
            <text:p>3.044370764239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20223" calcext:value-type="float">
            <text:p>142022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522072545005" calcext:value-type="float">
            <text:p>5.05220725450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354222" calcext:value-type="float">
            <text:p>135422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5887402217062" calcext:value-type="float">
            <text:p>5.258874022170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394696" calcext:value-type="float">
            <text:p>13946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5309133457007" calcext:value-type="float">
            <text:p>4.753091334570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321318" calcext:value-type="float">
            <text:p>13213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8781337481178" calcext:value-type="float">
            <text:p>4.987813374811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289774" calcext:value-type="float">
            <text:p>12897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9275070867603" calcext:value-type="float">
            <text:p>5.092750708676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473841" calcext:value-type="float">
            <text:p>14738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1338055038921" calcext:value-type="float">
            <text:p>4.513380550389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322308" calcext:value-type="float">
            <text:p>13223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8456063363596" calcext:value-type="float">
            <text:p>4.984560633635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452717" calcext:value-type="float">
            <text:p>14527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7607670035965" calcext:value-type="float">
            <text:p>4.576076700359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355741" calcext:value-type="float">
            <text:p>13557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7611958720377" calcext:value-type="float">
            <text:p>4.876119587203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326395" calcext:value-type="float">
            <text:p>13263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7115812715476" calcext:value-type="float">
            <text:p>4.971158127154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520658" calcext:value-type="float">
            <text:p>15206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775713774223" calcext:value-type="float">
            <text:p>4.37757137742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363167" calcext:value-type="float">
            <text:p>13631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5239624796615" calcext:value-type="float">
            <text:p>4.852396247966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304003" calcext:value-type="float">
            <text:p>13040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4510098262772" calcext:value-type="float">
            <text:p>5.045100982627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1360994" calcext:value-type="float">
            <text:p>13609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5932478199432" calcext:value-type="float">
            <text:p>4.859324781994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310581" calcext:value-type="float">
            <text:p>13105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2324821270705" calcext:value-type="float">
            <text:p>5.023248212707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311282" calcext:value-type="float">
            <text:p>13112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2092589121986" calcext:value-type="float">
            <text:p>5.020925891219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332717" calcext:value-type="float">
            <text:p>13327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5050751230485" calcext:value-type="float">
            <text:p>4.950507512304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326294" calcext:value-type="float">
            <text:p>13262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7148883869081" calcext:value-type="float">
            <text:p>4.971488838690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333910" calcext:value-type="float">
            <text:p>13339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4662160436589" calcext:value-type="float">
            <text:p>4.946621604365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346496" calcext:value-type="float">
            <text:p>13464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0583621198939" calcext:value-type="float">
            <text:p>4.905836211989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377459" calcext:value-type="float">
            <text:p>13774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0710007839157" calcext:value-type="float">
            <text:p>4.807100078391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1355483" calcext:value-type="float">
            <text:p>13554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7694613622126" calcext:value-type="float">
            <text:p>4.876946136221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656777" calcext:value-type="float">
            <text:p>16567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0524631912989" calcext:value-type="float">
            <text:p>4.005246319129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396295" calcext:value-type="float">
            <text:p>13962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4811505945817" calcext:value-type="float">
            <text:p>4.748115059458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1553556" calcext:value-type="float">
            <text:p>15535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8461776203745" calcext:value-type="float">
            <text:p>4.284617762037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1348804" calcext:value-type="float">
            <text:p>13488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9839843579211" calcext:value-type="float">
            <text:p>4.898398435792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370999" calcext:value-type="float">
            <text:p>13709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5022853310616" calcext:value-type="float">
            <text:p>4.650228533106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360756" calcext:value-type="float">
            <text:p>13607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8279733394044" calcext:value-type="float">
            <text:p>4.682797333940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270948" calcext:value-type="float">
            <text:p>12709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932209283036" calcext:value-type="float">
            <text:p>4.979322092830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320456" calcext:value-type="float">
            <text:p>13204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336057027407" calcext:value-type="float">
            <text:p>4.813360570274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399269" calcext:value-type="float">
            <text:p>13992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6158778633502" calcext:value-type="float">
            <text:p>4.561587786335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359783" calcext:value-type="float">
            <text:p>13597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8590384003286" calcext:value-type="float">
            <text:p>4.685903840032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310262" calcext:value-type="float">
            <text:p>13102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4701845460549" calcext:value-type="float">
            <text:p>4.847018454605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301011" calcext:value-type="float">
            <text:p>13010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7779022807033" calcext:value-type="float">
            <text:p>4.877790228070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583753" calcext:value-type="float">
            <text:p>15837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2372540779977" calcext:value-type="float">
            <text:p>4.023725407799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406940" calcext:value-type="float">
            <text:p>14069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784414308661" calcext:value-type="float">
            <text:p>4.537844143086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349823" calcext:value-type="float">
            <text:p>13498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1783167398142" calcext:value-type="float">
            <text:p>4.717831673981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275425" calcext:value-type="float">
            <text:p>12754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6405065852798" calcext:value-type="float">
            <text:p>4.964050658527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361370" calcext:value-type="float">
            <text:p>13613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8083815338516" calcext:value-type="float">
            <text:p>4.680838153385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328274" calcext:value-type="float">
            <text:p>13282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772319598888" calcext:value-type="float">
            <text:p>4.787723195988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341007" calcext:value-type="float">
            <text:p>13410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4628946471562" calcext:value-type="float">
            <text:p>4.746289464715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504147" calcext:value-type="float">
            <text:p>15041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4769709481156" calcext:value-type="float">
            <text:p>4.247697094811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392257" calcext:value-type="float">
            <text:p>13922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340581211681" calcext:value-type="float">
            <text:p>4.583405812116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253425" calcext:value-type="float">
            <text:p>12534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961638722292" calcext:value-type="float">
            <text:p>5.039616387222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415381" calcext:value-type="float">
            <text:p>14153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1186629965845" calcext:value-type="float">
            <text:p>4.511866299658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498755" calcext:value-type="float">
            <text:p>14987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6329346367821" calcext:value-type="float">
            <text:p>4.263293463678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1361683" calcext:value-type="float">
            <text:p>13616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98397580294" calcext:value-type="float">
            <text:p>4.67983975802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1358993" calcext:value-type="float">
            <text:p>13589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8842771585316" calcext:value-type="float">
            <text:p>4.688427715853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368498" calcext:value-type="float">
            <text:p>13684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5815824283755" calcext:value-type="float">
            <text:p>4.658158242837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269126" calcext:value-type="float">
            <text:p>12691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8555249935977" calcext:value-type="float">
            <text:p>4.985552499359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1311219" calcext:value-type="float">
            <text:p>13112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4384757648244" calcext:value-type="float">
            <text:p>4.843847576482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388279" calcext:value-type="float">
            <text:p>13882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731193450941" calcext:value-type="float">
            <text:p>4.77311934509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420620" calcext:value-type="float">
            <text:p>14206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7310764268068" calcext:value-type="float">
            <text:p>4.673107642680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287208" calcext:value-type="float">
            <text:p>22872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0483027410687" calcext:value-type="float">
            <text:p>2.604830274106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337397" calcext:value-type="float">
            <text:p>13373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3528344129783" calcext:value-type="float">
            <text:p>4.935283441297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402438" calcext:value-type="float">
            <text:p>14024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2905018055288" calcext:value-type="float">
            <text:p>4.729050180552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369228" calcext:value-type="float">
            <text:p>13692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3312917148493" calcext:value-type="float">
            <text:p>4.833129171484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679253" calcext:value-type="float">
            <text:p>16792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4672555959002" calcext:value-type="float">
            <text:p>3.946725559590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384873" calcext:value-type="float">
            <text:p>13848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8378740619679" calcext:value-type="float">
            <text:p>4.783787406196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479868" calcext:value-type="float">
            <text:p>14798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49565709506471" calcext:value-type="float">
            <text:p>4.49565709506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397283" calcext:value-type="float">
            <text:p>13972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4504313545239" calcext:value-type="float">
            <text:p>4.745043135452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357295" calcext:value-type="float">
            <text:p>13572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7114439558312" calcext:value-type="float">
            <text:p>4.871144395583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338762" calcext:value-type="float">
            <text:p>13387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3085312143114" calcext:value-type="float">
            <text:p>4.930853121431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60965" calcext:value-type="float">
            <text:p>13609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594173222565" calcext:value-type="float">
            <text:p>4.85941732225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1375502" calcext:value-type="float">
            <text:p>13755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132746260459" calcext:value-type="float">
            <text:p>4.81327462604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1319896" calcext:value-type="float">
            <text:p>13198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9248976084439" calcext:value-type="float">
            <text:p>4.992489760844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422474" calcext:value-type="float">
            <text:p>14224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6744351702334" calcext:value-type="float">
            <text:p>4.667443517023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377370" calcext:value-type="float">
            <text:p>13773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0738069260685" calcext:value-type="float">
            <text:p>4.807380692606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654410" calcext:value-type="float">
            <text:p>16544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1145542307821" calcext:value-type="float">
            <text:p>4.011455423078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1386105" calcext:value-type="float">
            <text:p>13861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799255867456" calcext:value-type="float">
            <text:p>4.77992558674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6273599" calcext:value-type="float">
            <text:p>62735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77728066929134" calcext:value-type="float">
            <text:p>-1.777280669291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1451318" calcext:value-type="float">
            <text:p>14513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80261071603" calcext:value-type="float">
            <text:p>4.5802610716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1478672" calcext:value-type="float">
            <text:p>14786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49916839610272" calcext:value-type="float">
            <text:p>4.499168396102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522501" calcext:value-type="float">
            <text:p>15225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7231102245561" calcext:value-type="float">
            <text:p>4.372311022455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445939" calcext:value-type="float">
            <text:p>14459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9638717089093" calcext:value-type="float">
            <text:p>4.596387170890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44231" calcext:value-type="float">
            <text:p>144423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8143973015003" calcext:value-type="float">
            <text:p>5.181439730150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995955" calcext:value-type="float">
            <text:p>199595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77629890146239" calcext:value-type="float">
            <text:p>3.776298901462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393254" calcext:value-type="float">
            <text:p>139325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3750337199521" calcext:value-type="float">
            <text:p>5.337503371995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442199" calcext:value-type="float">
            <text:p>144219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8755445687483" calcext:value-type="float">
            <text:p>5.187554456874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357330" calcext:value-type="float">
            <text:p>135733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5095187709739" calcext:value-type="float">
            <text:p>5.450951877097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423939" calcext:value-type="float">
            <text:p>142393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428925078348" calcext:value-type="float">
            <text:p>5.24289250783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389493" calcext:value-type="float">
            <text:p>138949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4924272552599" calcext:value-type="float">
            <text:p>5.349242725525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375730" calcext:value-type="float">
            <text:p>137573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9247427908538" calcext:value-type="float">
            <text:p>5.392474279085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362310" calcext:value-type="float">
            <text:p>136231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3504691219638" calcext:value-type="float">
            <text:p>5.435046912196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400842" calcext:value-type="float">
            <text:p>140084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1391481505113" calcext:value-type="float">
            <text:p>5.313914815051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363739" calcext:value-type="float">
            <text:p>136373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304937521359" calcext:value-type="float">
            <text:p>5.43049375213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403008" calcext:value-type="float">
            <text:p>140300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0720488381425" calcext:value-type="float">
            <text:p>5.307204883814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961688" calcext:value-type="float">
            <text:p>196168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85150700346235" calcext:value-type="float">
            <text:p>3.851507003462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381034" calcext:value-type="float">
            <text:p>138103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7576265070986" calcext:value-type="float">
            <text:p>5.375762650709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421330" calcext:value-type="float">
            <text:p>142133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5085712995562" calcext:value-type="float">
            <text:p>5.250857129955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2145630" calcext:value-type="float">
            <text:p>214563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46225802963748" calcext:value-type="float">
            <text:p>3.462258029637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525667" calcext:value-type="float">
            <text:p>152566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94320883185056" calcext:value-type="float">
            <text:p>4.943208831850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1327956" calcext:value-type="float">
            <text:p>132795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4596950260344" calcext:value-type="float">
            <text:p>5.545969502603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1250366" calcext:value-type="float">
            <text:p>125036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07434799594" calcext:value-type="float">
            <text:p>5.8074347995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1242604" calcext:value-type="float">
            <text:p>124260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34478884855" calcext:value-type="float">
            <text:p>5.8344788848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204774" calcext:value-type="float">
            <text:p>120477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96875049248337" calcext:value-type="float">
            <text:p>5.968750492483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68233" calcext:value-type="float">
            <text:p>116823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77197981531141" calcext:value-type="float">
            <text:p>6.771979815311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218485" calcext:value-type="float">
            <text:p>121848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890726423893" calcext:value-type="float">
            <text:p>6.58907264238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438547" calcext:value-type="float">
            <text:p>143854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6803395802456" calcext:value-type="float">
            <text:p>5.868033958024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229318" calcext:value-type="float">
            <text:p>122931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506321074424" calcext:value-type="float">
            <text:p>6.55063210744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320736" calcext:value-type="float">
            <text:p>13207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3911435670615" calcext:value-type="float">
            <text:p>6.239114356706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187268" calcext:value-type="float">
            <text:p>118726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70178688886874" calcext:value-type="float">
            <text:p>6.701786888868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181777" calcext:value-type="float">
            <text:p>118177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72191918074641" calcext:value-type="float">
            <text:p>6.721919180746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216121" calcext:value-type="float">
            <text:p>121612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9750663522331" calcext:value-type="float">
            <text:p>6.597506635223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170475" calcext:value-type="float">
            <text:p>117047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76365309366251" calcext:value-type="float">
            <text:p>6.763653093662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176488" calcext:value-type="float">
            <text:p>117648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74139949670768" calcext:value-type="float">
            <text:p>6.741399496707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331326" calcext:value-type="float">
            <text:p>133132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0443037866773" calcext:value-type="float">
            <text:p>6.204430378667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1176686" calcext:value-type="float">
            <text:p>117668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74066865141005" calcext:value-type="float">
            <text:p>6.740668651410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160702" calcext:value-type="float">
            <text:p>116070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80006718694971" calcext:value-type="float">
            <text:p>6.800067186949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184730" calcext:value-type="float">
            <text:p>118473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71108065569072" calcext:value-type="float">
            <text:p>6.711080655690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178482" calcext:value-type="float">
            <text:p>11784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73404497920753" calcext:value-type="float">
            <text:p>6.734044979207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323493" calcext:value-type="float">
            <text:p>132349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3005802822255" calcext:value-type="float">
            <text:p>6.230058028222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1334464" calcext:value-type="float">
            <text:p>133446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9420589201518" calcext:value-type="float">
            <text:p>6.194205892015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275423" calcext:value-type="float">
            <text:p>127542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9073207011853" calcext:value-type="float">
            <text:p>6.390732070118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174437" calcext:value-type="float">
            <text:p>117443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26050292344707" calcext:value-type="float">
            <text:p>7.260502923447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164051" calcext:value-type="float">
            <text:p>11640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29908009080577" calcext:value-type="float">
            <text:p>7.299080090805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232418" calcext:value-type="float">
            <text:p>123241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5121984593373" calcext:value-type="float">
            <text:p>7.051219845933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179920" calcext:value-type="float">
            <text:p>11799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24027454729775" calcext:value-type="float">
            <text:p>7.240274547297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161347" calcext:value-type="float">
            <text:p>116134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30918014944821" calcext:value-type="float">
            <text:p>7.309180149448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264830" calcext:value-type="float">
            <text:p>126483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3847859439576" calcext:value-type="float">
            <text:p>6.938478594395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164723" calcext:value-type="float">
            <text:p>116472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29657365694882" calcext:value-type="float">
            <text:p>7.296573656948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165482" calcext:value-type="float">
            <text:p>11654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2937444678996" calcext:value-type="float">
            <text:p>7.29374446789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432639" calcext:value-type="float">
            <text:p>14326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9743247783617" calcext:value-type="float">
            <text:p>6.397432477836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29047" calcext:value-type="float">
            <text:p>122904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6311526279948" calcext:value-type="float">
            <text:p>7.063115262799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355565" calcext:value-type="float">
            <text:p>13555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3759670296983" calcext:value-type="float">
            <text:p>6.637596702969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350951" calcext:value-type="float">
            <text:p>13509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5240420221036" calcext:value-type="float">
            <text:p>6.652404202210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245915" calcext:value-type="float">
            <text:p>124591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0391602862144" calcext:value-type="float">
            <text:p>7.003916028621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186991" calcext:value-type="float">
            <text:p>118699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21432591283465" calcext:value-type="float">
            <text:p>7.214325912834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211656" calcext:value-type="float">
            <text:p>121165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250068011066" calcext:value-type="float">
            <text:p>7.12500680110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175647" calcext:value-type="float">
            <text:p>117564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25603077377464" calcext:value-type="float">
            <text:p>7.256030773774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184896" calcext:value-type="float">
            <text:p>11848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50228464137716" calcext:value-type="float">
            <text:p>7.502284641377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284748" calcext:value-type="float">
            <text:p>12847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5090747234435" calcext:value-type="float">
            <text:p>7.150907472344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166039" calcext:value-type="float">
            <text:p>11660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57195621190037" calcext:value-type="float">
            <text:p>7.571956211900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166431" calcext:value-type="float">
            <text:p>11664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57049644231269" calcext:value-type="float">
            <text:p>7.570496442312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162271" calcext:value-type="float">
            <text:p>11622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58601295723433" calcext:value-type="float">
            <text:p>7.586012957234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166401" calcext:value-type="float">
            <text:p>11664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5706081420361" calcext:value-type="float">
            <text:p>7.57060814203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172295" calcext:value-type="float">
            <text:p>11722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54871784850763" calcext:value-type="float">
            <text:p>7.548717848507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360794" calcext:value-type="float">
            <text:p>13607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0116311793245" calcext:value-type="float">
            <text:p>6.901163117932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401235" calcext:value-type="float">
            <text:p>14012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7397720940989" calcext:value-type="float">
            <text:p>6.773977209409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239304" calcext:value-type="float">
            <text:p>12393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0730846079635" calcext:value-type="float">
            <text:p>7.307308460796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221985" calcext:value-type="float">
            <text:p>12219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6842822588047" calcext:value-type="float">
            <text:p>7.368428225880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240862" calcext:value-type="float">
            <text:p>12408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0185212527842" calcext:value-type="float">
            <text:p>7.301852125278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210926" calcext:value-type="float">
            <text:p>12109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40791093408658" calcext:value-type="float">
            <text:p>7.407910934086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214715" calcext:value-type="float">
            <text:p>12147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9434303075441" calcext:value-type="float">
            <text:p>7.394343030754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322045" calcext:value-type="float">
            <text:p>13220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2662459521772" calcext:value-type="float">
            <text:p>7.026624595217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225520" calcext:value-type="float">
            <text:p>12255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7559614184569" calcext:value-type="float">
            <text:p>7.075596141845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210298" calcext:value-type="float">
            <text:p>12102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2987701720674" calcext:value-type="float">
            <text:p>7.129877017206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230846" calcext:value-type="float">
            <text:p>123084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5676298721485" calcext:value-type="float">
            <text:p>7.056762987214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208190" calcext:value-type="float">
            <text:p>12081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3744780523374" calcext:value-type="float">
            <text:p>7.137447805233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215577" calcext:value-type="float">
            <text:p>121557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1097543168469" calcext:value-type="float">
            <text:p>7.110975431684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459344" calcext:value-type="float">
            <text:p>145934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1722340466217" calcext:value-type="float">
            <text:p>6.317223404662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275143" calcext:value-type="float">
            <text:p>127514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032112619883" calcext:value-type="float">
            <text:p>6.90321126198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211950" calcext:value-type="float">
            <text:p>12119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2395314322404" calcext:value-type="float">
            <text:p>7.123953143224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231618" calcext:value-type="float">
            <text:p>123161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5403989886908" calcext:value-type="float">
            <text:p>7.054039898869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212434" calcext:value-type="float">
            <text:p>12124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222191066025" calcext:value-type="float">
            <text:p>7.12221910660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222587" calcext:value-type="float">
            <text:p>122258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8600243801553" calcext:value-type="float">
            <text:p>7.086002438015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328548" calcext:value-type="float">
            <text:p>13285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2502767398272" calcext:value-type="float">
            <text:p>6.725027673982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213872" calcext:value-type="float">
            <text:p>12138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1707123540984" calcext:value-type="float">
            <text:p>7.117071235409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212022" calcext:value-type="float">
            <text:p>121202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2369514352185" calcext:value-type="float">
            <text:p>7.123695143521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1231508" calcext:value-type="float">
            <text:p>123150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5442779939095" calcext:value-type="float">
            <text:p>7.05442779939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1210064" calcext:value-type="float">
            <text:p>121006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3071676687297" calcext:value-type="float">
            <text:p>7.130716766872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212207" calcext:value-type="float">
            <text:p>12122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7669537662732" calcext:value-type="float">
            <text:p>6.376695376627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220823" calcext:value-type="float">
            <text:p>122082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4593622529799" calcext:value-type="float">
            <text:p>6.345936225297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590412" calcext:value-type="float">
            <text:p>159041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19736681306394" calcext:value-type="float">
            <text:p>5.197366813063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80213" calcext:value-type="float">
            <text:p>128021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3964092265471" calcext:value-type="float">
            <text:p>6.13964092265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259001" calcext:value-type="float">
            <text:p>125900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1220250157446" calcext:value-type="float">
            <text:p>6.212202501574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249956" calcext:value-type="float">
            <text:p>124995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435159964387" calcext:value-type="float">
            <text:p>6.24351599643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210245" calcext:value-type="float">
            <text:p>121024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8373028142469" calcext:value-type="float">
            <text:p>6.383730281424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202545" calcext:value-type="float">
            <text:p>120254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41144988290967" calcext:value-type="float">
            <text:p>6.411449882909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322038" calcext:value-type="float">
            <text:p>13220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0002386744387" calcext:value-type="float">
            <text:p>6.000023867443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207125" calcext:value-type="float">
            <text:p>120712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949408080377" calcext:value-type="float">
            <text:p>6.39494080803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223500" calcext:value-type="float">
            <text:p>12235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3642351529295" calcext:value-type="float">
            <text:p>6.336423515292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221569" calcext:value-type="float">
            <text:p>122156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4328322206529" calcext:value-type="float">
            <text:p>6.343283222065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213148" calcext:value-type="float">
            <text:p>121314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7332538643639" calcext:value-type="float">
            <text:p>6.373325386436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1335003" calcext:value-type="float">
            <text:p>133500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576408357495" calcext:value-type="float">
            <text:p>5.95764083574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363276" calcext:value-type="float">
            <text:p>136327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6662536042287" calcext:value-type="float">
            <text:p>5.866625360422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1433119" calcext:value-type="float">
            <text:p>143311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64964071388075" calcext:value-type="float">
            <text:p>5.649640713880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1253496" calcext:value-type="float">
            <text:p>125349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3123372787007" calcext:value-type="float">
            <text:p>6.231233727870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1240909" calcext:value-type="float">
            <text:p>124090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7506390815" calcext:value-type="float">
            <text:p>6.275063908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1197982" calcext:value-type="float">
            <text:p>119798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42796032505549" calcext:value-type="float">
            <text:p>6.427960325055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05652" calcext:value-type="float">
            <text:p>120565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76355296148345" calcext:value-type="float">
            <text:p>5.763552961483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302780" calcext:value-type="float">
            <text:p>130278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2706184314467" calcext:value-type="float">
            <text:p>5.427061843144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220806" calcext:value-type="float">
            <text:p>122080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70930611982047" calcext:value-type="float">
            <text:p>5.709306119820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217870" calcext:value-type="float">
            <text:p>121787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71976334509294" calcext:value-type="float">
            <text:p>5.719763345092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220171" calcext:value-type="float">
            <text:p>122017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71156568230082" calcext:value-type="float">
            <text:p>5.711565682300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07513" calcext:value-type="float">
            <text:p>120751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75685452029898" calcext:value-type="float">
            <text:p>5.756854520298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315362" calcext:value-type="float">
            <text:p>131536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8531975858733" calcext:value-type="float">
            <text:p>5.385319758587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428326" calcext:value-type="float">
            <text:p>142832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2749925278588" calcext:value-type="float">
            <text:p>5.027499252785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725188" calcext:value-type="float">
            <text:p>172518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20740838427808" calcext:value-type="float">
            <text:p>4.207408384278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293068" calcext:value-type="float">
            <text:p>12930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5955902856274" calcext:value-type="float">
            <text:p>5.459559028562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323330" calcext:value-type="float">
            <text:p>13233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5909108961138" calcext:value-type="float">
            <text:p>5.359091089611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232097" calcext:value-type="float">
            <text:p>123209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6932366939858" calcext:value-type="float">
            <text:p>5.669323669398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270872" calcext:value-type="float">
            <text:p>127087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3475455684714" calcext:value-type="float">
            <text:p>5.534754556847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421547" calcext:value-type="float">
            <text:p>14215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481604390605" calcext:value-type="float">
            <text:p>5.04816043906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392533" calcext:value-type="float">
            <text:p>139253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3771771261149" calcext:value-type="float">
            <text:p>5.137717712611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61118" calcext:value-type="float">
            <text:p>13611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3681489744921" calcext:value-type="float">
            <text:p>5.236814897449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367847" calcext:value-type="float">
            <text:p>13678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1539744803938" calcext:value-type="float">
            <text:p>5.215397448039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2058081" calcext:value-type="float">
            <text:p>205808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44114803749364" calcext:value-type="float">
            <text:p>3.441148037493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774100" calcext:value-type="float">
            <text:p>277410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4455154714006" calcext:value-type="float">
            <text:p>2.144551547140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3613587" calcext:value-type="float">
            <text:p>361358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996387518952175" calcext:value-type="float">
            <text:p>0.9963875189521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208609" calcext:value-type="float">
            <text:p>320860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51260469720282" calcext:value-type="float">
            <text:p>1.512604697202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2011424" calcext:value-type="float">
            <text:p>201142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54073639304651" calcext:value-type="float">
            <text:p>3.540736393046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841691" calcext:value-type="float">
            <text:p>18416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4571923012159" calcext:value-type="float">
            <text:p>3.545719230121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602670" calcext:value-type="float">
            <text:p>16026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4944581252477" calcext:value-type="float">
            <text:p>4.149445812524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700688" calcext:value-type="float">
            <text:p>17006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9164041447768" calcext:value-type="float">
            <text:p>3.891640414477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649255" calcext:value-type="float">
            <text:p>16492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2500879408418" calcext:value-type="float">
            <text:p>4.025008794084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5678300" calcext:value-type="float">
            <text:p>56783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34429644950872" calcext:value-type="float">
            <text:p>-1.344296449508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384554" calcext:value-type="float">
            <text:p>13845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8478790153637" calcext:value-type="float">
            <text:p>4.784787901536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270071" calcext:value-type="float">
            <text:p>12700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5960689068679" calcext:value-type="float">
            <text:p>5.159606890686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412367" calcext:value-type="float">
            <text:p>14123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9841127096088" calcext:value-type="float">
            <text:p>4.698411270960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346194" calcext:value-type="float">
            <text:p>13461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0681038231041" calcext:value-type="float">
            <text:p>4.906810382310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370445" calcext:value-type="float">
            <text:p>13704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927078094532" calcext:value-type="float">
            <text:p>4.829270780945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382501" calcext:value-type="float">
            <text:p>13825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123234687592" calcext:value-type="float">
            <text:p>4.791232346875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369622" calcext:value-type="float">
            <text:p>13696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3187965415429" calcext:value-type="float">
            <text:p>4.831879654154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948085" calcext:value-type="float">
            <text:p>19480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0180786450871" calcext:value-type="float">
            <text:p>3.301807864508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2990663" calcext:value-type="float">
            <text:p>29906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4021211071242" calcext:value-type="float">
            <text:p>1.44021211071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2305557" calcext:value-type="float">
            <text:p>23055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7012825104461" calcext:value-type="float">
            <text:p>2.570128251044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973636" calcext:value-type="float">
            <text:p>19736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24521630522492" calcext:value-type="float">
            <text:p>3.245216305224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829072" calcext:value-type="float">
            <text:p>18290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755788732308" calcext:value-type="float">
            <text:p>3.57557887323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2011049" calcext:value-type="float">
            <text:p>20110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16366036319717" calcext:value-type="float">
            <text:p>3.163660363197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802488" calcext:value-type="float">
            <text:p>18024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3916306700307" calcext:value-type="float">
            <text:p>3.639163067003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686765" calcext:value-type="float">
            <text:p>16867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2734107879223" calcext:value-type="float">
            <text:p>3.927341078792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3880596" calcext:value-type="float">
            <text:p>38805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308902571160053" calcext:value-type="float">
            <text:p>0.3089025711600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544281" calcext:value-type="float">
            <text:p>15442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1062360647581" calcext:value-type="float">
            <text:p>4.310623606475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1408584" calcext:value-type="float">
            <text:p>14085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1005937835386" calcext:value-type="float">
            <text:p>4.710059378353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1395117" calcext:value-type="float">
            <text:p>13951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5178058020575" calcext:value-type="float">
            <text:p>4.751780580205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482391" calcext:value-type="float">
            <text:p>14823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1097221729346" calcext:value-type="float">
            <text:p>4.310972217293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262071" calcext:value-type="float">
            <text:p>12620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0976203740875" calcext:value-type="float">
            <text:p>5.009762037408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472386" calcext:value-type="float">
            <text:p>14723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4038311969017" calcext:value-type="float">
            <text:p>4.340383119690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390506" calcext:value-type="float">
            <text:p>13905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88712415348" calcext:value-type="float">
            <text:p>4.58887124153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378310" calcext:value-type="float">
            <text:p>13783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2713084243958" calcext:value-type="float">
            <text:p>4.627130842439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384572" calcext:value-type="float">
            <text:p>13845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744446638454" calcext:value-type="float">
            <text:p>4.607444466384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495897" calcext:value-type="float">
            <text:p>14958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7158300120124" calcext:value-type="float">
            <text:p>4.271583001201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453623" calcext:value-type="float">
            <text:p>14536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9608205334218" calcext:value-type="float">
            <text:p>4.396082053342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454745" calcext:value-type="float">
            <text:p>14547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9273118142453" calcext:value-type="float">
            <text:p>4.392731181424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377042" calcext:value-type="float">
            <text:p>13770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3112804818265" calcext:value-type="float">
            <text:p>4.631128048182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380665" calcext:value-type="float">
            <text:p>13806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971675747487" calcext:value-type="float">
            <text:p>4.619716757474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1330021" calcext:value-type="float">
            <text:p>13300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201493133719" calcext:value-type="float">
            <text:p>4.782014931337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4404143" calcext:value-type="float">
            <text:p>44041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18014204936998" calcext:value-type="float">
            <text:p>-0.4180142049369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405892" calcext:value-type="float">
            <text:p>14058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4108031672297" calcext:value-type="float">
            <text:p>4.541080316722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314895" calcext:value-type="float">
            <text:p>13148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3168917392882" calcext:value-type="float">
            <text:p>4.831689173928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1365269" calcext:value-type="float">
            <text:p>13652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841762144744" calcext:value-type="float">
            <text:p>4.668417621447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545685" calcext:value-type="float">
            <text:p>15456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2938998964663" calcext:value-type="float">
            <text:p>4.129389989646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494310" calcext:value-type="float">
            <text:p>14943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7619288545001" calcext:value-type="float">
            <text:p>4.276192885450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1359663" calcext:value-type="float">
            <text:p>13596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8628711911149" calcext:value-type="float">
            <text:p>4.686287119111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1271831" calcext:value-type="float">
            <text:p>12718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630584924069" calcext:value-type="float">
            <text:p>4.976305849240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360216" calcext:value-type="float">
            <text:p>13602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8452112252265" calcext:value-type="float">
            <text:p>4.684521122522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1267135" calcext:value-type="float">
            <text:p>12671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9237104438403" calcext:value-type="float">
            <text:p>4.992371044384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1779915" calcext:value-type="float">
            <text:p>17799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1660728295691" calcext:value-type="float">
            <text:p>3.516607282956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1378420" calcext:value-type="float">
            <text:p>13784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2678425504775" calcext:value-type="float">
            <text:p>4.626784255047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1408676" calcext:value-type="float">
            <text:p>14086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24887585731" calcext:value-type="float">
            <text:p>4.53248875857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442877" calcext:value-type="float">
            <text:p>14428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0559378149956" calcext:value-type="float">
            <text:p>4.605593781499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386464" calcext:value-type="float">
            <text:p>13864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7880091342007" calcext:value-type="float">
            <text:p>4.778800913420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755734" calcext:value-type="float">
            <text:p>17557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5329969419552" calcext:value-type="float">
            <text:p>3.753299694195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390155" calcext:value-type="float">
            <text:p>13901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6725462725764" calcext:value-type="float">
            <text:p>4.767254627257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371897" calcext:value-type="float">
            <text:p>13718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467182394688" calcext:value-type="float">
            <text:p>4.824671823946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388529" calcext:value-type="float">
            <text:p>13885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7233734201165" calcext:value-type="float">
            <text:p>4.772337342011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417970" calcext:value-type="float">
            <text:p>14179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8121646228047" calcext:value-type="float">
            <text:p>4.681216462280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387781" calcext:value-type="float">
            <text:p>13877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7467751497737" calcext:value-type="float">
            <text:p>4.774677514977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18889" calcext:value-type="float">
            <text:p>14188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7840266968217" calcext:value-type="float">
            <text:p>4.678402669682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335106" calcext:value-type="float">
            <text:p>13351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4272941162428" calcext:value-type="float">
            <text:p>4.942729411624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267588" calcext:value-type="float">
            <text:p>12675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6810569641837" calcext:value-type="float">
            <text:p>5.168105696418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362186" calcext:value-type="float">
            <text:p>13621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5552276335808" calcext:value-type="float">
            <text:p>4.855522763358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329080" calcext:value-type="float">
            <text:p>13290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237566012874" calcext:value-type="float">
            <text:p>4.962375660128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399904" calcext:value-type="float">
            <text:p>13999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369043433716" calcext:value-type="float">
            <text:p>4.73690434337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817809" calcext:value-type="float">
            <text:p>18178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0240439510343" calcext:value-type="float">
            <text:p>3.602404395103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316102" calcext:value-type="float">
            <text:p>13161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0499139705306" calcext:value-type="float">
            <text:p>5.004991397053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239643" calcext:value-type="float">
            <text:p>12396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649205642374" calcext:value-type="float">
            <text:p>5.26492056423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1261402" calcext:value-type="float">
            <text:p>12614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8935173553297" calcext:value-type="float">
            <text:p>5.189351735532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280735" calcext:value-type="float">
            <text:p>12807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2329410690821" calcext:value-type="float">
            <text:p>5.123294106908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232739" calcext:value-type="float">
            <text:p>12327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8917552885555" calcext:value-type="float">
            <text:p>5.289175528855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266330" calcext:value-type="float">
            <text:p>12663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7241793148771" calcext:value-type="float">
            <text:p>5.172417931487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350646" calcext:value-type="float">
            <text:p>13506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9247152060697" calcext:value-type="float">
            <text:p>4.892471520606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1300857" calcext:value-type="float">
            <text:p>13008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5559130536582" calcext:value-type="float">
            <text:p>5.055591305365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532202" calcext:value-type="float">
            <text:p>15322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4472663907916" calcext:value-type="float">
            <text:p>4.344726639079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347961" calcext:value-type="float">
            <text:p>134796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8103308661122" calcext:value-type="float">
            <text:p>5.481033086611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347060" calcext:value-type="float">
            <text:p>134706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8393695521019" calcext:value-type="float">
            <text:p>5.483936955210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565789" calcext:value-type="float">
            <text:p>156578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83047398050443" calcext:value-type="float">
            <text:p>4.830473980504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398094" calcext:value-type="float">
            <text:p>139809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2244263862221" calcext:value-type="float">
            <text:p>5.322442638622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390145" calcext:value-type="float">
            <text:p>139014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4720533787052" calcext:value-type="float">
            <text:p>5.347205337870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381701" calcext:value-type="float">
            <text:p>138170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7366563869056" calcext:value-type="float">
            <text:p>5.373665638690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338519" calcext:value-type="float">
            <text:p>133851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1156095492024" calcext:value-type="float">
            <text:p>5.511560954920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316924" calcext:value-type="float">
            <text:p>131692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8219923332747" calcext:value-type="float">
            <text:p>5.582199233327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300376" calcext:value-type="float">
            <text:p>130037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3711690306876" calcext:value-type="float">
            <text:p>5.637116903068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352416" calcext:value-type="float">
            <text:p>135241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6670335656089" calcext:value-type="float">
            <text:p>5.466703356560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400523" calcext:value-type="float">
            <text:p>140052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1490390387266" calcext:value-type="float">
            <text:p>5.314903903872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365812" calcext:value-type="float">
            <text:p>136581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2389711676197" calcext:value-type="float">
            <text:p>5.423897116761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290830" calcext:value-type="float">
            <text:p>129083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6911585552316" calcext:value-type="float">
            <text:p>5.669115855523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762623" calcext:value-type="float">
            <text:p>176262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31621202962384" calcext:value-type="float">
            <text:p>4.316212029623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359038" calcext:value-type="float">
            <text:p>135903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4549035588342" calcext:value-type="float">
            <text:p>5.445490355883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421321" calcext:value-type="float">
            <text:p>142132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508846299923" calcext:value-type="float">
            <text:p>5.25088462999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356274" calcext:value-type="float">
            <text:p>135627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5433199443242" calcext:value-type="float">
            <text:p>5.45433199443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344380" calcext:value-type="float">
            <text:p>134438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9258592822225" calcext:value-type="float">
            <text:p>5.492585928222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392621" calcext:value-type="float">
            <text:p>139262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3947695955226" calcext:value-type="float">
            <text:p>5.339476959552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302766" calcext:value-type="float">
            <text:p>130276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2914220093266" calcext:value-type="float">
            <text:p>5.629142200932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360989" calcext:value-type="float">
            <text:p>136098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3926020684813" calcext:value-type="float">
            <text:p>5.439260206848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53530" calcext:value-type="float">
            <text:p>145353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2303451686905" calcext:value-type="float">
            <text:p>5.823034516869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351084" calcext:value-type="float">
            <text:p>135108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4045100518928" calcext:value-type="float">
            <text:p>6.140451005189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381092" calcext:value-type="float">
            <text:p>138109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4504841852029" calcext:value-type="float">
            <text:p>6.045048418520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298464" calcext:value-type="float">
            <text:p>129846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129753817815" calcext:value-type="float">
            <text:p>6.31297538178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524607" calcext:value-type="float">
            <text:p>15246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61569542031923" calcext:value-type="float">
            <text:p>5.615695420319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10145" calcext:value-type="float">
            <text:p>131014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7408087708424" calcext:value-type="float">
            <text:p>6.274080877084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366868" calcext:value-type="float">
            <text:p>136686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9000875187339" calcext:value-type="float">
            <text:p>6.090008751873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365151" calcext:value-type="float">
            <text:p>136515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954675991479" calcext:value-type="float">
            <text:p>6.09546759914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445803" calcext:value-type="float">
            <text:p>144580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4618329906692" calcext:value-type="float">
            <text:p>5.846183299066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280034" calcext:value-type="float">
            <text:p>128003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7505946025409" calcext:value-type="float">
            <text:p>6.375059460254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314260" calcext:value-type="float">
            <text:p>131426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604616128502" calcext:value-type="float">
            <text:p>6.26046161285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360850" calcext:value-type="float">
            <text:p>136085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0917193833651" calcext:value-type="float">
            <text:p>6.109171938336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373589" calcext:value-type="float">
            <text:p>137358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6870647225296" calcext:value-type="float">
            <text:p>6.068706472252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354810" calcext:value-type="float">
            <text:p>135481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2849057908003" calcext:value-type="float">
            <text:p>6.128490579080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375836" calcext:value-type="float">
            <text:p>13758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6160782494961" calcext:value-type="float">
            <text:p>6.061607824949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394086" calcext:value-type="float">
            <text:p>139408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0437885615299" calcext:value-type="float">
            <text:p>6.004378856152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658635" calcext:value-type="float">
            <text:p>165863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2497662597714" calcext:value-type="float">
            <text:p>5.24976625977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1293790" calcext:value-type="float">
            <text:p>129379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2863661411578" calcext:value-type="float">
            <text:p>6.328636614115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07029" calcext:value-type="float">
            <text:p>12070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4162312790491" calcext:value-type="float">
            <text:p>7.141623127904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254767" calcext:value-type="float">
            <text:p>12547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731692898426" calcext:value-type="float">
            <text:p>6.97316928984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423185" calcext:value-type="float">
            <text:p>14231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2618659595047" calcext:value-type="float">
            <text:p>6.426186595950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335436" calcext:value-type="float">
            <text:p>13354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0256937800504" calcext:value-type="float">
            <text:p>6.702569378005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300034" calcext:value-type="float">
            <text:p>13000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1925306714705" calcext:value-type="float">
            <text:p>6.819253067147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334250" calcext:value-type="float">
            <text:p>13342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064280586845" calcext:value-type="float">
            <text:p>6.70642805868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315419" calcext:value-type="float">
            <text:p>13154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6815906796995" calcext:value-type="float">
            <text:p>6.768159067969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249701" calcext:value-type="float">
            <text:p>12497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9073900002507" calcext:value-type="float">
            <text:p>6.990739000025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377066" calcext:value-type="float">
            <text:p>13770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692526172847" calcext:value-type="float">
            <text:p>6.56925261728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1321928" calcext:value-type="float">
            <text:p>13219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4672215790698" calcext:value-type="float">
            <text:p>6.746722157906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537831" calcext:value-type="float">
            <text:p>15378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08971406066055" calcext:value-type="float">
            <text:p>6.089714060660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341291" calcext:value-type="float">
            <text:p>134129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8357006842306" calcext:value-type="float">
            <text:p>6.683570068423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1272584" calcext:value-type="float">
            <text:p>12725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1193558726278" calcext:value-type="float">
            <text:p>6.911935587262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449455" calcext:value-type="float">
            <text:p>144945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4675280616187" calcext:value-type="float">
            <text:p>6.346752806161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321482" calcext:value-type="float">
            <text:p>13214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4818765391983" calcext:value-type="float">
            <text:p>6.748187653919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367916" calcext:value-type="float">
            <text:p>136791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982058798377" calcext:value-type="float">
            <text:p>6.59820587983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374439" calcext:value-type="float">
            <text:p>13744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5783227654237" calcext:value-type="float">
            <text:p>6.857832276542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372579" calcext:value-type="float">
            <text:p>13725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6371347469824" calcext:value-type="float">
            <text:p>6.863713474698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306954" calcext:value-type="float">
            <text:p>13069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7648395242459" calcext:value-type="float">
            <text:p>7.076483952424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380611" calcext:value-type="float">
            <text:p>13806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3837368213219" calcext:value-type="float">
            <text:p>6.838373682132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320023" calcext:value-type="float">
            <text:p>13200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3327199122608" calcext:value-type="float">
            <text:p>7.033271991226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602906" calcext:value-type="float">
            <text:p>16029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1900064295754" calcext:value-type="float">
            <text:p>6.19000642957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504490" calcext:value-type="float">
            <text:p>15044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6519392084999" calcext:value-type="float">
            <text:p>6.465193920849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1385000" calcext:value-type="float">
            <text:p>13850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2458924114401" calcext:value-type="float">
            <text:p>6.824589241144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336496" calcext:value-type="float">
            <text:p>13364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7941034220687" calcext:value-type="float">
            <text:p>6.979410342206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374756" calcext:value-type="float">
            <text:p>137475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5683073717267" calcext:value-type="float">
            <text:p>6.856830737172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323535" calcext:value-type="float">
            <text:p>13235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2173267097838" calcext:value-type="float">
            <text:p>7.021732670978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398826" calcext:value-type="float">
            <text:p>13988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8145001564543" calcext:value-type="float">
            <text:p>6.781450015645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346129" calcext:value-type="float">
            <text:p>13461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4822017044681" calcext:value-type="float">
            <text:p>6.948220170446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316014" calcext:value-type="float">
            <text:p>13160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4648188107444" calcext:value-type="float">
            <text:p>7.046481881074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352848" calcext:value-type="float">
            <text:p>13528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2659693577675" calcext:value-type="float">
            <text:p>6.926596935776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323336" calcext:value-type="float">
            <text:p>13233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4209890148896" calcext:value-type="float">
            <text:p>6.742098901488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304693" calcext:value-type="float">
            <text:p>13046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0371685049924" calcext:value-type="float">
            <text:p>6.803716850499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845409" calcext:value-type="float">
            <text:p>184540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2978738302359" calcext:value-type="float">
            <text:p>5.29787383023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391602" calcext:value-type="float">
            <text:p>13916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236497310329" calcext:value-type="float">
            <text:p>6.52364973103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281912" calcext:value-type="float">
            <text:p>128191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8021804350168" calcext:value-type="float">
            <text:p>6.880218043501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384881" calcext:value-type="float">
            <text:p>138488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4467560379497" calcext:value-type="float">
            <text:p>6.544675603794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379521" calcext:value-type="float">
            <text:p>13795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6151701354748" calcext:value-type="float">
            <text:p>6.561517013547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307353" calcext:value-type="float">
            <text:p>130735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9487149539289" calcext:value-type="float">
            <text:p>6.794871495392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314029" calcext:value-type="float">
            <text:p>13140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7275067340255" calcext:value-type="float">
            <text:p>6.772750673402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1348743" calcext:value-type="float">
            <text:p>134874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5950813643293" calcext:value-type="float">
            <text:p>6.659508136432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394678" calcext:value-type="float">
            <text:p>139467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1406067057199" calcext:value-type="float">
            <text:p>6.514060670571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389469" calcext:value-type="float">
            <text:p>13894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3031155528363" calcext:value-type="float">
            <text:p>6.530311555283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338886" calcext:value-type="float">
            <text:p>133888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9136416940456" calcext:value-type="float">
            <text:p>6.691364169404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376752" calcext:value-type="float">
            <text:p>137675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702430129311" calcext:value-type="float">
            <text:p>6.57024301293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812961" calcext:value-type="float">
            <text:p>18129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37491555591077" calcext:value-type="float">
            <text:p>5.374915555910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324658" calcext:value-type="float">
            <text:p>13246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3776250682359" calcext:value-type="float">
            <text:p>6.737762506823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427987" calcext:value-type="float">
            <text:p>142798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66522071456193" calcext:value-type="float">
            <text:p>5.665220714561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337708" calcext:value-type="float">
            <text:p>133770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4885000894737" calcext:value-type="float">
            <text:p>5.948850008947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322067" calcext:value-type="float">
            <text:p>132206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9992860239218" calcext:value-type="float">
            <text:p>5.999928602392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277370" calcext:value-type="float">
            <text:p>12773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492961300955" calcext:value-type="float">
            <text:p>6.14929613009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375086" calcext:value-type="float">
            <text:p>137508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2916464754474" calcext:value-type="float">
            <text:p>5.829164647544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281997" calcext:value-type="float">
            <text:p>128199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3359316325233" calcext:value-type="float">
            <text:p>6.133593163252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249660" calcext:value-type="float">
            <text:p>124966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4454456376459" calcext:value-type="float">
            <text:p>6.244544563764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1363900" calcext:value-type="float">
            <text:p>13639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6463795835247" calcext:value-type="float">
            <text:p>5.864637958352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266587" calcext:value-type="float">
            <text:p>126658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8611299016122" calcext:value-type="float">
            <text:p>6.186112990161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1486138" calcext:value-type="float">
            <text:p>14861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49187186145305" calcext:value-type="float">
            <text:p>5.491871861453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615793" calcext:value-type="float">
            <text:p>161579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12860602884976" calcext:value-type="float">
            <text:p>5.128606028849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1459958" calcext:value-type="float">
            <text:p>145995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56905963015273" calcext:value-type="float">
            <text:p>5.569059630152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356965" calcext:value-type="float">
            <text:p>135696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867767910703" calcext:value-type="float">
            <text:p>5.88677679107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315726" calcext:value-type="float">
            <text:p>131572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208086836904" calcext:value-type="float">
            <text:p>6.02080868369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465238" calcext:value-type="float">
            <text:p>14652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55338151932" calcext:value-type="float">
            <text:p>5.553381519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1287883" calcext:value-type="float">
            <text:p>128788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1369914648578" calcext:value-type="float">
            <text:p>6.113699146485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1282031" calcext:value-type="float">
            <text:p>128203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3347798500634" calcext:value-type="float">
            <text:p>6.133477985006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1498170" calcext:value-type="float">
            <text:p>14981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45685228894409" calcext:value-type="float">
            <text:p>5.456852288944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1361977" calcext:value-type="float">
            <text:p>136197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7076551603203" calcext:value-type="float">
            <text:p>5.870765516032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306368" calcext:value-type="float">
            <text:p>13063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1511733418372" calcext:value-type="float">
            <text:p>5.415117334183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347880" calcext:value-type="float">
            <text:p>134788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7926037813923" calcext:value-type="float">
            <text:p>5.279260378139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521663" calcext:value-type="float">
            <text:p>15216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75258786405786" calcext:value-type="float">
            <text:p>4.752587864057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342595" calcext:value-type="float">
            <text:p>13425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9632241580193" calcext:value-type="float">
            <text:p>5.296322415801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368141" calcext:value-type="float">
            <text:p>13681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144640917661" calcext:value-type="float">
            <text:p>5.21446409176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449048" calcext:value-type="float">
            <text:p>144904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96494495262871" calcext:value-type="float">
            <text:p>4.964944952628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406587" calcext:value-type="float">
            <text:p>140658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9410667815831" calcext:value-type="float">
            <text:p>5.094106678158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353786" calcext:value-type="float">
            <text:p>135378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6027248477299" calcext:value-type="float">
            <text:p>5.260272484772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311855" calcext:value-type="float">
            <text:p>13118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9691432159968" calcext:value-type="float">
            <text:p>5.396914321599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417920" calcext:value-type="float">
            <text:p>141792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5925538710935" calcext:value-type="float">
            <text:p>5.059255387109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311089" calcext:value-type="float">
            <text:p>131108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9945093376216" calcext:value-type="float">
            <text:p>5.399450933762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241042" calcext:value-type="float">
            <text:p>124104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3790787691373" calcext:value-type="float">
            <text:p>5.637907876913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378440" calcext:value-type="float">
            <text:p>13784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8189399947478" calcext:value-type="float">
            <text:p>5.181893999474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367309" calcext:value-type="float">
            <text:p>136730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1710594608686" calcext:value-type="float">
            <text:p>5.217105946086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591326" calcext:value-type="float">
            <text:p>159132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5581810847305" calcext:value-type="float">
            <text:p>4.55818108473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381017" calcext:value-type="float">
            <text:p>13810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7378242386247" calcext:value-type="float">
            <text:p>5.173782423862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365812" calcext:value-type="float">
            <text:p>13658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2186342959691" calcext:value-type="float">
            <text:p>5.221863429596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263081" calcext:value-type="float">
            <text:p>126308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6146064784991" calcext:value-type="float">
            <text:p>5.561460647849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321329" calcext:value-type="float">
            <text:p>132132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6566300246759" calcext:value-type="float">
            <text:p>5.365663002467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1353549" calcext:value-type="float">
            <text:p>135354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6103284721409" calcext:value-type="float">
            <text:p>5.261032847214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256705" calcext:value-type="float">
            <text:p>125670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8343924068712" calcext:value-type="float">
            <text:p>5.583439240687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370097" calcext:value-type="float">
            <text:p>137009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0825951677234" calcext:value-type="float">
            <text:p>5.208259516772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369569" calcext:value-type="float">
            <text:p>13695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3204771550923" calcext:value-type="float">
            <text:p>4.832047715509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891818" calcext:value-type="float">
            <text:p>18918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2909335486889" calcext:value-type="float">
            <text:p>3.429093354868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370062" calcext:value-type="float">
            <text:p>13700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3048467886751" calcext:value-type="float">
            <text:p>4.830484678867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691219" calcext:value-type="float">
            <text:p>16912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1588839729119" calcext:value-type="float">
            <text:p>3.915888397291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384382" calcext:value-type="float">
            <text:p>13843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8532744922532" calcext:value-type="float">
            <text:p>4.785327449225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352013" calcext:value-type="float">
            <text:p>13520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8807821307251" calcext:value-type="float">
            <text:p>4.888078213072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282474" calcext:value-type="float">
            <text:p>12824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1740119517213" calcext:value-type="float">
            <text:p>5.117401195172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344401" calcext:value-type="float">
            <text:p>13444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1259861964319" calcext:value-type="float">
            <text:p>4.912598619643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380108" calcext:value-type="float">
            <text:p>13801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87561546614" calcext:value-type="float">
            <text:p>4.79875615466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473507" calcext:value-type="float">
            <text:p>14735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1436485463544" calcext:value-type="float">
            <text:p>4.514364854635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475535" calcext:value-type="float">
            <text:p>14755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0839173286819" calcext:value-type="float">
            <text:p>4.508391732868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304008" calcext:value-type="float">
            <text:p>13040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4508433030218" calcext:value-type="float">
            <text:p>5.045084330302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419469" calcext:value-type="float">
            <text:p>14194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7662776459261" calcext:value-type="float">
            <text:p>4.676627764592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312120" calcext:value-type="float">
            <text:p>13121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1815133521805" calcext:value-type="float">
            <text:p>5.018151335218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1335242" calcext:value-type="float">
            <text:p>13352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422870419437" calcext:value-type="float">
            <text:p>4.94228704194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858565" calcext:value-type="float">
            <text:p>18585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0610934428076" calcext:value-type="float">
            <text:p>3.506109344280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1331828" calcext:value-type="float">
            <text:p>13318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534054765632" calcext:value-type="float">
            <text:p>4.95340547656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1277884" calcext:value-type="float">
            <text:p>12778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329725629843" calcext:value-type="float">
            <text:p>5.13297256298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1377761" calcext:value-type="float">
            <text:p>13777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0614801696592" calcext:value-type="float">
            <text:p>4.806148016965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1361659" calcext:value-type="float">
            <text:p>13616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5720327891472" calcext:value-type="float">
            <text:p>4.857203278914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1382054" calcext:value-type="float">
            <text:p>13820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263676556249" calcext:value-type="float">
            <text:p>4.792636765562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300810" calcext:value-type="float">
            <text:p>13008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5574821891895" calcext:value-type="float">
            <text:p>5.055748218918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1227434" calcext:value-type="float">
            <text:p>12274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0790539701922" calcext:value-type="float">
            <text:p>5.307905397019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1371098" calcext:value-type="float">
            <text:p>13710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72019146022" calcext:value-type="float">
            <text:p>4.82720191460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285297" calcext:value-type="float">
            <text:p>12852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3056497468182" calcext:value-type="float">
            <text:p>4.930564974681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346932" calcext:value-type="float">
            <text:p>13469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271432045295" calcext:value-type="float">
            <text:p>4.72714320452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482736" calcext:value-type="float">
            <text:p>14827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0996159213688" calcext:value-type="float">
            <text:p>4.309961592136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490837" calcext:value-type="float">
            <text:p>14908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8629828673295" calcext:value-type="float">
            <text:p>4.286298286732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389489" calcext:value-type="float">
            <text:p>13894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9204878327714" calcext:value-type="float">
            <text:p>4.592048783277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83823" calcext:value-type="float">
            <text:p>13838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979446755766" calcext:value-type="float">
            <text:p>4.609794467557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368310" calcext:value-type="float">
            <text:p>13683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5875490407741" calcext:value-type="float">
            <text:p>4.658754904077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353750" calcext:value-type="float">
            <text:p>13537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0521521694586" calcext:value-type="float">
            <text:p>4.705215216945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431922" calcext:value-type="float">
            <text:p>14319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6140629705423" calcext:value-type="float">
            <text:p>4.461406297054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291981" calcext:value-type="float">
            <text:p>12919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0803864399416" calcext:value-type="float">
            <text:p>4.908038643994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219227" calcext:value-type="float">
            <text:p>12192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597541969696" calcext:value-type="float">
            <text:p>5.15975419696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312619" calcext:value-type="float">
            <text:p>13126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3921305001881" calcext:value-type="float">
            <text:p>4.839213050018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345824" calcext:value-type="float">
            <text:p>13458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3071722544418" calcext:value-type="float">
            <text:p>4.730717225444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298090" calcext:value-type="float">
            <text:p>12980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8755187038993" calcext:value-type="float">
            <text:p>4.887551870389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389917" calcext:value-type="float">
            <text:p>13899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9071124540232" calcext:value-type="float">
            <text:p>4.590711245402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1597169" calcext:value-type="float">
            <text:p>15971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8709119094163" calcext:value-type="float">
            <text:p>3.987091190941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428043" calcext:value-type="float">
            <text:p>14280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7318706589795" calcext:value-type="float">
            <text:p>4.47318706589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1365913" calcext:value-type="float">
            <text:p>13659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636952907184" calcext:value-type="float">
            <text:p>4.666369529071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1368594" calcext:value-type="float">
            <text:p>13685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5785359637131" calcext:value-type="float">
            <text:p>4.657853596371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417148" calcext:value-type="float">
            <text:p>14171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0644783122216" calcext:value-type="float">
            <text:p>4.506447831222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1314029" calcext:value-type="float">
            <text:p>13140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3455041324142" calcext:value-type="float">
            <text:p>4.834550413241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248132" calcext:value-type="float">
            <text:p>12481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5799473417362" calcext:value-type="float">
            <text:p>5.057994734173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1330287" calcext:value-type="float">
            <text:p>13302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114644293231" calcext:value-type="float">
            <text:p>4.781146442932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1292835" calcext:value-type="float">
            <text:p>12928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0516890393498" calcext:value-type="float">
            <text:p>4.905168903934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1250962" calcext:value-type="float">
            <text:p>12509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815873833556" calcext:value-type="float">
            <text:p>5.048158738335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413814" calcext:value-type="float">
            <text:p>14138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9396410943637" calcext:value-type="float">
            <text:p>4.693964109436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747622" calcext:value-type="float">
            <text:p>17476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734118559822" calcext:value-type="float">
            <text:p>3.77341185598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360083" calcext:value-type="float">
            <text:p>13600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6223276503042" calcext:value-type="float">
            <text:p>4.862232765030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397214" calcext:value-type="float">
            <text:p>13972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4525760209349" calcext:value-type="float">
            <text:p>4.745257602093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277105" calcext:value-type="float">
            <text:p>12771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3562083592705" calcext:value-type="float">
            <text:p>5.135620835927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272204" calcext:value-type="float">
            <text:p>12722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5231932071686" calcext:value-type="float">
            <text:p>5.152319320716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367536" calcext:value-type="float">
            <text:p>13675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3849920965413" calcext:value-type="float">
            <text:p>4.838499209654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365969" calcext:value-type="float">
            <text:p>13659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4347845445295" calcext:value-type="float">
            <text:p>4.843478454452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459742" calcext:value-type="float">
            <text:p>14597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5512584987812" calcext:value-type="float">
            <text:p>4.555125849878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337358" calcext:value-type="float">
            <text:p>13373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3541008829762" calcext:value-type="float">
            <text:p>4.935410088297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1356473" calcext:value-type="float">
            <text:p>13564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7377535058769" calcext:value-type="float">
            <text:p>4.873775350587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1505698" calcext:value-type="float">
            <text:p>15056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42050815267149" calcext:value-type="float">
            <text:p>4.420508152671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1330519" calcext:value-type="float">
            <text:p>13305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5767608082794" calcext:value-type="float">
            <text:p>4.957676080827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1492513" calcext:value-type="float">
            <text:p>14925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45870566216832" calcext:value-type="float">
            <text:p>4.458705662168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1426164" calcext:value-type="float">
            <text:p>14261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5619219246365" calcext:value-type="float">
            <text:p>4.656192192463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323817" calcext:value-type="float">
            <text:p>13238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7960734953765" calcext:value-type="float">
            <text:p>4.979607349537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1272034" calcext:value-type="float">
            <text:p>12720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5289969143716" calcext:value-type="float">
            <text:p>5.152899691437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1253468" calcext:value-type="float">
            <text:p>12534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1675437543984" calcext:value-type="float">
            <text:p>5.216754375439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1277876" calcext:value-type="float">
            <text:p>12778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3299975142026" calcext:value-type="float">
            <text:p>5.132999751420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1345145" calcext:value-type="float">
            <text:p>13451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1019587135201" calcext:value-type="float">
            <text:p>4.910195871352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271358" calcext:value-type="float">
            <text:p>12713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5520828623246" calcext:value-type="float">
            <text:p>5.155208286232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1358950" calcext:value-type="float">
            <text:p>13589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6585210820482" calcext:value-type="float">
            <text:p>4.865852108204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1279539" calcext:value-type="float">
            <text:p>12795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2735161198883" calcext:value-type="float">
            <text:p>5.127351611988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1304399" calcext:value-type="float">
            <text:p>13043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4378231613265" calcext:value-type="float">
            <text:p>5.043782316132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295391" calcext:value-type="float">
            <text:p>129539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537976040238" calcext:value-type="float">
            <text:p>5.65379760402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3578268" calcext:value-type="float">
            <text:p>357826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24107771162361" calcext:value-type="float">
            <text:p>1.241077711623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3346364" calcext:value-type="float">
            <text:p>334636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53207456297421" calcext:value-type="float">
            <text:p>1.532074562974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343283" calcext:value-type="float">
            <text:p>134328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9613117234776" calcext:value-type="float">
            <text:p>5.496131172347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501473" calcext:value-type="float">
            <text:p>150147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01263108805357" calcext:value-type="float">
            <text:p>5.012631088053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407886" calcext:value-type="float">
            <text:p>140788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9213145443986" calcext:value-type="float">
            <text:p>5.292131454439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1367988" calcext:value-type="float">
            <text:p>136798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1698348012288" calcext:value-type="float">
            <text:p>5.416983480122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1375483" calcext:value-type="float">
            <text:p>137548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9325408593653" calcext:value-type="float">
            <text:p>5.393254085936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309155" calcext:value-type="float">
            <text:p>130915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0789567028391" calcext:value-type="float">
            <text:p>5.607895670283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308436" calcext:value-type="float">
            <text:p>13084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1028151085519" calcext:value-type="float">
            <text:p>5.610281510855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870366" calcext:value-type="float">
            <text:p>187036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05854036607576" calcext:value-type="float">
            <text:p>4.058540366075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330043" calcext:value-type="float">
            <text:p>133004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3914953939057" calcext:value-type="float">
            <text:p>5.539149539390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1365364" calcext:value-type="float">
            <text:p>136536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2532187979179" calcext:value-type="float">
            <text:p>5.425321879791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1341575" calcext:value-type="float">
            <text:p>134157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0165679102224" calcext:value-type="float">
            <text:p>5.501656791022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347236" calcext:value-type="float">
            <text:p>13472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8336956522094" calcext:value-type="float">
            <text:p>5.483369565220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1331865" calcext:value-type="float">
            <text:p>133186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3320429508009" calcext:value-type="float">
            <text:p>5.533204295080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1400334" calcext:value-type="float">
            <text:p>140033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154900220301" calcext:value-type="float">
            <text:p>5.31549002203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351133" calcext:value-type="float">
            <text:p>135113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7082534482232" calcext:value-type="float">
            <text:p>5.470825344822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610990" calcext:value-type="float">
            <text:p>161099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70687791174947" calcext:value-type="float">
            <text:p>4.706877911749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1402989" calcext:value-type="float">
            <text:p>140298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0726369781267" calcext:value-type="float">
            <text:p>5.307263697812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412842" calcext:value-type="float">
            <text:p>141284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7687038944446" calcext:value-type="float">
            <text:p>5.276870389444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632177" calcext:value-type="float">
            <text:p>163217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31960197812214" calcext:value-type="float">
            <text:p>5.319601978122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405117" calcext:value-type="float">
            <text:p>140511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7014963283923" calcext:value-type="float">
            <text:p>5.970149632839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431778" calcext:value-type="float">
            <text:p>143177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8851766490615" calcext:value-type="float">
            <text:p>5.888517664906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316039" calcext:value-type="float">
            <text:p>131603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5458691950837" calcext:value-type="float">
            <text:p>6.254586919508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233042" calcext:value-type="float">
            <text:p>123304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3749581637462" calcext:value-type="float">
            <text:p>6.537495816374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343397" calcext:value-type="float">
            <text:p>134339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6523077345943" calcext:value-type="float">
            <text:p>6.165230773459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366166" calcext:value-type="float">
            <text:p>136616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9223978692821" calcext:value-type="float">
            <text:p>6.092239786928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291986" calcext:value-type="float">
            <text:p>129198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3469643811033" calcext:value-type="float">
            <text:p>6.334696438110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357370" calcext:value-type="float">
            <text:p>135737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2029205093035" calcext:value-type="float">
            <text:p>6.120292050930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238187" calcext:value-type="float">
            <text:p>12381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1941211520533" calcext:value-type="float">
            <text:p>6.519412115205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230211" calcext:value-type="float">
            <text:p>123021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4747845493916" calcext:value-type="float">
            <text:p>6.547478454939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1282553" calcext:value-type="float">
            <text:p>128255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665213060195" calcext:value-type="float">
            <text:p>6.36652130601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461009" calcext:value-type="float">
            <text:p>146100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0074560215837" calcext:value-type="float">
            <text:p>5.800745602158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1374682" calcext:value-type="float">
            <text:p>13746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6525205386593" calcext:value-type="float">
            <text:p>6.065252053865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1382749" calcext:value-type="float">
            <text:p>138274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3984098406416" calcext:value-type="float">
            <text:p>6.039840984064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283523" calcext:value-type="float">
            <text:p>128352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6323796080672" calcext:value-type="float">
            <text:p>6.363237960806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359960" calcext:value-type="float">
            <text:p>135996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1201316651988" calcext:value-type="float">
            <text:p>6.112013166519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1380646" calcext:value-type="float">
            <text:p>138064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4645112464674" calcext:value-type="float">
            <text:p>6.046451124646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556896" calcext:value-type="float">
            <text:p>155689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0362041449634" calcext:value-type="float">
            <text:p>6.03620414496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364753" calcext:value-type="float">
            <text:p>136475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0825959698911" calcext:value-type="float">
            <text:p>6.608259596989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414431" calcext:value-type="float">
            <text:p>14144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529825116447" calcext:value-type="float">
            <text:p>6.45298251164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518678" calcext:value-type="float">
            <text:p>151867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14414315665172" calcext:value-type="float">
            <text:p>6.144143156651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4619273" calcext:value-type="float">
            <text:p>46192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31306387444366" calcext:value-type="float">
            <text:p>1.313063874443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390321" calcext:value-type="float">
            <text:p>13903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2764934763364" calcext:value-type="float">
            <text:p>6.527649347633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417779" calcext:value-type="float">
            <text:p>14177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4271478006623" calcext:value-type="float">
            <text:p>6.442714780066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5193992" calcext:value-type="float">
            <text:p>51939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03787409684907" calcext:value-type="float">
            <text:p>0.8037874096849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360437" calcext:value-type="float">
            <text:p>136043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2201582353521" calcext:value-type="float">
            <text:p>6.622015823535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1451779" calcext:value-type="float">
            <text:p>14517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3979507306058" calcext:value-type="float">
            <text:p>6.339795073060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295346" calcext:value-type="float">
            <text:p>129534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349422898844" calcext:value-type="float">
            <text:p>6.83494228988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1332190" calcext:value-type="float">
            <text:p>13321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1313848015067" calcext:value-type="float">
            <text:p>6.713138480150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1388595" calcext:value-type="float">
            <text:p>138859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3304420211758" calcext:value-type="float">
            <text:p>6.533044202117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570132" calcext:value-type="float">
            <text:p>157013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99943852538774" calcext:value-type="float">
            <text:p>5.999438525387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1439858" calcext:value-type="float">
            <text:p>14398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7560353621947" calcext:value-type="float">
            <text:p>6.375603536219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1389561" calcext:value-type="float">
            <text:p>13895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3002400824491" calcext:value-type="float">
            <text:p>6.530024008244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328402" calcext:value-type="float">
            <text:p>13284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0579176728004" calcext:value-type="float">
            <text:p>7.005791767280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368901" calcext:value-type="float">
            <text:p>13689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7536656764657" calcext:value-type="float">
            <text:p>6.875366567646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334186" calcext:value-type="float">
            <text:p>13341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8692318352139" calcext:value-type="float">
            <text:p>6.986923183521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443638" calcext:value-type="float">
            <text:p>14436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4450392308953" calcext:value-type="float">
            <text:p>6.644503923089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355184" calcext:value-type="float">
            <text:p>135518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1910432002211" calcext:value-type="float">
            <text:p>6.919104320022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358407" calcext:value-type="float">
            <text:p>13584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0878786648604" calcext:value-type="float">
            <text:p>6.908787866486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265966" calcext:value-type="float">
            <text:p>12659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1486655507046" calcext:value-type="float">
            <text:p>7.214866555070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224808" calcext:value-type="float">
            <text:p>12248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5840683161936" calcext:value-type="float">
            <text:p>7.358406831619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2030937" calcext:value-type="float">
            <text:p>20309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16212245787423" calcext:value-type="float">
            <text:p>5.162122457874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315610" calcext:value-type="float">
            <text:p>13156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4781531603375" calcext:value-type="float">
            <text:p>7.047815316033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334408" calcext:value-type="float">
            <text:p>13344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8620060545065" calcext:value-type="float">
            <text:p>6.986200605450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1404341" calcext:value-type="float">
            <text:p>14043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6436122173475" calcext:value-type="float">
            <text:p>6.764361221734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1305421" calcext:value-type="float">
            <text:p>13054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8158102705728" calcext:value-type="float">
            <text:p>7.081581027057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368002" calcext:value-type="float">
            <text:p>13680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7821965197782" calcext:value-type="float">
            <text:p>6.878219651977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458275" calcext:value-type="float">
            <text:p>145827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006926700292" calcext:value-type="float">
            <text:p>6.60069267002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379166" calcext:value-type="float">
            <text:p>13791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9934467001409" calcext:value-type="float">
            <text:p>6.299344670014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355744" calcext:value-type="float">
            <text:p>135574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7373318042716" calcext:value-type="float">
            <text:p>6.373733180427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360279" calcext:value-type="float">
            <text:p>136027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5923015666221" calcext:value-type="float">
            <text:p>6.359230156662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364765" calcext:value-type="float">
            <text:p>136476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4493132841764" calcext:value-type="float">
            <text:p>6.344931328417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522803" calcext:value-type="float">
            <text:p>152280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86907285409031" calcext:value-type="float">
            <text:p>5.869072854090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417977" calcext:value-type="float">
            <text:p>141797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7881822613433" calcext:value-type="float">
            <text:p>6.178818226134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331788" calcext:value-type="float">
            <text:p>133178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5115911746167" calcext:value-type="float">
            <text:p>6.451159117461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512860" calcext:value-type="float">
            <text:p>151286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89752268844828" calcext:value-type="float">
            <text:p>5.897522688448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401875" calcext:value-type="float">
            <text:p>14018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284171820756" calcext:value-type="float">
            <text:p>6.22841718207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1335605" calcext:value-type="float">
            <text:p>133560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3872972914935" calcext:value-type="float">
            <text:p>6.438729729149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1413136" calcext:value-type="float">
            <text:p>14131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9367048837857" calcext:value-type="float">
            <text:p>6.193670488378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1322786" calcext:value-type="float">
            <text:p>132278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8061419320911" calcext:value-type="float">
            <text:p>6.480614193209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379841" calcext:value-type="float">
            <text:p>137984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9721963893491" calcext:value-type="float">
            <text:p>6.297219638934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1364173" calcext:value-type="float">
            <text:p>136417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4681559502479" calcext:value-type="float">
            <text:p>6.346815595024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401086" calcext:value-type="float">
            <text:p>140108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3086215619599" calcext:value-type="float">
            <text:p>6.230862156195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354587" calcext:value-type="float">
            <text:p>135458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7744105777561" calcext:value-type="float">
            <text:p>6.377441057775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604102" calcext:value-type="float">
            <text:p>160410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6431902883438" calcext:value-type="float">
            <text:p>5.64319028834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19001" calcext:value-type="float">
            <text:p>141900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69263623703019" calcext:value-type="float">
            <text:p>5.692636237030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407835" calcext:value-type="float">
            <text:p>140783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2694567277904" calcext:value-type="float">
            <text:p>5.726945672779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358928" calcext:value-type="float">
            <text:p>13589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8049878073313" calcext:value-type="float">
            <text:p>5.880498780733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366252" calcext:value-type="float">
            <text:p>136625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5715514513083" calcext:value-type="float">
            <text:p>5.857155145130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377568" calcext:value-type="float">
            <text:p>137756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2133279365968" calcext:value-type="float">
            <text:p>5.821332793659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377161" calcext:value-type="float">
            <text:p>137716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2261609851777" calcext:value-type="float">
            <text:p>5.822616098517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308008" calcext:value-type="float">
            <text:p>130800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4635925001614" calcext:value-type="float">
            <text:p>6.046359250016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1467485" calcext:value-type="float">
            <text:p>146748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54672654446018" calcext:value-type="float">
            <text:p>5.546726544460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329345" calcext:value-type="float">
            <text:p>132934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7608618802622" calcext:value-type="float">
            <text:p>5.976086188026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255237" calcext:value-type="float">
            <text:p>125523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2520592965979" calcext:value-type="float">
            <text:p>6.225205929659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380939" calcext:value-type="float">
            <text:p>138093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1071830236227" calcext:value-type="float">
            <text:p>5.810718302362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1812502" calcext:value-type="float">
            <text:p>181250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4.62967830752839" calcext:value-type="float">
            <text:p>4.629678307528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381610" calcext:value-type="float">
            <text:p>138161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0860857252155" calcext:value-type="float">
            <text:p>5.808608572521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336104" calcext:value-type="float">
            <text:p>133610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5406061038484" calcext:value-type="float">
            <text:p>5.954060610384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1294268" calcext:value-type="float">
            <text:p>129426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922211158151" calcext:value-type="float">
            <text:p>6.09222111581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1501382" calcext:value-type="float">
            <text:p>150138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44755120392168" calcext:value-type="float">
            <text:p>5.447551203921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1320266" calcext:value-type="float">
            <text:p>132026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0584885909738" calcext:value-type="float">
            <text:p>6.005848859097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1381481" calcext:value-type="float">
            <text:p>138148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0901408930117" calcext:value-type="float">
            <text:p>5.809014089301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1601865" calcext:value-type="float">
            <text:p>160186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16620412860613" calcext:value-type="float">
            <text:p>5.166204128606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400648" calcext:value-type="float">
            <text:p>140064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1248261587728" calcext:value-type="float">
            <text:p>5.112482615877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352115" calcext:value-type="float">
            <text:p>135211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656363629896" calcext:value-type="float">
            <text:p>5.26563636298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359946" calcext:value-type="float">
            <text:p>135994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4055603080194" calcext:value-type="float">
            <text:p>5.240556030801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843455" calcext:value-type="float">
            <text:p>18434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91944726416881" calcext:value-type="float">
            <text:p>3.919447264168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382854" calcext:value-type="float">
            <text:p>138285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6800936802351" calcext:value-type="float">
            <text:p>5.168009368023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310607" calcext:value-type="float">
            <text:p>13106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0104783853401" calcext:value-type="float">
            <text:p>5.401047838534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230419" calcext:value-type="float">
            <text:p>123041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7524238223883" calcext:value-type="float">
            <text:p>5.675242382238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314068" calcext:value-type="float">
            <text:p>13140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8959427515518" calcext:value-type="float">
            <text:p>5.389594275155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327141" calcext:value-type="float">
            <text:p>13271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4660200815276" calcext:value-type="float">
            <text:p>5.346602008152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66668" calcext:value-type="float">
            <text:p>12666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4914468013459" calcext:value-type="float">
            <text:p>5.549144680134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373133" calcext:value-type="float">
            <text:p>137313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9864662550632" calcext:value-type="float">
            <text:p>5.198646625506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367688" calcext:value-type="float">
            <text:p>136768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1590230593885" calcext:value-type="float">
            <text:p>5.215902305938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371825" calcext:value-type="float">
            <text:p>13718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027855392917" calcext:value-type="float">
            <text:p>5.20278553929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413253" calcext:value-type="float">
            <text:p>14132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7357351025423" calcext:value-type="float">
            <text:p>5.073573510254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1360091" calcext:value-type="float">
            <text:p>136009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4009300254214" calcext:value-type="float">
            <text:p>5.240093002542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481566" calcext:value-type="float">
            <text:p>148156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86856264100008" calcext:value-type="float">
            <text:p>4.868562641000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1332458" calcext:value-type="float">
            <text:p>133245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2923738411281" calcext:value-type="float">
            <text:p>5.329237384112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332481" calcext:value-type="float">
            <text:p>133248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2916241974714" calcext:value-type="float">
            <text:p>5.329162419747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315882" calcext:value-type="float">
            <text:p>131588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8360320828998" calcext:value-type="float">
            <text:p>5.383603208289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1435997" calcext:value-type="float">
            <text:p>143599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0423734457569" calcext:value-type="float">
            <text:p>5.004237344575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401667" calcext:value-type="float">
            <text:p>140166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0932418367701" calcext:value-type="float">
            <text:p>5.109324183677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1269483" calcext:value-type="float">
            <text:p>126948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3950377571992" calcext:value-type="float">
            <text:p>5.539503775719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385607" calcext:value-type="float">
            <text:p>13856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419922620558" calcext:value-type="float">
            <text:p>4.604199226205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365535" calcext:value-type="float">
            <text:p>13655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757155316461" calcext:value-type="float">
            <text:p>4.667571553164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454227" calcext:value-type="float">
            <text:p>14542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9427787588569" calcext:value-type="float">
            <text:p>4.394277875885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322770" calcext:value-type="float">
            <text:p>13227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0575654634378" calcext:value-type="float">
            <text:p>4.805756546343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286122" calcext:value-type="float">
            <text:p>12861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2777824128782" calcext:value-type="float">
            <text:p>4.927778241287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628296" calcext:value-type="float">
            <text:p>16282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0326635319258" calcext:value-type="float">
            <text:p>3.903266353192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399856" calcext:value-type="float">
            <text:p>13998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976628236778" calcext:value-type="float">
            <text:p>4.559766282367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371549" calcext:value-type="float">
            <text:p>13715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4848663492791" calcext:value-type="float">
            <text:p>4.648486634927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463967" calcext:value-type="float">
            <text:p>14639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652870414072" calcext:value-type="float">
            <text:p>4.36528704140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289334" calcext:value-type="float">
            <text:p>12893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1694556079076" calcext:value-type="float">
            <text:p>4.916945560790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271488" calcext:value-type="float">
            <text:p>12714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747725564465" calcext:value-type="float">
            <text:p>4.977477255644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1336646" calcext:value-type="float">
            <text:p>13366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6043588256878" calcext:value-type="float">
            <text:p>4.760435882568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312196" calcext:value-type="float">
            <text:p>13121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4061281775433" calcext:value-type="float">
            <text:p>4.840612817754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1382560" calcext:value-type="float">
            <text:p>13825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376003536772" calcext:value-type="float">
            <text:p>4.613760035367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1400120" calcext:value-type="float">
            <text:p>14001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894732003695" calcext:value-type="float">
            <text:p>4.558947320036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387519" calcext:value-type="float">
            <text:p>13875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9821052478359" calcext:value-type="float">
            <text:p>4.598210524783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1572104" calcext:value-type="float">
            <text:p>15721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5578718624495" calcext:value-type="float">
            <text:p>4.055787186244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1620932" calcext:value-type="float">
            <text:p>16209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2295195260578" calcext:value-type="float">
            <text:p>3.922951952605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1324166" calcext:value-type="float">
            <text:p>13241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0117558818726" calcext:value-type="float">
            <text:p>4.801175588187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1410403" calcext:value-type="float">
            <text:p>14104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2716768268929" calcext:value-type="float">
            <text:p>4.527167682689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348253" calcext:value-type="float">
            <text:p>13482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2288596017311" calcext:value-type="float">
            <text:p>4.722885960173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1388252" calcext:value-type="float">
            <text:p>13882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9591683511946" calcext:value-type="float">
            <text:p>4.595916835119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1504364" calcext:value-type="float">
            <text:p>15043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4707059284606" calcext:value-type="float">
            <text:p>4.247070592846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1395198" calcext:value-type="float">
            <text:p>13951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742414629508" calcext:value-type="float">
            <text:p>4.57424146295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316492" calcext:value-type="float">
            <text:p>13164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2641766979238" calcext:value-type="float">
            <text:p>4.826417669792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332708" calcext:value-type="float">
            <text:p>13327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324986610539" calcext:value-type="float">
            <text:p>4.773249866105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423058" calcext:value-type="float">
            <text:p>14230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8837390213022" calcext:value-type="float">
            <text:p>4.488373902130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413087" calcext:value-type="float">
            <text:p>14130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1891090302629" calcext:value-type="float">
            <text:p>4.518910903026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611105" calcext:value-type="float">
            <text:p>16111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4936145859333" calcext:value-type="float">
            <text:p>3.949361458593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328207" calcext:value-type="float">
            <text:p>13282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794226573035" calcext:value-type="float">
            <text:p>4.787942265730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357664" calcext:value-type="float">
            <text:p>13576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926768898379" calcext:value-type="float">
            <text:p>4.69267688983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314002" calcext:value-type="float">
            <text:p>13140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3463965078095" calcext:value-type="float">
            <text:p>4.83463965078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383480" calcext:value-type="float">
            <text:p>13834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087106096326" calcext:value-type="float">
            <text:p>4.610871060963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1389348" calcext:value-type="float">
            <text:p>13893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9248951097726" calcext:value-type="float">
            <text:p>4.592489510977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386393" calcext:value-type="float">
            <text:p>13863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173634401277" calcext:value-type="float">
            <text:p>4.601736344012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330783" calcext:value-type="float">
            <text:p>13307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952746962068" calcext:value-type="float">
            <text:p>4.779527469620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1364278" calcext:value-type="float">
            <text:p>13642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157115461963" calcext:value-type="float">
            <text:p>4.671571154619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1338507" calcext:value-type="float">
            <text:p>13385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5439344565994" calcext:value-type="float">
            <text:p>4.754393445659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1260094" calcext:value-type="float">
            <text:p>12600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1657047671839" calcext:value-type="float">
            <text:p>5.016570476718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1282206" calcext:value-type="float">
            <text:p>12822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4102186522571" calcext:value-type="float">
            <text:p>4.941021865225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599986" calcext:value-type="float">
            <text:p>15999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794380876538" calcext:value-type="float">
            <text:p>3.97943808765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1424296" calcext:value-type="float">
            <text:p>14242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8459736712631" calcext:value-type="float">
            <text:p>4.484597367126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393435" calcext:value-type="float">
            <text:p>13934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7973276477219" calcext:value-type="float">
            <text:p>4.579732764772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361525" calcext:value-type="float">
            <text:p>13615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8034371166216" calcext:value-type="float">
            <text:p>4.680343711662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1412717" calcext:value-type="float">
            <text:p>14127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2004820029972" calcext:value-type="float">
            <text:p>4.520048200299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1401563" calcext:value-type="float">
            <text:p>14015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447367335528" calcext:value-type="float">
            <text:p>4.554473673355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1326275" calcext:value-type="float">
            <text:p>13262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942640798334" calcext:value-type="float">
            <text:p>4.79426407983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1548461" calcext:value-type="float">
            <text:p>15484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21597197676" calcext:value-type="float">
            <text:p>4.1215971976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1328278" calcext:value-type="float">
            <text:p>13282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77101175479" calcext:value-type="float">
            <text:p>4.78771011754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256083" calcext:value-type="float">
            <text:p>12560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041653478516" calcext:value-type="float">
            <text:p>5.030416534785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433574" calcext:value-type="float">
            <text:p>14335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3368572989167" calcext:value-type="float">
            <text:p>4.633685729891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791838" calcext:value-type="float">
            <text:p>17918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6489946246594" calcext:value-type="float">
            <text:p>3.664899462465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443376" calcext:value-type="float">
            <text:p>14433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0409209090882" calcext:value-type="float">
            <text:p>4.604092090908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397609" calcext:value-type="float">
            <text:p>13976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4403000147982" calcext:value-type="float">
            <text:p>4.744030001479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383779" calcext:value-type="float">
            <text:p>13837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8721953264626" calcext:value-type="float">
            <text:p>4.787219532646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392191" calcext:value-type="float">
            <text:p>13921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6089866920656" calcext:value-type="float">
            <text:p>4.760898669206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350009" calcext:value-type="float">
            <text:p>13500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945202501937" calcext:value-type="float">
            <text:p>4.89452025019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379322" calcext:value-type="float">
            <text:p>13793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0123025599398" calcext:value-type="float">
            <text:p>4.801230255993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392407" calcext:value-type="float">
            <text:p>13924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6022490869765" calcext:value-type="float">
            <text:p>4.760224908697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328285" calcext:value-type="float">
            <text:p>13282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497420510404" calcext:value-type="float">
            <text:p>4.964974205104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258477" calcext:value-type="float">
            <text:p>12584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9943406035969" calcext:value-type="float">
            <text:p>5.199434060359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1372305" calcext:value-type="float">
            <text:p>13723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338043103978" calcext:value-type="float">
            <text:p>4.823380431039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1350333" calcext:value-type="float">
            <text:p>13503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9347807544093" calcext:value-type="float">
            <text:p>4.893478075440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1874791" calcext:value-type="float">
            <text:p>18747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6835828793999" calcext:value-type="float">
            <text:p>3.468358287939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1340016" calcext:value-type="float">
            <text:p>13400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2678704861668" calcext:value-type="float">
            <text:p>4.926787048616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362128" calcext:value-type="float">
            <text:p>13621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5570768389187" calcext:value-type="float">
            <text:p>4.855707683891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1457448" calcext:value-type="float">
            <text:p>14574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6195620201044" calcext:value-type="float">
            <text:p>4.561956202010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1396264" calcext:value-type="float">
            <text:p>13962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4821148090487" calcext:value-type="float">
            <text:p>4.748211480904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321757" calcext:value-type="float">
            <text:p>13217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8637069702694" calcext:value-type="float">
            <text:p>4.986370697026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1390583" calcext:value-type="float">
            <text:p>13905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6591773007622" calcext:value-type="float">
            <text:p>4.765917730076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1322284" calcext:value-type="float">
            <text:p>13222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846394591604" calcext:value-type="float">
            <text:p>4.98463945916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1260333" calcext:value-type="float">
            <text:p>12603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9303381020747" calcext:value-type="float">
            <text:p>5.193033810207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1446797" calcext:value-type="float">
            <text:p>14467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9381089240302" calcext:value-type="float">
            <text:p>4.593810892403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1327805" calcext:value-type="float">
            <text:p>13278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654389102268" calcext:value-type="float">
            <text:p>4.966543891022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72199" calcext:value-type="float">
            <text:p>147219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100348593743" calcext:value-type="float">
            <text:p>5.31003485937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350172" calcext:value-type="float">
            <text:p>13501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8580907031597" calcext:value-type="float">
            <text:p>5.685809070315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334874" calcext:value-type="float">
            <text:p>13348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3529730161437" calcext:value-type="float">
            <text:p>5.735297301614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306757" calcext:value-type="float">
            <text:p>130675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2775169143249" calcext:value-type="float">
            <text:p>5.827751691432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387318" calcext:value-type="float">
            <text:p>138731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6793983193665" calcext:value-type="float">
            <text:p>5.567939831936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384383" calcext:value-type="float">
            <text:p>138438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771374674739" calcext:value-type="float">
            <text:p>5.57713746747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380159" calcext:value-type="float">
            <text:p>138015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9040882539938" calcext:value-type="float">
            <text:p>5.590408825399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383285" calcext:value-type="float">
            <text:p>13832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8058336753234" calcext:value-type="float">
            <text:p>5.580583367532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308867" calcext:value-type="float">
            <text:p>13088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2074486204425" calcext:value-type="float">
            <text:p>5.820744862044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376554" calcext:value-type="float">
            <text:p>13765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0176751598296" calcext:value-type="float">
            <text:p>5.601767515982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343514" calcext:value-type="float">
            <text:p>134351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0727808005933" calcext:value-type="float">
            <text:p>5.707278080059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338907" calcext:value-type="float">
            <text:p>13389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2219592215347" calcext:value-type="float">
            <text:p>5.722195922153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588071" calcext:value-type="float">
            <text:p>158807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810008923051" calcext:value-type="float">
            <text:p>4.98100089230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1369129" calcext:value-type="float">
            <text:p>136912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252563483696" calcext:value-type="float">
            <text:p>5.62525634836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1324987" calcext:value-type="float">
            <text:p>132498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6758387086559" calcext:value-type="float">
            <text:p>5.767583870865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1399425" calcext:value-type="float">
            <text:p>139942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3020376245486" calcext:value-type="float">
            <text:p>5.530203762454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1300946" calcext:value-type="float">
            <text:p>130094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4710734206977" calcext:value-type="float">
            <text:p>5.847107342069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3435553" calcext:value-type="float">
            <text:p>34355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62973351581346" calcext:value-type="float">
            <text:p>1.629733515813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1395453" calcext:value-type="float">
            <text:p>13954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4254790658907" calcext:value-type="float">
            <text:p>5.542547906589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1504416" calcext:value-type="float">
            <text:p>15044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1602060684594" calcext:value-type="float">
            <text:p>5.216020606845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380605" calcext:value-type="float">
            <text:p>138060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9481567238279" calcext:value-type="float">
            <text:p>6.294815672382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346503" calcext:value-type="float">
            <text:p>134650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0343683780691" calcext:value-type="float">
            <text:p>6.403436837806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807162" calcext:value-type="float">
            <text:p>180716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12553923229723" calcext:value-type="float">
            <text:p>5.125539232297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418842" calcext:value-type="float">
            <text:p>141884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7616973330846" calcext:value-type="float">
            <text:p>6.176169733308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401619" calcext:value-type="float">
            <text:p>140161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2921033082268" calcext:value-type="float">
            <text:p>6.229210330822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398346" calcext:value-type="float">
            <text:p>139834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3936364692987" calcext:value-type="float">
            <text:p>6.239363646929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339421" calcext:value-type="float">
            <text:p>133942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2633905431393" calcext:value-type="float">
            <text:p>6.426339054313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394324" calcext:value-type="float">
            <text:p>139432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5187306346596" calcext:value-type="float">
            <text:p>6.251873063465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334868" calcext:value-type="float">
            <text:p>133486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4112687033961" calcext:value-type="float">
            <text:p>6.441126870339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265317" calcext:value-type="float">
            <text:p>126531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7351666149317" calcext:value-type="float">
            <text:p>6.673516661493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429039" calcext:value-type="float">
            <text:p>142903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450692782182" calcext:value-type="float">
            <text:p>6.14506927821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401671" calcext:value-type="float">
            <text:p>140167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2904921075974" calcext:value-type="float">
            <text:p>6.229049210759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378089" calcext:value-type="float">
            <text:p>137808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0273742970297" calcext:value-type="float">
            <text:p>6.302737429702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391218" calcext:value-type="float">
            <text:p>13912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6155821070006" calcext:value-type="float">
            <text:p>6.261558210700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1647701" calcext:value-type="float">
            <text:p>164770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5267260385564" calcext:value-type="float">
            <text:p>5.52672603855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406421" calcext:value-type="float">
            <text:p>140642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1435666680767" calcext:value-type="float">
            <text:p>6.214356666807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1365299" calcext:value-type="float">
            <text:p>136529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4323237003209" calcext:value-type="float">
            <text:p>6.343232370032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305462" calcext:value-type="float">
            <text:p>13054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814446281933" calcext:value-type="float">
            <text:p>7.08144462819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530222" calcext:value-type="float">
            <text:p>25302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4.20750069957534" calcext:value-type="float">
            <text:p>4.207500699575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348343" calcext:value-type="float">
            <text:p>13483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4108312690485" calcext:value-type="float">
            <text:p>6.941083126904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396617" calcext:value-type="float">
            <text:p>139661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8831373427758" calcext:value-type="float">
            <text:p>6.788313734277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322034" calcext:value-type="float">
            <text:p>13220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2666073059266" calcext:value-type="float">
            <text:p>7.026660730592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1240346" calcext:value-type="float">
            <text:p>12403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0365847086406" calcext:value-type="float">
            <text:p>7.303658470864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1408957" calcext:value-type="float">
            <text:p>14089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5010958449291" calcext:value-type="float">
            <text:p>6.750109584492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1362129" calcext:value-type="float">
            <text:p>13621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9690458267607" calcext:value-type="float">
            <text:p>6.896904582676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777536" calcext:value-type="float">
            <text:p>17775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74090292364527" calcext:value-type="float">
            <text:p>5.740902923645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379043" calcext:value-type="float">
            <text:p>13790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4330889372687" calcext:value-type="float">
            <text:p>6.843308893726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7120744" calcext:value-type="float">
            <text:p>71207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286166750846082" calcext:value-type="float">
            <text:p>-0.2861667508460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1566182" calcext:value-type="float">
            <text:p>15661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2906646916525" calcext:value-type="float">
            <text:p>6.29066469165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1425849" calcext:value-type="float">
            <text:p>14258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9835162138632" calcext:value-type="float">
            <text:p>6.698351621386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1521203" calcext:value-type="float">
            <text:p>152120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1721524292178" calcext:value-type="float">
            <text:p>6.417215242921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1497673" calcext:value-type="float">
            <text:p>14976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8491697100729" calcext:value-type="float">
            <text:p>6.484916971007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827200" calcext:value-type="float">
            <text:p>18272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62122610949114" calcext:value-type="float">
            <text:p>5.621226109491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437321" calcext:value-type="float">
            <text:p>14373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6354926624673" calcext:value-type="float">
            <text:p>6.663549266246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374597" calcext:value-type="float">
            <text:p>13745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573330577019" calcext:value-type="float">
            <text:p>6.85733305770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300685" calcext:value-type="float">
            <text:p>13006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9736565692648" calcext:value-type="float">
            <text:p>7.097365656926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222536" calcext:value-type="float">
            <text:p>12225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6647040867554" calcext:value-type="float">
            <text:p>7.366470408675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1243437" calcext:value-type="float">
            <text:p>12434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9284911323046" calcext:value-type="float">
            <text:p>7.292849113230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1237752" calcext:value-type="float">
            <text:p>12377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1275060763609" calcext:value-type="float">
            <text:p>7.312750607636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1277637" calcext:value-type="float">
            <text:p>12776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7501217159056" calcext:value-type="float">
            <text:p>7.175012171590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212998" calcext:value-type="float">
            <text:p>121299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40048612715633" calcext:value-type="float">
            <text:p>7.400486127156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1417328" calcext:value-type="float">
            <text:p>14173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2438330608292" calcext:value-type="float">
            <text:p>6.724383306082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1233191" calcext:value-type="float">
            <text:p>12331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2878350990563" calcext:value-type="float">
            <text:p>7.328783509905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1254327" calcext:value-type="float">
            <text:p>12543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5497926743789" calcext:value-type="float">
            <text:p>7.254979267437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686784" calcext:value-type="float">
            <text:p>168678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96849224655482" calcext:value-type="float">
            <text:p>5.968492246554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1246663" calcext:value-type="float">
            <text:p>12466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8159627372641" calcext:value-type="float">
            <text:p>7.281596273726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1226747" calcext:value-type="float">
            <text:p>12267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5153692924307" calcext:value-type="float">
            <text:p>7.351536929243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237725" calcext:value-type="float">
            <text:p>123772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6926846073475" calcext:value-type="float">
            <text:p>6.769268460734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218377" calcext:value-type="float">
            <text:p>121837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376931715475" calcext:value-type="float">
            <text:p>6.83769317154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225761" calcext:value-type="float">
            <text:p>122576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1145209832855" calcext:value-type="float">
            <text:p>6.811452098328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271476" calcext:value-type="float">
            <text:p>127147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524284215802" calcext:value-type="float">
            <text:p>6.65242842158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231641" calcext:value-type="float">
            <text:p>123164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9066871468089" calcext:value-type="float">
            <text:p>6.790668714680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359332" calcext:value-type="float">
            <text:p>135933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6225468400075" calcext:value-type="float">
            <text:p>6.362254684000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1291175" calcext:value-type="float">
            <text:p>12911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8565900575659" calcext:value-type="float">
            <text:p>6.585659005756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267380" calcext:value-type="float">
            <text:p>126738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6644159713042" calcext:value-type="float">
            <text:p>6.666441597130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1268879" calcext:value-type="float">
            <text:p>126887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6130799284021" calcext:value-type="float">
            <text:p>6.661307992840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1650325" calcext:value-type="float">
            <text:p>165032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5198153049177" calcext:value-type="float">
            <text:p>5.51981530491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298159" calcext:value-type="float">
            <text:p>129815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6223120527252" calcext:value-type="float">
            <text:p>6.562231205272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1233073" calcext:value-type="float">
            <text:p>123307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8562220812424" calcext:value-type="float">
            <text:p>6.785622208124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488336" calcext:value-type="float">
            <text:p>14883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96850022499187" calcext:value-type="float">
            <text:p>5.968500224991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1275097" calcext:value-type="float">
            <text:p>12750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4007785178461" calcext:value-type="float">
            <text:p>6.640077851784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1294963" calcext:value-type="float">
            <text:p>129496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7293649308368" calcext:value-type="float">
            <text:p>6.572936493083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344496" calcext:value-type="float">
            <text:p>134449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0991494639628" calcext:value-type="float">
            <text:p>6.409914946396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1379916" calcext:value-type="float">
            <text:p>137991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9698358854242" calcext:value-type="float">
            <text:p>6.29698358854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296278" calcext:value-type="float">
            <text:p>129627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6271853944391" calcext:value-type="float">
            <text:p>5.862718539443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339547" calcext:value-type="float">
            <text:p>133954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2012048256252" calcext:value-type="float">
            <text:p>5.720120482562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386005" calcext:value-type="float">
            <text:p>138600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7205207344147" calcext:value-type="float">
            <text:p>5.572052073441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301470" calcext:value-type="float">
            <text:p>13014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4535842635765" calcext:value-type="float">
            <text:p>5.845358426357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2584290" calcext:value-type="float">
            <text:p>25842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86628757268038" calcext:value-type="float">
            <text:p>2.866287572680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2180703" calcext:value-type="float">
            <text:p>218070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60373483298487" calcext:value-type="float">
            <text:p>3.603734832984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1576816" calcext:value-type="float">
            <text:p>15768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01188986242932" calcext:value-type="float">
            <text:p>5.011889862429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1443072" calcext:value-type="float">
            <text:p>14430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9682004203981" calcext:value-type="float">
            <text:p>5.396820042039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4367826" calcext:value-type="float">
            <text:p>436782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587046751761987" calcext:value-type="float">
            <text:p>0.5870467517619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1574934" calcext:value-type="float">
            <text:p>157493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01707645598583" calcext:value-type="float">
            <text:p>5.017076455985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568680" calcext:value-type="float">
            <text:p>15686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03435644820556" calcext:value-type="float">
            <text:p>5.034356448205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1934532" calcext:value-type="float">
            <text:p>19345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12394086350878" calcext:value-type="float">
            <text:p>4.123940863508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1416722" calcext:value-type="float">
            <text:p>141672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7685366305111" calcext:value-type="float">
            <text:p>5.476853663051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1437313" calcext:value-type="float">
            <text:p>14373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1418650696754" calcext:value-type="float">
            <text:p>5.414186506967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432753" calcext:value-type="float">
            <text:p>14327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2798677848645" calcext:value-type="float">
            <text:p>5.427986778486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1367380" calcext:value-type="float">
            <text:p>13673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3080780939003" calcext:value-type="float">
            <text:p>5.630807809390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1374772" calcext:value-type="float">
            <text:p>13747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0739326062369" calcext:value-type="float">
            <text:p>5.607393260623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1433241" calcext:value-type="float">
            <text:p>14332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2650781021774" calcext:value-type="float">
            <text:p>5.426507810217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1276625" calcext:value-type="float">
            <text:p>127662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2906659420254" calcext:value-type="float">
            <text:p>5.929066594202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1254959" calcext:value-type="float">
            <text:p>125495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0340466857305" calcext:value-type="float">
            <text:p>6.003404668573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18387" calcext:value-type="float">
            <text:p>121838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248689879846" calcext:value-type="float">
            <text:p>5.52486898798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270286" calcext:value-type="float">
            <text:p>127028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4370643601763" calcext:value-type="float">
            <text:p>5.343706436017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235107" calcext:value-type="float">
            <text:p>12351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656757219749" calcext:value-type="float">
            <text:p>5.46567572197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421870" calcext:value-type="float">
            <text:p>142187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5412264151383" calcext:value-type="float">
            <text:p>4.854122641513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259492" calcext:value-type="float">
            <text:p>12594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8076741991079" calcext:value-type="float">
            <text:p>5.380767419910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438476" calcext:value-type="float">
            <text:p>14384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036953491968" calcext:value-type="float">
            <text:p>4.80369534919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219621" calcext:value-type="float">
            <text:p>12196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2047261654993" calcext:value-type="float">
            <text:p>5.520472616549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197849" calcext:value-type="float">
            <text:p>119784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9870080648885" calcext:value-type="float">
            <text:p>5.598700806488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235290" calcext:value-type="float">
            <text:p>123529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6503229591558" calcext:value-type="float">
            <text:p>5.465032295915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215832" calcext:value-type="float">
            <text:p>121583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3398585716319" calcext:value-type="float">
            <text:p>5.533985857163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198988" calcext:value-type="float">
            <text:p>11989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9457318786378" calcext:value-type="float">
            <text:p>5.594573187863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210832" calcext:value-type="float">
            <text:p>121083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5188265278436" calcext:value-type="float">
            <text:p>5.551882652784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192212" calcext:value-type="float">
            <text:p>119221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61918666466408" calcext:value-type="float">
            <text:p>5.619186664664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1217135" calcext:value-type="float">
            <text:p>121713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2933404097314" calcext:value-type="float">
            <text:p>5.529334040973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1233146" calcext:value-type="float">
            <text:p>123314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7257656770023" calcext:value-type="float">
            <text:p>5.472576567700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209109" calcext:value-type="float">
            <text:p>120910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5806701445901" calcext:value-type="float">
            <text:p>5.558067014459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1359162" calcext:value-type="float">
            <text:p>13591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5000931446278" calcext:value-type="float">
            <text:p>5.050009314462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1387011" calcext:value-type="float">
            <text:p>138701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6192249940351" calcext:value-type="float">
            <text:p>4.961922499403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1226880" calcext:value-type="float">
            <text:p>122688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9470068434568" calcext:value-type="float">
            <text:p>5.494700684345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1204786" calcext:value-type="float">
            <text:p>120478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7362243051839" calcext:value-type="float">
            <text:p>5.573622430518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207933" calcext:value-type="float">
            <text:p>120793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6229309204492" calcext:value-type="float">
            <text:p>5.562293092044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1207685" calcext:value-type="float">
            <text:p>120768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6318483098618" calcext:value-type="float">
            <text:p>5.563184830986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1206934" calcext:value-type="float">
            <text:p>120693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6588633516904" calcext:value-type="float">
            <text:p>5.565886335169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187821" calcext:value-type="float">
            <text:p>11878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27308992239545" calcext:value-type="float">
            <text:p>5.273089922395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337535" calcext:value-type="float">
            <text:p>13375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5754836067977" calcext:value-type="float">
            <text:p>4.757548360679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203854" calcext:value-type="float">
            <text:p>12038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21486171216051" calcext:value-type="float">
            <text:p>5.214861712160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218432" calcext:value-type="float">
            <text:p>12184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6258694860019" calcext:value-type="float">
            <text:p>5.162586948600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1216679" calcext:value-type="float">
            <text:p>12166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688397917625" calcext:value-type="float">
            <text:p>5.16883979176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211250" calcext:value-type="float">
            <text:p>12112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8826201269141" calcext:value-type="float">
            <text:p>5.188262012691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1211412" calcext:value-type="float">
            <text:p>12114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8768119946882" calcext:value-type="float">
            <text:p>5.187681199468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1384600" calcext:value-type="float">
            <text:p>13846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735664052545" calcext:value-type="float">
            <text:p>4.607356640525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1431324" calcext:value-type="float">
            <text:p>14313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6322037872206" calcext:value-type="float">
            <text:p>4.463220378722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370788" calcext:value-type="float">
            <text:p>13707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5089697405991" calcext:value-type="float">
            <text:p>4.650896974059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395149" calcext:value-type="float">
            <text:p>13951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7439399186291" calcext:value-type="float">
            <text:p>4.574393991862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221303" calcext:value-type="float">
            <text:p>12213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5236567429715" calcext:value-type="float">
            <text:p>5.152365674297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205291" calcext:value-type="float">
            <text:p>12052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20968077664598" calcext:value-type="float">
            <text:p>5.209680776645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1240889" calcext:value-type="float">
            <text:p>12408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8327056600803" calcext:value-type="float">
            <text:p>5.083270566008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208035" calcext:value-type="float">
            <text:p>12080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9980474189648" calcext:value-type="float">
            <text:p>5.199804741896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1216684" calcext:value-type="float">
            <text:p>12166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6882194426166" calcext:value-type="float">
            <text:p>5.168821944261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1352057" calcext:value-type="float">
            <text:p>13520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1064990355736" calcext:value-type="float">
            <text:p>4.710649903557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440108" calcext:value-type="float">
            <text:p>14401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3664928367962" calcext:value-type="float">
            <text:p>4.436649283679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1538756" calcext:value-type="float">
            <text:p>15387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489023196093" calcext:value-type="float">
            <text:p>4.14890231960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1439467" calcext:value-type="float">
            <text:p>14394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3858278266817" calcext:value-type="float">
            <text:p>4.438582782668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1411069" calcext:value-type="float">
            <text:p>14110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2511740446346" calcext:value-type="float">
            <text:p>4.525117404463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1524514" calcext:value-type="float">
            <text:p>15245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892857437151" calcext:value-type="float">
            <text:p>4.18928574371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1392236" calcext:value-type="float">
            <text:p>13922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34713190807" calcext:value-type="float">
            <text:p>4.58347131908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409418" calcext:value-type="float">
            <text:p>14094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020177657024" calcext:value-type="float">
            <text:p>4.530201776570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1406305" calcext:value-type="float">
            <text:p>14063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980470464945" calcext:value-type="float">
            <text:p>4.539804704649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399919" calcext:value-type="float">
            <text:p>13999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957083414523" calcext:value-type="float">
            <text:p>4.559570834145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419665" calcext:value-type="float">
            <text:p>14196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9874115829167" calcext:value-type="float">
            <text:p>4.498741158291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493572" calcext:value-type="float">
            <text:p>14935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7833828030939" calcext:value-type="float">
            <text:p>4.278338280309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393045" calcext:value-type="float">
            <text:p>13930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094845517046" calcext:value-type="float">
            <text:p>4.580948455170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821025" calcext:value-type="float">
            <text:p>18210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174408326642" calcext:value-type="float">
            <text:p>3.41744083266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483363" calcext:value-type="float">
            <text:p>14833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0812549263913" calcext:value-type="float">
            <text:p>4.308125492639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1496742" calcext:value-type="float">
            <text:p>14967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6913045783091" calcext:value-type="float">
            <text:p>4.269130457830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1458714" calcext:value-type="float">
            <text:p>14587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8089840214054" calcext:value-type="float">
            <text:p>4.380898402140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381196" calcext:value-type="float">
            <text:p>13811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804679383273" calcext:value-type="float">
            <text:p>4.618046793832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1406052" calcext:value-type="float">
            <text:p>14060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4058608840847" calcext:value-type="float">
            <text:p>4.540586088408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374142" calcext:value-type="float">
            <text:p>13741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4028377505503" calcext:value-type="float">
            <text:p>4.640283775055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1374365" calcext:value-type="float">
            <text:p>13743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3957904576253" calcext:value-type="float">
            <text:p>4.639579045762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1457752" calcext:value-type="float">
            <text:p>14577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8376345393091" calcext:value-type="float">
            <text:p>4.383763453930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1363241" calcext:value-type="float">
            <text:p>13632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487352134509" calcext:value-type="float">
            <text:p>4.674873521345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1518869" calcext:value-type="float">
            <text:p>15188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0539673048129" calcext:value-type="float">
            <text:p>4.205396730481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1422493" calcext:value-type="float">
            <text:p>14224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9009853391858" calcext:value-type="float">
            <text:p>4.490098533918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1368761" calcext:value-type="float">
            <text:p>13687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57323689373" calcext:value-type="float">
            <text:p>4.6573236893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1376415" calcext:value-type="float">
            <text:p>13764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3310594465868" calcext:value-type="float">
            <text:p>4.633105944658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1493958" calcext:value-type="float">
            <text:p>14939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772160310202" calcext:value-type="float">
            <text:p>4.27721603102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1306434" calcext:value-type="float">
            <text:p>13064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5972516920049" calcext:value-type="float">
            <text:p>4.859725169200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1229443" calcext:value-type="float">
            <text:p>12294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2351592746359" calcext:value-type="float">
            <text:p>5.123515927463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1229083" calcext:value-type="float">
            <text:p>12290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2478779536006" calcext:value-type="float">
            <text:p>5.124787795360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1226473" calcext:value-type="float">
            <text:p>12264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3401999388966" calcext:value-type="float">
            <text:p>5.134019993889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1220642" calcext:value-type="float">
            <text:p>12206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5471682192373" calcext:value-type="float">
            <text:p>5.154716821923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1303078" calcext:value-type="float">
            <text:p>13030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70895787192" calcext:value-type="float">
            <text:p>4.8708957871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216877" calcext:value-type="float">
            <text:p>121687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3025472646483" calcext:value-type="float">
            <text:p>5.530254726464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232554" calcext:value-type="float">
            <text:p>123255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7466199851685" calcext:value-type="float">
            <text:p>5.474661998516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437902" calcext:value-type="float">
            <text:p>14379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0542867517775" calcext:value-type="float">
            <text:p>4.805428675177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822497" calcext:value-type="float">
            <text:p>18224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7760533319513" calcext:value-type="float">
            <text:p>3.77605333195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1457250" calcext:value-type="float">
            <text:p>145725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4738091305035" calcext:value-type="float">
            <text:p>4.747380913050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238097" calcext:value-type="float">
            <text:p>12380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5517484025603" calcext:value-type="float">
            <text:p>5.455174840256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211136" calcext:value-type="float">
            <text:p>121113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5079241936102" calcext:value-type="float">
            <text:p>5.550792419361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1248122" calcext:value-type="float">
            <text:p>124812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201511695556" calcext:value-type="float">
            <text:p>5.42015116955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380422" calcext:value-type="float">
            <text:p>138042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8260283203245" calcext:value-type="float">
            <text:p>4.982602832032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1258182" calcext:value-type="float">
            <text:p>125818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852868757469" calcext:value-type="float">
            <text:p>5.38528687574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348513" calcext:value-type="float">
            <text:p>134851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8417017780836" calcext:value-type="float">
            <text:p>5.084170177808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222760" calcext:value-type="float">
            <text:p>122276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0930932032958" calcext:value-type="float">
            <text:p>5.509309320329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1533644" calcext:value-type="float">
            <text:p>15336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5254759540885" calcext:value-type="float">
            <text:p>4.52547595408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4571388" calcext:value-type="float">
            <text:p>45713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21775928628501" calcext:value-type="float">
            <text:p>-0.217759286285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2634792" calcext:value-type="float">
            <text:p>26347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17525819170251" calcext:value-type="float">
            <text:p>2.175258191702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2060987" calcext:value-type="float">
            <text:p>206098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24196902889488" calcext:value-type="float">
            <text:p>3.241969028894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2725924" calcext:value-type="float">
            <text:p>272592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02758411956607" calcext:value-type="float">
            <text:p>2.027584119566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3298902" calcext:value-type="float">
            <text:p>32989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19902741082303" calcext:value-type="float">
            <text:p>1.199027410823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2479252" calcext:value-type="float">
            <text:p>247925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3951483047775" calcext:value-type="float">
            <text:p>2.439514830477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2211327" calcext:value-type="float">
            <text:p>221132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93619186668558" calcext:value-type="float">
            <text:p>2.936191866685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2321622" calcext:value-type="float">
            <text:p>232162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7248064475087" calcext:value-type="float">
            <text:p>2.72480644750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1688179" calcext:value-type="float">
            <text:p>168817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10853661709048" calcext:value-type="float">
            <text:p>4.108536617090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4268024" calcext:value-type="float">
            <text:p>426802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0804530240766055" calcext:value-type="float">
            <text:p>0.0804530240766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115143" calcext:value-type="float">
            <text:p>211514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73630269971763" calcext:value-type="float">
            <text:p>3.736302699717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693467" calcext:value-type="float">
            <text:p>16934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70193266217809" calcext:value-type="float">
            <text:p>4.701932662178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858162" calcext:value-type="float">
            <text:p>185816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29886429964149" calcext:value-type="float">
            <text:p>4.298864299641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798600" calcext:value-type="float">
            <text:p>17986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44035415258578" calcext:value-type="float">
            <text:p>4.440354152585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2617879" calcext:value-type="float">
            <text:p>26178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81020435019192" calcext:value-type="float">
            <text:p>2.810204350191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648274" calcext:value-type="float">
            <text:p>16482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81940596248698" calcext:value-type="float">
            <text:p>4.819405962486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666397" calcext:value-type="float">
            <text:p>166639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77191529252197" calcext:value-type="float">
            <text:p>4.771915292521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1849363" calcext:value-type="float">
            <text:p>18493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31947839837767" calcext:value-type="float">
            <text:p>4.319478398377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186065" calcext:value-type="float">
            <text:p>218606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59306933308959" calcext:value-type="float">
            <text:p>3.593069333089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1638825" calcext:value-type="float">
            <text:p>163882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84437423915035" calcext:value-type="float">
            <text:p>4.844374239150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737184" calcext:value-type="float">
            <text:p>173718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59124183613425" calcext:value-type="float">
            <text:p>4.591241836134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1588988" calcext:value-type="float">
            <text:p>158898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7849386897967" calcext:value-type="float">
            <text:p>4.978493868979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1631127" calcext:value-type="float">
            <text:p>16311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8648222769063" calcext:value-type="float">
            <text:p>4.86482227690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1519920" calcext:value-type="float">
            <text:p>151992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17149274597094" calcext:value-type="float">
            <text:p>5.171492745970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1279296" calcext:value-type="float">
            <text:p>127929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1998962364333" calcext:value-type="float">
            <text:p>5.919989623643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1245137" calcext:value-type="float">
            <text:p>12451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3752865698917" calcext:value-type="float">
            <text:p>6.037528656989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1216550" calcext:value-type="float">
            <text:p>12165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3840041272344" calcext:value-type="float">
            <text:p>6.138400412723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1244173" calcext:value-type="float">
            <text:p>12441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4089231922073" calcext:value-type="float">
            <text:p>6.040892319220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1286255" calcext:value-type="float">
            <text:p>128625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964292834925" calcext:value-type="float">
            <text:p>5.89642928349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1238226" calcext:value-type="float">
            <text:p>123822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61700853424" calcext:value-type="float">
            <text:p>6.0617008534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246515" calcext:value-type="float">
            <text:p>124651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3853500159205" calcext:value-type="float">
            <text:p>6.738535001592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415977" calcext:value-type="float">
            <text:p>141597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8494810056424" calcext:value-type="float">
            <text:p>6.184948100564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229048" calcext:value-type="float">
            <text:p>122904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9982164711895" calcext:value-type="float">
            <text:p>6.799821647118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219354" calcext:value-type="float">
            <text:p>121935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3421201852826" calcext:value-type="float">
            <text:p>6.834212018528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281270" calcext:value-type="float">
            <text:p>128127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1910351556747" calcext:value-type="float">
            <text:p>6.619103515567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538420" calcext:value-type="float">
            <text:p>153842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82476091886774" calcext:value-type="float">
            <text:p>5.824760918867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277548" calcext:value-type="float">
            <text:p>127754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3173782720408" calcext:value-type="float">
            <text:p>6.631737827204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1267130" calcext:value-type="float">
            <text:p>126713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6729835935135" calcext:value-type="float">
            <text:p>6.667298359351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1222510" calcext:value-type="float">
            <text:p>122251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2298588842376" calcext:value-type="float">
            <text:p>6.822985888423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1230488" calcext:value-type="float">
            <text:p>123048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9473626414104" calcext:value-type="float">
            <text:p>6.794736264141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263427" calcext:value-type="float">
            <text:p>126342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8000855409786" calcext:value-type="float">
            <text:p>6.680008554097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311139" calcext:value-type="float">
            <text:p>131113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1902273407158" calcext:value-type="float">
            <text:p>6.519022734071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1481812" calcext:value-type="float">
            <text:p>148181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98757901673311" calcext:value-type="float">
            <text:p>5.987579016733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3536108" calcext:value-type="float">
            <text:p>353610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21025488345669" calcext:value-type="float">
            <text:p>2.210254883456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1450723" calcext:value-type="float">
            <text:p>145072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07966512655319" calcext:value-type="float">
            <text:p>6.079665126553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1307698" calcext:value-type="float">
            <text:p>130769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3043549608948" calcext:value-type="float">
            <text:p>6.530435496089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1679968" calcext:value-type="float">
            <text:p>167996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44249999763371" calcext:value-type="float">
            <text:p>5.442499997633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255428" calcext:value-type="float">
            <text:p>12554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5116886956839" calcext:value-type="float">
            <text:p>7.251168869568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281233" calcext:value-type="float">
            <text:p>12812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6280581499564" calcext:value-type="float">
            <text:p>7.162805814995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262964" calcext:value-type="float">
            <text:p>12629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2517726076065" calcext:value-type="float">
            <text:p>7.225177260760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383486" calcext:value-type="float">
            <text:p>13834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2933928800102" calcext:value-type="float">
            <text:p>6.829339288001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175449" calcext:value-type="float">
            <text:p>11754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53704906673278" calcext:value-type="float">
            <text:p>7.537049066732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1188190" calcext:value-type="float">
            <text:p>11881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49022804551708" calcext:value-type="float">
            <text:p>7.490228045517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254659" calcext:value-type="float">
            <text:p>125465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5382991252851" calcext:value-type="float">
            <text:p>7.253829912528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1267614" calcext:value-type="float">
            <text:p>12676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0921670460497" calcext:value-type="float">
            <text:p>7.209216704604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261830" calcext:value-type="float">
            <text:p>12618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2907848973691" calcext:value-type="float">
            <text:p>7.229078489736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344866" calcext:value-type="float">
            <text:p>13448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522968333237" calcext:value-type="float">
            <text:p>6.95229683332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270146" calcext:value-type="float">
            <text:p>12701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0055052661287" calcext:value-type="float">
            <text:p>7.200550526612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1663020" calcext:value-type="float">
            <text:p>16630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0301122530232" calcext:value-type="float">
            <text:p>6.03011225302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1269988" calcext:value-type="float">
            <text:p>12699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0109080148206" calcext:value-type="float">
            <text:p>7.201090801482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1220607" calcext:value-type="float">
            <text:p>12206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733284127275" calcext:value-type="float">
            <text:p>7.37332841272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295510" calcext:value-type="float">
            <text:p>12955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1467927874956" calcext:value-type="float">
            <text:p>7.114679278749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335623" calcext:value-type="float">
            <text:p>13356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8224808331189" calcext:value-type="float">
            <text:p>6.982248083311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203874" calcext:value-type="float">
            <text:p>12038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43327662393921" calcext:value-type="float">
            <text:p>7.433276623939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211828" calcext:value-type="float">
            <text:p>12118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40467714608519" calcext:value-type="float">
            <text:p>7.404677146085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221400" calcext:value-type="float">
            <text:p>12214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7050781855022" calcext:value-type="float">
            <text:p>7.370507818550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197545" calcext:value-type="float">
            <text:p>11975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45616855691738" calcext:value-type="float">
            <text:p>7.456168556917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1192478" calcext:value-type="float">
            <text:p>11924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4745832201801" calcext:value-type="float">
            <text:p>7.47458322018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490342" calcext:value-type="float">
            <text:p>149034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0622756841181" calcext:value-type="float">
            <text:p>6.506227568411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1462292" calcext:value-type="float">
            <text:p>14622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8874593479654" calcext:value-type="float">
            <text:p>6.588745934796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1683606" calcext:value-type="float">
            <text:p>16836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97668232706496" calcext:value-type="float">
            <text:p>5.976682327064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1293294" calcext:value-type="float">
            <text:p>12932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2211434766135" calcext:value-type="float">
            <text:p>7.122114347661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324890" calcext:value-type="float">
            <text:p>13248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1728875374966" calcext:value-type="float">
            <text:p>7.017288753749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1406194" calcext:value-type="float">
            <text:p>14061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5863456975162" calcext:value-type="float">
            <text:p>6.758634569751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1304668" calcext:value-type="float">
            <text:p>130466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8408687075798" calcext:value-type="float">
            <text:p>7.084086870757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1253836" calcext:value-type="float">
            <text:p>12538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5667962417976" calcext:value-type="float">
            <text:p>7.256679624179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1224103" calcext:value-type="float">
            <text:p>122410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6090735220341" calcext:value-type="float">
            <text:p>7.360907352203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195554" calcext:value-type="float">
            <text:p>119555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91981812311095" calcext:value-type="float">
            <text:p>6.91981812311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177308" calcext:value-type="float">
            <text:p>117730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98660914004153" calcext:value-type="float">
            <text:p>6.986609140041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172367" calcext:value-type="float">
            <text:p>117236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7.00487423796393" calcext:value-type="float">
            <text:p>7.004874237963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207824" calcext:value-type="float">
            <text:p>120782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754735415208" calcext:value-type="float">
            <text:p>6.87547354152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1190161" calcext:value-type="float">
            <text:p>119016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93945294227757" calcext:value-type="float">
            <text:p>6.939452942277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205617" calcext:value-type="float">
            <text:p>120561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8341645944369" calcext:value-type="float">
            <text:p>6.883416459443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1382846" calcext:value-type="float">
            <text:p>138284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8777191334895" calcext:value-type="float">
            <text:p>6.287771913348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1289523" calcext:value-type="float">
            <text:p>128952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9121916492362" calcext:value-type="float">
            <text:p>6.591219164923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1229191" calcext:value-type="float">
            <text:p>122919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993163739459" calcext:value-type="float">
            <text:p>6.79931637394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1223533" calcext:value-type="float">
            <text:p>122353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1935321899897" calcext:value-type="float">
            <text:p>6.819353218998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208460" calcext:value-type="float">
            <text:p>120846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7318729291038" calcext:value-type="float">
            <text:p>6.873187292910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1200592" calcext:value-type="float">
            <text:p>120059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90155563974011" calcext:value-type="float">
            <text:p>6.901555639740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1354430" calcext:value-type="float">
            <text:p>135443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779444450466" calcext:value-type="float">
            <text:p>6.37794444504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1218789" calcext:value-type="float">
            <text:p>121878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3622483226943" calcext:value-type="float">
            <text:p>6.836224832269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202841" calcext:value-type="float">
            <text:p>120284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9342786105952" calcext:value-type="float">
            <text:p>6.893427861059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1331418" calcext:value-type="float">
            <text:p>13314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5236585069476" calcext:value-type="float">
            <text:p>6.452365850694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1205272" calcext:value-type="float">
            <text:p>120527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8465941668709" calcext:value-type="float">
            <text:p>6.884659416687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316660" calcext:value-type="float">
            <text:p>131666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949636239419" calcext:value-type="float">
            <text:p>5.79496362394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261933" calcext:value-type="float">
            <text:p>12619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7933706878552" calcext:value-type="float">
            <text:p>5.979337068785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408545" calcext:value-type="float">
            <text:p>140854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0199278012807" calcext:value-type="float">
            <text:p>5.501992780128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247022" calcext:value-type="float">
            <text:p>124702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309588895345" calcext:value-type="float">
            <text:p>6.03095888953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237685" calcext:value-type="float">
            <text:p>12376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6359876751258" calcext:value-type="float">
            <text:p>6.063598767512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1214697" calcext:value-type="float">
            <text:p>121469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450204544616" calcext:value-type="float">
            <text:p>6.14502045446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201443" calcext:value-type="float">
            <text:p>120144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9266832918679" calcext:value-type="float">
            <text:p>6.192668329186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1222152" calcext:value-type="float">
            <text:p>122215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1844781526006" calcext:value-type="float">
            <text:p>6.118447815260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1208795" calcext:value-type="float">
            <text:p>120879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6617349395603" calcext:value-type="float">
            <text:p>6.166173493956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203869" calcext:value-type="float">
            <text:p>12038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8390772956093" calcext:value-type="float">
            <text:p>6.183907729560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188010" calcext:value-type="float">
            <text:p>118801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24149908028773" calcext:value-type="float">
            <text:p>6.241499080287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1208581" calcext:value-type="float">
            <text:p>120858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6694241876847" calcext:value-type="float">
            <text:p>6.166942418768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1251376" calcext:value-type="float">
            <text:p>125137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158218289982" calcext:value-type="float">
            <text:p>6.01582182899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1288948" calcext:value-type="float">
            <text:p>128894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8734607361663" calcext:value-type="float">
            <text:p>5.887346073616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1237016" calcext:value-type="float">
            <text:p>12370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6594687353" calcext:value-type="float">
            <text:p>6.065946873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1471481" calcext:value-type="float">
            <text:p>147148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1215345544581" calcext:value-type="float">
            <text:p>5.312153455445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1243143" calcext:value-type="float">
            <text:p>124314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4448915486147" calcext:value-type="float">
            <text:p>6.044489154861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1236472" calcext:value-type="float">
            <text:p>12364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6785718158053" calcext:value-type="float">
            <text:p>6.067857181580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1195563" calcext:value-type="float">
            <text:p>11955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21397538203366" calcext:value-type="float">
            <text:p>6.213975382033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1197658" calcext:value-type="float">
            <text:p>119765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20637184544431" calcext:value-type="float">
            <text:p>6.20637184544431</text:p>
          </table:table-cell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6T10:03:59.936786481</dc:date>
    <meta:editing-duration>PT1M28S</meta:editing-duration>
    <meta:editing-cycles>1</meta:editing-cycles>
    <meta:document-statistic meta:table-count="1" meta:cell-count="14029" meta:object-count="0"/>
    <meta:generator>LibreOffice/6.4.7.2$Linux_X86_64 LibreOffice_project/40$Build-2</meta:generator>
  </office:meta>
</office:document-meta>
</file>